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8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53mm"/>
    </style:style>
    <style:style style:name="co5" style:family="table-column">
      <style:table-column-properties fo:break-before="auto" style:column-width="38.0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1"/>
    <style:style style:name="ce7" style:family="table-cell" style:parent-style-name="Default" style:data-style-name="N100"/>
    <style:style style:name="ce8" style:family="table-cell" style:parent-style-name="Default" style:data-style-name="N1">
      <style:table-cell-properties fo:background-color="#33ff99"/>
    </style:style>
    <style:style style:name="ce9" style:family="table-cell" style:parent-style-name="Default" style:data-style-name="N1">
      <style:table-cell-properties fo:background-color="#33ff99" fo:border="0.06pt solid #000000"/>
    </style:style>
    <style:style style:name="ce10" style:family="table-cell" style:parent-style-name="Default" style:data-style-name="N111">
      <style:table-cell-properties fo:border="0.06pt solid #000000"/>
    </style:style>
    <style:style style:name="ce11" style:family="table-cell" style:parent-style-name="Default" style:data-style-name="N111">
      <style:table-cell-properties fo:background-color="#dddddd" fo:border="0.06pt solid #000000"/>
    </style:style>
    <style:style style:name="ce12" style:family="table-cell" style:parent-style-name="Default" style:data-style-name="N111">
      <style:table-cell-properties fo:background-color="transparent" fo:border="0.06pt solid #000000"/>
    </style:style>
    <style:style style:name="ce13" style:family="table-cell" style:parent-style-name="Default" style:data-style-name="N111">
      <style:table-cell-properties fo:background-color="#ffffff" fo:border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1007" table:default-cell-style-name="ce3"/>
        <table:table-column table:style-name="co2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25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style-name="ce6" table:formula="of:=[.K9]/9" office:value-type="float" office:value="0.0277777777777778" calcext:value-type="float">
            <text:p>0,028</text:p>
          </table:table-cell>
          <table:table-cell table:style-name="ce6" table:formula="of:=[.L9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formula="of:=[.K10]/9" office:value-type="float" office:value="0" calcext:value-type="float">
            <text:p>0,000</text:p>
          </table:table-cell>
          <table:table-cell table:style-name="ce6" table:formula="of:=[.L10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6" table:formula="of:=[.K11]/9" office:value-type="float" office:value="2.77777777777778" calcext:value-type="float">
            <text:p>2,778</text:p>
          </table:table-cell>
          <table:table-cell table:style-name="ce6" table:formula="of:=[.L11]/2" office:value-type="float" office:value="1.38888888888889" calcext:value-type="float">
            <text:p>1,3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fault_organisation</text:p>
          </table:table-cell>
          <table:table-cell office:value-type="string" calcext:value-type="string">
            <text:p>=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default_mora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float" office:value="1.4" calcext:value-type="float">
            <text:p>1,4</text:p>
          </table:table-cell>
          <table:table-cell table:style-name="ce6" table:formula="of:=[.K16]/9" office:value-type="float" office:value="0.155555555555556" calcext:value-type="float">
            <text:p>0,156</text:p>
          </table:table-cell>
          <table:table-cell table:style-name="ce6" table:formula="of:=[.L16]/2" office:value-type="float" office:value="0.0777777777777778" calcext:value-type="float">
            <text:p>0,0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0</text:p>
          </table:table-cell>
          <table:table-cell table:number-columns-repeated="5"/>
          <table:table-cell table:style-name="ce6" table:formula="of:=[.K17]/9" office:value-type="float" office:value="0" calcext:value-type="float">
            <text:p>0,000</text:p>
          </table:table-cell>
          <table:table-cell table:style-name="ce6" table:formula="of:=[.L17]/2" office:value-type="float" office:value="0" calcext:value-type="float">
            <text:p>0,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0.01</text:p>
          </table:table-cell>
          <table:table-cell table:number-columns-repeated="2"/>
          <table:table-cell office:value-type="string" calcext:value-type="string">
            <text:p>0.00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style-name="ce6" table:formula="of:=[.K18]/9" office:value-type="float" office:value="0.0211111111111111" calcext:value-type="float">
            <text:p>0,021</text:p>
          </table:table-cell>
          <table:table-cell table:style-name="ce6" table:formula="of:=[.L18]/2" office:value-type="float" office:value="0.0105555555555556" calcext:value-type="float">
            <text:p>0,0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1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style-name="ce6" table:formula="of:=[.K19]/9" office:value-type="float" office:value="0.0444444444444444" calcext:value-type="float">
            <text:p>0,044</text:p>
          </table:table-cell>
          <table:table-cell table:style-name="ce6" table:formula="of:=[.L19]/2" office:value-type="float" office:value="0.0222222222222222" calcext:value-type="float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urface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5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formula="of:=[.K21]/9" office:value-type="float" office:value="0.111111111111111" calcext:value-type="float">
            <text:p>0,111</text:p>
          </table:table-cell>
          <table:table-cell table:style-name="ce6" table:formula="of:=[.L21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0</text:p>
          </table:table-cell>
          <table:table-cell table:number-columns-repeated="5"/>
          <table:table-cell office:value-type="string" calcext:value-type="string">
            <text:p>0.25</text:p>
          </table:table-cell>
          <table:table-cell/>
          <table:table-cell office:value-type="float" office:value="0.25" calcext:value-type="float">
            <text:p>0,25</text:p>
          </table:table-cell>
          <table:table-cell table:style-name="ce6" table:formula="of:=[.K22]/9" office:value-type="float" office:value="0.0277777777777778" calcext:value-type="float">
            <text:p>0,028</text:p>
          </table:table-cell>
          <table:table-cell table:style-name="ce6" table:formula="of:=[.L22]/2" office:value-type="float" office:value="0.0138888888888889" calcext:value-type="float">
            <text:p>0,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de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/>
          <table:table-cell table:style-name="ce4" office:value-type="string" calcext:value-type="string">
            <text:p>3</text:p>
          </table:table-cell>
          <table:table-cell/>
          <table:table-cell office:value-type="float" office:value="10.25" calcext:value-type="float">
            <text:p>10,25</text:p>
          </table:table-cell>
          <table:table-cell table:style-name="ce6" table:formula="of:=[.K23]/9" office:value-type="float" office:value="1.13888888888889" calcext:value-type="float">
            <text:p>1,139</text:p>
          </table:table-cell>
          <table:table-cell table:style-name="ce6" table:formula="of:=[.L23]/2" office:value-type="float" office:value="0.569444444444444" calcext:value-type="float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25</text:p>
          </table:table-cell>
          <table:table-cell/>
          <table:table-cell office:value-type="string" calcext:value-type="string">
            <text:p>25.5</text:p>
          </table:table-cell>
          <table:table-cell table:number-columns-repeated="2"/>
          <table:table-cell office:value-type="float" office:value="75.5" calcext:value-type="float">
            <text:p>75,5</text:p>
          </table:table-cell>
          <table:table-cell table:style-name="ce6" table:formula="of:=[.K25]/9" office:value-type="float" office:value="8.38888888888889" calcext:value-type="float">
            <text:p>8,389</text:p>
          </table:table-cell>
          <table:table-cell table:style-name="ce6" table:formula="of:=[.L25]/2" office:value-type="float" office:value="4.19444444444444" calcext:value-type="float">
            <text:p>4,1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6" table:formula="of:=[.K26]/9" office:value-type="float" office:value="0.111111111111111" calcext:value-type="float">
            <text:p>0,111</text:p>
          </table:table-cell>
          <table:table-cell table:style-name="ce6" table:formula="of:=[.L26]/2" office:value-type="float" office:value="0.0555555555555556" calcext:value-type="float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8.5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6" table:formula="of:=[.K28]/9" office:value-type="float" office:value="1.44444444444444" calcext:value-type="float">
            <text:p>1,444</text:p>
          </table:table-cell>
          <table:table-cell table:style-name="ce6" table:formula="of:=[.L28]/2" office:value-type="float" office:value="0.722222222222222" calcext:value-type="float">
            <text:p>0,7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6" table:formula="of:=[.K29]/9" office:value-type="float" office:value="6.44444444444444" calcext:value-type="float">
            <text:p>6,444</text:p>
          </table:table-cell>
          <table:table-cell table:style-name="ce6" table:formula="of:=[.L29]/2" office:value-type="float" office:value="3.22222222222222" calcext:value-type="float">
            <text:p>3,2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_attack</text:p>
          </table:table-cell>
          <table:table-cell office:value-type="string" calcext:value-type="string">
            <text:p>=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float" office:value="20" calcext:value-type="float">
            <text:p>20</text:p>
          </table:table-cell>
          <table:table-cell table:style-name="ce6" table:formula="of:=[.K30]/9" office:value-type="float" office:value="2.22222222222222" calcext:value-type="float">
            <text:p>2,222</text:p>
          </table:table-cell>
          <table:table-cell table:style-name="ce6" table:formula="of:=[.L30]/2" office:value-type="float" office:value="1.11111111111111" calcext:value-type="float">
            <text:p>1,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ir_attack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6" table:formula="of:=[.K31]/9" office:value-type="float" office:value="0.333333333333333" calcext:value-type="float">
            <text:p>0,333</text:p>
          </table:table-cell>
          <table:table-cell table:style-name="ce6" table:formula="of:=[.L31]/2" office:value-type="float" office:value="0.166666666666667" calcext:value-type="float">
            <text:p>0,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ore_bombard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021" table:default-cell-style-name="ce6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9"/>
          <table:table-cell office:value-type="string" calcext:value-type="string">
            <text:p>18-38</text:p>
          </table:table-cell>
          <table:table-cell office:value-type="string" calcext:value-type="string">
            <text:p>39-41</text:p>
          </table:table-cell>
          <table:table-cell office:value-type="string" calcext:value-type="string">
            <text:p>42-44</text:p>
          </table:table-cell>
          <table:table-cell office:value-type="string" calcext:value-type="string">
            <text:p>45-47</text:p>
          </table:table-cell>
          <table:table-cell office:value-type="string" calcext:value-type="string">
            <text:p>48-50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9" office:value-type="string" calcext:value-type="string">
            <text:p>Destroy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2"/>
          <table:table-cell table:style-name="ce12" office:value-type="float" office:value="4" calcext:value-type="float">
            <text:p>4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/>
          <table:table-cell table:formula="of:=(SUM([.E9:.P9])/9)*(-1)" office:value-type="float" office:value="-4.66666666666667" calcext:value-type="float">
            <text:p>-4,667</text:p>
          </table:table-cell>
          <table:table-cell table:formula="of:=(SUM([.Q9:.S9])/9)*(-1)" office:value-type="float" office:value="-0.888888888888889" calcext:value-type="float">
            <text:p>-0,889</text:p>
          </table:table-cell>
          <table:table-cell table:formula="of:=(SUM([.T9:.V9])/9)*(-1)" office:value-type="float" office:value="-1.55555555555556" calcext:value-type="float">
            <text:p>-1,556</text:p>
          </table:table-cell>
          <table:table-cell table:formula="of:=(SUM([.W9:.Y9])/9)*(-1)" office:value-type="float" office:value="-1.55555555555556" calcext:value-type="float">
            <text:p>-1,556</text:p>
          </table:table-cell>
          <table:table-cell table:formula="of:=(SUM([.Z9:.AB9])/9)*(-1)" office:value-type="float" office:value="-1.55555555555556" calcext:value-type="float">
            <text:p>-1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5" calcext:value-type="float">
            <text:p>15,000</text:p>
          </table:table-cell>
          <table:table-cell table:style-name="ce11" table:number-columns-repeated="2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5" table:style-name="ce11" office:value-type="float" office:value="10" calcext:value-type="float">
            <text:p>10,000</text:p>
          </table:table-cell>
          <table:table-cell table:style-name="ce10" office:value-type="float" office:value="10" calcext:value-type="float">
            <text:p>10,000</text:p>
          </table:table-cell>
          <table:table-cell table:number-columns-repeated="2" table:style-name="ce12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/>
          <table:table-cell table:formula="of:=(SUM([.E10:.P10])/9)*(-1)" office:value-type="float" office:value="-10.5555555555556" calcext:value-type="float">
            <text:p>-10,556</text:p>
          </table:table-cell>
          <table:table-cell table:formula="of:=(SUM([.Q10:.S10])/9)*(-1)" office:value-type="float" office:value="-3.33333333333333" calcext:value-type="float">
            <text:p>-3,333</text:p>
          </table:table-cell>
          <table:table-cell table:formula="of:=(SUM([.T10:.V10])/9)*(-1)" office:value-type="float" office:value="-3.33333333333333" calcext:value-type="float">
            <text:p>-3,333</text:p>
          </table:table-cell>
          <table:table-cell table:formula="of:=(SUM([.W10:.Y10])/9)*(-1)" office:value-type="float" office:value="-3.33333333333333" calcext:value-type="float">
            <text:p>-3,333</text:p>
          </table:table-cell>
          <table:table-cell table:formula="of:=(SUM([.Z10:.AB10])/9)*(-1)" office:value-type="float" office:value="-3.33333333333333" calcext:value-type="float">
            <text:p>-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number-columns-repeated="9" table:style-name="ce11" office:value-type="float" office:value="1" calcext:value-type="float">
            <text:p>1,00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2" table:style-name="ce12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/>
          <table:table-cell table:formula="of:=(SUM([.E11:.P11])/9)*(-1)" office:value-type="float" office:value="-1.22222222222222" calcext:value-type="float">
            <text:p>-1,222</text:p>
          </table:table-cell>
          <table:table-cell table:formula="of:=(SUM([.Q11:.S11])/9)*(-1)" office:value-type="float" office:value="-0.333333333333333" calcext:value-type="float">
            <text:p>-0,333</text:p>
          </table:table-cell>
          <table:table-cell table:formula="of:=(SUM([.T11:.V11])/9)*(-1)" office:value-type="float" office:value="-0.333333333333333" calcext:value-type="float">
            <text:p>-0,333</text:p>
          </table:table-cell>
          <table:table-cell table:formula="of:=(SUM([.W11:.Y11])/9)*(-1)" office:value-type="float" office:value="-0.333333333333333" calcext:value-type="float">
            <text:p>-0,333</text:p>
          </table:table-cell>
          <table:table-cell table:formula="of:=(SUM([.Z11:.AB11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0.2" calcext:value-type="float">
            <text:p>0,200</text:p>
          </table:table-cell>
          <table:table-cell table:style-name="ce11" table:number-columns-repeated="2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2"/>
          <table:table-cell table:style-name="ce12" office:value-type="float" office:value="0.2" calcext:value-type="float">
            <text:p>0,2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/>
          <table:table-cell table:formula="of:=(SUM([.E12:.P12])/9)*(-1)" office:value-type="float" office:value="-0.133333333333333" calcext:value-type="float">
            <text:p>-0,133</text:p>
          </table:table-cell>
          <table:table-cell table:formula="of:=(SUM([.Q12:.S12])/9)*(-1)" office:value-type="float" office:value="-0.0444444444444444" calcext:value-type="float">
            <text:p>-0,044</text:p>
          </table:table-cell>
          <table:table-cell table:formula="of:=(SUM([.T12:.V12])/9)*(-1)" office:value-type="float" office:value="-0.0444444444444444" calcext:value-type="float">
            <text:p>-0,044</text:p>
          </table:table-cell>
          <table:table-cell table:formula="of:=(SUM([.W12:.Y12])/9)*(-1)" office:value-type="float" office:value="-0.0444444444444444" calcext:value-type="float">
            <text:p>-0,044</text:p>
          </table:table-cell>
          <table:table-cell table:formula="of:=(SUM([.Z12:.AB12])/9)*(-1)" office:value-type="float" office:value="-0.0444444444444444" calcext:value-type="float">
            <text:p>-0,0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2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2"/>
          <table:table-cell table:style-name="ce12" office:value-type="float" office:value="0.05" calcext:value-type="float">
            <text:p>0,05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/>
          <table:table-cell table:formula="of:=(SUM([.E13:.P13])/9)*(-1)" office:value-type="float" office:value="-0.0333333333333333" calcext:value-type="float">
            <text:p>-0,033</text:p>
          </table:table-cell>
          <table:table-cell table:formula="of:=(SUM([.Q13:.S13])/9)*(-1)" office:value-type="float" office:value="-0.0111111111111111" calcext:value-type="float">
            <text:p>-0,011</text:p>
          </table:table-cell>
          <table:table-cell table:formula="of:=(SUM([.T13:.V13])/9)*(-1)" office:value-type="float" office:value="-0.0111111111111111" calcext:value-type="float">
            <text:p>-0,011</text:p>
          </table:table-cell>
          <table:table-cell table:formula="of:=(SUM([.W13:.Y13])/9)*(-1)" office:value-type="float" office:value="-0.0111111111111111" calcext:value-type="float">
            <text:p>-0,011</text:p>
          </table:table-cell>
          <table:table-cell table:formula="of:=(SUM([.Z13:.AB13])/9)*(-1)" office:value-type="float" office:value="-0.0111111111111111" calcext:value-type="float">
            <text:p>-0,0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40" calcext:value-type="float">
            <text:p>140,000</text:p>
          </table:table-cell>
          <table:table-cell table:style-name="ce11" table:number-columns-repeated="2"/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60" calcext:value-type="float">
            <text:p>6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60" calcext:value-type="float">
            <text:p>6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2" office:value-type="float" office:value="80" calcext:value-type="float">
            <text:p>8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100" calcext:value-type="float">
            <text:p>10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80" calcext:value-type="float">
            <text:p>80,000</text:p>
          </table:table-cell>
          <table:table-cell/>
          <table:table-cell table:formula="of:=(SUM([.E14:.P14])/9)*(-1)" office:value-type="float" office:value="-95.5555555555556" calcext:value-type="float">
            <text:p>-95,556</text:p>
          </table:table-cell>
          <table:table-cell table:formula="of:=(SUM([.Q14:.S14])/9)*(-1)" office:value-type="float" office:value="-28.8888888888889" calcext:value-type="float">
            <text:p>-28,889</text:p>
          </table:table-cell>
          <table:table-cell table:formula="of:=(SUM([.T14:.V14])/9)*(-1)" office:value-type="float" office:value="-28.8888888888889" calcext:value-type="float">
            <text:p>-28,889</text:p>
          </table:table-cell>
          <table:table-cell table:formula="of:=(SUM([.W14:.Y14])/9)*(-1)" office:value-type="float" office:value="-28.8888888888889" calcext:value-type="float">
            <text:p>-28,889</text:p>
          </table:table-cell>
          <table:table-cell table:formula="of:=(SUM([.Z14:.AB14])/9)*(-1)" office:value-type="float" office:value="-28.8888888888889" calcext:value-type="float">
            <text:p>-28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65" calcext:value-type="float">
            <text:p>0,65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/>
          <table:table-cell table:formula="of:=(SUM([.E15:.P15])/9)*(-1)" office:value-type="float" office:value="-0.438888888888889" calcext:value-type="float">
            <text:p>-0,439</text:p>
          </table:table-cell>
          <table:table-cell table:formula="of:=(SUM([.Q15:.S15])/9)*(-1)" office:value-type="float" office:value="-0.138888888888889" calcext:value-type="float">
            <text:p>-0,139</text:p>
          </table:table-cell>
          <table:table-cell table:formula="of:=(SUM([.T15:.V15])/9)*(-1)" office:value-type="float" office:value="-0.138888888888889" calcext:value-type="float">
            <text:p>-0,139</text:p>
          </table:table-cell>
          <table:table-cell table:formula="of:=(SUM([.W15:.Y15])/9)*(-1)" office:value-type="float" office:value="-0.138888888888889" calcext:value-type="float">
            <text:p>-0,139</text:p>
          </table:table-cell>
          <table:table-cell table:formula="of:=(SUM([.Z15:.AB15])/9)*(-1)" office:value-type="float" office:value="-0.138888888888889" calcext:value-type="float">
            <text:p>-0,13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7" calcext:value-type="float">
            <text:p>0,070</text:p>
          </table:table-cell>
          <table:table-cell table:style-name="ce11" table:number-columns-repeated="2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2"/>
          <table:table-cell table:style-name="ce12" office:value-type="float" office:value="0.02" calcext:value-type="float">
            <text:p>0,020</text:p>
          </table:table-cell>
          <table:table-cell table:style-name="ce11" office:value-type="float" office:value="0.07" calcext:value-type="float">
            <text:p>0,07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/>
          <table:table-cell table:formula="of:=(SUM([.E16:.P16])/9)*(-1)" office:value-type="float" office:value="-0.03" calcext:value-type="float">
            <text:p>-0,030</text:p>
          </table:table-cell>
          <table:table-cell table:formula="of:=(SUM([.Q16:.S16])/9)*(-1)" office:value-type="float" office:value="-0.00444444444444444" calcext:value-type="float">
            <text:p>-0,004</text:p>
          </table:table-cell>
          <table:table-cell table:formula="of:=(SUM([.T16:.V16])/9)*(-1)" office:value-type="float" office:value="-0.01" calcext:value-type="float">
            <text:p>-0,010</text:p>
          </table:table-cell>
          <table:table-cell table:formula="of:=(SUM([.W16:.Y16])/9)*(-1)" office:value-type="float" office:value="-0.01" calcext:value-type="float">
            <text:p>-0,010</text:p>
          </table:table-cell>
          <table:table-cell table:formula="of:=(SUM([.Z16:.AB16])/9)*(-1)" office:value-type="float" office:value="-0.01" calcext:value-type="float">
            <text:p>-0,01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2" office:value-type="float" office:value="5" calcext:value-type="float">
            <text:p>5,000</text:p>
          </table:table-cell>
          <table:table-cell table:style-name="ce12"/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/>
          <table:table-cell table:formula="of:=(SUM([.E17:.P17])/9)*(-1)" office:value-type="float" office:value="-2.77777777777778" calcext:value-type="float">
            <text:p>-2,778</text:p>
          </table:table-cell>
          <table:table-cell table:formula="of:=(SUM([.Q17:.S17])/9)*(-1)" office:value-type="float" office:value="-0.555555555555556" calcext:value-type="float">
            <text:p>-0,556</text:p>
          </table:table-cell>
          <table:table-cell table:formula="of:=(SUM([.T17:.V17])/9)*(-1)" office:value-type="float" office:value="-0.555555555555556" calcext:value-type="float">
            <text:p>-0,556</text:p>
          </table:table-cell>
          <table:table-cell table:formula="of:=(SUM([.W17:.Y17])/9)*(-1)" office:value-type="float" office:value="-0.555555555555556" calcext:value-type="float">
            <text:p>-0,556</text:p>
          </table:table-cell>
          <table:table-cell table:formula="of:=(SUM([.Z17:.AB17])/9)*(-1)" office:value-type="float" office:value="-0.555555555555556" calcext:value-type="float">
            <text:p>-0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4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,000</text:p>
          </table:table-cell>
          <table:table-cell table:style-name="ce11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2" office:value-type="float" office:value="1" calcext:value-type="float">
            <text:p>1,000</text:p>
          </table:table-cell>
          <table:table-cell table:style-name="ce11"/>
          <table:table-cell table:number-columns-repeated="2" table:style-name="ce11" office:value-type="float" office:value="1" calcext:value-type="float">
            <text:p>1,000</text:p>
          </table:table-cell>
          <table:table-cell table:style-name="ce10"/>
          <table:table-cell table:number-columns-repeated="2" table:style-name="ce10" office:value-type="float" office:value="1" calcext:value-type="float">
            <text:p>1,000</text:p>
          </table:table-cell>
          <table:table-cell table:style-name="ce11"/>
          <table:table-cell table:number-columns-repeated="2" table:style-name="ce11" office:value-type="float" office:value="1" calcext:value-type="float">
            <text:p>1,000</text:p>
          </table:table-cell>
          <table:table-cell/>
          <table:table-cell table:formula="of:=(SUM([.E18:.P18])/9)*(-1)" office:value-type="float" office:value="-0.555555555555556" calcext:value-type="float">
            <text:p>-0,556</text:p>
          </table:table-cell>
          <table:table-cell table:formula="of:=(SUM([.Q18:.S18])/9)*(-1)" office:value-type="float" office:value="-0.222222222222222" calcext:value-type="float">
            <text:p>-0,222</text:p>
          </table:table-cell>
          <table:table-cell table:formula="of:=(SUM([.T18:.V18])/9)*(-1)" office:value-type="float" office:value="-0.222222222222222" calcext:value-type="float">
            <text:p>-0,222</text:p>
          </table:table-cell>
          <table:table-cell table:formula="of:=(SUM([.W18:.Y18])/9)*(-1)" office:value-type="float" office:value="-0.222222222222222" calcext:value-type="float">
            <text:p>-0,222</text:p>
          </table:table-cell>
          <table:table-cell table:formula="of:=(SUM([.Z18:.AB18])/9)*(-1)" office:value-type="float" office:value="-0.222222222222222" calcext:value-type="float">
            <text:p>-0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7" calcext:value-type="float">
            <text:p>7,000</text:p>
          </table:table-cell>
          <table:table-cell table:style-name="ce11" table:number-columns-repeated="7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7" calcext:value-type="float">
            <text:p>7,7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number-columns-repeated="2" table:style-name="ce11" office:value-type="float" office:value="6" calcext:value-type="float">
            <text:p>6,000</text:p>
          </table:table-cell>
          <table:table-cell table:style-name="ce11" office:value-type="float" office:value="7.5" calcext:value-type="float">
            <text:p>7,500</text:p>
          </table:table-cell>
          <table:table-cell/>
          <table:table-cell table:formula="of:=(SUM([.E19:.P19])/9)*(-1)" office:value-type="float" office:value="-2.11111111111111" calcext:value-type="float">
            <text:p>-2,111</text:p>
          </table:table-cell>
          <table:table-cell table:formula="of:=(SUM([.Q19:.S19])/9)*(-1)" office:value-type="float" office:value="-1.33333333333333" calcext:value-type="float">
            <text:p>-1,333</text:p>
          </table:table-cell>
          <table:table-cell table:formula="of:=(SUM([.T19:.V19])/9)*(-1)" office:value-type="float" office:value="-2.35555555555556" calcext:value-type="float">
            <text:p>-2,356</text:p>
          </table:table-cell>
          <table:table-cell table:formula="of:=(SUM([.W19:.Y19])/9)*(-1)" office:value-type="float" office:value="-2.05555555555556" calcext:value-type="float">
            <text:p>-2,056</text:p>
          </table:table-cell>
          <table:table-cell table:formula="of:=(SUM([.Z19:.AB19])/9)*(-1)" office:value-type="float" office:value="-2.16666666666667" calcext:value-type="float">
            <text:p>-2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style-name="Default"/>
          <table:table-cell table:number-columns-repeated="99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Frigat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6"/>
          <table:table-cell table:style-name="ce11" office:value-type="float" office:value="4" calcext:value-type="float">
            <text:p>4,000</text:p>
          </table:table-cell>
          <table:table-cell table:style-name="ce11" table:number-columns-repeated="3"/>
          <table:table-cell table:style-name="ce11" office:value-type="float" office:value="4" calcext:value-type="float">
            <text:p>4,000</text:p>
          </table:table-cell>
          <table:table-cell table:number-columns-repeated="2"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/>
          <table:table-cell table:formula="of:=(SUM([.E22:.P22])/9)*(-1)" office:value-type="float" office:value="-1.33333333333333" calcext:value-type="float">
            <text:p>-1,333</text:p>
          </table:table-cell>
          <table:table-cell table:formula="of:=(SUM([.Q22:.S22])/9)*(-1)" office:value-type="float" office:value="-0.888888888888889" calcext:value-type="float">
            <text:p>-0,889</text:p>
          </table:table-cell>
          <table:table-cell table:formula="of:=(SUM([.T22:.V22])/9)*(-1)" office:value-type="float" office:value="-1.33333333333333" calcext:value-type="float">
            <text:p>-1,333</text:p>
          </table:table-cell>
          <table:table-cell table:formula="of:=(SUM([.W22:.Y22])/9)*(-1)" office:value-type="float" office:value="-0.888888888888889" calcext:value-type="float">
            <text:p>-0,889</text:p>
          </table:table-cell>
          <table:table-cell table:formula="of:=(SUM([.Z22:.AB22])/9)*(-1)" office:value-type="float" office:value="-1.33333333333333" calcext:value-type="float">
            <text:p>-1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0" office:value-type="float" office:value="20" calcext:value-type="float">
            <text:p>20,000</text:p>
          </table:table-cell>
          <table:table-cell table:number-columns-repeated="2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/>
          <table:table-cell table:formula="of:=(SUM([.E23:.P23])/9)*(-1)" office:value-type="float" office:value="-3.88888888888889" calcext:value-type="float">
            <text:p>-3,889</text:p>
          </table:table-cell>
          <table:table-cell table:formula="of:=(SUM([.Q23:.S23])/9)*(-1)" office:value-type="float" office:value="-4.44444444444444" calcext:value-type="float">
            <text:p>-4,444</text:p>
          </table:table-cell>
          <table:table-cell table:formula="of:=(SUM([.T23:.V23])/9)*(-1)" office:value-type="float" office:value="-3.33333333333333" calcext:value-type="float">
            <text:p>-3,333</text:p>
          </table:table-cell>
          <table:table-cell table:formula="of:=(SUM([.W23:.Y23])/9)*(-1)" office:value-type="float" office:value="-3.33333333333333" calcext:value-type="float">
            <text:p>-3,333</text:p>
          </table:table-cell>
          <table:table-cell table:formula="of:=(SUM([.Z23:.AB23])/9)*(-1)" office:value-type="float" office:value="-3.33333333333333" calcext:value-type="float">
            <text:p>-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3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office:value-type="float" office:value="2" calcext:value-type="float">
            <text:p>2,000</text:p>
          </table:table-cell>
          <table:table-cell table:number-columns-repeated="2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/>
          <table:table-cell table:formula="of:=(SUM([.E24:.P24])/9)*(-1)" office:value-type="float" office:value="-0.555555555555556" calcext:value-type="float">
            <text:p>-0,556</text:p>
          </table:table-cell>
          <table:table-cell table:formula="of:=(SUM([.Q24:.S24])/9)*(-1)" office:value-type="float" office:value="-0.444444444444444" calcext:value-type="float">
            <text:p>-0,444</text:p>
          </table:table-cell>
          <table:table-cell table:formula="of:=(SUM([.T24:.V24])/9)*(-1)" office:value-type="float" office:value="-0.333333333333333" calcext:value-type="float">
            <text:p>-0,333</text:p>
          </table:table-cell>
          <table:table-cell table:formula="of:=(SUM([.W24:.Y24])/9)*(-1)" office:value-type="float" office:value="-0.333333333333333" calcext:value-type="float">
            <text:p>-0,333</text:p>
          </table:table-cell>
          <table:table-cell table:formula="of:=(SUM([.Z24:.AB24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/>
          <table:table-cell table:formula="of:=(SUM([.E25:.P25])/9)*(-1)" office:value-type="float" office:value="-0" calcext:value-type="float">
            <text:p>0,000</text:p>
          </table:table-cell>
          <table:table-cell table:formula="of:=(SUM([.Q25:.S25])/9)*(-1)" office:value-type="float" office:value="-0.0444444444444444" calcext:value-type="float">
            <text:p>-0,044</text:p>
          </table:table-cell>
          <table:table-cell table:formula="of:=(SUM([.T25:.V25])/9)*(-1)" office:value-type="float" office:value="-0.0444444444444444" calcext:value-type="float">
            <text:p>-0,044</text:p>
          </table:table-cell>
          <table:table-cell table:formula="of:=(SUM([.W25:.Y25])/9)*(-1)" office:value-type="float" office:value="-0.0222222222222222" calcext:value-type="float">
            <text:p>-0,022</text:p>
          </table:table-cell>
          <table:table-cell table:formula="of:=(SUM([.Z25:.AB25])/9)*(-1)" office:value-type="float" office:value="-0.0444444444444444" calcext:value-type="float">
            <text:p>-0,0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/>
          <table:table-cell table:formula="of:=(SUM([.E26:.P26])/9)*(-1)" office:value-type="float" office:value="-0" calcext:value-type="float">
            <text:p>0,000</text:p>
          </table:table-cell>
          <table:table-cell table:formula="of:=(SUM([.Q26:.S26])/9)*(-1)" office:value-type="float" office:value="-0.0111111111111111" calcext:value-type="float">
            <text:p>-0,011</text:p>
          </table:table-cell>
          <table:table-cell table:formula="of:=(SUM([.T26:.V26])/9)*(-1)" office:value-type="float" office:value="-0.0111111111111111" calcext:value-type="float">
            <text:p>-0,011</text:p>
          </table:table-cell>
          <table:table-cell table:formula="of:=(SUM([.W26:.Y26])/9)*(-1)" office:value-type="float" office:value="-0.00555555555555556" calcext:value-type="float">
            <text:p>-0,006</text:p>
          </table:table-cell>
          <table:table-cell table:formula="of:=(SUM([.Z26:.AB26])/9)*(-1)" office:value-type="float" office:value="-0.0111111111111111" calcext:value-type="float">
            <text:p>-0,0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50" calcext:value-type="float">
            <text:p>50,000</text:p>
          </table:table-cell>
          <table:table-cell table:style-name="ce11" table:number-columns-repeated="3"/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90" calcext:value-type="float">
            <text:p>90,000</text:p>
          </table:table-cell>
          <table:table-cell table:style-name="ce11"/>
          <table:table-cell table:style-name="ce11" office:value-type="float" office:value="90" calcext:value-type="float">
            <text:p>90,000</text:p>
          </table:table-cell>
          <table:table-cell table:style-name="ce11"/>
          <table:table-cell table:style-name="ce10" office:value-type="float" office:value="180" calcext:value-type="float">
            <text:p>18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0" office:value-type="float" office:value="80" calcext:value-type="float">
            <text:p>80,000</text:p>
          </table:table-cell>
          <table:table-cell table:style-name="ce10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 table:style-name="ce11" office:value-type="float" office:value="90" calcext:value-type="float">
            <text:p>90,000</text:p>
          </table:table-cell>
          <table:table-cell table:style-name="ce11" office:value-type="float" office:value="80" calcext:value-type="float">
            <text:p>80,000</text:p>
          </table:table-cell>
          <table:table-cell/>
          <table:table-cell table:formula="of:=(SUM([.E27:.P27])/9)*(-1)" office:value-type="float" office:value="-36.6666666666667" calcext:value-type="float">
            <text:p>-36,667</text:p>
          </table:table-cell>
          <table:table-cell table:formula="of:=(SUM([.Q27:.S27])/9)*(-1)" office:value-type="float" office:value="-38.8888888888889" calcext:value-type="float">
            <text:p>-38,889</text:p>
          </table:table-cell>
          <table:table-cell table:formula="of:=(SUM([.T27:.V27])/9)*(-1)" office:value-type="float" office:value="-27.7777777777778" calcext:value-type="float">
            <text:p>-27,778</text:p>
          </table:table-cell>
          <table:table-cell table:formula="of:=(SUM([.W27:.Y27])/9)*(-1)" office:value-type="float" office:value="-28.8888888888889" calcext:value-type="float">
            <text:p>-28,889</text:p>
          </table:table-cell>
          <table:table-cell table:formula="of:=(SUM([.Z27:.AB27])/9)*(-1)" office:value-type="float" office:value="-27.7777777777778" calcext:value-type="float">
            <text:p>-27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1" calcext:value-type="float">
            <text:p>0,100</text:p>
          </table:table-cell>
          <table:table-cell table:style-name="ce11" table:number-columns-repeated="3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1" office:value-type="float" office:value="0.2" calcext:value-type="float">
            <text:p>0,200</text:p>
          </table:table-cell>
          <table:table-cell table:style-name="ce11"/>
          <table:table-cell table:style-name="ce10" office:value-type="float" office:value="0.25" calcext:value-type="float">
            <text:p>0,25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 office:value-type="float" office:value="0.05" calcext:value-type="float">
            <text:p>0,05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05" calcext:value-type="float">
            <text:p>0,050</text:p>
          </table:table-cell>
          <table:table-cell/>
          <table:table-cell table:formula="of:=(SUM([.E28:.P28])/9)*(-1)" office:value-type="float" office:value="-0.0777777777777778" calcext:value-type="float">
            <text:p>-0,078</text:p>
          </table:table-cell>
          <table:table-cell table:formula="of:=(SUM([.Q28:.S28])/9)*(-1)" office:value-type="float" office:value="-0.0555555555555556" calcext:value-type="float">
            <text:p>-0,056</text:p>
          </table:table-cell>
          <table:table-cell table:formula="of:=(SUM([.T28:.V28])/9)*(-1)" office:value-type="float" office:value="-0.0333333333333333" calcext:value-type="float">
            <text:p>-0,033</text:p>
          </table:table-cell>
          <table:table-cell table:formula="of:=(SUM([.W28:.Y28])/9)*(-1)" office:value-type="float" office:value="-0.05" calcext:value-type="float">
            <text:p>-0,050</text:p>
          </table:table-cell>
          <table:table-cell table:formula="of:=(SUM([.Z28:.AB28])/9)*(-1)" office:value-type="float" office:value="-0.0333333333333333" calcext:value-type="float">
            <text:p>-0,0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6"/>
          <table:table-cell table:style-name="ce11" office:value-type="float" office:value="0.05" calcext:value-type="float">
            <text:p>0,050</text:p>
          </table:table-cell>
          <table:table-cell table:style-name="ce11" table:number-columns-repeated="3"/>
          <table:table-cell table:style-name="ce11" office:value-type="float" office:value="0.05" calcext:value-type="float">
            <text:p>0,050</text:p>
          </table:table-cell>
          <table:table-cell table:number-columns-repeated="2" table:style-name="ce10" office:value-type="float" office:value="0.02" calcext:value-type="float">
            <text:p>0,020</text:p>
          </table:table-cell>
          <table:table-cell table:style-name="ce10"/>
          <table:table-cell table:style-name="ce11" office:value-type="float" office:value="0.07" calcext:value-type="float">
            <text:p>0,07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0"/>
          <table:table-cell table:style-name="ce10" office:value-type="float" office:value="0.07" calcext:value-type="float">
            <text:p>0,070</text:p>
          </table:table-cell>
          <table:table-cell table:style-name="ce10"/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07" calcext:value-type="float">
            <text:p>0,070</text:p>
          </table:table-cell>
          <table:table-cell/>
          <table:table-cell table:formula="of:=(SUM([.E29:.P29])/9)*(-1)" office:value-type="float" office:value="-0.0166666666666667" calcext:value-type="float">
            <text:p>-0,017</text:p>
          </table:table-cell>
          <table:table-cell table:formula="of:=(SUM([.Q29:.S29])/9)*(-1)" office:value-type="float" office:value="-0.00444444444444444" calcext:value-type="float">
            <text:p>-0,004</text:p>
          </table:table-cell>
          <table:table-cell table:formula="of:=(SUM([.T29:.V29])/9)*(-1)" office:value-type="float" office:value="-0.01" calcext:value-type="float">
            <text:p>-0,010</text:p>
          </table:table-cell>
          <table:table-cell table:formula="of:=(SUM([.W29:.Y29])/9)*(-1)" office:value-type="float" office:value="-0.00777777777777778" calcext:value-type="float">
            <text:p>-0,008</text:p>
          </table:table-cell>
          <table:table-cell table:formula="of:=(SUM([.Z29:.AB29])/9)*(-1)" office:value-type="float" office:value="-0.01" calcext:value-type="float">
            <text:p>-0,01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11" calcext:value-type="float">
            <text:p>11,000</text:p>
          </table:table-cell>
          <table:table-cell table:style-name="ce11"/>
          <table:table-cell/>
          <table:table-cell table:formula="of:=(SUM([.E30:.P30])/9)*(-1)" office:value-type="float" office:value="-2.77777777777778" calcext:value-type="float">
            <text:p>-2,778</text:p>
          </table:table-cell>
          <table:table-cell table:formula="of:=(SUM([.Q30:.S30])/9)*(-1)" office:value-type="float" office:value="-1.11111111111111" calcext:value-type="float">
            <text:p>-1,111</text:p>
          </table:table-cell>
          <table:table-cell table:formula="of:=(SUM([.T30:.V30])/9)*(-1)" office:value-type="float" office:value="-0.555555555555556" calcext:value-type="float">
            <text:p>-0,556</text:p>
          </table:table-cell>
          <table:table-cell table:formula="of:=(SUM([.W30:.Y30])/9)*(-1)" office:value-type="float" office:value="-1.77777777777778" calcext:value-type="float">
            <text:p>-1,778</text:p>
          </table:table-cell>
          <table:table-cell table:formula="of:=(SUM([.Z30:.AB30])/9)*(-1)" office:value-type="float" office:value="-1.22222222222222" calcext:value-type="float">
            <text:p>-1,222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sub_attack</text:p>
          </table:table-cell>
          <table:table-cell office:value-type="string" calcext:value-type="string">
            <text:p>połowa</text:p>
          </table:table-cell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31:.P31])/9)*(-1)" office:value-type="float" office:value="-0" calcext:value-type="float">
            <text:p>0,000</text:p>
          </table:table-cell>
          <table:table-cell table:formula="of:=(SUM([.Q31:.S31])/9)*(-1)" office:value-type="float" office:value="-0" calcext:value-type="float">
            <text:p>0,000</text:p>
          </table:table-cell>
          <table:table-cell table:formula="of:=(SUM([.T31:.V31])/9)*(-1)" office:value-type="float" office:value="-0" calcext:value-type="float">
            <text:p>0,000</text:p>
          </table:table-cell>
          <table:table-cell table:formula="of:=(SUM([.W31:.Y31])/9)*(-1)" office:value-type="float" office:value="-0" calcext:value-type="float">
            <text:p>0,000</text:p>
          </table:table-cell>
          <table:table-cell table:formula="of:=(SUM([.Z31:.AB3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string" calcext:value-type="string">
            <text:p>zero</text:p>
          </table:table-cell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7" calcext:value-type="float">
            <text:p>7,000</text:p>
          </table:table-cell>
          <table:table-cell table:style-name="ce11" table:number-columns-repeated="7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6" calcext:value-type="float">
            <text:p>6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7" calcext:value-type="float">
            <text:p>7,7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0"/>
          <table:table-cell table:style-name="ce10" office:value-type="float" office:value="7.5" calcext:value-type="float">
            <text:p>7,500</text:p>
          </table:table-cell>
          <table:table-cell table:number-columns-repeated="2" table:style-name="ce11" office:value-type="float" office:value="6" calcext:value-type="float">
            <text:p>6,000</text:p>
          </table:table-cell>
          <table:table-cell table:style-name="ce11" office:value-type="float" office:value="7.5" calcext:value-type="float">
            <text:p>7,500</text:p>
          </table:table-cell>
          <table:table-cell/>
          <table:table-cell table:formula="of:=(SUM([.E32:.P32])/9)*(-1)" office:value-type="float" office:value="-2.11111111111111" calcext:value-type="float">
            <text:p>-2,111</text:p>
          </table:table-cell>
          <table:table-cell table:formula="of:=(SUM([.Q32:.S32])/9)*(-1)" office:value-type="float" office:value="-1.33333333333333" calcext:value-type="float">
            <text:p>-1,333</text:p>
          </table:table-cell>
          <table:table-cell table:formula="of:=(SUM([.T32:.V32])/9)*(-1)" office:value-type="float" office:value="-2.35555555555556" calcext:value-type="float">
            <text:p>-2,356</text:p>
          </table:table-cell>
          <table:table-cell table:formula="of:=(SUM([.W32:.Y32])/9)*(-1)" office:value-type="float" office:value="-2.05555555555556" calcext:value-type="float">
            <text:p>-2,056</text:p>
          </table:table-cell>
          <table:table-cell table:formula="of:=(SUM([.Z32:.AB32])/9)*(-1)" office:value-type="float" office:value="-2.16666666666667" calcext:value-type="float">
            <text:p>-2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Torpedo Boat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4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/>
          <table:table-cell table:formula="of:=(SUM([.E35:.P35])/9)*(-1)" office:value-type="float" office:value="-2.22222222222222" calcext:value-type="float">
            <text:p>-2,222</text:p>
          </table:table-cell>
          <table:table-cell table:formula="of:=(SUM([.Q35:.S35])/9)*(-1)" office:value-type="float" office:value="-0.444444444444444" calcext:value-type="float">
            <text:p>-0,444</text:p>
          </table:table-cell>
          <table:table-cell table:formula="of:=(SUM([.T35:.V35])/9)*(-1)" office:value-type="float" office:value="-0.888888888888889" calcext:value-type="float">
            <text:p>-0,889</text:p>
          </table:table-cell>
          <table:table-cell table:formula="of:=(SUM([.W35:.Y35])/9)*(-1)" office:value-type="float" office:value="-0.444444444444444" calcext:value-type="float">
            <text:p>-0,444</text:p>
          </table:table-cell>
          <table:table-cell table:formula="of:=(SUM([.Z35:.AB35])/9)*(-1)" office:value-type="float" office:value="-0.888888888888889" calcext:value-type="float">
            <text:p>-0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3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.5" calcext:value-type="float">
            <text:p>2,500</text:p>
          </table:table-cell>
          <table:table-cell table:number-columns-repeated="5" table:style-name="ce11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11" office:value-type="float" office:value="7.5" calcext:value-type="float">
            <text:p>7,500</text:p>
          </table:table-cell>
          <table:table-cell table:number-columns-repeated="3" table:style-name="ce10" office:value-type="float" office:value="7.5" calcext:value-type="float">
            <text:p>7,500</text:p>
          </table:table-cell>
          <table:table-cell table:number-columns-repeated="3" table:style-name="ce11" office:value-type="float" office:value="7.5" calcext:value-type="float">
            <text:p>7,500</text:p>
          </table:table-cell>
          <table:table-cell/>
          <table:table-cell table:formula="of:=(SUM([.E36:.P36])/9)*(-1)" office:value-type="float" office:value="-6.66666666666667" calcext:value-type="float">
            <text:p>-6,667</text:p>
          </table:table-cell>
          <table:table-cell table:formula="of:=(SUM([.Q36:.S36])/9)*(-1)" office:value-type="float" office:value="-2.5" calcext:value-type="float">
            <text:p>-2,500</text:p>
          </table:table-cell>
          <table:table-cell table:formula="of:=(SUM([.T36:.V36])/9)*(-1)" office:value-type="float" office:value="-2.5" calcext:value-type="float">
            <text:p>-2,500</text:p>
          </table:table-cell>
          <table:table-cell table:formula="of:=(SUM([.W36:.Y36])/9)*(-1)" office:value-type="float" office:value="-2.5" calcext:value-type="float">
            <text:p>-2,500</text:p>
          </table:table-cell>
          <table:table-cell table:formula="of:=(SUM([.Z36:.AB36])/9)*(-1)" office:value-type="float" office:value="-2.5" calcext:value-type="float">
            <text:p>-2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/>
          <table:table-cell table:formula="of:=(SUM([.E37:.P37])/9)*(-1)" office:value-type="float" office:value="-1.11111111111111" calcext:value-type="float">
            <text:p>-1,111</text:p>
          </table:table-cell>
          <table:table-cell table:formula="of:=(SUM([.Q37:.S37])/9)*(-1)" office:value-type="float" office:value="-0.222222222222222" calcext:value-type="float">
            <text:p>-0,222</text:p>
          </table:table-cell>
          <table:table-cell table:formula="of:=(SUM([.T37:.V37])/9)*(-1)" office:value-type="float" office:value="-0.444444444444444" calcext:value-type="float">
            <text:p>-0,444</text:p>
          </table:table-cell>
          <table:table-cell table:formula="of:=(SUM([.W37:.Y37])/9)*(-1)" office:value-type="float" office:value="-0.222222222222222" calcext:value-type="float">
            <text:p>-0,222</text:p>
          </table:table-cell>
          <table:table-cell table:formula="of:=(SUM([.Z37:.AB37])/9)*(-1)" office:value-type="float" office:value="-0.444444444444444" calcext:value-type="float">
            <text:p>-0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38:.P38])/9)*(-1)" office:value-type="float" office:value="-0" calcext:value-type="float">
            <text:p>0,000</text:p>
          </table:table-cell>
          <table:table-cell table:formula="of:=(SUM([.Q38:.S38])/9)*(-1)" office:value-type="float" office:value="-0" calcext:value-type="float">
            <text:p>0,000</text:p>
          </table:table-cell>
          <table:table-cell table:formula="of:=(SUM([.T38:.V38])/9)*(-1)" office:value-type="float" office:value="-0" calcext:value-type="float">
            <text:p>0,000</text:p>
          </table:table-cell>
          <table:table-cell table:formula="of:=(SUM([.W38:.Y38])/9)*(-1)" office:value-type="float" office:value="-0" calcext:value-type="float">
            <text:p>0,000</text:p>
          </table:table-cell>
          <table:table-cell table:formula="of:=(SUM([.Z38:.AB3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39:.P39])/9)*(-1)" office:value-type="float" office:value="-0" calcext:value-type="float">
            <text:p>0,000</text:p>
          </table:table-cell>
          <table:table-cell table:formula="of:=(SUM([.Q39:.S39])/9)*(-1)" office:value-type="float" office:value="-0" calcext:value-type="float">
            <text:p>0,000</text:p>
          </table:table-cell>
          <table:table-cell table:formula="of:=(SUM([.T39:.V39])/9)*(-1)" office:value-type="float" office:value="-0" calcext:value-type="float">
            <text:p>0,000</text:p>
          </table:table-cell>
          <table:table-cell table:formula="of:=(SUM([.W39:.Y39])/9)*(-1)" office:value-type="float" office:value="-0" calcext:value-type="float">
            <text:p>0,000</text:p>
          </table:table-cell>
          <table:table-cell table:formula="of:=(SUM([.Z39:.AB3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0" calcext:value-type="float">
            <text:p>30,000</text:p>
          </table:table-cell>
          <table:table-cell table:style-name="ce11" table:number-columns-repeated="3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20" calcext:value-type="float">
            <text:p>20,000</text:p>
          </table:table-cell>
          <table:table-cell table:style-name="ce11" office:value-type="float" office:value="10" calcext:value-type="float">
            <text:p>10,000</text:p>
          </table:table-cell>
          <table:table-cell table:number-columns-repeated="5" table:style-name="ce11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11" office:value-type="float" office:value="20" calcext:value-type="float">
            <text:p>20,000</text:p>
          </table:table-cell>
          <table:table-cell table:number-columns-repeated="3" table:style-name="ce10" office:value-type="float" office:value="20" calcext:value-type="float">
            <text:p>20,000</text:p>
          </table:table-cell>
          <table:table-cell table:number-columns-repeated="3" table:style-name="ce11" office:value-type="float" office:value="20" calcext:value-type="float">
            <text:p>20,000</text:p>
          </table:table-cell>
          <table:table-cell/>
          <table:table-cell table:formula="of:=(SUM([.E40:.P40])/9)*(-1)" office:value-type="float" office:value="-18.8888888888889" calcext:value-type="float">
            <text:p>-18,889</text:p>
          </table:table-cell>
          <table:table-cell table:formula="of:=(SUM([.Q40:.S40])/9)*(-1)" office:value-type="float" office:value="-6.66666666666667" calcext:value-type="float">
            <text:p>-6,667</text:p>
          </table:table-cell>
          <table:table-cell table:formula="of:=(SUM([.T40:.V40])/9)*(-1)" office:value-type="float" office:value="-6.66666666666667" calcext:value-type="float">
            <text:p>-6,667</text:p>
          </table:table-cell>
          <table:table-cell table:formula="of:=(SUM([.W40:.Y40])/9)*(-1)" office:value-type="float" office:value="-6.66666666666667" calcext:value-type="float">
            <text:p>-6,667</text:p>
          </table:table-cell>
          <table:table-cell table:formula="of:=(SUM([.Z40:.AB40])/9)*(-1)" office:value-type="float" office:value="-6.66666666666667" calcext:value-type="float">
            <text:p>-6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3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1" calcext:value-type="float">
            <text:p>0,100</text:p>
          </table:table-cell>
          <table:table-cell table:number-columns-repeated="5" table:style-name="ce11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11" office:value-type="float" office:value="0.2" calcext:value-type="float">
            <text:p>0,200</text:p>
          </table:table-cell>
          <table:table-cell table:number-columns-repeated="3" table:style-name="ce10" office:value-type="float" office:value="0.2" calcext:value-type="float">
            <text:p>0,200</text:p>
          </table:table-cell>
          <table:table-cell table:number-columns-repeated="3" table:style-name="ce11" office:value-type="float" office:value="0.2" calcext:value-type="float">
            <text:p>0,200</text:p>
          </table:table-cell>
          <table:table-cell/>
          <table:table-cell table:formula="of:=(SUM([.E41:.P41])/9)*(-1)" office:value-type="float" office:value="-0.188888888888889" calcext:value-type="float">
            <text:p>-0,189</text:p>
          </table:table-cell>
          <table:table-cell table:formula="of:=(SUM([.Q41:.S41])/9)*(-1)" office:value-type="float" office:value="-0.0666666666666667" calcext:value-type="float">
            <text:p>-0,067</text:p>
          </table:table-cell>
          <table:table-cell table:formula="of:=(SUM([.T41:.V41])/9)*(-1)" office:value-type="float" office:value="-0.0666666666666667" calcext:value-type="float">
            <text:p>-0,067</text:p>
          </table:table-cell>
          <table:table-cell table:formula="of:=(SUM([.W41:.Y41])/9)*(-1)" office:value-type="float" office:value="-0.0666666666666667" calcext:value-type="float">
            <text:p>-0,067</text:p>
          </table:table-cell>
          <table:table-cell table:formula="of:=(SUM([.Z41:.AB41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4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/>
          <table:table-cell table:formula="of:=(SUM([.E42:.P42])/9)*(-1)" office:value-type="float" office:value="-0.0277777777777778" calcext:value-type="float">
            <text:p>-0,028</text:p>
          </table:table-cell>
          <table:table-cell table:formula="of:=(SUM([.Q42:.S42])/9)*(-1)" office:value-type="float" office:value="-0.00555555555555556" calcext:value-type="float">
            <text:p>-0,006</text:p>
          </table:table-cell>
          <table:table-cell table:formula="of:=(SUM([.T42:.V42])/9)*(-1)" office:value-type="float" office:value="-0.0111111111111111" calcext:value-type="float">
            <text:p>-0,011</text:p>
          </table:table-cell>
          <table:table-cell table:formula="of:=(SUM([.W42:.Y42])/9)*(-1)" office:value-type="float" office:value="-0.00555555555555556" calcext:value-type="float">
            <text:p>-0,006</text:p>
          </table:table-cell>
          <table:table-cell table:formula="of:=(SUM([.Z42:.AB42])/9)*(-1)" office:value-type="float" office:value="-0.0111111111111111" calcext:value-type="float">
            <text:p>-0,0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43:.P43])/9)*(-1)" office:value-type="float" office:value="-0" calcext:value-type="float">
            <text:p>0,000</text:p>
          </table:table-cell>
          <table:table-cell table:formula="of:=(SUM([.Q43:.S43])/9)*(-1)" office:value-type="float" office:value="-0" calcext:value-type="float">
            <text:p>0,000</text:p>
          </table:table-cell>
          <table:table-cell table:formula="of:=(SUM([.T43:.V43])/9)*(-1)" office:value-type="float" office:value="-0" calcext:value-type="float">
            <text:p>0,000</text:p>
          </table:table-cell>
          <table:table-cell table:formula="of:=(SUM([.W43:.Y43])/9)*(-1)" office:value-type="float" office:value="-0" calcext:value-type="float">
            <text:p>0,000</text:p>
          </table:table-cell>
          <table:table-cell table:formula="of:=(SUM([.Z43:.AB4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44:.P44])/9)*(-1)" office:value-type="float" office:value="-0" calcext:value-type="float">
            <text:p>0,000</text:p>
          </table:table-cell>
          <table:table-cell table:formula="of:=(SUM([.Q44:.S44])/9)*(-1)" office:value-type="float" office:value="-0" calcext:value-type="float">
            <text:p>0,000</text:p>
          </table:table-cell>
          <table:table-cell table:formula="of:=(SUM([.T44:.V44])/9)*(-1)" office:value-type="float" office:value="-0" calcext:value-type="float">
            <text:p>0,000</text:p>
          </table:table-cell>
          <table:table-cell table:formula="of:=(SUM([.W44:.Y44])/9)*(-1)" office:value-type="float" office:value="-0" calcext:value-type="float">
            <text:p>0,000</text:p>
          </table:table-cell>
          <table:table-cell table:formula="of:=(SUM([.Z44:.AB4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6" calcext:value-type="float">
            <text:p>6,000</text:p>
          </table:table-cell>
          <table:table-cell table:style-name="ce11" table:number-columns-repeated="7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45:.P45])/9)*(-1)" office:value-type="float" office:value="-1.55555555555556" calcext:value-type="float">
            <text:p>-1,556</text:p>
          </table:table-cell>
          <table:table-cell table:formula="of:=(SUM([.Q45:.S45])/9)*(-1)" office:value-type="float" office:value="-0.888888888888889" calcext:value-type="float">
            <text:p>-0,889</text:p>
          </table:table-cell>
          <table:table-cell table:formula="of:=(SUM([.T45:.V45])/9)*(-1)" office:value-type="float" office:value="-1" calcext:value-type="float">
            <text:p>-1,000</text:p>
          </table:table-cell>
          <table:table-cell table:formula="of:=(SUM([.W45:.Y45])/9)*(-1)" office:value-type="float" office:value="-1.11111111111111" calcext:value-type="float">
            <text:p>-1,111</text:p>
          </table:table-cell>
          <table:table-cell table:formula="of:=(SUM([.Z45:.AB45])/9)*(-1)" office:value-type="float" office:value="-1.22222222222222" calcext:value-type="float">
            <text:p>-1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Motor Torpedo Boat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11" table:number-columns-repeated="4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/>
          <table:table-cell table:formula="of:=(SUM([.E48:.P48])/9)*(-1)" office:value-type="float" office:value="-3.55555555555556" calcext:value-type="float">
            <text:p>-3,556</text:p>
          </table:table-cell>
          <table:table-cell table:formula="of:=(SUM([.Q48:.S48])/9)*(-1)" office:value-type="float" office:value="-0.444444444444444" calcext:value-type="float">
            <text:p>-0,444</text:p>
          </table:table-cell>
          <table:table-cell table:formula="of:=(SUM([.T48:.V48])/9)*(-1)" office:value-type="float" office:value="-1.33333333333333" calcext:value-type="float">
            <text:p>-1,333</text:p>
          </table:table-cell>
          <table:table-cell table:formula="of:=(SUM([.W48:.Y48])/9)*(-1)" office:value-type="float" office:value="-0.888888888888889" calcext:value-type="float">
            <text:p>-0,889</text:p>
          </table:table-cell>
          <table:table-cell table:formula="of:=(SUM([.Z48:.AB48])/9)*(-1)" office:value-type="float" office:value="-1.33333333333333" calcext:value-type="float">
            <text:p>-1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3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7.5" calcext:value-type="float">
            <text:p>7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7.5" calcext:value-type="float">
            <text:p>7,500</text:p>
          </table:table-cell>
          <table:table-cell/>
          <table:table-cell table:formula="of:=(SUM([.E49:.P49])/9)*(-1)" office:value-type="float" office:value="-5.83333333333333" calcext:value-type="float">
            <text:p>-5,833</text:p>
          </table:table-cell>
          <table:table-cell table:formula="of:=(SUM([.Q49:.S49])/9)*(-1)" office:value-type="float" office:value="-1.94444444444444" calcext:value-type="float">
            <text:p>-1,944</text:p>
          </table:table-cell>
          <table:table-cell table:formula="of:=(SUM([.T49:.V49])/9)*(-1)" office:value-type="float" office:value="-2.22222222222222" calcext:value-type="float">
            <text:p>-2,222</text:p>
          </table:table-cell>
          <table:table-cell table:formula="of:=(SUM([.W49:.Y49])/9)*(-1)" office:value-type="float" office:value="-1.94444444444444" calcext:value-type="float">
            <text:p>-1,944</text:p>
          </table:table-cell>
          <table:table-cell table:formula="of:=(SUM([.Z49:.AB49])/9)*(-1)" office:value-type="float" office:value="-2.22222222222222" calcext:value-type="float">
            <text:p>-2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/>
          <table:table-cell table:formula="of:=(SUM([.E50:.P50])/9)*(-1)" office:value-type="float" office:value="-1.77777777777778" calcext:value-type="float">
            <text:p>-1,778</text:p>
          </table:table-cell>
          <table:table-cell table:formula="of:=(SUM([.Q50:.S50])/9)*(-1)" office:value-type="float" office:value="-0.222222222222222" calcext:value-type="float">
            <text:p>-0,222</text:p>
          </table:table-cell>
          <table:table-cell table:formula="of:=(SUM([.T50:.V50])/9)*(-1)" office:value-type="float" office:value="-0.666666666666667" calcext:value-type="float">
            <text:p>-0,667</text:p>
          </table:table-cell>
          <table:table-cell table:formula="of:=(SUM([.W50:.Y50])/9)*(-1)" office:value-type="float" office:value="-0.444444444444444" calcext:value-type="float">
            <text:p>-0,444</text:p>
          </table:table-cell>
          <table:table-cell table:formula="of:=(SUM([.Z50:.AB50])/9)*(-1)" office:value-type="float" office:value="-0.666666666666667" calcext:value-type="float">
            <text:p>-0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51:.P51])/9)*(-1)" office:value-type="float" office:value="-0" calcext:value-type="float">
            <text:p>0,000</text:p>
          </table:table-cell>
          <table:table-cell table:formula="of:=(SUM([.Q51:.S51])/9)*(-1)" office:value-type="float" office:value="-0" calcext:value-type="float">
            <text:p>0,000</text:p>
          </table:table-cell>
          <table:table-cell table:formula="of:=(SUM([.T51:.V51])/9)*(-1)" office:value-type="float" office:value="-0" calcext:value-type="float">
            <text:p>0,000</text:p>
          </table:table-cell>
          <table:table-cell table:formula="of:=(SUM([.W51:.Y51])/9)*(-1)" office:value-type="float" office:value="-0" calcext:value-type="float">
            <text:p>0,000</text:p>
          </table:table-cell>
          <table:table-cell table:formula="of:=(SUM([.Z51:.AB5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52:.P52])/9)*(-1)" office:value-type="float" office:value="-0" calcext:value-type="float">
            <text:p>0,000</text:p>
          </table:table-cell>
          <table:table-cell table:formula="of:=(SUM([.Q52:.S52])/9)*(-1)" office:value-type="float" office:value="-0" calcext:value-type="float">
            <text:p>0,000</text:p>
          </table:table-cell>
          <table:table-cell table:formula="of:=(SUM([.T52:.V52])/9)*(-1)" office:value-type="float" office:value="-0" calcext:value-type="float">
            <text:p>0,000</text:p>
          </table:table-cell>
          <table:table-cell table:formula="of:=(SUM([.W52:.Y52])/9)*(-1)" office:value-type="float" office:value="-0" calcext:value-type="float">
            <text:p>0,000</text:p>
          </table:table-cell>
          <table:table-cell table:formula="of:=(SUM([.Z52:.AB5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5" calcext:value-type="float">
            <text:p>5,000</text:p>
          </table:table-cell>
          <table:table-cell table:number-columns-repeated="5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 table:number-columns-repeated="3" table:style-name="ce10" office:value-type="float" office:value="10" calcext:value-type="float">
            <text:p>10,000</text:p>
          </table:table-cell>
          <table:table-cell table:number-columns-repeated="3" table:style-name="ce11" office:value-type="float" office:value="10" calcext:value-type="float">
            <text:p>10,000</text:p>
          </table:table-cell>
          <table:table-cell/>
          <table:table-cell table:formula="of:=(SUM([.E53:.P53])/9)*(-1)" office:value-type="float" office:value="-8.88888888888889" calcext:value-type="float">
            <text:p>-8,889</text:p>
          </table:table-cell>
          <table:table-cell table:formula="of:=(SUM([.Q53:.S53])/9)*(-1)" office:value-type="float" office:value="-3.33333333333333" calcext:value-type="float">
            <text:p>-3,333</text:p>
          </table:table-cell>
          <table:table-cell table:formula="of:=(SUM([.T53:.V53])/9)*(-1)" office:value-type="float" office:value="-3.33333333333333" calcext:value-type="float">
            <text:p>-3,333</text:p>
          </table:table-cell>
          <table:table-cell table:formula="of:=(SUM([.W53:.Y53])/9)*(-1)" office:value-type="float" office:value="-3.33333333333333" calcext:value-type="float">
            <text:p>-3,333</text:p>
          </table:table-cell>
          <table:table-cell table:formula="of:=(SUM([.Z53:.AB53])/9)*(-1)" office:value-type="float" office:value="-3.33333333333333" calcext:value-type="float">
            <text:p>-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3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number-columns-repeated="5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 table:number-columns-repeated="3" table:style-name="ce10" office:value-type="float" office:value="1" calcext:value-type="float">
            <text:p>1,000</text:p>
          </table:table-cell>
          <table:table-cell table:number-columns-repeated="3" table:style-name="ce11" office:value-type="float" office:value="1" calcext:value-type="float">
            <text:p>1,000</text:p>
          </table:table-cell>
          <table:table-cell/>
          <table:table-cell table:formula="of:=(SUM([.E54:.P54])/9)*(-1)" office:value-type="float" office:value="-0.888888888888889" calcext:value-type="float">
            <text:p>-0,889</text:p>
          </table:table-cell>
          <table:table-cell table:formula="of:=(SUM([.Q54:.S54])/9)*(-1)" office:value-type="float" office:value="-0.333333333333333" calcext:value-type="float">
            <text:p>-0,333</text:p>
          </table:table-cell>
          <table:table-cell table:formula="of:=(SUM([.T54:.V54])/9)*(-1)" office:value-type="float" office:value="-0.333333333333333" calcext:value-type="float">
            <text:p>-0,333</text:p>
          </table:table-cell>
          <table:table-cell table:formula="of:=(SUM([.W54:.Y54])/9)*(-1)" office:value-type="float" office:value="-0.333333333333333" calcext:value-type="float">
            <text:p>-0,333</text:p>
          </table:table-cell>
          <table:table-cell table:formula="of:=(SUM([.Z54:.AB54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4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0" office:value-type="float" office:value="0.05" calcext:value-type="float">
            <text:p>0,050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/>
          <table:table-cell table:formula="of:=(SUM([.E55:.P55])/9)*(-1)" office:value-type="float" office:value="-0.0277777777777778" calcext:value-type="float">
            <text:p>-0,028</text:p>
          </table:table-cell>
          <table:table-cell table:formula="of:=(SUM([.Q55:.S55])/9)*(-1)" office:value-type="float" office:value="-0.00555555555555556" calcext:value-type="float">
            <text:p>-0,006</text:p>
          </table:table-cell>
          <table:table-cell table:formula="of:=(SUM([.T55:.V55])/9)*(-1)" office:value-type="float" office:value="-0.0111111111111111" calcext:value-type="float">
            <text:p>-0,011</text:p>
          </table:table-cell>
          <table:table-cell table:formula="of:=(SUM([.W55:.Y55])/9)*(-1)" office:value-type="float" office:value="-0.00555555555555556" calcext:value-type="float">
            <text:p>-0,006</text:p>
          </table:table-cell>
          <table:table-cell table:formula="of:=(SUM([.Z55:.AB55])/9)*(-1)" office:value-type="float" office:value="-0.0111111111111111" calcext:value-type="float">
            <text:p>-0,0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56:.P56])/9)*(-1)" office:value-type="float" office:value="-0" calcext:value-type="float">
            <text:p>0,000</text:p>
          </table:table-cell>
          <table:table-cell table:formula="of:=(SUM([.Q56:.S56])/9)*(-1)" office:value-type="float" office:value="-0" calcext:value-type="float">
            <text:p>0,000</text:p>
          </table:table-cell>
          <table:table-cell table:formula="of:=(SUM([.T56:.V56])/9)*(-1)" office:value-type="float" office:value="-0" calcext:value-type="float">
            <text:p>0,000</text:p>
          </table:table-cell>
          <table:table-cell table:formula="of:=(SUM([.W56:.Y56])/9)*(-1)" office:value-type="float" office:value="-0" calcext:value-type="float">
            <text:p>0,000</text:p>
          </table:table-cell>
          <table:table-cell table:formula="of:=(SUM([.Z56:.AB5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57:.P57])/9)*(-1)" office:value-type="float" office:value="-0" calcext:value-type="float">
            <text:p>0,000</text:p>
          </table:table-cell>
          <table:table-cell table:formula="of:=(SUM([.Q57:.S57])/9)*(-1)" office:value-type="float" office:value="-0" calcext:value-type="float">
            <text:p>0,000</text:p>
          </table:table-cell>
          <table:table-cell table:formula="of:=(SUM([.T57:.V57])/9)*(-1)" office:value-type="float" office:value="-0" calcext:value-type="float">
            <text:p>0,000</text:p>
          </table:table-cell>
          <table:table-cell table:formula="of:=(SUM([.W57:.Y57])/9)*(-1)" office:value-type="float" office:value="-0" calcext:value-type="float">
            <text:p>0,000</text:p>
          </table:table-cell>
          <table:table-cell table:formula="of:=(SUM([.Z57:.AB5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6" calcext:value-type="float">
            <text:p>6,000</text:p>
          </table:table-cell>
          <table:table-cell table:style-name="ce11" table:number-columns-repeated="7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/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/>
          <table:table-cell table:formula="of:=(SUM([.E58:.P58])/9)*(-1)" office:value-type="float" office:value="-1.55555555555556" calcext:value-type="float">
            <text:p>-1,556</text:p>
          </table:table-cell>
          <table:table-cell table:formula="of:=(SUM([.Q58:.S58])/9)*(-1)" office:value-type="float" office:value="-0.888888888888889" calcext:value-type="float">
            <text:p>-0,889</text:p>
          </table:table-cell>
          <table:table-cell table:formula="of:=(SUM([.T58:.V58])/9)*(-1)" office:value-type="float" office:value="-1" calcext:value-type="float">
            <text:p>-1,000</text:p>
          </table:table-cell>
          <table:table-cell table:formula="of:=(SUM([.W58:.Y58])/9)*(-1)" office:value-type="float" office:value="-1.11111111111111" calcext:value-type="float">
            <text:p>-1,111</text:p>
          </table:table-cell>
          <table:table-cell table:formula="of:=(SUM([.Z58:.AB58])/9)*(-1)" office:value-type="float" office:value="-0.888888888888889" calcext:value-type="float">
            <text:p>-0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Light 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0.95" calcext:value-type="float">
            <text:p>0,950</text:p>
          </table:table-cell>
          <table:table-cell table:style-name="ce11"/>
          <table:table-cell table:style-name="ce11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0"/>
          <table:table-cell table:style-name="ce12"/>
          <table:table-cell table:style-name="ce12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 table:style-name="ce10"/>
          <table:table-cell table:style-name="ce12"/>
          <table:table-cell table:style-name="ce12" office:value-type="float" office:value="0.95" calcext:value-type="float">
            <text:p>0,950</text:p>
          </table:table-cell>
          <table:table-cell table:style-name="ce11" table:number-columns-repeated="2"/>
          <table:table-cell table:style-name="ce11" office:value-type="float" office:value="0.95" calcext:value-type="float">
            <text:p>0,950</text:p>
          </table:table-cell>
          <table:table-cell/>
          <table:table-cell table:formula="of:=(SUM([.E61:.P61])/9)*(-1)" office:value-type="float" office:value="-0.527777777777778" calcext:value-type="float">
            <text:p>-0,528</text:p>
          </table:table-cell>
          <table:table-cell table:formula="of:=(SUM([.Q61:.S61])/9)*(-1)" office:value-type="float" office:value="-0.105555555555556" calcext:value-type="float">
            <text:p>-0,106</text:p>
          </table:table-cell>
          <table:table-cell table:formula="of:=(SUM([.T61:.V61])/9)*(-1)" office:value-type="float" office:value="-0.105555555555556" calcext:value-type="float">
            <text:p>-0,106</text:p>
          </table:table-cell>
          <table:table-cell table:formula="of:=(SUM([.W61:.Y61])/9)*(-1)" office:value-type="float" office:value="-0.105555555555556" calcext:value-type="float">
            <text:p>-0,106</text:p>
          </table:table-cell>
          <table:table-cell table:formula="of:=(SUM([.Z61:.AB61])/9)*(-1)" office:value-type="float" office:value="-0.105555555555556" calcext:value-type="float">
            <text:p>-0,1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7.65" calcext:value-type="float">
            <text:p>27,65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20.15" calcext:value-type="float">
            <text:p>20,1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20.15" calcext:value-type="float">
            <text:p>20,150</text:p>
          </table:table-cell>
          <table:table-cell/>
          <table:table-cell table:formula="of:=(SUM([.E62:.P62])/9)*(-1)" office:value-type="float" office:value="-15.3611111111111" calcext:value-type="float">
            <text:p>-15,361</text:p>
          </table:table-cell>
          <table:table-cell table:formula="of:=(SUM([.Q62:.S62])/9)*(-1)" office:value-type="float" office:value="-3.07222222222222" calcext:value-type="float">
            <text:p>-3,072</text:p>
          </table:table-cell>
          <table:table-cell table:formula="of:=(SUM([.T62:.V62])/9)*(-1)" office:value-type="float" office:value="-3.07222222222222" calcext:value-type="float">
            <text:p>-3,072</text:p>
          </table:table-cell>
          <table:table-cell table:formula="of:=(SUM([.W62:.Y62])/9)*(-1)" office:value-type="float" office:value="-3.07222222222222" calcext:value-type="float">
            <text:p>-3,072</text:p>
          </table:table-cell>
          <table:table-cell table:formula="of:=(SUM([.Z62:.AB62])/9)*(-1)" office:value-type="float" office:value="-3.07222222222222" calcext:value-type="float">
            <text:p>-3,0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0"/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0"/>
          <table:table-cell table:style-name="ce12"/>
          <table:table-cell table:style-name="ce12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/>
          <table:table-cell table:formula="of:=(SUM([.E63:.P63])/9)*(-1)" office:value-type="float" office:value="-0.333333333333333" calcext:value-type="float">
            <text:p>-0,333</text:p>
          </table:table-cell>
          <table:table-cell table:formula="of:=(SUM([.Q63:.S63])/9)*(-1)" office:value-type="float" office:value="-0.0555555555555556" calcext:value-type="float">
            <text:p>-0,056</text:p>
          </table:table-cell>
          <table:table-cell table:formula="of:=(SUM([.T63:.V63])/9)*(-1)" office:value-type="float" office:value="-0.0555555555555556" calcext:value-type="float">
            <text:p>-0,056</text:p>
          </table:table-cell>
          <table:table-cell table:formula="of:=(SUM([.W63:.Y63])/9)*(-1)" office:value-type="float" office:value="-0.0555555555555556" calcext:value-type="float">
            <text:p>-0,056</text:p>
          </table:table-cell>
          <table:table-cell table:formula="of:=(SUM([.Z63:.AB63])/9)*(-1)" office:value-type="float" office:value="-0.0555555555555556" calcext:value-type="float">
            <text:p>-0,0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.13" calcext:value-type="float">
            <text:p>2,13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/>
          <table:table-cell table:formula="of:=(SUM([.E64:.P64])/9)*(-1)" office:value-type="float" office:value="-1.18111111111111" calcext:value-type="float">
            <text:p>-1,181</text:p>
          </table:table-cell>
          <table:table-cell table:formula="of:=(SUM([.Q64:.S64])/9)*(-1)" office:value-type="float" office:value="-0.236111111111111" calcext:value-type="float">
            <text:p>-0,236</text:p>
          </table:table-cell>
          <table:table-cell table:formula="of:=(SUM([.T64:.V64])/9)*(-1)" office:value-type="float" office:value="-0.236111111111111" calcext:value-type="float">
            <text:p>-0,236</text:p>
          </table:table-cell>
          <table:table-cell table:formula="of:=(SUM([.W64:.Y64])/9)*(-1)" office:value-type="float" office:value="-0.236111111111111" calcext:value-type="float">
            <text:p>-0,236</text:p>
          </table:table-cell>
          <table:table-cell table:formula="of:=(SUM([.Z64:.AB64])/9)*(-1)" office:value-type="float" office:value="-0.236111111111111" calcext:value-type="float">
            <text:p>-0,23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8" calcext:value-type="float">
            <text:p>0,080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 office:value-type="float" office:value="0.05" calcext:value-type="float">
            <text:p>0,05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 office:value-type="float" office:value="0.05" calcext:value-type="float">
            <text:p>0,05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5" calcext:value-type="float">
            <text:p>0,050</text:p>
          </table:table-cell>
          <table:table-cell table:style-name="ce11" office:value-type="float" office:value="0.025" calcext:value-type="float">
            <text:p>0,025</text:p>
          </table:table-cell>
          <table:table-cell/>
          <table:table-cell table:formula="of:=(SUM([.E65:.P65])/9)*(-1)" office:value-type="float" office:value="-0.0422222222222222" calcext:value-type="float">
            <text:p>-0,042</text:p>
          </table:table-cell>
          <table:table-cell table:formula="of:=(SUM([.Q65:.S65])/9)*(-1)" office:value-type="float" office:value="-0.00833333333333333" calcext:value-type="float">
            <text:p>-0,008</text:p>
          </table:table-cell>
          <table:table-cell table:formula="of:=(SUM([.T65:.V65])/9)*(-1)" office:value-type="float" office:value="-0.00833333333333333" calcext:value-type="float">
            <text:p>-0,008</text:p>
          </table:table-cell>
          <table:table-cell table:formula="of:=(SUM([.W65:.Y65])/9)*(-1)" office:value-type="float" office:value="-0.00833333333333333" calcext:value-type="float">
            <text:p>-0,008</text:p>
          </table:table-cell>
          <table:table-cell table:formula="of:=(SUM([.Z65:.AB65])/9)*(-1)" office:value-type="float" office:value="-0.00833333333333333" calcext:value-type="float">
            <text:p>-0,00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50" calcext:value-type="float">
            <text:p>35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300" calcext:value-type="float">
            <text:p>300,000</text:p>
          </table:table-cell>
          <table:table-cell/>
          <table:table-cell table:formula="of:=(SUM([.E66:.P66])/9)*(-1)" office:value-type="float" office:value="-194.444444444444" calcext:value-type="float">
            <text:p>-194,444</text:p>
          </table:table-cell>
          <table:table-cell table:formula="of:=(SUM([.Q66:.S66])/9)*(-1)" office:value-type="float" office:value="-38.8888888888889" calcext:value-type="float">
            <text:p>-38,889</text:p>
          </table:table-cell>
          <table:table-cell table:formula="of:=(SUM([.T66:.V66])/9)*(-1)" office:value-type="float" office:value="-38.8888888888889" calcext:value-type="float">
            <text:p>-38,889</text:p>
          </table:table-cell>
          <table:table-cell table:formula="of:=(SUM([.W66:.Y66])/9)*(-1)" office:value-type="float" office:value="-38.8888888888889" calcext:value-type="float">
            <text:p>-38,889</text:p>
          </table:table-cell>
          <table:table-cell table:formula="of:=(SUM([.Z66:.AB66])/9)*(-1)" office:value-type="float" office:value="-38.8888888888889" calcext:value-type="float">
            <text:p>-38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65" calcext:value-type="float">
            <text:p>0,6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/>
          <table:table-cell table:formula="of:=(SUM([.E67:.P67])/9)*(-1)" office:value-type="float" office:value="-0.183333333333333" calcext:value-type="float">
            <text:p>-0,183</text:p>
          </table:table-cell>
          <table:table-cell table:formula="of:=(SUM([.Q67:.S67])/9)*(-1)" office:value-type="float" office:value="-0.0277777777777778" calcext:value-type="float">
            <text:p>-0,028</text:p>
          </table:table-cell>
          <table:table-cell table:formula="of:=(SUM([.T67:.V67])/9)*(-1)" office:value-type="float" office:value="-0.0277777777777778" calcext:value-type="float">
            <text:p>-0,028</text:p>
          </table:table-cell>
          <table:table-cell table:formula="of:=(SUM([.W67:.Y67])/9)*(-1)" office:value-type="float" office:value="-0.0277777777777778" calcext:value-type="float">
            <text:p>-0,028</text:p>
          </table:table-cell>
          <table:table-cell table:formula="of:=(SUM([.Z67:.AB67])/9)*(-1)" office:value-type="float" office:value="-0.0277777777777778" calcext:value-type="float">
            <text:p>-0,02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5"/>
          <table:table-cell table:style-name="ce11" office:value-type="float" office:value="0.95" calcext:value-type="float">
            <text:p>0,950</text:p>
          </table:table-cell>
          <table:table-cell table:style-name="ce11" table:number-columns-repeated="6"/>
          <table:table-cell table:style-name="ce10" table:number-columns-repeated="3"/>
          <table:table-cell table:style-name="ce11" table:number-columns-repeated="3"/>
          <table:table-cell table:style-name="ce12" table:number-columns-repeated="2"/>
          <table:table-cell table:style-name="ce10"/>
          <table:table-cell table:style-name="ce11" table:number-columns-repeated="3"/>
          <table:table-cell/>
          <table:table-cell table:formula="of:=(SUM([.E68:.P68])/9)*(-1)" office:value-type="float" office:value="-0.105555555555556" calcext:value-type="float">
            <text:p>-0,106</text:p>
          </table:table-cell>
          <table:table-cell table:formula="of:=(SUM([.Q68:.S68])/9)*(-1)" office:value-type="float" office:value="-0" calcext:value-type="float">
            <text:p>0,000</text:p>
          </table:table-cell>
          <table:table-cell table:formula="of:=(SUM([.T68:.V68])/9)*(-1)" office:value-type="float" office:value="-0" calcext:value-type="float">
            <text:p>0,000</text:p>
          </table:table-cell>
          <table:table-cell table:formula="of:=(SUM([.W68:.Y68])/9)*(-1)" office:value-type="float" office:value="-0" calcext:value-type="float">
            <text:p>0,000</text:p>
          </table:table-cell>
          <table:table-cell table:formula="of:=(SUM([.Z68:.AB6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3.5" calcext:value-type="float">
            <text:p>13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0"/>
          <table:table-cell table:number-columns-repeated="2" table:style-name="ce10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2"/>
          <table:table-cell table:style-name="ce12" office:value-type="float" office:value="5" calcext:value-type="float">
            <text:p>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/>
          <table:table-cell table:formula="of:=(SUM([.E69:.P69])/9)*(-1)" office:value-type="float" office:value="-5.77777777777778" calcext:value-type="float">
            <text:p>-5,778</text:p>
          </table:table-cell>
          <table:table-cell table:formula="of:=(SUM([.Q69:.S69])/9)*(-1)" office:value-type="float" office:value="-1.11111111111111" calcext:value-type="float">
            <text:p>-1,111</text:p>
          </table:table-cell>
          <table:table-cell table:formula="of:=(SUM([.T69:.V69])/9)*(-1)" office:value-type="float" office:value="-1.11111111111111" calcext:value-type="float">
            <text:p>-1,111</text:p>
          </table:table-cell>
          <table:table-cell table:formula="of:=(SUM([.W69:.Y69])/9)*(-1)" office:value-type="float" office:value="-1.11111111111111" calcext:value-type="float">
            <text:p>-1,111</text:p>
          </table:table-cell>
          <table:table-cell table:formula="of:=(SUM([.Z69:.AB69])/9)*(-1)" office:value-type="float" office:value="-0.555555555555556" calcext:value-type="float">
            <text:p>-0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1.3" calcext:value-type="float">
            <text:p>1,300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1.3" calcext:value-type="float">
            <text:p>1,300</text:p>
          </table:table-cell>
          <table:table-cell table:style-name="ce12" office:value-type="float" office:value="0.2" calcext:value-type="float">
            <text:p>0,200</text:p>
          </table:table-cell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1.3" calcext:value-type="float">
            <text:p>1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" calcext:value-type="float">
            <text:p>0,300</text:p>
          </table:table-cell>
          <table:table-cell/>
          <table:table-cell table:formula="of:=(SUM([.E70:.P70])/9)*(-1)" office:value-type="float" office:value="-0.311111111111111" calcext:value-type="float">
            <text:p>-0,311</text:p>
          </table:table-cell>
          <table:table-cell table:formula="of:=(SUM([.Q70:.S70])/9)*(-1)" office:value-type="float" office:value="-0.2" calcext:value-type="float">
            <text:p>-0,200</text:p>
          </table:table-cell>
          <table:table-cell table:formula="of:=(SUM([.T70:.V70])/9)*(-1)" office:value-type="float" office:value="-0.2" calcext:value-type="float">
            <text:p>-0,200</text:p>
          </table:table-cell>
          <table:table-cell table:formula="of:=(SUM([.W70:.Y70])/9)*(-1)" office:value-type="float" office:value="-0.2" calcext:value-type="float">
            <text:p>-0,200</text:p>
          </table:table-cell>
          <table:table-cell table:formula="of:=(SUM([.Z70:.AB70])/9)*(-1)" office:value-type="float" office:value="-0.2" calcext:value-type="float">
            <text:p>-0,2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office:value-type="float" office:value="6" calcext:value-type="float">
            <text:p>6,000</text:p>
          </table:table-cell>
          <table:table-cell table:style-name="ce11" table:number-columns-repeated="7"/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/>
          <table:table-cell table:formula="of:=(SUM([.E71:.P71])/9)*(-1)" office:value-type="float" office:value="-1.77777777777778" calcext:value-type="float">
            <text:p>-1,778</text:p>
          </table:table-cell>
          <table:table-cell table:formula="of:=(SUM([.Q71:.S71])/9)*(-1)" office:value-type="float" office:value="-1" calcext:value-type="float">
            <text:p>-1,000</text:p>
          </table:table-cell>
          <table:table-cell table:formula="of:=(SUM([.T71:.V71])/9)*(-1)" office:value-type="float" office:value="-2.11111111111111" calcext:value-type="float">
            <text:p>-2,111</text:p>
          </table:table-cell>
          <table:table-cell table:formula="of:=(SUM([.W71:.Y71])/9)*(-1)" office:value-type="float" office:value="-1.55555555555556" calcext:value-type="float">
            <text:p>-1,556</text:p>
          </table:table-cell>
          <table:table-cell table:formula="of:=(SUM([.Z71:.AB71])/9)*(-1)" office:value-type="float" office:value="-1" calcext:value-type="float">
            <text:p>-1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table:number-columns-repeated="26"/>
          <table:table-cell table:number-columns-repeated="996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AA 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0.275" calcext:value-type="float">
            <text:p>0,275</text:p>
          </table:table-cell>
          <table:table-cell table:style-name="ce11"/>
          <table:table-cell table:style-name="ce11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2"/>
          <table:table-cell table:style-name="ce12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2"/>
          <table:table-cell table:style-name="ce12" office:value-type="float" office:value="0.275" calcext:value-type="float">
            <text:p>0,275</text:p>
          </table:table-cell>
          <table:table-cell table:style-name="ce11" table:number-columns-repeated="2"/>
          <table:table-cell table:style-name="ce11" office:value-type="float" office:value="0.275" calcext:value-type="float">
            <text:p>0,275</text:p>
          </table:table-cell>
          <table:table-cell/>
          <table:table-cell table:formula="of:=(SUM([.E74:.P74])/9)*(-1)" office:value-type="float" office:value="-0.152777777777778" calcext:value-type="float">
            <text:p>-0,153</text:p>
          </table:table-cell>
          <table:table-cell table:formula="of:=(SUM([.Q74:.S74])/9)*(-1)" office:value-type="float" office:value="-0.0305555555555556" calcext:value-type="float">
            <text:p>-0,031</text:p>
          </table:table-cell>
          <table:table-cell table:formula="of:=(SUM([.T74:.V74])/9)*(-1)" office:value-type="float" office:value="-0.0305555555555556" calcext:value-type="float">
            <text:p>-0,031</text:p>
          </table:table-cell>
          <table:table-cell table:formula="of:=(SUM([.W74:.Y74])/9)*(-1)" office:value-type="float" office:value="-0.0305555555555556" calcext:value-type="float">
            <text:p>-0,031</text:p>
          </table:table-cell>
          <table:table-cell table:formula="of:=(SUM([.Z74:.AB74])/9)*(-1)" office:value-type="float" office:value="-0.0305555555555556" calcext:value-type="float">
            <text:p>-0,03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7.45" calcext:value-type="float">
            <text:p>27,45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 table:style-name="ce10"/>
          <table:table-cell table:style-name="ce12" office:value-type="float" office:value="7.5" calcext:value-type="float">
            <text:p>7,500</text:p>
          </table:table-cell>
          <table:table-cell table:style-name="ce12" office:value-type="float" office:value="19.95" calcext:value-type="float">
            <text:p>19,950</text:p>
          </table:table-cell>
          <table:table-cell table:style-name="ce11"/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19.95" calcext:value-type="float">
            <text:p>19,950</text:p>
          </table:table-cell>
          <table:table-cell/>
          <table:table-cell table:formula="of:=(SUM([.E75:.P75])/9)*(-1)" office:value-type="float" office:value="-15.25" calcext:value-type="float">
            <text:p>-15,250</text:p>
          </table:table-cell>
          <table:table-cell table:formula="of:=(SUM([.Q75:.S75])/9)*(-1)" office:value-type="float" office:value="-3.05" calcext:value-type="float">
            <text:p>-3,050</text:p>
          </table:table-cell>
          <table:table-cell table:formula="of:=(SUM([.T75:.V75])/9)*(-1)" office:value-type="float" office:value="-3.05" calcext:value-type="float">
            <text:p>-3,050</text:p>
          </table:table-cell>
          <table:table-cell table:formula="of:=(SUM([.W75:.Y75])/9)*(-1)" office:value-type="float" office:value="-3.05" calcext:value-type="float">
            <text:p>-3,050</text:p>
          </table:table-cell>
          <table:table-cell table:formula="of:=(SUM([.Z75:.AB75])/9)*(-1)" office:value-type="float" office:value="-3.05" calcext:value-type="float">
            <text:p>-3,0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0"/>
          <table:table-cell table:style-name="ce12"/>
          <table:table-cell table:style-name="ce12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0"/>
          <table:table-cell table:style-name="ce12"/>
          <table:table-cell table:style-name="ce12" office:value-type="float" office:value="0.25" calcext:value-type="float">
            <text:p>0,2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/>
          <table:table-cell table:formula="of:=(SUM([.E76:.P76])/9)*(-1)" office:value-type="float" office:value="-0.138888888888889" calcext:value-type="float">
            <text:p>-0,139</text:p>
          </table:table-cell>
          <table:table-cell table:formula="of:=(SUM([.Q76:.S76])/9)*(-1)" office:value-type="float" office:value="-0.0277777777777778" calcext:value-type="float">
            <text:p>-0,028</text:p>
          </table:table-cell>
          <table:table-cell table:formula="of:=(SUM([.T76:.V76])/9)*(-1)" office:value-type="float" office:value="-0.0277777777777778" calcext:value-type="float">
            <text:p>-0,028</text:p>
          </table:table-cell>
          <table:table-cell table:formula="of:=(SUM([.W76:.Y76])/9)*(-1)" office:value-type="float" office:value="-0.0277777777777778" calcext:value-type="float">
            <text:p>-0,028</text:p>
          </table:table-cell>
          <table:table-cell table:formula="of:=(SUM([.Z76:.AB76])/9)*(-1)" office:value-type="float" office:value="-0.0277777777777778" calcext:value-type="float">
            <text:p>-0,02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.13" calcext:value-type="float">
            <text:p>2,13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 table:style-name="ce10"/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1.125" calcext:value-type="float">
            <text:p>1,125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25" calcext:value-type="float">
            <text:p>1,125</text:p>
          </table:table-cell>
          <table:table-cell/>
          <table:table-cell table:formula="of:=(SUM([.E77:.P77])/9)*(-1)" office:value-type="float" office:value="-1.18111111111111" calcext:value-type="float">
            <text:p>-1,181</text:p>
          </table:table-cell>
          <table:table-cell table:formula="of:=(SUM([.Q77:.S77])/9)*(-1)" office:value-type="float" office:value="-0.236111111111111" calcext:value-type="float">
            <text:p>-0,236</text:p>
          </table:table-cell>
          <table:table-cell table:formula="of:=(SUM([.T77:.V77])/9)*(-1)" office:value-type="float" office:value="-0.236111111111111" calcext:value-type="float">
            <text:p>-0,236</text:p>
          </table:table-cell>
          <table:table-cell table:formula="of:=(SUM([.W77:.Y77])/9)*(-1)" office:value-type="float" office:value="-0.236111111111111" calcext:value-type="float">
            <text:p>-0,236</text:p>
          </table:table-cell>
          <table:table-cell table:formula="of:=(SUM([.Z77:.AB77])/9)*(-1)" office:value-type="float" office:value="-0.236111111111111" calcext:value-type="float">
            <text:p>-0,23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25" calcext:value-type="float">
            <text:p>0,025</text:p>
          </table:table-cell>
          <table:table-cell table:style-name="ce11"/>
          <table:table-cell table:style-name="ce11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/>
          <table:table-cell table:style-name="ce12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 table:style-name="ce10"/>
          <table:table-cell table:style-name="ce12"/>
          <table:table-cell table:style-name="ce12" office:value-type="float" office:value="0.025" calcext:value-type="float">
            <text:p>0,025</text:p>
          </table:table-cell>
          <table:table-cell table:style-name="ce11" table:number-columns-repeated="2"/>
          <table:table-cell table:style-name="ce11" office:value-type="float" office:value="0.025" calcext:value-type="float">
            <text:p>0,025</text:p>
          </table:table-cell>
          <table:table-cell/>
          <table:table-cell table:formula="of:=(SUM([.E78:.P78])/9)*(-1)" office:value-type="float" office:value="-0.0138888888888889" calcext:value-type="float">
            <text:p>-0,014</text:p>
          </table:table-cell>
          <table:table-cell table:formula="of:=(SUM([.Q78:.S78])/9)*(-1)" office:value-type="float" office:value="-0.00277777777777778" calcext:value-type="float">
            <text:p>-0,003</text:p>
          </table:table-cell>
          <table:table-cell table:formula="of:=(SUM([.T78:.V78])/9)*(-1)" office:value-type="float" office:value="-0.00277777777777778" calcext:value-type="float">
            <text:p>-0,003</text:p>
          </table:table-cell>
          <table:table-cell table:formula="of:=(SUM([.W78:.Y78])/9)*(-1)" office:value-type="float" office:value="-0.00277777777777778" calcext:value-type="float">
            <text:p>-0,003</text:p>
          </table:table-cell>
          <table:table-cell table:formula="of:=(SUM([.Z78:.AB78])/9)*(-1)" office:value-type="float" office:value="-0.00277777777777778" calcext:value-type="float">
            <text:p>-0,00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00" calcext:value-type="float">
            <text:p>3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0"/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/>
          <table:table-cell table:formula="of:=(SUM([.E79:.P79])/9)*(-1)" office:value-type="float" office:value="-144.444444444444" calcext:value-type="float">
            <text:p>-144,444</text:p>
          </table:table-cell>
          <table:table-cell table:formula="of:=(SUM([.Q79:.S79])/9)*(-1)" office:value-type="float" office:value="-27.7777777777778" calcext:value-type="float">
            <text:p>-27,778</text:p>
          </table:table-cell>
          <table:table-cell table:formula="of:=(SUM([.T79:.V79])/9)*(-1)" office:value-type="float" office:value="-27.7777777777778" calcext:value-type="float">
            <text:p>-27,778</text:p>
          </table:table-cell>
          <table:table-cell table:formula="of:=(SUM([.W79:.Y79])/9)*(-1)" office:value-type="float" office:value="-27.7777777777778" calcext:value-type="float">
            <text:p>-27,778</text:p>
          </table:table-cell>
          <table:table-cell table:formula="of:=(SUM([.Z79:.AB79])/9)*(-1)" office:value-type="float" office:value="-27.7777777777778" calcext:value-type="float">
            <text:p>-27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0"/>
          <table:table-cell table:style-name="ce12" office:value-type="float" office:value="-0.6" calcext:value-type="float">
            <text:p>-0,600</text:p>
          </table:table-cell>
          <table:table-cell table:style-name="ce12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85" calcext:value-type="float">
            <text:p>0,850</text:p>
          </table:table-cell>
          <table:table-cell/>
          <table:table-cell table:formula="of:=(SUM([.E80:.P80])/9)*(-1)" office:value-type="float" office:value="-0.144444444444444" calcext:value-type="float">
            <text:p>-0,144</text:p>
          </table:table-cell>
          <table:table-cell table:formula="of:=(SUM([.Q80:.S80])/9)*(-1)" office:value-type="float" office:value="-0.0277777777777778" calcext:value-type="float">
            <text:p>-0,028</text:p>
          </table:table-cell>
          <table:table-cell table:formula="of:=(SUM([.T80:.V80])/9)*(-1)" office:value-type="float" office:value="-0.0277777777777778" calcext:value-type="float">
            <text:p>-0,028</text:p>
          </table:table-cell>
          <table:table-cell table:formula="of:=(SUM([.W80:.Y80])/9)*(-1)" office:value-type="float" office:value="-0.0277777777777778" calcext:value-type="float">
            <text:p>-0,028</text:p>
          </table:table-cell>
          <table:table-cell table:formula="of:=(SUM([.Z80:.AB80])/9)*(-1)" office:value-type="float" office:value="-0.0277777777777778" calcext:value-type="float">
            <text:p>-0,02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/>
          <table:table-cell table:style-name="ce12" table:number-columns-repeated="2"/>
          <table:table-cell table:style-name="ce11" table:number-columns-repeated="3"/>
          <table:table-cell/>
          <table:table-cell table:formula="of:=(SUM([.E81:.P81])/9)*(-1)" office:value-type="float" office:value="-0" calcext:value-type="float">
            <text:p>0,000</text:p>
          </table:table-cell>
          <table:table-cell table:formula="of:=(SUM([.Q81:.S81])/9)*(-1)" office:value-type="float" office:value="-0" calcext:value-type="float">
            <text:p>0,000</text:p>
          </table:table-cell>
          <table:table-cell table:formula="of:=(SUM([.T81:.V81])/9)*(-1)" office:value-type="float" office:value="-0" calcext:value-type="float">
            <text:p>0,000</text:p>
          </table:table-cell>
          <table:table-cell table:formula="of:=(SUM([.W81:.Y81])/9)*(-1)" office:value-type="float" office:value="-0" calcext:value-type="float">
            <text:p>0,000</text:p>
          </table:table-cell>
          <table:table-cell table:formula="of:=(SUM([.Z81:.AB8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.5" calcext:value-type="float">
            <text:p>3,5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0"/>
          <table:table-cell table:style-name="ce12"/>
          <table:table-cell table:style-name="ce12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 table:style-name="ce10"/>
          <table:table-cell table:style-name="ce12"/>
          <table:table-cell table:style-name="ce12" office:value-type="float" office:value="3.5" calcext:value-type="float">
            <text:p>3,500</text:p>
          </table:table-cell>
          <table:table-cell table:style-name="ce11" table:number-columns-repeated="2"/>
          <table:table-cell table:style-name="ce11" office:value-type="float" office:value="3.5" calcext:value-type="float">
            <text:p>3,500</text:p>
          </table:table-cell>
          <table:table-cell/>
          <table:table-cell table:formula="of:=(SUM([.E82:.P82])/9)*(-1)" office:value-type="float" office:value="-1.94444444444444" calcext:value-type="float">
            <text:p>-1,944</text:p>
          </table:table-cell>
          <table:table-cell table:formula="of:=(SUM([.Q82:.S82])/9)*(-1)" office:value-type="float" office:value="-0.388888888888889" calcext:value-type="float">
            <text:p>-0,389</text:p>
          </table:table-cell>
          <table:table-cell table:formula="of:=(SUM([.T82:.V82])/9)*(-1)" office:value-type="float" office:value="-0.388888888888889" calcext:value-type="float">
            <text:p>-0,389</text:p>
          </table:table-cell>
          <table:table-cell table:formula="of:=(SUM([.W82:.Y82])/9)*(-1)" office:value-type="float" office:value="-0.388888888888889" calcext:value-type="float">
            <text:p>-0,389</text:p>
          </table:table-cell>
          <table:table-cell table:formula="of:=(SUM([.Z82:.AB82])/9)*(-1)" office:value-type="float" office:value="-0.388888888888889" calcext:value-type="float">
            <text:p>-0,3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5" calcext:value-type="float">
            <text:p>0,45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/>
          <table:table-cell table:formula="of:=(SUM([.E83:.P83])/9)*(-1)" office:value-type="float" office:value="-0.394444444444444" calcext:value-type="float">
            <text:p>-0,394</text:p>
          </table:table-cell>
          <table:table-cell table:formula="of:=(SUM([.Q83:.S83])/9)*(-1)" office:value-type="float" office:value="-0.277777777777778" calcext:value-type="float">
            <text:p>-0,278</text:p>
          </table:table-cell>
          <table:table-cell table:formula="of:=(SUM([.T83:.V83])/9)*(-1)" office:value-type="float" office:value="-0.277777777777778" calcext:value-type="float">
            <text:p>-0,278</text:p>
          </table:table-cell>
          <table:table-cell table:formula="of:=(SUM([.W83:.Y83])/9)*(-1)" office:value-type="float" office:value="-0.277777777777778" calcext:value-type="float">
            <text:p>-0,278</text:p>
          </table:table-cell>
          <table:table-cell table:formula="of:=(SUM([.Z83:.AB83])/9)*(-1)" office:value-type="float" office:value="-0.277777777777778" calcext:value-type="float">
            <text:p>-0,2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84:.P84])/9)*(-1)" office:value-type="float" office:value="-0" calcext:value-type="float">
            <text:p>0,000</text:p>
          </table:table-cell>
          <table:table-cell table:formula="of:=(SUM([.Q84:.S84])/9)*(-1)" office:value-type="float" office:value="-0" calcext:value-type="float">
            <text:p>0,000</text:p>
          </table:table-cell>
          <table:table-cell table:formula="of:=(SUM([.T84:.V84])/9)*(-1)" office:value-type="float" office:value="-0" calcext:value-type="float">
            <text:p>0,000</text:p>
          </table:table-cell>
          <table:table-cell table:formula="of:=(SUM([.W84:.Y84])/9)*(-1)" office:value-type="float" office:value="-0" calcext:value-type="float">
            <text:p>0,000</text:p>
          </table:table-cell>
          <table:table-cell table:formula="of:=(SUM([.Z84:.AB8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Heavy 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3" office:value-type="float" office:value="1.125" calcext:value-type="float">
            <text:p>1,125</text:p>
          </table:table-cell>
          <table:table-cell table:style-name="ce13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 table:style-name="ce13" office:value-type="float" office:value="1.125" calcext:value-type="float">
            <text:p>1,125</text:p>
          </table:table-cell>
          <table:table-cell table:style-name="ce13" table:number-columns-repeated="2"/>
          <table:table-cell table:style-name="ce11" office:value-type="float" office:value="1.125" calcext:value-type="float">
            <text:p>1,125</text:p>
          </table:table-cell>
          <table:table-cell table:style-name="ce11" table:number-columns-repeated="2"/>
          <table:table-cell/>
          <table:table-cell table:formula="of:=(SUM([.E87:.P87])/9)*(-1)" office:value-type="float" office:value="-0.5" calcext:value-type="float">
            <text:p>-0,500</text:p>
          </table:table-cell>
          <table:table-cell table:formula="of:=(SUM([.Q87:.S87])/9)*(-1)" office:value-type="float" office:value="-0.125" calcext:value-type="float">
            <text:p>-0,125</text:p>
          </table:table-cell>
          <table:table-cell table:formula="of:=(SUM([.T87:.V87])/9)*(-1)" office:value-type="float" office:value="-0.125" calcext:value-type="float">
            <text:p>-0,125</text:p>
          </table:table-cell>
          <table:table-cell table:formula="of:=(SUM([.W87:.Y87])/9)*(-1)" office:value-type="float" office:value="-0.125" calcext:value-type="float">
            <text:p>-0,125</text:p>
          </table:table-cell>
          <table:table-cell table:formula="of:=(SUM([.Z87:.AB87])/9)*(-1)" office:value-type="float" office:value="-0.125" calcext:value-type="float">
            <text:p>-0,125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6.68" calcext:value-type="float">
            <text:p>16,68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3" office:value-type="float" office:value="2.175" calcext:value-type="float">
            <text:p>2,175</text:p>
          </table:table-cell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3" office:value-type="float" office:value="2.175" calcext:value-type="float">
            <text:p>2,175</text:p>
          </table:table-cell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9.5" calcext:value-type="float">
            <text:p>9,500</text:p>
          </table:table-cell>
          <table:table-cell table:style-name="ce11" office:value-type="float" office:value="2.175" calcext:value-type="float">
            <text:p>2,175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/>
          <table:table-cell table:formula="of:=(SUM([.E88:.P88])/9)*(-1)" office:value-type="float" office:value="-9.02277777777778" calcext:value-type="float">
            <text:p>-9,023</text:p>
          </table:table-cell>
          <table:table-cell table:formula="of:=(SUM([.Q88:.S88])/9)*(-1)" office:value-type="float" office:value="-1.85277777777778" calcext:value-type="float">
            <text:p>-1,853</text:p>
          </table:table-cell>
          <table:table-cell table:formula="of:=(SUM([.T88:.V88])/9)*(-1)" office:value-type="float" office:value="-1.85277777777778" calcext:value-type="float">
            <text:p>-1,853</text:p>
          </table:table-cell>
          <table:table-cell table:formula="of:=(SUM([.W88:.Y88])/9)*(-1)" office:value-type="float" office:value="-1.85277777777778" calcext:value-type="float">
            <text:p>-1,853</text:p>
          </table:table-cell>
          <table:table-cell table:formula="of:=(SUM([.Z88:.AB88])/9)*(-1)" office:value-type="float" office:value="-1.85277777777778" calcext:value-type="float">
            <text:p>-1,85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0.75" calcext:value-type="float">
            <text:p>0,750</text:p>
          </table:table-cell>
          <table:table-cell table:style-name="ce11" table:number-columns-repeated="2"/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/>
          <table:table-cell table:style-name="ce13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/>
          <table:table-cell table:style-name="ce13" office:value-type="float" office:value="0.5" calcext:value-type="float">
            <text:p>0,5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/>
          <table:table-cell table:formula="of:=(SUM([.E89:.P89])/9)*(-1)" office:value-type="float" office:value="-0.333333333333333" calcext:value-type="float">
            <text:p>-0,333</text:p>
          </table:table-cell>
          <table:table-cell table:formula="of:=(SUM([.Q89:.S89])/9)*(-1)" office:value-type="float" office:value="-0.0833333333333333" calcext:value-type="float">
            <text:p>-0,083</text:p>
          </table:table-cell>
          <table:table-cell table:formula="of:=(SUM([.T89:.V89])/9)*(-1)" office:value-type="float" office:value="-0.0833333333333333" calcext:value-type="float">
            <text:p>-0,083</text:p>
          </table:table-cell>
          <table:table-cell table:formula="of:=(SUM([.W89:.Y89])/9)*(-1)" office:value-type="float" office:value="-0.0833333333333333" calcext:value-type="float">
            <text:p>-0,083</text:p>
          </table:table-cell>
          <table:table-cell table:formula="of:=(SUM([.Z89:.AB89])/9)*(-1)" office:value-type="float" office:value="-0.0833333333333333" calcext:value-type="float">
            <text:p>-0,08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.75" calcext:value-type="float">
            <text:p>2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1.75" calcext:value-type="float">
            <text:p>1,7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1.75" calcext:value-type="float">
            <text:p>1,7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/>
          <table:table-cell table:formula="of:=(SUM([.E90:.P90])/9)*(-1)" office:value-type="float" office:value="-1.33333333333333" calcext:value-type="float">
            <text:p>-1,333</text:p>
          </table:table-cell>
          <table:table-cell table:formula="of:=(SUM([.Q90:.S90])/9)*(-1)" office:value-type="float" office:value="-0.305555555555556" calcext:value-type="float">
            <text:p>-0,306</text:p>
          </table:table-cell>
          <table:table-cell table:formula="of:=(SUM([.T90:.V90])/9)*(-1)" office:value-type="float" office:value="-0.305555555555556" calcext:value-type="float">
            <text:p>-0,306</text:p>
          </table:table-cell>
          <table:table-cell table:formula="of:=(SUM([.W90:.Y90])/9)*(-1)" office:value-type="float" office:value="-0.305555555555556" calcext:value-type="float">
            <text:p>-0,306</text:p>
          </table:table-cell>
          <table:table-cell table:formula="of:=(SUM([.Z90:.AB90])/9)*(-1)" office:value-type="float" office:value="-0.305555555555556" calcext:value-type="float">
            <text:p>-0,3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135" calcext:value-type="float">
            <text:p>0,13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3" office:value-type="float" office:value="0.06" calcext:value-type="float">
            <text:p>0,060</text:p>
          </table:table-cell>
          <table:table-cell table:style-name="ce13"/>
          <table:table-cell table:style-name="ce13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3" office:value-type="float" office:value="0.06" calcext:value-type="float">
            <text:p>0,060</text:p>
          </table:table-cell>
          <table:table-cell table:style-name="ce13"/>
          <table:table-cell table:style-name="ce13" office:value-type="float" office:value="0.075" calcext:value-type="float">
            <text:p>0,075</text:p>
          </table:table-cell>
          <table:table-cell table:style-name="ce11" office:value-type="float" office:value="0.06" calcext:value-type="float">
            <text:p>0,060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/>
          <table:table-cell table:formula="of:=(SUM([.E91:.P91])/9)*(-1)" office:value-type="float" office:value="-0.0683333333333333" calcext:value-type="float">
            <text:p>-0,068</text:p>
          </table:table-cell>
          <table:table-cell table:formula="of:=(SUM([.Q91:.S91])/9)*(-1)" office:value-type="float" office:value="-0.015" calcext:value-type="float">
            <text:p>-0,015</text:p>
          </table:table-cell>
          <table:table-cell table:formula="of:=(SUM([.T91:.V91])/9)*(-1)" office:value-type="float" office:value="-0.015" calcext:value-type="float">
            <text:p>-0,015</text:p>
          </table:table-cell>
          <table:table-cell table:formula="of:=(SUM([.W91:.Y91])/9)*(-1)" office:value-type="float" office:value="-0.015" calcext:value-type="float">
            <text:p>-0,015</text:p>
          </table:table-cell>
          <table:table-cell table:formula="of:=(SUM([.Z91:.AB91])/9)*(-1)" office:value-type="float" office:value="-0.015" calcext:value-type="float">
            <text:p>-0,015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400" calcext:value-type="float">
            <text:p>4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/>
          <table:table-cell table:formula="of:=(SUM([.E92:.P92])/9)*(-1)" office:value-type="float" office:value="-200" calcext:value-type="float">
            <text:p>-200,000</text:p>
          </table:table-cell>
          <table:table-cell table:formula="of:=(SUM([.Q92:.S92])/9)*(-1)" office:value-type="float" office:value="-44.4444444444444" calcext:value-type="float">
            <text:p>-44,444</text:p>
          </table:table-cell>
          <table:table-cell table:formula="of:=(SUM([.T92:.V92])/9)*(-1)" office:value-type="float" office:value="-44.4444444444444" calcext:value-type="float">
            <text:p>-44,444</text:p>
          </table:table-cell>
          <table:table-cell table:formula="of:=(SUM([.W92:.Y92])/9)*(-1)" office:value-type="float" office:value="-44.4444444444444" calcext:value-type="float">
            <text:p>-44,444</text:p>
          </table:table-cell>
          <table:table-cell table:formula="of:=(SUM([.Z92:.AB92])/9)*(-1)" office:value-type="float" office:value="-44.4444444444444" calcext:value-type="float">
            <text:p>-44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5" calcext:value-type="float">
            <text:p>-0,2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5" calcext:value-type="float">
            <text:p>-0,250</text:p>
          </table:table-cell>
          <table:table-cell/>
          <table:table-cell table:formula="of:=(SUM([.E93:.P93])/9)*(-1)" office:value-type="float" office:value="-0.444444444444444" calcext:value-type="float">
            <text:p>-0,444</text:p>
          </table:table-cell>
          <table:table-cell table:formula="of:=(SUM([.Q93:.S93])/9)*(-1)" office:value-type="float" office:value="-0.111111111111111" calcext:value-type="float">
            <text:p>-0,111</text:p>
          </table:table-cell>
          <table:table-cell table:formula="of:=(SUM([.T93:.V93])/9)*(-1)" office:value-type="float" office:value="-0.111111111111111" calcext:value-type="float">
            <text:p>-0,111</text:p>
          </table:table-cell>
          <table:table-cell table:formula="of:=(SUM([.W93:.Y93])/9)*(-1)" office:value-type="float" office:value="-0.111111111111111" calcext:value-type="float">
            <text:p>-0,111</text:p>
          </table:table-cell>
          <table:table-cell table:formula="of:=(SUM([.Z93:.AB93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94:.P94])/9)*(-1)" office:value-type="float" office:value="-0" calcext:value-type="float">
            <text:p>0,000</text:p>
          </table:table-cell>
          <table:table-cell table:formula="of:=(SUM([.Q94:.S94])/9)*(-1)" office:value-type="float" office:value="-0" calcext:value-type="float">
            <text:p>0,000</text:p>
          </table:table-cell>
          <table:table-cell table:formula="of:=(SUM([.T94:.V94])/9)*(-1)" office:value-type="float" office:value="-0" calcext:value-type="float">
            <text:p>0,000</text:p>
          </table:table-cell>
          <table:table-cell table:formula="of:=(SUM([.W94:.Y94])/9)*(-1)" office:value-type="float" office:value="-0" calcext:value-type="float">
            <text:p>0,000</text:p>
          </table:table-cell>
          <table:table-cell table:formula="of:=(SUM([.Z94:.AB9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9" calcext:value-type="float">
            <text:p>19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2" calcext:value-type="float">
            <text:p>12,000</text:p>
          </table:table-cell>
          <table:table-cell/>
          <table:table-cell table:formula="of:=(SUM([.E95:.P95])/9)*(-1)" office:value-type="float" office:value="-9.77777777777778" calcext:value-type="float">
            <text:p>-9,778</text:p>
          </table:table-cell>
          <table:table-cell table:formula="of:=(SUM([.Q95:.S95])/9)*(-1)" office:value-type="float" office:value="-2.11111111111111" calcext:value-type="float">
            <text:p>-2,111</text:p>
          </table:table-cell>
          <table:table-cell table:formula="of:=(SUM([.T95:.V95])/9)*(-1)" office:value-type="float" office:value="-2.11111111111111" calcext:value-type="float">
            <text:p>-2,111</text:p>
          </table:table-cell>
          <table:table-cell table:formula="of:=(SUM([.W95:.Y95])/9)*(-1)" office:value-type="float" office:value="-2.11111111111111" calcext:value-type="float">
            <text:p>-2,111</text:p>
          </table:table-cell>
          <table:table-cell table:formula="of:=(SUM([.Z95:.AB95])/9)*(-1)" office:value-type="float" office:value="-2.11111111111111" calcext:value-type="float">
            <text:p>-2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5" calcext:value-type="float">
            <text:p>0,45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2.2" calcext:value-type="float">
            <text:p>2,200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2.2" calcext:value-type="float">
            <text:p>2,2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/>
          <table:table-cell table:formula="of:=(SUM([.E96:.P96])/9)*(-1)" office:value-type="float" office:value="-0.394444444444444" calcext:value-type="float">
            <text:p>-0,394</text:p>
          </table:table-cell>
          <table:table-cell table:formula="of:=(SUM([.Q96:.S96])/9)*(-1)" office:value-type="float" office:value="-0.277777777777778" calcext:value-type="float">
            <text:p>-0,278</text:p>
          </table:table-cell>
          <table:table-cell table:formula="of:=(SUM([.T96:.V96])/9)*(-1)" office:value-type="float" office:value="-0.277777777777778" calcext:value-type="float">
            <text:p>-0,278</text:p>
          </table:table-cell>
          <table:table-cell table:formula="of:=(SUM([.W96:.Y96])/9)*(-1)" office:value-type="float" office:value="-0.277777777777778" calcext:value-type="float">
            <text:p>-0,278</text:p>
          </table:table-cell>
          <table:table-cell table:formula="of:=(SUM([.Z96:.AB96])/9)*(-1)" office:value-type="float" office:value="-0.277777777777778" calcext:value-type="float">
            <text:p>-0,2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97:.P97])/9)*(-1)" office:value-type="float" office:value="-0" calcext:value-type="float">
            <text:p>0,000</text:p>
          </table:table-cell>
          <table:table-cell table:formula="of:=(SUM([.Q97:.S97])/9)*(-1)" office:value-type="float" office:value="-0" calcext:value-type="float">
            <text:p>0,000</text:p>
          </table:table-cell>
          <table:table-cell table:formula="of:=(SUM([.T97:.V97])/9)*(-1)" office:value-type="float" office:value="-0" calcext:value-type="float">
            <text:p>0,000</text:p>
          </table:table-cell>
          <table:table-cell table:formula="of:=(SUM([.W97:.Y97])/9)*(-1)" office:value-type="float" office:value="-0" calcext:value-type="float">
            <text:p>0,000</text:p>
          </table:table-cell>
          <table:table-cell table:formula="of:=(SUM([.Z97:.AB9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8.25" calcext:value-type="float">
            <text:p>8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/>
          <table:table-cell table:formula="of:=(SUM([.E100:.P100])/9)*(-1)" office:value-type="float" office:value="-4.33333333333333" calcext:value-type="float">
            <text:p>-4,333</text:p>
          </table:table-cell>
          <table:table-cell table:formula="of:=(SUM([.Q100:.S100])/9)*(-1)" office:value-type="float" office:value="-1.13888888888889" calcext:value-type="float">
            <text:p>-1,139</text:p>
          </table:table-cell>
          <table:table-cell table:formula="of:=(SUM([.T100:.V100])/9)*(-1)" office:value-type="float" office:value="-1.13888888888889" calcext:value-type="float">
            <text:p>-1,139</text:p>
          </table:table-cell>
          <table:table-cell table:formula="of:=(SUM([.W100:.Y100])/9)*(-1)" office:value-type="float" office:value="-1.13888888888889" calcext:value-type="float">
            <text:p>-1,139</text:p>
          </table:table-cell>
          <table:table-cell table:formula="of:=(SUM([.Z100:.AB100])/9)*(-1)" office:value-type="float" office:value="-1.13888888888889" calcext:value-type="float">
            <text:p>-1,13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9.25" calcext:value-type="float">
            <text:p>29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/>
          <table:table-cell table:formula="of:=(SUM([.E101:.P101])/9)*(-1)" office:value-type="float" office:value="-13.8888888888889" calcext:value-type="float">
            <text:p>-13,889</text:p>
          </table:table-cell>
          <table:table-cell table:formula="of:=(SUM([.Q101:.S101])/9)*(-1)" office:value-type="float" office:value="-3.25" calcext:value-type="float">
            <text:p>-3,250</text:p>
          </table:table-cell>
          <table:table-cell table:formula="of:=(SUM([.T101:.V101])/9)*(-1)" office:value-type="float" office:value="-3.25" calcext:value-type="float">
            <text:p>-3,250</text:p>
          </table:table-cell>
          <table:table-cell table:formula="of:=(SUM([.W101:.Y101])/9)*(-1)" office:value-type="float" office:value="-3.25" calcext:value-type="float">
            <text:p>-3,250</text:p>
          </table:table-cell>
          <table:table-cell table:formula="of:=(SUM([.Z101:.AB101])/9)*(-1)" office:value-type="float" office:value="-3.25" calcext:value-type="float">
            <text:p>-3,2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/>
          <table:table-cell table:formula="of:=(SUM([.E102:.P102])/9)*(-1)" office:value-type="float" office:value="-2.22222222222222" calcext:value-type="float">
            <text:p>-2,222</text:p>
          </table:table-cell>
          <table:table-cell table:formula="of:=(SUM([.Q102:.S102])/9)*(-1)" office:value-type="float" office:value="-1.38888888888889" calcext:value-type="float">
            <text:p>-1,389</text:p>
          </table:table-cell>
          <table:table-cell table:formula="of:=(SUM([.T102:.V102])/9)*(-1)" office:value-type="float" office:value="-0.833333333333333" calcext:value-type="float">
            <text:p>-0,833</text:p>
          </table:table-cell>
          <table:table-cell table:formula="of:=(SUM([.W102:.Y102])/9)*(-1)" office:value-type="float" office:value="-1.38888888888889" calcext:value-type="float">
            <text:p>-1,389</text:p>
          </table:table-cell>
          <table:table-cell table:formula="of:=(SUM([.Z102:.AB102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/>
          <table:table-cell table:formula="of:=(SUM([.E103:.P103])/9)*(-1)" office:value-type="float" office:value="-6.77777777777778" calcext:value-type="float">
            <text:p>-6,778</text:p>
          </table:table-cell>
          <table:table-cell table:formula="of:=(SUM([.Q103:.S103])/9)*(-1)" office:value-type="float" office:value="-1.69444444444444" calcext:value-type="float">
            <text:p>-1,694</text:p>
          </table:table-cell>
          <table:table-cell table:formula="of:=(SUM([.T103:.V103])/9)*(-1)" office:value-type="float" office:value="-1.69444444444444" calcext:value-type="float">
            <text:p>-1,694</text:p>
          </table:table-cell>
          <table:table-cell table:formula="of:=(SUM([.W103:.Y103])/9)*(-1)" office:value-type="float" office:value="-1.69444444444444" calcext:value-type="float">
            <text:p>-1,694</text:p>
          </table:table-cell>
          <table:table-cell table:formula="of:=(SUM([.Z103:.AB103])/9)*(-1)" office:value-type="float" office:value="-1.69444444444444" calcext:value-type="float">
            <text:p>-1,69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687" calcext:value-type="float">
            <text:p>0,687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/>
          <table:table-cell table:formula="of:=(SUM([.E104:.P104])/9)*(-1)" office:value-type="float" office:value="-0.347" calcext:value-type="float">
            <text:p>-0,347</text:p>
          </table:table-cell>
          <table:table-cell table:formula="of:=(SUM([.Q104:.S104])/9)*(-1)" office:value-type="float" office:value="-0.0763333333333333" calcext:value-type="float">
            <text:p>-0,076</text:p>
          </table:table-cell>
          <table:table-cell table:formula="of:=(SUM([.T104:.V104])/9)*(-1)" office:value-type="float" office:value="-0.0763333333333333" calcext:value-type="float">
            <text:p>-0,076</text:p>
          </table:table-cell>
          <table:table-cell table:formula="of:=(SUM([.W104:.Y104])/9)*(-1)" office:value-type="float" office:value="-0.0763333333333333" calcext:value-type="float">
            <text:p>-0,076</text:p>
          </table:table-cell>
          <table:table-cell table:formula="of:=(SUM([.Z104:.AB104])/9)*(-1)" office:value-type="float" office:value="-0.0763333333333333" calcext:value-type="float">
            <text:p>-0,07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25" calcext:value-type="float">
            <text:p>325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/>
          <table:table-cell table:formula="of:=(SUM([.E105:.P105])/9)*(-1)" office:value-type="float" office:value="-183.333333333333" calcext:value-type="float">
            <text:p>-183,333</text:p>
          </table:table-cell>
          <table:table-cell table:formula="of:=(SUM([.Q105:.S105])/9)*(-1)" office:value-type="float" office:value="-41.6666666666667" calcext:value-type="float">
            <text:p>-41,667</text:p>
          </table:table-cell>
          <table:table-cell table:formula="of:=(SUM([.T105:.V105])/9)*(-1)" office:value-type="float" office:value="-41.6666666666667" calcext:value-type="float">
            <text:p>-41,667</text:p>
          </table:table-cell>
          <table:table-cell table:formula="of:=(SUM([.W105:.Y105])/9)*(-1)" office:value-type="float" office:value="-41.6666666666667" calcext:value-type="float">
            <text:p>-41,667</text:p>
          </table:table-cell>
          <table:table-cell table:formula="of:=(SUM([.Z105:.AB105])/9)*(-1)" office:value-type="float" office:value="-41.6666666666667" calcext:value-type="float">
            <text:p>-41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45" calcext:value-type="float">
            <text:p>0,45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/>
          <table:table-cell table:formula="of:=(SUM([.E106:.P106])/9)*(-1)" office:value-type="float" office:value="-0.211111111111111" calcext:value-type="float">
            <text:p>-0,211</text:p>
          </table:table-cell>
          <table:table-cell table:formula="of:=(SUM([.Q106:.S106])/9)*(-1)" office:value-type="float" office:value="-0.05" calcext:value-type="float">
            <text:p>-0,050</text:p>
          </table:table-cell>
          <table:table-cell table:formula="of:=(SUM([.T106:.V106])/9)*(-1)" office:value-type="float" office:value="-0.05" calcext:value-type="float">
            <text:p>-0,050</text:p>
          </table:table-cell>
          <table:table-cell table:formula="of:=(SUM([.W106:.Y106])/9)*(-1)" office:value-type="float" office:value="-0.05" calcext:value-type="float">
            <text:p>-0,050</text:p>
          </table:table-cell>
          <table:table-cell table:formula="of:=(SUM([.Z106:.AB106])/9)*(-1)" office:value-type="float" office:value="-0.05" calcext:value-type="float">
            <text:p>-0,0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/>
          <table:table-cell table:formula="of:=(SUM([.E107:.P107])/9)*(-1)" office:value-type="float" office:value="-0" calcext:value-type="float">
            <text:p>0,000</text:p>
          </table:table-cell>
          <table:table-cell table:formula="of:=(SUM([.Q107:.S107])/9)*(-1)" office:value-type="float" office:value="-0" calcext:value-type="float">
            <text:p>0,000</text:p>
          </table:table-cell>
          <table:table-cell table:formula="of:=(SUM([.T107:.V107])/9)*(-1)" office:value-type="float" office:value="-0" calcext:value-type="float">
            <text:p>0,000</text:p>
          </table:table-cell>
          <table:table-cell table:formula="of:=(SUM([.W107:.Y107])/9)*(-1)" office:value-type="float" office:value="-0" calcext:value-type="float">
            <text:p>0,000</text:p>
          </table:table-cell>
          <table:table-cell table:formula="of:=(SUM([.Z107:.AB10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/>
          <table:table-cell table:formula="of:=(SUM([.E108:.P108])/9)*(-1)" office:value-type="float" office:value="-17.2222222222222" calcext:value-type="float">
            <text:p>-17,222</text:p>
          </table:table-cell>
          <table:table-cell table:formula="of:=(SUM([.Q108:.S108])/9)*(-1)" office:value-type="float" office:value="-6.66666666666667" calcext:value-type="float">
            <text:p>-6,667</text:p>
          </table:table-cell>
          <table:table-cell table:formula="of:=(SUM([.T108:.V108])/9)*(-1)" office:value-type="float" office:value="-5" calcext:value-type="float">
            <text:p>-5,000</text:p>
          </table:table-cell>
          <table:table-cell table:formula="of:=(SUM([.W108:.Y108])/9)*(-1)" office:value-type="float" office:value="-6.66666666666667" calcext:value-type="float">
            <text:p>-6,667</text:p>
          </table:table-cell>
          <table:table-cell table:formula="of:=(SUM([.Z108:.AB108])/9)*(-1)" office:value-type="float" office:value="-5" calcext:value-type="float">
            <text:p>-5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/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/>
          <table:table-cell table:formula="of:=(SUM([.E109:.P109])/9)*(-1)" office:value-type="float" office:value="-1.35555555555556" calcext:value-type="float">
            <text:p>-1,356</text:p>
          </table:table-cell>
          <table:table-cell table:formula="of:=(SUM([.Q109:.S109])/9)*(-1)" office:value-type="float" office:value="-0.594444444444444" calcext:value-type="float">
            <text:p>-0,594</text:p>
          </table:table-cell>
          <table:table-cell table:formula="of:=(SUM([.T109:.V109])/9)*(-1)" office:value-type="float" office:value="-0.605555555555556" calcext:value-type="float">
            <text:p>-0,606</text:p>
          </table:table-cell>
          <table:table-cell table:formula="of:=(SUM([.W109:.Y109])/9)*(-1)" office:value-type="float" office:value="-0.594444444444444" calcext:value-type="float">
            <text:p>-0,594</text:p>
          </table:table-cell>
          <table:table-cell table:formula="of:=(SUM([.Z109:.AB109])/9)*(-1)" office:value-type="float" office:value="-0.605555555555556" calcext:value-type="float">
            <text:p>-0,6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110:.P110])/9)*(-1)" office:value-type="float" office:value="-0" calcext:value-type="float">
            <text:p>0,000</text:p>
          </table:table-cell>
          <table:table-cell table:formula="of:=(SUM([.Q110:.S110])/9)*(-1)" office:value-type="float" office:value="-0" calcext:value-type="float">
            <text:p>0,000</text:p>
          </table:table-cell>
          <table:table-cell table:formula="of:=(SUM([.T110:.V110])/9)*(-1)" office:value-type="float" office:value="-0" calcext:value-type="float">
            <text:p>0,000</text:p>
          </table:table-cell>
          <table:table-cell table:formula="of:=(SUM([.W110:.Y110])/9)*(-1)" office:value-type="float" office:value="-0" calcext:value-type="float">
            <text:p>0,000</text:p>
          </table:table-cell>
          <table:table-cell table:formula="of:=(SUM([.Z110:.AB11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mmand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8.25" calcext:value-type="float">
            <text:p>8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3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/>
          <table:table-cell table:formula="of:=(SUM([.E113:.P113])/9)*(-1)" office:value-type="float" office:value="-4.33333333333333" calcext:value-type="float">
            <text:p>-4,333</text:p>
          </table:table-cell>
          <table:table-cell table:formula="of:=(SUM([.Q113:.S113])/9)*(-1)" office:value-type="float" office:value="-1.13888888888889" calcext:value-type="float">
            <text:p>-1,139</text:p>
          </table:table-cell>
          <table:table-cell table:formula="of:=(SUM([.T113:.V113])/9)*(-1)" office:value-type="float" office:value="-1.13888888888889" calcext:value-type="float">
            <text:p>-1,139</text:p>
          </table:table-cell>
          <table:table-cell table:formula="of:=(SUM([.W113:.Y113])/9)*(-1)" office:value-type="float" office:value="-1.13888888888889" calcext:value-type="float">
            <text:p>-1,139</text:p>
          </table:table-cell>
          <table:table-cell table:formula="of:=(SUM([.Z113:.AB113])/9)*(-1)" office:value-type="float" office:value="-1.13888888888889" calcext:value-type="float">
            <text:p>-1,13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9.25" calcext:value-type="float">
            <text:p>29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1.25" calcext:value-type="float">
            <text:p>21,250</text:p>
          </table:table-cell>
          <table:table-cell table:style-name="ce10"/>
          <table:table-cell table:style-name="ce10" office:value-type="float" office:value="8" calcext:value-type="float">
            <text:p>8,000</text:p>
          </table:table-cell>
          <table:table-cell table:style-name="ce11" office:value-type="float" office:value="21.25" calcext:value-type="float">
            <text:p>21,250</text:p>
          </table:table-cell>
          <table:table-cell table:style-name="ce11"/>
          <table:table-cell table:style-name="ce11" office:value-type="float" office:value="8" calcext:value-type="float">
            <text:p>8,000</text:p>
          </table:table-cell>
          <table:table-cell/>
          <table:table-cell table:formula="of:=(SUM([.E114:.P114])/9)*(-1)" office:value-type="float" office:value="-13.8888888888889" calcext:value-type="float">
            <text:p>-13,889</text:p>
          </table:table-cell>
          <table:table-cell table:formula="of:=(SUM([.Q114:.S114])/9)*(-1)" office:value-type="float" office:value="-3.25" calcext:value-type="float">
            <text:p>-3,250</text:p>
          </table:table-cell>
          <table:table-cell table:formula="of:=(SUM([.T114:.V114])/9)*(-1)" office:value-type="float" office:value="-3.25" calcext:value-type="float">
            <text:p>-3,250</text:p>
          </table:table-cell>
          <table:table-cell table:formula="of:=(SUM([.W114:.Y114])/9)*(-1)" office:value-type="float" office:value="-3.25" calcext:value-type="float">
            <text:p>-3,250</text:p>
          </table:table-cell>
          <table:table-cell table:formula="of:=(SUM([.Z114:.AB114])/9)*(-1)" office:value-type="float" office:value="-3.25" calcext:value-type="float">
            <text:p>-3,2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/>
          <table:table-cell table:formula="of:=(SUM([.E115:.P115])/9)*(-1)" office:value-type="float" office:value="-2.22222222222222" calcext:value-type="float">
            <text:p>-2,222</text:p>
          </table:table-cell>
          <table:table-cell table:formula="of:=(SUM([.Q115:.S115])/9)*(-1)" office:value-type="float" office:value="-1.38888888888889" calcext:value-type="float">
            <text:p>-1,389</text:p>
          </table:table-cell>
          <table:table-cell table:formula="of:=(SUM([.T115:.V115])/9)*(-1)" office:value-type="float" office:value="-0.833333333333333" calcext:value-type="float">
            <text:p>-0,833</text:p>
          </table:table-cell>
          <table:table-cell table:formula="of:=(SUM([.W115:.Y115])/9)*(-1)" office:value-type="float" office:value="-1.38888888888889" calcext:value-type="float">
            <text:p>-1,389</text:p>
          </table:table-cell>
          <table:table-cell table:formula="of:=(SUM([.Z115:.AB115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 table:style-name="ce13" office:value-type="float" office:value="15.25" calcext:value-type="float">
            <text:p>15,250</text:p>
          </table:table-cell>
          <table:table-cell table:style-name="ce10" table:number-columns-repeated="2"/>
          <table:table-cell table:style-name="ce11" office:value-type="float" office:value="15.25" calcext:value-type="float">
            <text:p>15,250</text:p>
          </table:table-cell>
          <table:table-cell table:style-name="ce11" table:number-columns-repeated="2"/>
          <table:table-cell/>
          <table:table-cell table:formula="of:=(SUM([.E116:.P116])/9)*(-1)" office:value-type="float" office:value="-6.77777777777778" calcext:value-type="float">
            <text:p>-6,778</text:p>
          </table:table-cell>
          <table:table-cell table:formula="of:=(SUM([.Q116:.S116])/9)*(-1)" office:value-type="float" office:value="-1.69444444444444" calcext:value-type="float">
            <text:p>-1,694</text:p>
          </table:table-cell>
          <table:table-cell table:formula="of:=(SUM([.T116:.V116])/9)*(-1)" office:value-type="float" office:value="-1.69444444444444" calcext:value-type="float">
            <text:p>-1,694</text:p>
          </table:table-cell>
          <table:table-cell table:formula="of:=(SUM([.W116:.Y116])/9)*(-1)" office:value-type="float" office:value="-1.69444444444444" calcext:value-type="float">
            <text:p>-1,694</text:p>
          </table:table-cell>
          <table:table-cell table:formula="of:=(SUM([.Z116:.AB116])/9)*(-1)" office:value-type="float" office:value="-1.69444444444444" calcext:value-type="float">
            <text:p>-1,69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687" calcext:value-type="float">
            <text:p>0,687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 table:style-name="ce13" office:value-type="float" office:value="0.312" calcext:value-type="float">
            <text:p>0,312</text:p>
          </table:table-cell>
          <table:table-cell table:style-name="ce10"/>
          <table:table-cell table:style-name="ce13" office:value-type="float" office:value="0.375" calcext:value-type="float">
            <text:p>0,375</text:p>
          </table:table-cell>
          <table:table-cell table:style-name="ce11" office:value-type="float" office:value="0.312" calcext:value-type="float">
            <text:p>0,312</text:p>
          </table:table-cell>
          <table:table-cell table:style-name="ce11"/>
          <table:table-cell table:style-name="ce11" office:value-type="float" office:value="0.375" calcext:value-type="float">
            <text:p>0,375</text:p>
          </table:table-cell>
          <table:table-cell/>
          <table:table-cell table:formula="of:=(SUM([.E117:.P117])/9)*(-1)" office:value-type="float" office:value="-0.347" calcext:value-type="float">
            <text:p>-0,347</text:p>
          </table:table-cell>
          <table:table-cell table:formula="of:=(SUM([.Q117:.S117])/9)*(-1)" office:value-type="float" office:value="-0.0763333333333333" calcext:value-type="float">
            <text:p>-0,076</text:p>
          </table:table-cell>
          <table:table-cell table:formula="of:=(SUM([.T117:.V117])/9)*(-1)" office:value-type="float" office:value="-0.0763333333333333" calcext:value-type="float">
            <text:p>-0,076</text:p>
          </table:table-cell>
          <table:table-cell table:formula="of:=(SUM([.W117:.Y117])/9)*(-1)" office:value-type="float" office:value="-0.0763333333333333" calcext:value-type="float">
            <text:p>-0,076</text:p>
          </table:table-cell>
          <table:table-cell table:formula="of:=(SUM([.Z117:.AB117])/9)*(-1)" office:value-type="float" office:value="-0.0763333333333333" calcext:value-type="float">
            <text:p>-0,07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25" calcext:value-type="float">
            <text:p>325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3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/>
          <table:table-cell table:formula="of:=(SUM([.E118:.P118])/9)*(-1)" office:value-type="float" office:value="-183.333333333333" calcext:value-type="float">
            <text:p>-183,333</text:p>
          </table:table-cell>
          <table:table-cell table:formula="of:=(SUM([.Q118:.S118])/9)*(-1)" office:value-type="float" office:value="-41.6666666666667" calcext:value-type="float">
            <text:p>-41,667</text:p>
          </table:table-cell>
          <table:table-cell table:formula="of:=(SUM([.T118:.V118])/9)*(-1)" office:value-type="float" office:value="-41.6666666666667" calcext:value-type="float">
            <text:p>-41,667</text:p>
          </table:table-cell>
          <table:table-cell table:formula="of:=(SUM([.W118:.Y118])/9)*(-1)" office:value-type="float" office:value="-41.6666666666667" calcext:value-type="float">
            <text:p>-41,667</text:p>
          </table:table-cell>
          <table:table-cell table:formula="of:=(SUM([.Z118:.AB118])/9)*(-1)" office:value-type="float" office:value="-41.6666666666667" calcext:value-type="float">
            <text:p>-41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45" calcext:value-type="float">
            <text:p>0,45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-0.3" calcext:value-type="float">
            <text:p>-0,300</text:p>
          </table:table-cell>
          <table:table-cell/>
          <table:table-cell table:formula="of:=(SUM([.E119:.P119])/9)*(-1)" office:value-type="float" office:value="-0.211111111111111" calcext:value-type="float">
            <text:p>-0,211</text:p>
          </table:table-cell>
          <table:table-cell table:formula="of:=(SUM([.Q119:.S119])/9)*(-1)" office:value-type="float" office:value="-0.05" calcext:value-type="float">
            <text:p>-0,050</text:p>
          </table:table-cell>
          <table:table-cell table:formula="of:=(SUM([.T119:.V119])/9)*(-1)" office:value-type="float" office:value="-0.05" calcext:value-type="float">
            <text:p>-0,050</text:p>
          </table:table-cell>
          <table:table-cell table:formula="of:=(SUM([.W119:.Y119])/9)*(-1)" office:value-type="float" office:value="-0.05" calcext:value-type="float">
            <text:p>-0,050</text:p>
          </table:table-cell>
          <table:table-cell table:formula="of:=(SUM([.Z119:.AB119])/9)*(-1)" office:value-type="float" office:value="-0.05" calcext:value-type="float">
            <text:p>-0,05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/>
          <table:table-cell table:formula="of:=(SUM([.E120:.P120])/9)*(-1)" office:value-type="float" office:value="-0" calcext:value-type="float">
            <text:p>0,000</text:p>
          </table:table-cell>
          <table:table-cell table:formula="of:=(SUM([.Q120:.S120])/9)*(-1)" office:value-type="float" office:value="-0" calcext:value-type="float">
            <text:p>0,000</text:p>
          </table:table-cell>
          <table:table-cell table:formula="of:=(SUM([.T120:.V120])/9)*(-1)" office:value-type="float" office:value="-0" calcext:value-type="float">
            <text:p>0,000</text:p>
          </table:table-cell>
          <table:table-cell table:formula="of:=(SUM([.W120:.Y120])/9)*(-1)" office:value-type="float" office:value="-0" calcext:value-type="float">
            <text:p>0,000</text:p>
          </table:table-cell>
          <table:table-cell table:formula="of:=(SUM([.Z120:.AB12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40" calcext:value-type="float">
            <text:p>40,000</text:p>
          </table:table-cell>
          <table:table-cell table:style-name="ce10"/>
          <table:table-cell table:style-name="ce10" office:value-type="float" office:value="20" calcext:value-type="float">
            <text:p>20,000</text:p>
          </table:table-cell>
          <table:table-cell table:style-name="ce11" office:value-type="float" office:value="25" calcext:value-type="float">
            <text:p>2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5" calcext:value-type="float">
            <text:p>5,000</text:p>
          </table:table-cell>
          <table:table-cell/>
          <table:table-cell table:formula="of:=(SUM([.E121:.P121])/9)*(-1)" office:value-type="float" office:value="-17.2222222222222" calcext:value-type="float">
            <text:p>-17,222</text:p>
          </table:table-cell>
          <table:table-cell table:formula="of:=(SUM([.Q121:.S121])/9)*(-1)" office:value-type="float" office:value="-6.66666666666667" calcext:value-type="float">
            <text:p>-6,667</text:p>
          </table:table-cell>
          <table:table-cell table:formula="of:=(SUM([.T121:.V121])/9)*(-1)" office:value-type="float" office:value="-5" calcext:value-type="float">
            <text:p>-5,000</text:p>
          </table:table-cell>
          <table:table-cell table:formula="of:=(SUM([.W121:.Y121])/9)*(-1)" office:value-type="float" office:value="-6.66666666666667" calcext:value-type="float">
            <text:p>-6,667</text:p>
          </table:table-cell>
          <table:table-cell table:formula="of:=(SUM([.Z121:.AB121])/9)*(-1)" office:value-type="float" office:value="-5" calcext:value-type="float">
            <text:p>-5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/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3" office:value-type="float" office:value="3.75" calcext:value-type="float">
            <text:p>3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1" office:value-type="float" office:value="3.85" calcext:value-type="float">
            <text:p>3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85" calcext:value-type="float">
            <text:p>0,850</text:p>
          </table:table-cell>
          <table:table-cell/>
          <table:table-cell table:formula="of:=(SUM([.E122:.P122])/9)*(-1)" office:value-type="float" office:value="-1.35555555555556" calcext:value-type="float">
            <text:p>-1,356</text:p>
          </table:table-cell>
          <table:table-cell table:formula="of:=(SUM([.Q122:.S122])/9)*(-1)" office:value-type="float" office:value="-0.594444444444444" calcext:value-type="float">
            <text:p>-0,594</text:p>
          </table:table-cell>
          <table:table-cell table:formula="of:=(SUM([.T122:.V122])/9)*(-1)" office:value-type="float" office:value="-0.605555555555556" calcext:value-type="float">
            <text:p>-0,606</text:p>
          </table:table-cell>
          <table:table-cell table:formula="of:=(SUM([.W122:.Y122])/9)*(-1)" office:value-type="float" office:value="-0.594444444444444" calcext:value-type="float">
            <text:p>-0,594</text:p>
          </table:table-cell>
          <table:table-cell table:formula="of:=(SUM([.Z122:.AB122])/9)*(-1)" office:value-type="float" office:value="-0.605555555555556" calcext:value-type="float">
            <text:p>-0,6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123:.P123])/9)*(-1)" office:value-type="float" office:value="-0" calcext:value-type="float">
            <text:p>0,000</text:p>
          </table:table-cell>
          <table:table-cell table:formula="of:=(SUM([.Q123:.S123])/9)*(-1)" office:value-type="float" office:value="-0" calcext:value-type="float">
            <text:p>0,000</text:p>
          </table:table-cell>
          <table:table-cell table:formula="of:=(SUM([.T123:.V123])/9)*(-1)" office:value-type="float" office:value="-0" calcext:value-type="float">
            <text:p>0,000</text:p>
          </table:table-cell>
          <table:table-cell table:formula="of:=(SUM([.W123:.Y123])/9)*(-1)" office:value-type="float" office:value="-0" calcext:value-type="float">
            <text:p>0,000</text:p>
          </table:table-cell>
          <table:table-cell table:formula="of:=(SUM([.Z123:.AB12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Super Heavy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sea_attack</text:p>
          </table:table-cell>
          <table:table-cell table:style-name="Default"/>
          <table:table-cell table:style-name="ce11" office:value-type="float" office:value="2" calcext:value-type="float">
            <text:p>2,000</text:p>
          </table:table-cell>
          <table:table-cell table:style-name="ce11" table:number-columns-repeated="5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8.25" calcext:value-type="float">
            <text:p>8,250</text:p>
          </table:table-cell>
          <table:table-cell table:style-name="ce10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 table:style-name="ce10" office:value-type="float" office:value="10.25" calcext:value-type="float">
            <text:p>10,250</text:p>
          </table:table-cell>
          <table:table-cell table:style-name="ce10" table:number-columns-repeated="2"/>
          <table:table-cell table:style-name="ce11" office:value-type="float" office:value="10.25" calcext:value-type="float">
            <text:p>10,250</text:p>
          </table:table-cell>
          <table:table-cell table:style-name="ce11" table:number-columns-repeated="2"/>
          <table:table-cell/>
          <table:table-cell table:formula="of:=(SUM([.E126:.P126])/9)*(-1)" office:value-type="float" office:value="-0.666666666666667" calcext:value-type="float">
            <text:p>-0,667</text:p>
          </table:table-cell>
          <table:table-cell table:formula="of:=(SUM([.Q126:.S126])/9)*(-1)" office:value-type="float" office:value="-1.13888888888889" calcext:value-type="float">
            <text:p>-1,139</text:p>
          </table:table-cell>
          <table:table-cell table:formula="of:=(SUM([.T126:.V126])/9)*(-1)" office:value-type="float" office:value="-1.13888888888889" calcext:value-type="float">
            <text:p>-1,139</text:p>
          </table:table-cell>
          <table:table-cell table:formula="of:=(SUM([.W126:.Y126])/9)*(-1)" office:value-type="float" office:value="-1.13888888888889" calcext:value-type="float">
            <text:p>-1,139</text:p>
          </table:table-cell>
          <table:table-cell table:formula="of:=(SUM([.Z126:.AB126])/9)*(-1)" office:value-type="float" office:value="-1.13888888888889" calcext:value-type="float">
            <text:p>-1,139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sea_defence</text:p>
          </table:table-cell>
          <table:table-cell table:style-name="Default"/>
          <table:table-cell table:style-name="ce11" office:value-type="float" office:value="13" calcext:value-type="float">
            <text:p>13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7" calcext:value-type="float">
            <text:p>7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 office:value-type="float" office:value="15" calcext:value-type="float">
            <text:p>1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/>
          <table:table-cell table:formula="of:=(SUM([.E127:.P127])/9)*(-1)" office:value-type="float" office:value="-6.33333333333333" calcext:value-type="float">
            <text:p>-6,333</text:p>
          </table:table-cell>
          <table:table-cell table:formula="of:=(SUM([.Q127:.S127])/9)*(-1)" office:value-type="float" office:value="-2.22222222222222" calcext:value-type="float">
            <text:p>-2,222</text:p>
          </table:table-cell>
          <table:table-cell table:formula="of:=(SUM([.T127:.V127])/9)*(-1)" office:value-type="float" office:value="-2.22222222222222" calcext:value-type="float">
            <text:p>-2,222</text:p>
          </table:table-cell>
          <table:table-cell table:formula="of:=(SUM([.W127:.Y127])/9)*(-1)" office:value-type="float" office:value="-2.22222222222222" calcext:value-type="float">
            <text:p>-2,222</text:p>
          </table:table-cell>
          <table:table-cell table:formula="of:=(SUM([.Z127:.AB127])/9)*(-1)" office:value-type="float" office:value="-2.22222222222222" calcext:value-type="float">
            <text:p>-2,222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convoy_attack</text:p>
          </table:table-cell>
          <table:table-cell table:style-name="Default"/>
          <table:table-cell table:style-name="ce11" table:number-columns-repeated="8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0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/>
          <table:table-cell table:formula="of:=(SUM([.E128:.P128])/9)*(-1)" office:value-type="float" office:value="-1.11111111111111" calcext:value-type="float">
            <text:p>-1,111</text:p>
          </table:table-cell>
          <table:table-cell table:formula="of:=(SUM([.Q128:.S128])/9)*(-1)" office:value-type="float" office:value="-1.38888888888889" calcext:value-type="float">
            <text:p>-1,389</text:p>
          </table:table-cell>
          <table:table-cell table:formula="of:=(SUM([.T128:.V128])/9)*(-1)" office:value-type="float" office:value="-0.833333333333333" calcext:value-type="float">
            <text:p>-0,833</text:p>
          </table:table-cell>
          <table:table-cell table:formula="of:=(SUM([.W128:.Y128])/9)*(-1)" office:value-type="float" office:value="-1.38888888888889" calcext:value-type="float">
            <text:p>-1,389</text:p>
          </table:table-cell>
          <table:table-cell table:formula="of:=(SUM([.Z128:.AB128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air_defence</text:p>
          </table:table-cell>
          <table:table-cell table:style-name="Default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0" office:value-type="float" office:value="8" calcext:value-type="float">
            <text:p>8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/>
          <table:table-cell table:style-name="ce11" office:value-type="float" office:value="10.5" calcext:value-type="float">
            <text:p>10,500</text:p>
          </table:table-cell>
          <table:table-cell table:style-name="ce11" table:number-columns-repeated="2"/>
          <table:table-cell table:style-name="ce10" office:value-type="float" office:value="10.5" calcext:value-type="float">
            <text:p>10,500</text:p>
          </table:table-cell>
          <table:table-cell table:style-name="ce10" table:number-columns-repeated="2"/>
          <table:table-cell table:style-name="ce11" office:value-type="float" office:value="10.5" calcext:value-type="float">
            <text:p>10,500</text:p>
          </table:table-cell>
          <table:table-cell table:style-name="ce11" table:number-columns-repeated="2"/>
          <table:table-cell/>
          <table:table-cell table:formula="of:=(SUM([.E129:.P129])/9)*(-1)" office:value-type="float" office:value="-3.55555555555556" calcext:value-type="float">
            <text:p>-3,556</text:p>
          </table:table-cell>
          <table:table-cell table:formula="of:=(SUM([.Q129:.S129])/9)*(-1)" office:value-type="float" office:value="-1.16666666666667" calcext:value-type="float">
            <text:p>-1,167</text:p>
          </table:table-cell>
          <table:table-cell table:formula="of:=(SUM([.T129:.V129])/9)*(-1)" office:value-type="float" office:value="-1.16666666666667" calcext:value-type="float">
            <text:p>-1,167</text:p>
          </table:table-cell>
          <table:table-cell table:formula="of:=(SUM([.W129:.Y129])/9)*(-1)" office:value-type="float" office:value="-1.16666666666667" calcext:value-type="float">
            <text:p>-1,167</text:p>
          </table:table-cell>
          <table:table-cell table:formula="of:=(SUM([.Z129:.AB129])/9)*(-1)" office:value-type="float" office:value="-1.16666666666667" calcext:value-type="float">
            <text:p>-1,167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hull</text:p>
          </table:table-cell>
          <table:table-cell table:style-name="Default"/>
          <table:table-cell table:style-name="ce11" office:value-type="float" office:value="0.137" calcext:value-type="float">
            <text:p>0,137</text:p>
          </table:table-cell>
          <table:table-cell table:style-name="ce11"/>
          <table:table-cell table:style-name="ce11" office:value-type="float" office:value="0.137" calcext:value-type="float">
            <text:p>0,137</text:p>
          </table:table-cell>
          <table:table-cell table:style-name="ce11" table:number-columns-repeated="2"/>
          <table:table-cell table:style-name="ce11" office:value-type="float" office:value="0.137" calcext:value-type="float">
            <text:p>0,137</text:p>
          </table:table-cell>
          <table:table-cell table:style-name="ce11" table:number-columns-repeated="2"/>
          <table:table-cell table:style-name="ce11" office:value-type="float" office:value="0.137" calcext:value-type="float">
            <text:p>0,137</text:p>
          </table:table-cell>
          <table:table-cell table:style-name="ce11" table:number-columns-repeated="2"/>
          <table:table-cell table:style-name="ce11" office:value-type="float" office:value="0.137" calcext:value-type="float">
            <text:p>0,137</text:p>
          </table:table-cell>
          <table:table-cell table:style-name="ce10"/>
          <table:table-cell table:style-name="ce10" office:value-type="float" office:value="0.656" calcext:value-type="float">
            <text:p>0,656</text:p>
          </table:table-cell>
          <table:table-cell table:style-name="ce10" office:value-type="float" office:value="0.402" calcext:value-type="float">
            <text:p>0,402</text:p>
          </table:table-cell>
          <table:table-cell table:style-name="ce11" office:value-type="float" office:value="0.381" calcext:value-type="float">
            <text:p>0,381</text:p>
          </table:table-cell>
          <table:table-cell table:style-name="ce11"/>
          <table:table-cell table:style-name="ce11" office:value-type="float" office:value="0.402" calcext:value-type="float">
            <text:p>0,402</text:p>
          </table:table-cell>
          <table:table-cell table:style-name="ce10" office:value-type="float" office:value="0.381" calcext:value-type="float">
            <text:p>0,381</text:p>
          </table:table-cell>
          <table:table-cell table:style-name="ce10"/>
          <table:table-cell table:style-name="ce12" office:value-type="float" office:value="0.402" calcext:value-type="float">
            <text:p>0,402</text:p>
          </table:table-cell>
          <table:table-cell table:style-name="ce11" office:value-type="float" office:value="0.381" calcext:value-type="float">
            <text:p>0,381</text:p>
          </table:table-cell>
          <table:table-cell table:style-name="ce11"/>
          <table:table-cell table:style-name="ce11" office:value-type="float" office:value="0.402" calcext:value-type="float">
            <text:p>0,402</text:p>
          </table:table-cell>
          <table:table-cell/>
          <table:table-cell table:formula="of:=(SUM([.E130:.P130])/9)*(-1)" office:value-type="float" office:value="-0.0761111111111111" calcext:value-type="float">
            <text:p>-0,076</text:p>
          </table:table-cell>
          <table:table-cell table:formula="of:=(SUM([.Q130:.S130])/9)*(-1)" office:value-type="float" office:value="-0.117555555555556" calcext:value-type="float">
            <text:p>-0,118</text:p>
          </table:table-cell>
          <table:table-cell table:formula="of:=(SUM([.T130:.V130])/9)*(-1)" office:value-type="float" office:value="-0.087" calcext:value-type="float">
            <text:p>-0,087</text:p>
          </table:table-cell>
          <table:table-cell table:formula="of:=(SUM([.W130:.Y130])/9)*(-1)" office:value-type="float" office:value="-0.087" calcext:value-type="float">
            <text:p>-0,087</text:p>
          </table:table-cell>
          <table:table-cell table:formula="of:=(SUM([.Z130:.AB130])/9)*(-1)" office:value-type="float" office:value="-0.087" calcext:value-type="float">
            <text:p>-0,087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range</text:p>
          </table:table-cell>
          <table:table-cell table:style-name="Default"/>
          <table:table-cell table:style-name="ce11" office:value-type="float" office:value="250" calcext:value-type="float">
            <text:p>2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50" calcext:value-type="float">
            <text:p>250,000</text:p>
          </table:table-cell>
          <table:table-cell table:style-name="ce11" table:number-columns-repeated="2"/>
          <table:table-cell table:style-name="ce11" office:value-type="float" office:value="250" calcext:value-type="float">
            <text:p>250,000</text:p>
          </table:table-cell>
          <table:table-cell table:style-name="ce11" table:number-columns-repeated="2"/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/>
          <table:table-cell table:style-name="ce12" office:value-type="float" office:value="375" calcext:value-type="float">
            <text:p>375,000</text:p>
          </table:table-cell>
          <table:table-cell table:style-name="ce10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0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/>
          <table:table-cell table:formula="of:=(SUM([.E131:.P131])/9)*(-1)" office:value-type="float" office:value="-133.333333333333" calcext:value-type="float">
            <text:p>-133,333</text:p>
          </table:table-cell>
          <table:table-cell table:formula="of:=(SUM([.Q131:.S131])/9)*(-1)" office:value-type="float" office:value="-41.6666666666667" calcext:value-type="float">
            <text:p>-41,667</text:p>
          </table:table-cell>
          <table:table-cell table:formula="of:=(SUM([.T131:.V131])/9)*(-1)" office:value-type="float" office:value="-41.6666666666667" calcext:value-type="float">
            <text:p>-41,667</text:p>
          </table:table-cell>
          <table:table-cell table:formula="of:=(SUM([.W131:.Y131])/9)*(-1)" office:value-type="float" office:value="-41.6666666666667" calcext:value-type="float">
            <text:p>-41,667</text:p>
          </table:table-cell>
          <table:table-cell table:formula="of:=(SUM([.Z131:.AB131])/9)*(-1)" office:value-type="float" office:value="-41.6666666666667" calcext:value-type="float">
            <text:p>-41,667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maximum_speed</text:p>
          </table:table-cell>
          <table:table-cell table:style-name="Default"/>
          <table:table-cell table:style-name="ce11" office:value-type="float" office:value="0.45" calcext:value-type="float">
            <text:p>0,45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/>
          <table:table-cell table:style-name="ce10" office:value-type="float" office:value="0.1" calcext:value-type="float">
            <text:p>0,100</text:p>
          </table:table-cell>
          <table:table-cell table:style-name="ce12" office:value-type="float" office:value="0.15" calcext:value-type="float">
            <text:p>0,150</text:p>
          </table:table-cell>
          <table:table-cell table:style-name="ce10" office:value-type="float" office:value="-0.3" calcext:value-type="float">
            <text:p>-0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2" office:value-type="float" office:value="0.35" calcext:value-type="float">
            <text:p>0,350</text:p>
          </table:table-cell>
          <table:table-cell table:style-name="ce12" office:value-type="float" office:value="-0.3" calcext:value-type="float">
            <text:p>-0,3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1" office:value-type="float" office:value="-0.3" calcext:value-type="float">
            <text:p>-0,300</text:p>
          </table:table-cell>
          <table:table-cell/>
          <table:table-cell table:formula="of:=(SUM([.E132:.P132])/9)*(-1)" office:value-type="float" office:value="-0.233333333333333" calcext:value-type="float">
            <text:p>-0,233</text:p>
          </table:table-cell>
          <table:table-cell table:formula="of:=(SUM([.Q132:.S132])/9)*(-1)" office:value-type="float" office:value="0.00555555555555556" calcext:value-type="float">
            <text:p>0,006</text:p>
          </table:table-cell>
          <table:table-cell table:formula="of:=(SUM([.T132:.V132])/9)*(-1)" office:value-type="float" office:value="-0.0277777777777778" calcext:value-type="float">
            <text:p>-0,028</text:p>
          </table:table-cell>
          <table:table-cell table:formula="of:=(SUM([.W132:.Y132])/9)*(-1)" office:value-type="float" office:value="-0.0277777777777778" calcext:value-type="float">
            <text:p>-0,028</text:p>
          </table:table-cell>
          <table:table-cell table:formula="of:=(SUM([.Z132:.AB132])/9)*(-1)" office:value-type="float" office:value="-0.0277777777777778" calcext:value-type="float">
            <text:p>-0,028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positioning</text:p>
          </table:table-cell>
          <table:table-cell table:style-name="Default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133:.P133])/9)*(-1)" office:value-type="float" office:value="-0" calcext:value-type="float">
            <text:p>0,000</text:p>
          </table:table-cell>
          <table:table-cell table:formula="of:=(SUM([.Q133:.S133])/9)*(-1)" office:value-type="float" office:value="-0" calcext:value-type="float">
            <text:p>0,000</text:p>
          </table:table-cell>
          <table:table-cell table:formula="of:=(SUM([.T133:.V133])/9)*(-1)" office:value-type="float" office:value="-0" calcext:value-type="float">
            <text:p>0,000</text:p>
          </table:table-cell>
          <table:table-cell table:formula="of:=(SUM([.W133:.Y133])/9)*(-1)" office:value-type="float" office:value="-0" calcext:value-type="float">
            <text:p>0,000</text:p>
          </table:table-cell>
          <table:table-cell table:formula="of:=(SUM([.Z133:.AB13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max_strength</text:p>
          </table:table-cell>
          <table:table-cell table:style-name="Default"/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8" calcext:value-type="float">
            <text:p>18,0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 table:style-name="ce11" office:value-type="float" office:value="18" calcext:value-type="float">
            <text:p>18,000</text:p>
          </table:table-cell>
          <table:table-cell table:style-name="ce11"/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8" calcext:value-type="float">
            <text:p>18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office:value-type="float" office:value="33" calcext:value-type="float">
            <text:p>33,000</text:p>
          </table:table-cell>
          <table:table-cell table:style-name="ce10" office:value-type="float" office:value="12.5" calcext:value-type="float">
            <text:p>12,500</text:p>
          </table:table-cell>
          <table:table-cell table:style-name="ce10" office:value-type="float" office:value="22" calcext:value-type="float">
            <text:p>22,000</text:p>
          </table:table-cell>
          <table:table-cell table:style-name="ce11" office:value-type="float" office:value="30.5" calcext:value-type="float">
            <text:p>30,5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" calcext:value-type="float">
            <text:p>7,000</text:p>
          </table:table-cell>
          <table:table-cell table:style-name="ce10" office:value-type="float" office:value="45.5" calcext:value-type="float">
            <text:p>45,500</text:p>
          </table:table-cell>
          <table:table-cell table:style-name="ce10"/>
          <table:table-cell table:style-name="ce10" office:value-type="float" office:value="22" calcext:value-type="float">
            <text:p>22,000</text:p>
          </table:table-cell>
          <table:table-cell table:style-name="ce11" office:value-type="float" office:value="30.5" calcext:value-type="float">
            <text:p>30,5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" calcext:value-type="float">
            <text:p>7,000</text:p>
          </table:table-cell>
          <table:table-cell/>
          <table:table-cell table:formula="of:=(SUM([.E134:.P134])/9)*(-1)" office:value-type="float" office:value="-15.2222222222222" calcext:value-type="float">
            <text:p>-15,222</text:p>
          </table:table-cell>
          <table:table-cell table:formula="of:=(SUM([.Q134:.S134])/9)*(-1)" office:value-type="float" office:value="-7.5" calcext:value-type="float">
            <text:p>-7,500</text:p>
          </table:table-cell>
          <table:table-cell table:formula="of:=(SUM([.T134:.V134])/9)*(-1)" office:value-type="float" office:value="-5.83333333333333" calcext:value-type="float">
            <text:p>-5,833</text:p>
          </table:table-cell>
          <table:table-cell table:formula="of:=(SUM([.W134:.Y134])/9)*(-1)" office:value-type="float" office:value="-7.5" calcext:value-type="float">
            <text:p>-7,500</text:p>
          </table:table-cell>
          <table:table-cell table:formula="of:=(SUM([.Z134:.AB134])/9)*(-1)" office:value-type="float" office:value="-5.83333333333333" calcext:value-type="float">
            <text:p>-5,833</text:p>
          </table:table-cell>
          <table:table-cell table:number-columns-repeated="990"/>
        </table:table-row>
        <table:table-row table:style-name="ro2">
          <table:table-cell table:style-name="Default"/>
          <table:table-cell/>
          <table:table-cell table:style-name="ce10" office:value-type="string" calcext:value-type="string">
            <text:p>air_attack</text:p>
          </table:table-cell>
          <table:table-cell table:style-name="Default"/>
          <table:table-cell table:style-name="ce11" table:number-columns-repeated="7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2.6" calcext:value-type="float">
            <text:p>2,6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" calcext:value-type="float">
            <text:p>1,1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.65" calcext:value-type="float">
            <text:p>3,650</text:p>
          </table:table-cell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5.15" calcext:value-type="float">
            <text:p>5,1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" calcext:value-type="float">
            <text:p>1,100</text:p>
          </table:table-cell>
          <table:table-cell table:style-name="ce10" office:value-type="float" office:value="5.05" calcext:value-type="float">
            <text:p>5,050</text:p>
          </table:table-cell>
          <table:table-cell table:style-name="ce10" office:value-type="float" office:value="1.1" calcext:value-type="float">
            <text:p>1,100</text:p>
          </table:table-cell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5.15" calcext:value-type="float">
            <text:p>5,15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1" calcext:value-type="float">
            <text:p>1,100</text:p>
          </table:table-cell>
          <table:table-cell/>
          <table:table-cell table:formula="of:=(SUM([.E135:.P135])/9)*(-1)" office:value-type="float" office:value="-0.633333333333333" calcext:value-type="float">
            <text:p>-0,633</text:p>
          </table:table-cell>
          <table:table-cell table:formula="of:=(SUM([.Q135:.S135])/9)*(-1)" office:value-type="float" office:value="-0.794444444444444" calcext:value-type="float">
            <text:p>-0,794</text:p>
          </table:table-cell>
          <table:table-cell table:formula="of:=(SUM([.T135:.V135])/9)*(-1)" office:value-type="float" office:value="-0.805555555555556" calcext:value-type="float">
            <text:p>-0,806</text:p>
          </table:table-cell>
          <table:table-cell table:formula="of:=(SUM([.W135:.Y135])/9)*(-1)" office:value-type="float" office:value="-0.794444444444444" calcext:value-type="float">
            <text:p>-0,794</text:p>
          </table:table-cell>
          <table:table-cell table:formula="of:=(SUM([.Z135:.AB135])/9)*(-1)" office:value-type="float" office:value="-0.805555555555556" calcext:value-type="float">
            <text:p>-0,8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136:.P136])/9)*(-1)" office:value-type="float" office:value="-0" calcext:value-type="float">
            <text:p>0,000</text:p>
          </table:table-cell>
          <table:table-cell table:formula="of:=(SUM([.Q136:.S136])/9)*(-1)" office:value-type="float" office:value="-0" calcext:value-type="float">
            <text:p>0,000</text:p>
          </table:table-cell>
          <table:table-cell table:formula="of:=(SUM([.T136:.V136])/9)*(-1)" office:value-type="float" office:value="-0" calcext:value-type="float">
            <text:p>0,000</text:p>
          </table:table-cell>
          <table:table-cell table:formula="of:=(SUM([.W136:.Y136])/9)*(-1)" office:value-type="float" office:value="-0" calcext:value-type="float">
            <text:p>0,000</text:p>
          </table:table-cell>
          <table:table-cell table:formula="of:=(SUM([.Z136:.AB13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Battlecruis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1" office:value-type="float" office:value="8" calcext:value-type="float">
            <text:p>8,000</text:p>
          </table:table-cell>
          <table:table-cell table:style-name="ce11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2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 table:style-name="ce12" office:value-type="float" office:value="9" calcext:value-type="float">
            <text:p>9,000</text:p>
          </table:table-cell>
          <table:table-cell table:style-name="ce10" table:number-columns-repeated="2"/>
          <table:table-cell table:style-name="ce11" office:value-type="float" office:value="9" calcext:value-type="float">
            <text:p>9,000</text:p>
          </table:table-cell>
          <table:table-cell table:style-name="ce11" table:number-columns-repeated="2"/>
          <table:table-cell/>
          <table:table-cell table:formula="of:=(SUM([.E139:.P139])/9)*(-1)" office:value-type="float" office:value="-3.88888888888889" calcext:value-type="float">
            <text:p>-3,889</text:p>
          </table:table-cell>
          <table:table-cell table:formula="of:=(SUM([.Q139:.S139])/9)*(-1)" office:value-type="float" office:value="-1" calcext:value-type="float">
            <text:p>-1,000</text:p>
          </table:table-cell>
          <table:table-cell table:formula="of:=(SUM([.T139:.V139])/9)*(-1)" office:value-type="float" office:value="-1" calcext:value-type="float">
            <text:p>-1,000</text:p>
          </table:table-cell>
          <table:table-cell table:formula="of:=(SUM([.W139:.Y139])/9)*(-1)" office:value-type="float" office:value="-1" calcext:value-type="float">
            <text:p>-1,000</text:p>
          </table:table-cell>
          <table:table-cell table:formula="of:=(SUM([.Z139:.AB139])/9)*(-1)" office:value-type="float" office:value="-1" calcext:value-type="float">
            <text:p>-1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40" calcext:value-type="float">
            <text:p>4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2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 table:style-name="ce12" office:value-type="float" office:value="30" calcext:value-type="float">
            <text:p>30,000</text:p>
          </table:table-cell>
          <table:table-cell table:style-name="ce10"/>
          <table:table-cell table:style-name="ce10" office:value-type="float" office:value="10" calcext:value-type="float">
            <text:p>10,000</text:p>
          </table:table-cell>
          <table:table-cell table:style-name="ce11" office:value-type="float" office:value="30" calcext:value-type="float">
            <text:p>30,000</text:p>
          </table:table-cell>
          <table:table-cell table:style-name="ce11"/>
          <table:table-cell table:style-name="ce11" office:value-type="float" office:value="10" calcext:value-type="float">
            <text:p>10,000</text:p>
          </table:table-cell>
          <table:table-cell/>
          <table:table-cell table:formula="of:=(SUM([.E140:.P140])/9)*(-1)" office:value-type="float" office:value="-18.8888888888889" calcext:value-type="float">
            <text:p>-18,889</text:p>
          </table:table-cell>
          <table:table-cell table:formula="of:=(SUM([.Q140:.S140])/9)*(-1)" office:value-type="float" office:value="-4.44444444444444" calcext:value-type="float">
            <text:p>-4,444</text:p>
          </table:table-cell>
          <table:table-cell table:formula="of:=(SUM([.T140:.V140])/9)*(-1)" office:value-type="float" office:value="-4.44444444444444" calcext:value-type="float">
            <text:p>-4,444</text:p>
          </table:table-cell>
          <table:table-cell table:formula="of:=(SUM([.W140:.Y140])/9)*(-1)" office:value-type="float" office:value="-4.44444444444444" calcext:value-type="float">
            <text:p>-4,444</text:p>
          </table:table-cell>
          <table:table-cell table:formula="of:=(SUM([.Z140:.AB140])/9)*(-1)" office:value-type="float" office:value="-4.44444444444444" calcext:value-type="float">
            <text:p>-4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2" office:value-type="float" office:value="7.5" calcext:value-type="float">
            <text:p>7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/>
          <table:table-cell table:formula="of:=(SUM([.E141:.P141])/9)*(-1)" office:value-type="float" office:value="-2.22222222222222" calcext:value-type="float">
            <text:p>-2,222</text:p>
          </table:table-cell>
          <table:table-cell table:formula="of:=(SUM([.Q141:.S141])/9)*(-1)" office:value-type="float" office:value="-1.38888888888889" calcext:value-type="float">
            <text:p>-1,389</text:p>
          </table:table-cell>
          <table:table-cell table:formula="of:=(SUM([.T141:.V141])/9)*(-1)" office:value-type="float" office:value="-0.833333333333333" calcext:value-type="float">
            <text:p>-0,833</text:p>
          </table:table-cell>
          <table:table-cell table:formula="of:=(SUM([.W141:.Y141])/9)*(-1)" office:value-type="float" office:value="-1.38888888888889" calcext:value-type="float">
            <text:p>-1,389</text:p>
          </table:table-cell>
          <table:table-cell table:formula="of:=(SUM([.Z141:.AB141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2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 table:style-name="ce12" office:value-type="float" office:value="21" calcext:value-type="float">
            <text:p>21,000</text:p>
          </table:table-cell>
          <table:table-cell table:style-name="ce10" table:number-columns-repeated="2"/>
          <table:table-cell table:style-name="ce11" office:value-type="float" office:value="21" calcext:value-type="float">
            <text:p>21,000</text:p>
          </table:table-cell>
          <table:table-cell table:style-name="ce11" table:number-columns-repeated="2"/>
          <table:table-cell/>
          <table:table-cell table:formula="of:=(SUM([.E142:.P142])/9)*(-1)" office:value-type="float" office:value="-9.33333333333333" calcext:value-type="float">
            <text:p>-9,333</text:p>
          </table:table-cell>
          <table:table-cell table:formula="of:=(SUM([.Q142:.S142])/9)*(-1)" office:value-type="float" office:value="-2.33333333333333" calcext:value-type="float">
            <text:p>-2,333</text:p>
          </table:table-cell>
          <table:table-cell table:formula="of:=(SUM([.T142:.V142])/9)*(-1)" office:value-type="float" office:value="-2.33333333333333" calcext:value-type="float">
            <text:p>-2,333</text:p>
          </table:table-cell>
          <table:table-cell table:formula="of:=(SUM([.W142:.Y142])/9)*(-1)" office:value-type="float" office:value="-2.33333333333333" calcext:value-type="float">
            <text:p>-2,333</text:p>
          </table:table-cell>
          <table:table-cell table:formula="of:=(SUM([.Z142:.AB142])/9)*(-1)" office:value-type="float" office:value="-2.33333333333333" calcext:value-type="float">
            <text:p>-2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425" calcext:value-type="float">
            <text:p>0,4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0.125" calcext:value-type="float">
            <text:p>0,125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 office:value-type="float" office:value="0.125" calcext:value-type="float">
            <text:p>0,125</text:p>
          </table:table-cell>
          <table:table-cell table:style-name="ce10"/>
          <table:table-cell table:style-name="ce12" office:value-type="float" office:value="0.3" calcext:value-type="float">
            <text:p>0,300</text:p>
          </table:table-cell>
          <table:table-cell table:style-name="ce11" office:value-type="float" office:value="0.125" calcext:value-type="float">
            <text:p>0,125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/>
          <table:table-cell table:formula="of:=(SUM([.E143:.P143])/9)*(-1)" office:value-type="float" office:value="-0.222222222222222" calcext:value-type="float">
            <text:p>-0,222</text:p>
          </table:table-cell>
          <table:table-cell table:formula="of:=(SUM([.Q143:.S143])/9)*(-1)" office:value-type="float" office:value="-0.0472222222222222" calcext:value-type="float">
            <text:p>-0,047</text:p>
          </table:table-cell>
          <table:table-cell table:formula="of:=(SUM([.T143:.V143])/9)*(-1)" office:value-type="float" office:value="-0.0472222222222222" calcext:value-type="float">
            <text:p>-0,047</text:p>
          </table:table-cell>
          <table:table-cell table:formula="of:=(SUM([.W143:.Y143])/9)*(-1)" office:value-type="float" office:value="-0.0472222222222222" calcext:value-type="float">
            <text:p>-0,047</text:p>
          </table:table-cell>
          <table:table-cell table:formula="of:=(SUM([.Z143:.AB143])/9)*(-1)" office:value-type="float" office:value="-0.0472222222222222" calcext:value-type="float">
            <text:p>-0,04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75" calcext:value-type="float">
            <text:p>375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2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 table:style-name="ce12" office:value-type="float" office:value="125" calcext:value-type="float">
            <text:p>125,000</text:p>
          </table:table-cell>
          <table:table-cell table:style-name="ce12" office:value-type="float" office:value="250" calcext:value-type="float">
            <text:p>250,000</text:p>
          </table:table-cell>
          <table:table-cell table:style-name="ce12"/>
          <table:table-cell table:style-name="ce11" office:value-type="float" office:value="125" calcext:value-type="float">
            <text:p>125,000</text:p>
          </table:table-cell>
          <table:table-cell table:style-name="ce11" office:value-type="float" office:value="250" calcext:value-type="float">
            <text:p>250,000</text:p>
          </table:table-cell>
          <table:table-cell table:style-name="ce11"/>
          <table:table-cell/>
          <table:table-cell table:formula="of:=(SUM([.E144:.P144])/9)*(-1)" office:value-type="float" office:value="-188.888888888889" calcext:value-type="float">
            <text:p>-188,889</text:p>
          </table:table-cell>
          <table:table-cell table:formula="of:=(SUM([.Q144:.S144])/9)*(-1)" office:value-type="float" office:value="-41.6666666666667" calcext:value-type="float">
            <text:p>-41,667</text:p>
          </table:table-cell>
          <table:table-cell table:formula="of:=(SUM([.T144:.V144])/9)*(-1)" office:value-type="float" office:value="-41.6666666666667" calcext:value-type="float">
            <text:p>-41,667</text:p>
          </table:table-cell>
          <table:table-cell table:formula="of:=(SUM([.W144:.Y144])/9)*(-1)" office:value-type="float" office:value="-41.6666666666667" calcext:value-type="float">
            <text:p>-41,667</text:p>
          </table:table-cell>
          <table:table-cell table:formula="of:=(SUM([.Z144:.AB144])/9)*(-1)" office:value-type="float" office:value="-41.6666666666667" calcext:value-type="float">
            <text:p>-41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525" calcext:value-type="float">
            <text:p>0,52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375" calcext:value-type="float">
            <text:p>0,37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2" office:value-type="float" office:value="0.325" calcext:value-type="float">
            <text:p>0,325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 table:style-name="ce12" office:value-type="float" office:value="0.325" calcext:value-type="float">
            <text:p>0,325</text:p>
          </table:table-cell>
          <table:table-cell table:style-name="ce12" office:value-type="float" office:value="0.75" calcext:value-type="float">
            <text:p>0,750</text:p>
          </table:table-cell>
          <table:table-cell table:style-name="ce12" office:value-type="float" office:value="-0.6" calcext:value-type="float">
            <text:p>-0,600</text:p>
          </table:table-cell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6" calcext:value-type="float">
            <text:p>-0,600</text:p>
          </table:table-cell>
          <table:table-cell/>
          <table:table-cell table:formula="of:=(SUM([.E145:.P145])/9)*(-1)" office:value-type="float" office:value="-0.222222222222222" calcext:value-type="float">
            <text:p>-0,222</text:p>
          </table:table-cell>
          <table:table-cell table:formula="of:=(SUM([.Q145:.S145])/9)*(-1)" office:value-type="float" office:value="-0.0527777777777778" calcext:value-type="float">
            <text:p>-0,053</text:p>
          </table:table-cell>
          <table:table-cell table:formula="of:=(SUM([.T145:.V145])/9)*(-1)" office:value-type="float" office:value="-0.0527777777777778" calcext:value-type="float">
            <text:p>-0,053</text:p>
          </table:table-cell>
          <table:table-cell table:formula="of:=(SUM([.W145:.Y145])/9)*(-1)" office:value-type="float" office:value="-0.0527777777777778" calcext:value-type="float">
            <text:p>-0,053</text:p>
          </table:table-cell>
          <table:table-cell table:formula="of:=(SUM([.Z145:.AB145])/9)*(-1)" office:value-type="float" office:value="-0.0527777777777778" calcext:value-type="float">
            <text:p>-0,05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/>
          <table:table-cell table:formula="of:=(SUM([.E146:.P146])/9)*(-1)" office:value-type="float" office:value="-0" calcext:value-type="float">
            <text:p>0,000</text:p>
          </table:table-cell>
          <table:table-cell table:formula="of:=(SUM([.Q146:.S146])/9)*(-1)" office:value-type="float" office:value="-0" calcext:value-type="float">
            <text:p>0,000</text:p>
          </table:table-cell>
          <table:table-cell table:formula="of:=(SUM([.T146:.V146])/9)*(-1)" office:value-type="float" office:value="-0" calcext:value-type="float">
            <text:p>0,000</text:p>
          </table:table-cell>
          <table:table-cell table:formula="of:=(SUM([.W146:.Y146])/9)*(-1)" office:value-type="float" office:value="-0" calcext:value-type="float">
            <text:p>0,000</text:p>
          </table:table-cell>
          <table:table-cell table:formula="of:=(SUM([.Z146:.AB14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27" calcext:value-type="float">
            <text:p>27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/>
          <table:table-cell table:style-name="ce11" office:value-type="float" office:value="18" calcext:value-type="float">
            <text:p>18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5" calcext:value-type="float">
            <text:p>3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5" calcext:value-type="float">
            <text:p>35,000</text:p>
          </table:table-cell>
          <table:table-cell table:style-name="ce10"/>
          <table:table-cell table:style-name="ce10" office:value-type="float" office:value="18" calcext:value-type="float">
            <text:p>18,000</text:p>
          </table:table-cell>
          <table:table-cell table:style-name="ce11" office:value-type="float" office:value="22" calcext:value-type="float">
            <text:p>22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1" office:value-type="float" office:value="5" calcext:value-type="float">
            <text:p>5,000</text:p>
          </table:table-cell>
          <table:table-cell/>
          <table:table-cell table:formula="of:=(SUM([.E147:.P147])/9)*(-1)" office:value-type="float" office:value="-15.4444444444444" calcext:value-type="float">
            <text:p>-15,444</text:p>
          </table:table-cell>
          <table:table-cell table:formula="of:=(SUM([.Q147:.S147])/9)*(-1)" office:value-type="float" office:value="-5.88888888888889" calcext:value-type="float">
            <text:p>-5,889</text:p>
          </table:table-cell>
          <table:table-cell table:formula="of:=(SUM([.T147:.V147])/9)*(-1)" office:value-type="float" office:value="-4.44444444444444" calcext:value-type="float">
            <text:p>-4,444</text:p>
          </table:table-cell>
          <table:table-cell table:formula="of:=(SUM([.W147:.Y147])/9)*(-1)" office:value-type="float" office:value="-5.88888888888889" calcext:value-type="float">
            <text:p>-5,889</text:p>
          </table:table-cell>
          <table:table-cell table:formula="of:=(SUM([.Z147:.AB147])/9)*(-1)" office:value-type="float" office:value="-4.44444444444444" calcext:value-type="float">
            <text:p>-4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.625" calcext:value-type="float">
            <text:p>1,625</text:p>
          </table:table-cell>
          <table:table-cell table:style-name="ce11" table:number-columns-repeated="2"/>
          <table:table-cell table:style-name="ce11" office:value-type="float" office:value="1.625" calcext:value-type="float">
            <text:p>1,625</text:p>
          </table:table-cell>
          <table:table-cell table:style-name="ce11" table:number-columns-repeated="2"/>
          <table:table-cell table:style-name="ce11" office:value-type="float" office:value="1.625" calcext:value-type="float">
            <text:p>1,625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65" calcext:value-type="float">
            <text:p>0,650</text:p>
          </table:table-cell>
          <table:table-cell table:style-name="ce12" office:value-type="float" office:value="2.975" calcext:value-type="float">
            <text:p>2,975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65" calcext:value-type="float">
            <text:p>0,650</text:p>
          </table:table-cell>
          <table:table-cell table:style-name="ce12" office:value-type="float" office:value="2.975" calcext:value-type="float">
            <text:p>2,975</text:p>
          </table:table-cell>
          <table:table-cell table:style-name="ce10" office:value-type="float" office:value="0.65" calcext:value-type="float">
            <text:p>0,6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65" calcext:value-type="float">
            <text:p>0,650</text:p>
          </table:table-cell>
          <table:table-cell/>
          <table:table-cell table:formula="of:=(SUM([.E148:.P148])/9)*(-1)" office:value-type="float" office:value="-1.06944444444444" calcext:value-type="float">
            <text:p>-1,069</text:p>
          </table:table-cell>
          <table:table-cell table:formula="of:=(SUM([.Q148:.S148])/9)*(-1)" office:value-type="float" office:value="-0.458333333333333" calcext:value-type="float">
            <text:p>-0,458</text:p>
          </table:table-cell>
          <table:table-cell table:formula="of:=(SUM([.T148:.V148])/9)*(-1)" office:value-type="float" office:value="-0.472222222222222" calcext:value-type="float">
            <text:p>-0,472</text:p>
          </table:table-cell>
          <table:table-cell table:formula="of:=(SUM([.W148:.Y148])/9)*(-1)" office:value-type="float" office:value="-0.458333333333333" calcext:value-type="float">
            <text:p>-0,458</text:p>
          </table:table-cell>
          <table:table-cell table:formula="of:=(SUM([.Z148:.AB148])/9)*(-1)" office:value-type="float" office:value="-0.472222222222222" calcext:value-type="float">
            <text:p>-0,4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149:.P149])/9)*(-1)" office:value-type="float" office:value="-0" calcext:value-type="float">
            <text:p>0,000</text:p>
          </table:table-cell>
          <table:table-cell table:formula="of:=(SUM([.Q149:.S149])/9)*(-1)" office:value-type="float" office:value="-0" calcext:value-type="float">
            <text:p>0,000</text:p>
          </table:table-cell>
          <table:table-cell table:formula="of:=(SUM([.T149:.V149])/9)*(-1)" office:value-type="float" office:value="-0" calcext:value-type="float">
            <text:p>0,000</text:p>
          </table:table-cell>
          <table:table-cell table:formula="of:=(SUM([.W149:.Y149])/9)*(-1)" office:value-type="float" office:value="-0" calcext:value-type="float">
            <text:p>0,000</text:p>
          </table:table-cell>
          <table:table-cell table:formula="of:=(SUM([.Z149:.AB14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Pocket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5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2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2" office:value-type="float" office:value="2" calcext:value-type="float">
            <text:p>2,000</text:p>
          </table:table-cell>
          <table:table-cell table:style-name="ce10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/>
          <table:table-cell table:formula="of:=(SUM([.E152:.P152])/9)*(-1)" office:value-type="float" office:value="-0.555555555555556" calcext:value-type="float">
            <text:p>-0,556</text:p>
          </table:table-cell>
          <table:table-cell table:formula="of:=(SUM([.Q152:.S152])/9)*(-1)" office:value-type="float" office:value="-0.222222222222222" calcext:value-type="float">
            <text:p>-0,222</text:p>
          </table:table-cell>
          <table:table-cell table:formula="of:=(SUM([.T152:.V152])/9)*(-1)" office:value-type="float" office:value="-0.222222222222222" calcext:value-type="float">
            <text:p>-0,222</text:p>
          </table:table-cell>
          <table:table-cell table:formula="of:=(SUM([.W152:.Y152])/9)*(-1)" office:value-type="float" office:value="-0.222222222222222" calcext:value-type="float">
            <text:p>-0,222</text:p>
          </table:table-cell>
          <table:table-cell table:formula="of:=(SUM([.Z152:.AB152])/9)*(-1)" office:value-type="float" office:value="-0.222222222222222" calcext:value-type="float">
            <text:p>-0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4.5" calcext:value-type="float">
            <text:p>14,5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table:number-columns-repeated="2"/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2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 table:style-name="ce12" office:value-type="float" office:value="7.25" calcext:value-type="float">
            <text:p>7,250</text:p>
          </table:table-cell>
          <table:table-cell table:style-name="ce10"/>
          <table:table-cell table:style-name="ce10" office:value-type="float" office:value="9.5" calcext:value-type="float">
            <text:p>9,500</text:p>
          </table:table-cell>
          <table:table-cell table:style-name="ce11" office:value-type="float" office:value="7.25" calcext:value-type="float">
            <text:p>7,250</text:p>
          </table:table-cell>
          <table:table-cell table:style-name="ce11"/>
          <table:table-cell table:style-name="ce11" office:value-type="float" office:value="9.5" calcext:value-type="float">
            <text:p>9,500</text:p>
          </table:table-cell>
          <table:table-cell/>
          <table:table-cell table:formula="of:=(SUM([.E153:.P153])/9)*(-1)" office:value-type="float" office:value="-8" calcext:value-type="float">
            <text:p>-8,000</text:p>
          </table:table-cell>
          <table:table-cell table:formula="of:=(SUM([.Q153:.S153])/9)*(-1)" office:value-type="float" office:value="-1.86111111111111" calcext:value-type="float">
            <text:p>-1,861</text:p>
          </table:table-cell>
          <table:table-cell table:formula="of:=(SUM([.T153:.V153])/9)*(-1)" office:value-type="float" office:value="-1.86111111111111" calcext:value-type="float">
            <text:p>-1,861</text:p>
          </table:table-cell>
          <table:table-cell table:formula="of:=(SUM([.W153:.Y153])/9)*(-1)" office:value-type="float" office:value="-1.86111111111111" calcext:value-type="float">
            <text:p>-1,861</text:p>
          </table:table-cell>
          <table:table-cell table:formula="of:=(SUM([.Z153:.AB153])/9)*(-1)" office:value-type="float" office:value="-1.86111111111111" calcext:value-type="float">
            <text:p>-1,86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6"/>
          <table:table-cell table:style-name="ce11" office:value-type="float" office:value="4" calcext:value-type="float">
            <text:p>4,000</text:p>
          </table:table-cell>
          <table:table-cell table:style-name="ce11"/>
          <table:table-cell table:number-columns-repeated="3" table:style-name="ce11" office:value-type="float" office:value="4" calcext:value-type="float">
            <text:p>4,000</text:p>
          </table:table-cell>
          <table:table-cell table:style-name="ce11"/>
          <table:table-cell table:style-name="ce12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number-columns-repeated="2" table:style-name="ce11" office:value-type="float" office:value="4" calcext:value-type="float">
            <text:p>4,000</text:p>
          </table:table-cell>
          <table:table-cell table:style-name="ce11"/>
          <table:table-cell table:style-name="ce12" office:value-type="float" office:value="8" calcext:value-type="float">
            <text:p>8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number-columns-repeated="2" table:style-name="ce11" office:value-type="float" office:value="4" calcext:value-type="float">
            <text:p>4,000</text:p>
          </table:table-cell>
          <table:table-cell table:style-name="ce11"/>
          <table:table-cell/>
          <table:table-cell table:formula="of:=(SUM([.E154:.P154])/9)*(-1)" office:value-type="float" office:value="-1.77777777777778" calcext:value-type="float">
            <text:p>-1,778</text:p>
          </table:table-cell>
          <table:table-cell table:formula="of:=(SUM([.Q154:.S154])/9)*(-1)" office:value-type="float" office:value="-1.33333333333333" calcext:value-type="float">
            <text:p>-1,333</text:p>
          </table:table-cell>
          <table:table-cell table:formula="of:=(SUM([.T154:.V154])/9)*(-1)" office:value-type="float" office:value="-0.888888888888889" calcext:value-type="float">
            <text:p>-0,889</text:p>
          </table:table-cell>
          <table:table-cell table:formula="of:=(SUM([.W154:.Y154])/9)*(-1)" office:value-type="float" office:value="-1.33333333333333" calcext:value-type="float">
            <text:p>-1,333</text:p>
          </table:table-cell>
          <table:table-cell table:formula="of:=(SUM([.Z154:.AB154])/9)*(-1)" office:value-type="float" office:value="-0.888888888888889" calcext:value-type="float">
            <text:p>-0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number-columns-repeated="2" table:style-name="ce11" office:value-type="float" office:value="1" calcext:value-type="float">
            <text:p>1,000</text:p>
          </table:table-cell>
          <table:table-cell table:style-name="ce11" table:number-columns-repeated="4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2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2" office:value-type="float" office:value="1" calcext:value-type="float">
            <text:p>1,000</text:p>
          </table:table-cell>
          <table:table-cell table:style-name="ce10" table:number-columns-repeated="2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/>
          <table:table-cell table:formula="of:=(SUM([.E155:.P155])/9)*(-1)" office:value-type="float" office:value="-0.444444444444444" calcext:value-type="float">
            <text:p>-0,444</text:p>
          </table:table-cell>
          <table:table-cell table:formula="of:=(SUM([.Q155:.S155])/9)*(-1)" office:value-type="float" office:value="-0.111111111111111" calcext:value-type="float">
            <text:p>-0,111</text:p>
          </table:table-cell>
          <table:table-cell table:formula="of:=(SUM([.T155:.V155])/9)*(-1)" office:value-type="float" office:value="-0.111111111111111" calcext:value-type="float">
            <text:p>-0,111</text:p>
          </table:table-cell>
          <table:table-cell table:formula="of:=(SUM([.W155:.Y155])/9)*(-1)" office:value-type="float" office:value="-0.111111111111111" calcext:value-type="float">
            <text:p>-0,111</text:p>
          </table:table-cell>
          <table:table-cell table:formula="of:=(SUM([.Z155:.AB155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1" table:number-columns-repeated="2"/>
          <table:table-cell table:number-columns-repeated="2" table:style-name="ce11" office:value-type="float" office:value="0.075" calcext:value-type="float">
            <text:p>0,075</text:p>
          </table:table-cell>
          <table:table-cell table:style-name="ce11"/>
          <table:table-cell table:number-columns-repeated="2"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2" office:value-type="float" office:value="0.075" calcext:value-type="float">
            <text:p>0,075</text:p>
          </table:table-cell>
          <table:table-cell table:style-name="ce10"/>
          <table:table-cell table:style-name="ce12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 table:style-name="ce12" office:value-type="float" office:value="0.075" calcext:value-type="float">
            <text:p>0,075</text:p>
          </table:table-cell>
          <table:table-cell table:style-name="ce10"/>
          <table:table-cell table:style-name="ce12" office:value-type="float" office:value="0.075" calcext:value-type="float">
            <text:p>0,075</text:p>
          </table:table-cell>
          <table:table-cell table:style-name="ce11" office:value-type="float" office:value="0.075" calcext:value-type="float">
            <text:p>0,075</text:p>
          </table:table-cell>
          <table:table-cell table:style-name="ce11"/>
          <table:table-cell table:style-name="ce11" office:value-type="float" office:value="0.075" calcext:value-type="float">
            <text:p>0,075</text:p>
          </table:table-cell>
          <table:table-cell/>
          <table:table-cell table:formula="of:=(SUM([.E156:.P156])/9)*(-1)" office:value-type="float" office:value="-0.0583333333333333" calcext:value-type="float">
            <text:p>-0,058</text:p>
          </table:table-cell>
          <table:table-cell table:formula="of:=(SUM([.Q156:.S156])/9)*(-1)" office:value-type="float" office:value="-0.0166666666666667" calcext:value-type="float">
            <text:p>-0,017</text:p>
          </table:table-cell>
          <table:table-cell table:formula="of:=(SUM([.T156:.V156])/9)*(-1)" office:value-type="float" office:value="-0.0166666666666667" calcext:value-type="float">
            <text:p>-0,017</text:p>
          </table:table-cell>
          <table:table-cell table:formula="of:=(SUM([.W156:.Y156])/9)*(-1)" office:value-type="float" office:value="-0.0166666666666667" calcext:value-type="float">
            <text:p>-0,017</text:p>
          </table:table-cell>
          <table:table-cell table:formula="of:=(SUM([.Z156:.AB156])/9)*(-1)" office:value-type="float" office:value="-0.0166666666666667" calcext:value-type="float">
            <text:p>-0,01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00" calcext:value-type="float">
            <text:p>2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/>
          <table:table-cell table:formula="of:=(SUM([.E157:.P157])/9)*(-1)" office:value-type="float" office:value="-133.333333333333" calcext:value-type="float">
            <text:p>-133,333</text:p>
          </table:table-cell>
          <table:table-cell table:formula="of:=(SUM([.Q157:.S157])/9)*(-1)" office:value-type="float" office:value="-33.3333333333333" calcext:value-type="float">
            <text:p>-33,333</text:p>
          </table:table-cell>
          <table:table-cell table:formula="of:=(SUM([.T157:.V157])/9)*(-1)" office:value-type="float" office:value="-33.3333333333333" calcext:value-type="float">
            <text:p>-33,333</text:p>
          </table:table-cell>
          <table:table-cell table:formula="of:=(SUM([.W157:.Y157])/9)*(-1)" office:value-type="float" office:value="-33.3333333333333" calcext:value-type="float">
            <text:p>-33,333</text:p>
          </table:table-cell>
          <table:table-cell table:formula="of:=(SUM([.Z157:.AB157])/9)*(-1)" office:value-type="float" office:value="-33.3333333333333" calcext:value-type="float">
            <text:p>-3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2" office:value-type="float" office:value="0.25" calcext:value-type="float">
            <text:p>0,250</text:p>
          </table:table-cell>
          <table:table-cell table:style-name="ce12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 table:number-columns-repeated="2" table:style-name="ce12" office:value-type="float" office:value="0.25" calcext:value-type="float">
            <text:p>0,250</text:p>
          </table:table-cell>
          <table:table-cell table:style-name="ce12" office:value-type="float" office:value="0" calcext:value-type="float">
            <text:p>0,000</text:p>
          </table:table-cell>
          <table:table-cell table:number-columns-repeated="2" table:style-name="ce11" office:value-type="float" office:value="0.25" calcext:value-type="float">
            <text:p>0,250</text:p>
          </table:table-cell>
          <table:table-cell table:style-name="ce11" office:value-type="float" office:value="0" calcext:value-type="float">
            <text:p>0,000</text:p>
          </table:table-cell>
          <table:table-cell/>
          <table:table-cell table:formula="of:=(SUM([.E158:.P158])/9)*(-1)" office:value-type="float" office:value="-0.194444444444444" calcext:value-type="float">
            <text:p>-0,194</text:p>
          </table:table-cell>
          <table:table-cell table:formula="of:=(SUM([.Q158:.S158])/9)*(-1)" office:value-type="float" office:value="-0.0555555555555556" calcext:value-type="float">
            <text:p>-0,056</text:p>
          </table:table-cell>
          <table:table-cell table:formula="of:=(SUM([.T158:.V158])/9)*(-1)" office:value-type="float" office:value="-0.0555555555555556" calcext:value-type="float">
            <text:p>-0,056</text:p>
          </table:table-cell>
          <table:table-cell table:formula="of:=(SUM([.W158:.Y158])/9)*(-1)" office:value-type="float" office:value="-0.0555555555555556" calcext:value-type="float">
            <text:p>-0,056</text:p>
          </table:table-cell>
          <table:table-cell table:formula="of:=(SUM([.Z158:.AB158])/9)*(-1)" office:value-type="float" office:value="-0.0555555555555556" calcext:value-type="float">
            <text:p>-0,0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2"/>
          <table:table-cell table:style-name="ce10" table:number-columns-repeated="2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/>
          <table:table-cell table:formula="of:=(SUM([.E159:.P159])/9)*(-1)" office:value-type="float" office:value="-0" calcext:value-type="float">
            <text:p>0,000</text:p>
          </table:table-cell>
          <table:table-cell table:formula="of:=(SUM([.Q159:.S159])/9)*(-1)" office:value-type="float" office:value="-0" calcext:value-type="float">
            <text:p>0,000</text:p>
          </table:table-cell>
          <table:table-cell table:formula="of:=(SUM([.T159:.V159])/9)*(-1)" office:value-type="float" office:value="-0" calcext:value-type="float">
            <text:p>0,000</text:p>
          </table:table-cell>
          <table:table-cell table:formula="of:=(SUM([.W159:.Y159])/9)*(-1)" office:value-type="float" office:value="-0" calcext:value-type="float">
            <text:p>0,000</text:p>
          </table:table-cell>
          <table:table-cell table:formula="of:=(SUM([.Z159:.AB15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/>
          <table:table-cell table:style-name="ce11" office:value-type="float" office:value="17" calcext:value-type="float">
            <text:p>17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9" calcext:value-type="float">
            <text:p>39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39" calcext:value-type="float">
            <text:p>39,000</text:p>
          </table:table-cell>
          <table:table-cell table:style-name="ce10"/>
          <table:table-cell table:style-name="ce10" office:value-type="float" office:value="17" calcext:value-type="float">
            <text:p>17,000</text:p>
          </table:table-cell>
          <table:table-cell table:style-name="ce11" office:value-type="float" office:value="27" calcext:value-type="float">
            <text:p>27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5" calcext:value-type="float">
            <text:p>5,000</text:p>
          </table:table-cell>
          <table:table-cell/>
          <table:table-cell table:formula="of:=(SUM([.E160:.P160])/9)*(-1)" office:value-type="float" office:value="-14.1111111111111" calcext:value-type="float">
            <text:p>-14,111</text:p>
          </table:table-cell>
          <table:table-cell table:formula="of:=(SUM([.Q160:.S160])/9)*(-1)" office:value-type="float" office:value="-6.22222222222222" calcext:value-type="float">
            <text:p>-6,222</text:p>
          </table:table-cell>
          <table:table-cell table:formula="of:=(SUM([.T160:.V160])/9)*(-1)" office:value-type="float" office:value="-4.88888888888889" calcext:value-type="float">
            <text:p>-4,889</text:p>
          </table:table-cell>
          <table:table-cell table:formula="of:=(SUM([.W160:.Y160])/9)*(-1)" office:value-type="float" office:value="-6.22222222222222" calcext:value-type="float">
            <text:p>-6,222</text:p>
          </table:table-cell>
          <table:table-cell table:formula="of:=(SUM([.Z160:.AB160])/9)*(-1)" office:value-type="float" office:value="-4.88888888888889" calcext:value-type="float">
            <text:p>-4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161:.P161])/9)*(-1)" office:value-type="float" office:value="-0" calcext:value-type="float">
            <text:p>0,000</text:p>
          </table:table-cell>
          <table:table-cell table:formula="of:=(SUM([.Q161:.S161])/9)*(-1)" office:value-type="float" office:value="-0" calcext:value-type="float">
            <text:p>0,000</text:p>
          </table:table-cell>
          <table:table-cell table:formula="of:=(SUM([.T161:.V161])/9)*(-1)" office:value-type="float" office:value="-0" calcext:value-type="float">
            <text:p>0,000</text:p>
          </table:table-cell>
          <table:table-cell table:formula="of:=(SUM([.W161:.Y161])/9)*(-1)" office:value-type="float" office:value="-0" calcext:value-type="float">
            <text:p>0,000</text:p>
          </table:table-cell>
          <table:table-cell table:formula="of:=(SUM([.Z161:.AB16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162:.P162])/9)*(-1)" office:value-type="float" office:value="-0" calcext:value-type="float">
            <text:p>0,000</text:p>
          </table:table-cell>
          <table:table-cell table:formula="of:=(SUM([.Q162:.S162])/9)*(-1)" office:value-type="float" office:value="-0" calcext:value-type="float">
            <text:p>0,000</text:p>
          </table:table-cell>
          <table:table-cell table:formula="of:=(SUM([.T162:.V162])/9)*(-1)" office:value-type="float" office:value="-0" calcext:value-type="float">
            <text:p>0,000</text:p>
          </table:table-cell>
          <table:table-cell table:formula="of:=(SUM([.W162:.Y162])/9)*(-1)" office:value-type="float" office:value="-0" calcext:value-type="float">
            <text:p>0,000</text:p>
          </table:table-cell>
          <table:table-cell table:formula="of:=(SUM([.Z162:.AB16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astal Battleship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3" calcext:value-type="float">
            <text:p>3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3" office:value-type="float" office:value="4" calcext:value-type="float">
            <text:p>4,000</text:p>
          </table:table-cell>
          <table:table-cell table:style-name="ce10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3" office:value-type="float" office:value="4" calcext:value-type="float">
            <text:p>4,000</text:p>
          </table:table-cell>
          <table:table-cell table:style-name="ce10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/>
          <table:table-cell table:formula="of:=(SUM([.E165:.P165])/9)*(-1)" office:value-type="float" office:value="-1.66666666666667" calcext:value-type="float">
            <text:p>-1,667</text:p>
          </table:table-cell>
          <table:table-cell table:formula="of:=(SUM([.Q165:.S165])/9)*(-1)" office:value-type="float" office:value="-0.444444444444444" calcext:value-type="float">
            <text:p>-0,444</text:p>
          </table:table-cell>
          <table:table-cell table:formula="of:=(SUM([.T165:.V165])/9)*(-1)" office:value-type="float" office:value="-0.444444444444444" calcext:value-type="float">
            <text:p>-0,444</text:p>
          </table:table-cell>
          <table:table-cell table:formula="of:=(SUM([.W165:.Y165])/9)*(-1)" office:value-type="float" office:value="-0.444444444444444" calcext:value-type="float">
            <text:p>-0,444</text:p>
          </table:table-cell>
          <table:table-cell table:formula="of:=(SUM([.Z165:.AB165])/9)*(-1)" office:value-type="float" office:value="-0.444444444444444" calcext:value-type="float">
            <text:p>-0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12" calcext:value-type="float">
            <text:p>12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/>
          <table:table-cell table:formula="of:=(SUM([.E166:.P166])/9)*(-1)" office:value-type="float" office:value="-8.11111111111111" calcext:value-type="float">
            <text:p>-8,111</text:p>
          </table:table-cell>
          <table:table-cell table:formula="of:=(SUM([.Q166:.S166])/9)*(-1)" office:value-type="float" office:value="-1.88888888888889" calcext:value-type="float">
            <text:p>-1,889</text:p>
          </table:table-cell>
          <table:table-cell table:formula="of:=(SUM([.T166:.V166])/9)*(-1)" office:value-type="float" office:value="-0.777777777777778" calcext:value-type="float">
            <text:p>-0,778</text:p>
          </table:table-cell>
          <table:table-cell table:formula="of:=(SUM([.W166:.Y166])/9)*(-1)" office:value-type="float" office:value="-1.88888888888889" calcext:value-type="float">
            <text:p>-1,889</text:p>
          </table:table-cell>
          <table:table-cell table:formula="of:=(SUM([.Z166:.AB166])/9)*(-1)" office:value-type="float" office:value="-1.88888888888889" calcext:value-type="float">
            <text:p>-1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3" office:value-type="float" office:value="3" calcext:value-type="float">
            <text:p>3,0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/>
          <table:table-cell table:formula="of:=(SUM([.E167:.P167])/9)*(-1)" office:value-type="float" office:value="-1.11111111111111" calcext:value-type="float">
            <text:p>-1,111</text:p>
          </table:table-cell>
          <table:table-cell table:formula="of:=(SUM([.Q167:.S167])/9)*(-1)" office:value-type="float" office:value="-0.444444444444444" calcext:value-type="float">
            <text:p>-0,444</text:p>
          </table:table-cell>
          <table:table-cell table:formula="of:=(SUM([.T167:.V167])/9)*(-1)" office:value-type="float" office:value="-0.333333333333333" calcext:value-type="float">
            <text:p>-0,333</text:p>
          </table:table-cell>
          <table:table-cell table:formula="of:=(SUM([.W167:.Y167])/9)*(-1)" office:value-type="float" office:value="-0.444444444444444" calcext:value-type="float">
            <text:p>-0,444</text:p>
          </table:table-cell>
          <table:table-cell table:formula="of:=(SUM([.Z167:.AB167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3" office:value-type="float" office:value="11" calcext:value-type="float">
            <text:p>11,000</text:p>
          </table:table-cell>
          <table:table-cell table:style-name="ce10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 table:style-name="ce13" office:value-type="float" office:value="11" calcext:value-type="float">
            <text:p>11,000</text:p>
          </table:table-cell>
          <table:table-cell table:style-name="ce10" table:number-columns-repeated="2"/>
          <table:table-cell table:style-name="ce11" office:value-type="float" office:value="11" calcext:value-type="float">
            <text:p>11,000</text:p>
          </table:table-cell>
          <table:table-cell table:style-name="ce11" table:number-columns-repeated="2"/>
          <table:table-cell/>
          <table:table-cell table:formula="of:=(SUM([.E168:.P168])/9)*(-1)" office:value-type="float" office:value="-4.88888888888889" calcext:value-type="float">
            <text:p>-4,889</text:p>
          </table:table-cell>
          <table:table-cell table:formula="of:=(SUM([.Q168:.S168])/9)*(-1)" office:value-type="float" office:value="-1.22222222222222" calcext:value-type="float">
            <text:p>-1,222</text:p>
          </table:table-cell>
          <table:table-cell table:formula="of:=(SUM([.T168:.V168])/9)*(-1)" office:value-type="float" office:value="-1.22222222222222" calcext:value-type="float">
            <text:p>-1,222</text:p>
          </table:table-cell>
          <table:table-cell table:formula="of:=(SUM([.W168:.Y168])/9)*(-1)" office:value-type="float" office:value="-1.22222222222222" calcext:value-type="float">
            <text:p>-1,222</text:p>
          </table:table-cell>
          <table:table-cell table:formula="of:=(SUM([.Z168:.AB168])/9)*(-1)" office:value-type="float" office:value="-1.22222222222222" calcext:value-type="float">
            <text:p>-1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37" calcext:value-type="float">
            <text:p>0,337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3" office:value-type="float" office:value="0.112" calcext:value-type="float">
            <text:p>0,112</text:p>
          </table:table-cell>
          <table:table-cell table:style-name="ce10"/>
          <table:table-cell table:style-name="ce13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 table:style-name="ce13" office:value-type="float" office:value="0.112" calcext:value-type="float">
            <text:p>0,112</text:p>
          </table:table-cell>
          <table:table-cell table:style-name="ce10"/>
          <table:table-cell table:style-name="ce13" office:value-type="float" office:value="0.325" calcext:value-type="float">
            <text:p>0,325</text:p>
          </table:table-cell>
          <table:table-cell table:style-name="ce11" office:value-type="float" office:value="0.112" calcext:value-type="float">
            <text:p>0,112</text:p>
          </table:table-cell>
          <table:table-cell table:style-name="ce11"/>
          <table:table-cell table:style-name="ce11" office:value-type="float" office:value="0.325" calcext:value-type="float">
            <text:p>0,325</text:p>
          </table:table-cell>
          <table:table-cell/>
          <table:table-cell table:formula="of:=(SUM([.E169:.P169])/9)*(-1)" office:value-type="float" office:value="-0.219222222222222" calcext:value-type="float">
            <text:p>-0,219</text:p>
          </table:table-cell>
          <table:table-cell table:formula="of:=(SUM([.Q169:.S169])/9)*(-1)" office:value-type="float" office:value="-0.0485555555555556" calcext:value-type="float">
            <text:p>-0,049</text:p>
          </table:table-cell>
          <table:table-cell table:formula="of:=(SUM([.T169:.V169])/9)*(-1)" office:value-type="float" office:value="-0.0485555555555556" calcext:value-type="float">
            <text:p>-0,049</text:p>
          </table:table-cell>
          <table:table-cell table:formula="of:=(SUM([.W169:.Y169])/9)*(-1)" office:value-type="float" office:value="-0.0485555555555556" calcext:value-type="float">
            <text:p>-0,049</text:p>
          </table:table-cell>
          <table:table-cell table:formula="of:=(SUM([.Z169:.AB169])/9)*(-1)" office:value-type="float" office:value="-0.0485555555555556" calcext:value-type="float">
            <text:p>-0,04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50" calcext:value-type="float">
            <text:p>2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3" office:value-type="float" office:value="50" calcext:value-type="float">
            <text:p>50,000</text:p>
          </table:table-cell>
          <table:table-cell table:style-name="ce13" office:value-type="float" office:value="200" calcext:value-type="float">
            <text:p>200,000</text:p>
          </table:table-cell>
          <table:table-cell table:style-name="ce13"/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200" calcext:value-type="float">
            <text:p>200,000</text:p>
          </table:table-cell>
          <table:table-cell table:style-name="ce11"/>
          <table:table-cell/>
          <table:table-cell table:formula="of:=(SUM([.E170:.P170])/9)*(-1)" office:value-type="float" office:value="-127.777777777778" calcext:value-type="float">
            <text:p>-127,778</text:p>
          </table:table-cell>
          <table:table-cell table:formula="of:=(SUM([.Q170:.S170])/9)*(-1)" office:value-type="float" office:value="-27.7777777777778" calcext:value-type="float">
            <text:p>-27,778</text:p>
          </table:table-cell>
          <table:table-cell table:formula="of:=(SUM([.T170:.V170])/9)*(-1)" office:value-type="float" office:value="-27.7777777777778" calcext:value-type="float">
            <text:p>-27,778</text:p>
          </table:table-cell>
          <table:table-cell table:formula="of:=(SUM([.W170:.Y170])/9)*(-1)" office:value-type="float" office:value="-27.7777777777778" calcext:value-type="float">
            <text:p>-27,778</text:p>
          </table:table-cell>
          <table:table-cell table:formula="of:=(SUM([.Z170:.AB170])/9)*(-1)" office:value-type="float" office:value="-27.7777777777778" calcext:value-type="float">
            <text:p>-27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3" office:value-type="float" office:value="0.175" calcext:value-type="float">
            <text:p>0,175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 table:style-name="ce13" office:value-type="float" office:value="0.175" calcext:value-type="float">
            <text:p>0,175</text:p>
          </table:table-cell>
          <table:table-cell table:style-name="ce13" office:value-type="float" office:value="0.25" calcext:value-type="float">
            <text:p>0,250</text:p>
          </table:table-cell>
          <table:table-cell table:style-name="ce13" office:value-type="float" office:value="-0.275" calcext:value-type="float">
            <text:p>-0,275</text:p>
          </table:table-cell>
          <table:table-cell table:style-name="ce11" office:value-type="float" office:value="0.175" calcext:value-type="float">
            <text:p>0,175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-0.275" calcext:value-type="float">
            <text:p>-0,275</text:p>
          </table:table-cell>
          <table:table-cell/>
          <table:table-cell table:formula="of:=(SUM([.E171:.P171])/9)*(-1)" office:value-type="float" office:value="-0.0583333333333333" calcext:value-type="float">
            <text:p>-0,058</text:p>
          </table:table-cell>
          <table:table-cell table:formula="of:=(SUM([.Q171:.S171])/9)*(-1)" office:value-type="float" office:value="-0.0166666666666667" calcext:value-type="float">
            <text:p>-0,017</text:p>
          </table:table-cell>
          <table:table-cell table:formula="of:=(SUM([.T171:.V171])/9)*(-1)" office:value-type="float" office:value="-0.0166666666666667" calcext:value-type="float">
            <text:p>-0,017</text:p>
          </table:table-cell>
          <table:table-cell table:formula="of:=(SUM([.W171:.Y171])/9)*(-1)" office:value-type="float" office:value="-0.0166666666666667" calcext:value-type="float">
            <text:p>-0,017</text:p>
          </table:table-cell>
          <table:table-cell table:formula="of:=(SUM([.Z171:.AB171])/9)*(-1)" office:value-type="float" office:value="-0.0166666666666667" calcext:value-type="float">
            <text:p>-0,01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/>
          <table:table-cell table:formula="of:=(SUM([.E172:.P172])/9)*(-1)" office:value-type="float" office:value="-0" calcext:value-type="float">
            <text:p>0,000</text:p>
          </table:table-cell>
          <table:table-cell table:formula="of:=(SUM([.Q172:.S172])/9)*(-1)" office:value-type="float" office:value="-0" calcext:value-type="float">
            <text:p>0,000</text:p>
          </table:table-cell>
          <table:table-cell table:formula="of:=(SUM([.T172:.V172])/9)*(-1)" office:value-type="float" office:value="-0" calcext:value-type="float">
            <text:p>0,000</text:p>
          </table:table-cell>
          <table:table-cell table:formula="of:=(SUM([.W172:.Y172])/9)*(-1)" office:value-type="float" office:value="-0" calcext:value-type="float">
            <text:p>0,000</text:p>
          </table:table-cell>
          <table:table-cell table:formula="of:=(SUM([.Z172:.AB17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8" calcext:value-type="float">
            <text:p>18,0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/>
          <table:table-cell table:style-name="ce11" office:value-type="float" office:value="18" calcext:value-type="float">
            <text:p>18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3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3" office:value-type="float" office:value="27" calcext:value-type="float">
            <text:p>27,000</text:p>
          </table:table-cell>
          <table:table-cell table:style-name="ce10"/>
          <table:table-cell table:style-name="ce10" office:value-type="float" office:value="15" calcext:value-type="float">
            <text:p>15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12" calcext:value-type="float">
            <text:p>12,0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173:.P173])/9)*(-1)" office:value-type="float" office:value="-11.3333333333333" calcext:value-type="float">
            <text:p>-11,333</text:p>
          </table:table-cell>
          <table:table-cell table:formula="of:=(SUM([.Q173:.S173])/9)*(-1)" office:value-type="float" office:value="-4.66666666666667" calcext:value-type="float">
            <text:p>-4,667</text:p>
          </table:table-cell>
          <table:table-cell table:formula="of:=(SUM([.T173:.V173])/9)*(-1)" office:value-type="float" office:value="-3.33333333333333" calcext:value-type="float">
            <text:p>-3,333</text:p>
          </table:table-cell>
          <table:table-cell table:formula="of:=(SUM([.W173:.Y173])/9)*(-1)" office:value-type="float" office:value="-4.66666666666667" calcext:value-type="float">
            <text:p>-4,667</text:p>
          </table:table-cell>
          <table:table-cell table:formula="of:=(SUM([.Z173:.AB173])/9)*(-1)" office:value-type="float" office:value="-3.33333333333333" calcext:value-type="float">
            <text:p>-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1.4" calcext:value-type="float">
            <text:p>1,4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7" calcext:value-type="float">
            <text:p>0,700</text:p>
          </table:table-cell>
          <table:table-cell table:style-name="ce10"/>
          <table:table-cell table:style-name="ce11" office:value-type="float" office:value="1.4" calcext:value-type="float">
            <text:p>1,4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" calcext:value-type="float">
            <text:p>0,4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7" calcext:value-type="float">
            <text:p>0,700</text:p>
          </table:table-cell>
          <table:table-cell table:style-name="ce10"/>
          <table:table-cell table:style-name="ce11" office:value-type="float" office:value="1.4" calcext:value-type="float">
            <text:p>1,400</text:p>
          </table:table-cell>
          <table:table-cell table:style-name="ce11" office:value-type="float" office:value="0.3" calcext:value-type="float">
            <text:p>0,300</text:p>
          </table:table-cell>
          <table:table-cell table:style-name="ce11" office:value-type="float" office:value="0.4" calcext:value-type="float">
            <text:p>0,400</text:p>
          </table:table-cell>
          <table:table-cell/>
          <table:table-cell table:formula="of:=(SUM([.E174:.P174])/9)*(-1)" office:value-type="float" office:value="-0.433333333333333" calcext:value-type="float">
            <text:p>-0,433</text:p>
          </table:table-cell>
          <table:table-cell table:formula="of:=(SUM([.Q174:.S174])/9)*(-1)" office:value-type="float" office:value="-0.188888888888889" calcext:value-type="float">
            <text:p>-0,189</text:p>
          </table:table-cell>
          <table:table-cell table:formula="of:=(SUM([.T174:.V174])/9)*(-1)" office:value-type="float" office:value="-0.233333333333333" calcext:value-type="float">
            <text:p>-0,233</text:p>
          </table:table-cell>
          <table:table-cell table:formula="of:=(SUM([.W174:.Y174])/9)*(-1)" office:value-type="float" office:value="-0.188888888888889" calcext:value-type="float">
            <text:p>-0,189</text:p>
          </table:table-cell>
          <table:table-cell table:formula="of:=(SUM([.Z174:.AB174])/9)*(-1)" office:value-type="float" office:value="-0.233333333333333" calcext:value-type="float">
            <text:p>-0,2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175:.P175])/9)*(-1)" office:value-type="float" office:value="-0" calcext:value-type="float">
            <text:p>0,000</text:p>
          </table:table-cell>
          <table:table-cell table:formula="of:=(SUM([.Q175:.S175])/9)*(-1)" office:value-type="float" office:value="-0" calcext:value-type="float">
            <text:p>0,000</text:p>
          </table:table-cell>
          <table:table-cell table:formula="of:=(SUM([.T175:.V175])/9)*(-1)" office:value-type="float" office:value="-0" calcext:value-type="float">
            <text:p>0,000</text:p>
          </table:table-cell>
          <table:table-cell table:formula="of:=(SUM([.W175:.Y175])/9)*(-1)" office:value-type="float" office:value="-0" calcext:value-type="float">
            <text:p>0,000</text:p>
          </table:table-cell>
          <table:table-cell table:formula="of:=(SUM([.Z175:.AB175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Light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/>
          <table:table-cell table:formula="of:=(SUM([.E178:.P178])/9)*(-1)" office:value-type="float" office:value="-0" calcext:value-type="float">
            <text:p>0,000</text:p>
          </table:table-cell>
          <table:table-cell table:formula="of:=(SUM([.Q178:.S178])/9)*(-1)" office:value-type="float" office:value="-0" calcext:value-type="float">
            <text:p>0,000</text:p>
          </table:table-cell>
          <table:table-cell table:formula="of:=(SUM([.T178:.V178])/9)*(-1)" office:value-type="float" office:value="-0" calcext:value-type="float">
            <text:p>0,000</text:p>
          </table:table-cell>
          <table:table-cell table:formula="of:=(SUM([.W178:.Y178])/9)*(-1)" office:value-type="float" office:value="-0" calcext:value-type="float">
            <text:p>0,000</text:p>
          </table:table-cell>
          <table:table-cell table:formula="of:=(SUM([.Z178:.AB17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7" calcext:value-type="float">
            <text:p>17,000</text:p>
          </table:table-cell>
          <table:table-cell table:style-name="ce11" table:number-columns-repeated="2"/>
          <table:table-cell table:number-columns-repeated="2"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0"/>
          <table:table-cell table:style-name="ce13" office:value-type="float" office:value="8.5" calcext:value-type="float">
            <text:p>8,500</text:p>
          </table:table-cell>
          <table:table-cell table:style-name="ce13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 table:style-name="ce10"/>
          <table:table-cell table:style-name="ce13" office:value-type="float" office:value="8.5" calcext:value-type="float">
            <text:p>8,500</text:p>
          </table:table-cell>
          <table:table-cell table:style-name="ce13" office:value-type="float" office:value="17" calcext:value-type="float">
            <text:p>17,000</text:p>
          </table:table-cell>
          <table:table-cell table:style-name="ce11"/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17" calcext:value-type="float">
            <text:p>17,000</text:p>
          </table:table-cell>
          <table:table-cell/>
          <table:table-cell table:formula="of:=(SUM([.E179:.P179])/9)*(-1)" office:value-type="float" office:value="-11.3333333333333" calcext:value-type="float">
            <text:p>-11,333</text:p>
          </table:table-cell>
          <table:table-cell table:formula="of:=(SUM([.Q179:.S179])/9)*(-1)" office:value-type="float" office:value="-2.83333333333333" calcext:value-type="float">
            <text:p>-2,833</text:p>
          </table:table-cell>
          <table:table-cell table:formula="of:=(SUM([.T179:.V179])/9)*(-1)" office:value-type="float" office:value="-2.83333333333333" calcext:value-type="float">
            <text:p>-2,833</text:p>
          </table:table-cell>
          <table:table-cell table:formula="of:=(SUM([.W179:.Y179])/9)*(-1)" office:value-type="float" office:value="-2.83333333333333" calcext:value-type="float">
            <text:p>-2,833</text:p>
          </table:table-cell>
          <table:table-cell table:formula="of:=(SUM([.Z179:.AB179])/9)*(-1)" office:value-type="float" office:value="-2.83333333333333" calcext:value-type="float">
            <text:p>-2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/>
          <table:table-cell table:formula="of:=(SUM([.E180:.P180])/9)*(-1)" office:value-type="float" office:value="-0" calcext:value-type="float">
            <text:p>0,000</text:p>
          </table:table-cell>
          <table:table-cell table:formula="of:=(SUM([.Q180:.S180])/9)*(-1)" office:value-type="float" office:value="-0" calcext:value-type="float">
            <text:p>0,000</text:p>
          </table:table-cell>
          <table:table-cell table:formula="of:=(SUM([.T180:.V180])/9)*(-1)" office:value-type="float" office:value="-0" calcext:value-type="float">
            <text:p>0,000</text:p>
          </table:table-cell>
          <table:table-cell table:formula="of:=(SUM([.W180:.Y180])/9)*(-1)" office:value-type="float" office:value="-0" calcext:value-type="float">
            <text:p>0,000</text:p>
          </table:table-cell>
          <table:table-cell table:formula="of:=(SUM([.Z180:.AB18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0" calcext:value-type="float">
            <text:p>10,000</text:p>
          </table:table-cell>
          <table:table-cell/>
          <table:table-cell table:formula="of:=(SUM([.E181:.P181])/9)*(-1)" office:value-type="float" office:value="-6.66666666666667" calcext:value-type="float">
            <text:p>-6,667</text:p>
          </table:table-cell>
          <table:table-cell table:formula="of:=(SUM([.Q181:.S181])/9)*(-1)" office:value-type="float" office:value="-1.66666666666667" calcext:value-type="float">
            <text:p>-1,667</text:p>
          </table:table-cell>
          <table:table-cell table:formula="of:=(SUM([.T181:.V181])/9)*(-1)" office:value-type="float" office:value="-1.66666666666667" calcext:value-type="float">
            <text:p>-1,667</text:p>
          </table:table-cell>
          <table:table-cell table:formula="of:=(SUM([.W181:.Y181])/9)*(-1)" office:value-type="float" office:value="-1.66666666666667" calcext:value-type="float">
            <text:p>-1,667</text:p>
          </table:table-cell>
          <table:table-cell table:formula="of:=(SUM([.Z181:.AB181])/9)*(-1)" office:value-type="float" office:value="-1.66666666666667" calcext:value-type="float">
            <text:p>-1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/>
          <table:table-cell table:formula="of:=(SUM([.E182:.P182])/9)*(-1)" office:value-type="float" office:value="-0.122222222222222" calcext:value-type="float">
            <text:p>-0,122</text:p>
          </table:table-cell>
          <table:table-cell table:formula="of:=(SUM([.Q182:.S182])/9)*(-1)" office:value-type="float" office:value="-0.0305555555555556" calcext:value-type="float">
            <text:p>-0,031</text:p>
          </table:table-cell>
          <table:table-cell table:formula="of:=(SUM([.T182:.V182])/9)*(-1)" office:value-type="float" office:value="-0.0305555555555556" calcext:value-type="float">
            <text:p>-0,031</text:p>
          </table:table-cell>
          <table:table-cell table:formula="of:=(SUM([.W182:.Y182])/9)*(-1)" office:value-type="float" office:value="-0.0305555555555556" calcext:value-type="float">
            <text:p>-0,031</text:p>
          </table:table-cell>
          <table:table-cell table:formula="of:=(SUM([.Z182:.AB182])/9)*(-1)" office:value-type="float" office:value="-0.0305555555555556" calcext:value-type="float">
            <text:p>-0,03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100" calcext:value-type="float">
            <text:p>100,000</text:p>
          </table:table-cell>
          <table:table-cell table:number-columns-repeated="2"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150" calcext:value-type="float">
            <text:p>150,000</text:p>
          </table:table-cell>
          <table:table-cell/>
          <table:table-cell table:formula="of:=(SUM([.E183:.P183])/9)*(-1)" office:value-type="float" office:value="-111.111111111111" calcext:value-type="float">
            <text:p>-111,111</text:p>
          </table:table-cell>
          <table:table-cell table:formula="of:=(SUM([.Q183:.S183])/9)*(-1)" office:value-type="float" office:value="-25" calcext:value-type="float">
            <text:p>-25,000</text:p>
          </table:table-cell>
          <table:table-cell table:formula="of:=(SUM([.T183:.V183])/9)*(-1)" office:value-type="float" office:value="-25" calcext:value-type="float">
            <text:p>-25,000</text:p>
          </table:table-cell>
          <table:table-cell table:formula="of:=(SUM([.W183:.Y183])/9)*(-1)" office:value-type="float" office:value="-25" calcext:value-type="float">
            <text:p>-25,000</text:p>
          </table:table-cell>
          <table:table-cell table:formula="of:=(SUM([.Z183:.AB183])/9)*(-1)" office:value-type="float" office:value="-25" calcext:value-type="float">
            <text:p>-25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number-columns-repeated="2"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525" calcext:value-type="float">
            <text:p>0,5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525" calcext:value-type="float">
            <text:p>0,525</text:p>
          </table:table-cell>
          <table:table-cell/>
          <table:table-cell table:formula="of:=(SUM([.E184:.P184])/9)*(-1)" office:value-type="float" office:value="-0.216666666666667" calcext:value-type="float">
            <text:p>-0,217</text:p>
          </table:table-cell>
          <table:table-cell table:formula="of:=(SUM([.Q184:.S184])/9)*(-1)" office:value-type="float" office:value="-0.0472222222222222" calcext:value-type="float">
            <text:p>-0,047</text:p>
          </table:table-cell>
          <table:table-cell table:formula="of:=(SUM([.T184:.V184])/9)*(-1)" office:value-type="float" office:value="-0.0472222222222222" calcext:value-type="float">
            <text:p>-0,047</text:p>
          </table:table-cell>
          <table:table-cell table:formula="of:=(SUM([.W184:.Y184])/9)*(-1)" office:value-type="float" office:value="-0.0472222222222222" calcext:value-type="float">
            <text:p>-0,047</text:p>
          </table:table-cell>
          <table:table-cell table:formula="of:=(SUM([.Z184:.AB184])/9)*(-1)" office:value-type="float" office:value="-0.0472222222222222" calcext:value-type="float">
            <text:p>-0,04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/>
          <table:table-cell table:formula="of:=(SUM([.E185:.P185])/9)*(-1)" office:value-type="float" office:value="-0" calcext:value-type="float">
            <text:p>0,000</text:p>
          </table:table-cell>
          <table:table-cell table:formula="of:=(SUM([.Q185:.S185])/9)*(-1)" office:value-type="float" office:value="-0" calcext:value-type="float">
            <text:p>0,000</text:p>
          </table:table-cell>
          <table:table-cell table:formula="of:=(SUM([.T185:.V185])/9)*(-1)" office:value-type="float" office:value="-0" calcext:value-type="float">
            <text:p>0,000</text:p>
          </table:table-cell>
          <table:table-cell table:formula="of:=(SUM([.W185:.Y185])/9)*(-1)" office:value-type="float" office:value="-0" calcext:value-type="float">
            <text:p>0,000</text:p>
          </table:table-cell>
          <table:table-cell table:formula="of:=(SUM([.Z185:.AB185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" calcext:value-type="float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186:.P186])/9)*(-1)" office:value-type="float" office:value="-2" calcext:value-type="float">
            <text:p>-2,000</text:p>
          </table:table-cell>
          <table:table-cell table:formula="of:=(SUM([.Q186:.S186])/9)*(-1)" office:value-type="float" office:value="-0.5" calcext:value-type="float">
            <text:p>-0,500</text:p>
          </table:table-cell>
          <table:table-cell table:formula="of:=(SUM([.T186:.V186])/9)*(-1)" office:value-type="float" office:value="-0.5" calcext:value-type="float">
            <text:p>-0,500</text:p>
          </table:table-cell>
          <table:table-cell table:formula="of:=(SUM([.W186:.Y186])/9)*(-1)" office:value-type="float" office:value="-0.5" calcext:value-type="float">
            <text:p>-0,500</text:p>
          </table:table-cell>
          <table:table-cell table:formula="of:=(SUM([.Z186:.AB186])/9)*(-1)" office:value-type="float" office:value="-0.5" calcext:value-type="float">
            <text:p>-0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3"/>
          <table:table-cell table:number-columns-repeated="2"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.35" calcext:value-type="float">
            <text:p>1,350</text:p>
          </table:table-cell>
          <table:table-cell table:style-name="ce11"/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.35" calcext:value-type="float">
            <text:p>1,35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3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.35" calcext:value-type="float">
            <text:p>1,350</text:p>
          </table:table-cell>
          <table:table-cell table:style-name="ce11" office:value-type="float" office:value="0.35" calcext:value-type="float">
            <text:p>0,3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3" office:value-type="float" office:value="1.35" calcext:value-type="float">
            <text:p>1,350</text:p>
          </table:table-cell>
          <table:table-cell table:style-name="ce10" office:value-type="float" office:value="0.35" calcext:value-type="float">
            <text:p>0,3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.35" calcext:value-type="float">
            <text:p>1,350</text:p>
          </table:table-cell>
          <table:table-cell table:style-name="ce11" office:value-type="float" office:value="0.35" calcext:value-type="float">
            <text:p>0,350</text:p>
          </table:table-cell>
          <table:table-cell/>
          <table:table-cell table:formula="of:=(SUM([.E187:.P187])/9)*(-1)" office:value-type="float" office:value="-0.644444444444444" calcext:value-type="float">
            <text:p>-0,644</text:p>
          </table:table-cell>
          <table:table-cell table:formula="of:=(SUM([.Q187:.S187])/9)*(-1)" office:value-type="float" office:value="-0.272222222222222" calcext:value-type="float">
            <text:p>-0,272</text:p>
          </table:table-cell>
          <table:table-cell table:formula="of:=(SUM([.T187:.V187])/9)*(-1)" office:value-type="float" office:value="-0.272222222222222" calcext:value-type="float">
            <text:p>-0,272</text:p>
          </table:table-cell>
          <table:table-cell table:formula="of:=(SUM([.W187:.Y187])/9)*(-1)" office:value-type="float" office:value="-0.272222222222222" calcext:value-type="float">
            <text:p>-0,272</text:p>
          </table:table-cell>
          <table:table-cell table:formula="of:=(SUM([.Z187:.AB187])/9)*(-1)" office:value-type="float" office:value="-0.272222222222222" calcext:value-type="float">
            <text:p>-0,2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/>
          <table:table-cell table:formula="of:=(SUM([.E188:.P188])/9)*(-1)" office:value-type="float" office:value="-0" calcext:value-type="float">
            <text:p>0,000</text:p>
          </table:table-cell>
          <table:table-cell table:formula="of:=(SUM([.Q188:.S188])/9)*(-1)" office:value-type="float" office:value="-0" calcext:value-type="float">
            <text:p>0,000</text:p>
          </table:table-cell>
          <table:table-cell table:formula="of:=(SUM([.T188:.V188])/9)*(-1)" office:value-type="float" office:value="-0" calcext:value-type="float">
            <text:p>0,000</text:p>
          </table:table-cell>
          <table:table-cell table:formula="of:=(SUM([.W188:.Y188])/9)*(-1)" office:value-type="float" office:value="-0" calcext:value-type="float">
            <text:p>0,000</text:p>
          </table:table-cell>
          <table:table-cell table:formula="of:=(SUM([.Z188:.AB18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Escort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/>
          <table:table-cell table:formula="of:=(SUM([.E191:.P191])/9)*(-1)" office:value-type="float" office:value="-0" calcext:value-type="float">
            <text:p>0,000</text:p>
          </table:table-cell>
          <table:table-cell table:formula="of:=(SUM([.Q191:.S191])/9)*(-1)" office:value-type="float" office:value="-0" calcext:value-type="float">
            <text:p>0,000</text:p>
          </table:table-cell>
          <table:table-cell table:formula="of:=(SUM([.T191:.V191])/9)*(-1)" office:value-type="float" office:value="-0" calcext:value-type="float">
            <text:p>0,000</text:p>
          </table:table-cell>
          <table:table-cell table:formula="of:=(SUM([.W191:.Y191])/9)*(-1)" office:value-type="float" office:value="-0" calcext:value-type="float">
            <text:p>0,000</text:p>
          </table:table-cell>
          <table:table-cell table:formula="of:=(SUM([.Z191:.AB19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14.5" calcext:value-type="float">
            <text:p>14,500</text:p>
          </table:table-cell>
          <table:table-cell table:style-name="ce11" table:number-columns-repeated="2"/>
          <table:table-cell table:number-columns-repeated="2"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 table:style-name="ce10"/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14.5" calcext:value-type="float">
            <text:p>14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.5" calcext:value-type="float">
            <text:p>14,500</text:p>
          </table:table-cell>
          <table:table-cell/>
          <table:table-cell table:formula="of:=(SUM([.E192:.P192])/9)*(-1)" office:value-type="float" office:value="-8.66666666666667" calcext:value-type="float">
            <text:p>-8,667</text:p>
          </table:table-cell>
          <table:table-cell table:formula="of:=(SUM([.Q192:.S192])/9)*(-1)" office:value-type="float" office:value="-2.16666666666667" calcext:value-type="float">
            <text:p>-2,167</text:p>
          </table:table-cell>
          <table:table-cell table:formula="of:=(SUM([.T192:.V192])/9)*(-1)" office:value-type="float" office:value="-2.16666666666667" calcext:value-type="float">
            <text:p>-2,167</text:p>
          </table:table-cell>
          <table:table-cell table:formula="of:=(SUM([.W192:.Y192])/9)*(-1)" office:value-type="float" office:value="-2.16666666666667" calcext:value-type="float">
            <text:p>-2,167</text:p>
          </table:table-cell>
          <table:table-cell table:formula="of:=(SUM([.Z192:.AB192])/9)*(-1)" office:value-type="float" office:value="-2.16666666666667" calcext:value-type="float">
            <text:p>-2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 table:number-columns-repeated="2"/>
          <table:table-cell table:style-name="ce11" table:number-columns-repeated="3"/>
          <table:table-cell table:style-name="ce10"/>
          <table:table-cell table:style-name="ce13" table:number-columns-repeated="2"/>
          <table:table-cell table:style-name="ce11" table:number-columns-repeated="3"/>
          <table:table-cell/>
          <table:table-cell table:formula="of:=(SUM([.E193:.P193])/9)*(-1)" office:value-type="float" office:value="-0" calcext:value-type="float">
            <text:p>0,000</text:p>
          </table:table-cell>
          <table:table-cell table:formula="of:=(SUM([.Q193:.S193])/9)*(-1)" office:value-type="float" office:value="-0" calcext:value-type="float">
            <text:p>0,000</text:p>
          </table:table-cell>
          <table:table-cell table:formula="of:=(SUM([.T193:.V193])/9)*(-1)" office:value-type="float" office:value="-0" calcext:value-type="float">
            <text:p>0,000</text:p>
          </table:table-cell>
          <table:table-cell table:formula="of:=(SUM([.W193:.Y193])/9)*(-1)" office:value-type="float" office:value="-0" calcext:value-type="float">
            <text:p>0,000</text:p>
          </table:table-cell>
          <table:table-cell table:formula="of:=(SUM([.Z193:.AB19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2"/>
          <table:table-cell table:number-columns-repeated="2"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/>
          <table:table-cell table:style-name="ce13" office:value-type="float" office:value="3" calcext:value-type="float">
            <text:p>3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0"/>
          <table:table-cell table:style-name="ce13" office:value-type="float" office:value="3" calcext:value-type="float">
            <text:p>3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7.5" calcext:value-type="float">
            <text:p>7,500</text:p>
          </table:table-cell>
          <table:table-cell/>
          <table:table-cell table:formula="of:=(SUM([.E194:.P194])/9)*(-1)" office:value-type="float" office:value="-4.66666666666667" calcext:value-type="float">
            <text:p>-4,667</text:p>
          </table:table-cell>
          <table:table-cell table:formula="of:=(SUM([.Q194:.S194])/9)*(-1)" office:value-type="float" office:value="-1.16666666666667" calcext:value-type="float">
            <text:p>-1,167</text:p>
          </table:table-cell>
          <table:table-cell table:formula="of:=(SUM([.T194:.V194])/9)*(-1)" office:value-type="float" office:value="-1.16666666666667" calcext:value-type="float">
            <text:p>-1,167</text:p>
          </table:table-cell>
          <table:table-cell table:formula="of:=(SUM([.W194:.Y194])/9)*(-1)" office:value-type="float" office:value="-1.16666666666667" calcext:value-type="float">
            <text:p>-1,167</text:p>
          </table:table-cell>
          <table:table-cell table:formula="of:=(SUM([.Z194:.AB194])/9)*(-1)" office:value-type="float" office:value="-1.16666666666667" calcext:value-type="float">
            <text:p>-1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05" calcext:value-type="float">
            <text:p>0,050</text:p>
          </table:table-cell>
          <table:table-cell table:style-name="ce11" table:number-columns-repeated="2"/>
          <table:table-cell table:number-columns-repeated="2"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 table:style-name="ce10"/>
          <table:table-cell table:style-name="ce13" office:value-type="float" office:value="0.225" calcext:value-type="float">
            <text:p>0,225</text:p>
          </table:table-cell>
          <table:table-cell table:style-name="ce13" office:value-type="float" office:value="0.05" calcext:value-type="float">
            <text:p>0,050</text:p>
          </table:table-cell>
          <table:table-cell table:style-name="ce11"/>
          <table:table-cell table:style-name="ce11" office:value-type="float" office:value="0.225" calcext:value-type="float">
            <text:p>0,225</text:p>
          </table:table-cell>
          <table:table-cell table:style-name="ce11" office:value-type="float" office:value="0.05" calcext:value-type="float">
            <text:p>0,050</text:p>
          </table:table-cell>
          <table:table-cell/>
          <table:table-cell table:formula="of:=(SUM([.E195:.P195])/9)*(-1)" office:value-type="float" office:value="-0.122222222222222" calcext:value-type="float">
            <text:p>-0,122</text:p>
          </table:table-cell>
          <table:table-cell table:formula="of:=(SUM([.Q195:.S195])/9)*(-1)" office:value-type="float" office:value="-0.0305555555555556" calcext:value-type="float">
            <text:p>-0,031</text:p>
          </table:table-cell>
          <table:table-cell table:formula="of:=(SUM([.T195:.V195])/9)*(-1)" office:value-type="float" office:value="-0.0305555555555556" calcext:value-type="float">
            <text:p>-0,031</text:p>
          </table:table-cell>
          <table:table-cell table:formula="of:=(SUM([.W195:.Y195])/9)*(-1)" office:value-type="float" office:value="-0.0305555555555556" calcext:value-type="float">
            <text:p>-0,031</text:p>
          </table:table-cell>
          <table:table-cell table:formula="of:=(SUM([.Z195:.AB195])/9)*(-1)" office:value-type="float" office:value="-0.0305555555555556" calcext:value-type="float">
            <text:p>-0,03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50" calcext:value-type="float">
            <text:p>50,000</text:p>
          </table:table-cell>
          <table:table-cell table:style-name="ce11" table:number-columns-repeated="2"/>
          <table:table-cell table:number-columns-repeated="2"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3" office:value-type="float" office:value="75" calcext:value-type="float">
            <text:p>75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75" calcext:value-type="float">
            <text:p>75,000</text:p>
          </table:table-cell>
          <table:table-cell table:style-name="ce11" office:value-type="float" office:value="50" calcext:value-type="float">
            <text:p>50,000</text:p>
          </table:table-cell>
          <table:table-cell/>
          <table:table-cell table:formula="of:=(SUM([.E196:.P196])/9)*(-1)" office:value-type="float" office:value="-55.5555555555556" calcext:value-type="float">
            <text:p>-55,556</text:p>
          </table:table-cell>
          <table:table-cell table:formula="of:=(SUM([.Q196:.S196])/9)*(-1)" office:value-type="float" office:value="-13.8888888888889" calcext:value-type="float">
            <text:p>-13,889</text:p>
          </table:table-cell>
          <table:table-cell table:formula="of:=(SUM([.T196:.V196])/9)*(-1)" office:value-type="float" office:value="-13.8888888888889" calcext:value-type="float">
            <text:p>-13,889</text:p>
          </table:table-cell>
          <table:table-cell table:formula="of:=(SUM([.W196:.Y196])/9)*(-1)" office:value-type="float" office:value="-13.8888888888889" calcext:value-type="float">
            <text:p>-13,889</text:p>
          </table:table-cell>
          <table:table-cell table:formula="of:=(SUM([.Z196:.AB196])/9)*(-1)" office:value-type="float" office:value="-13.8888888888889" calcext:value-type="float">
            <text:p>-13,889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225" calcext:value-type="float">
            <text:p>0,225</text:p>
          </table:table-cell>
          <table:table-cell table:style-name="ce11" table:number-columns-repeated="2"/>
          <table:table-cell table:number-columns-repeated="2"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0"/>
          <table:table-cell table:style-name="ce13" office:value-type="float" office:value="-0.1" calcext:value-type="float">
            <text:p>-0,10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-0.1" calcext:value-type="float">
            <text:p>-0,100</text:p>
          </table:table-cell>
          <table:table-cell table:style-name="ce11" office:value-type="float" office:value="0.225" calcext:value-type="float">
            <text:p>0,225</text:p>
          </table:table-cell>
          <table:table-cell/>
          <table:table-cell table:formula="of:=(SUM([.E197:.P197])/9)*(-1)" office:value-type="float" office:value="-0.0555555555555556" calcext:value-type="float">
            <text:p>-0,056</text:p>
          </table:table-cell>
          <table:table-cell table:formula="of:=(SUM([.Q197:.S197])/9)*(-1)" office:value-type="float" office:value="-0.0138888888888889" calcext:value-type="float">
            <text:p>-0,014</text:p>
          </table:table-cell>
          <table:table-cell table:formula="of:=(SUM([.T197:.V197])/9)*(-1)" office:value-type="float" office:value="-0.0138888888888889" calcext:value-type="float">
            <text:p>-0,014</text:p>
          </table:table-cell>
          <table:table-cell table:formula="of:=(SUM([.W197:.Y197])/9)*(-1)" office:value-type="float" office:value="-0.0138888888888889" calcext:value-type="float">
            <text:p>-0,014</text:p>
          </table:table-cell>
          <table:table-cell table:formula="of:=(SUM([.Z197:.AB197])/9)*(-1)" office:value-type="float" office:value="-0.0138888888888889" calcext:value-type="float">
            <text:p>-0,01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/>
          <table:table-cell table:formula="of:=(SUM([.E198:.P198])/9)*(-1)" office:value-type="float" office:value="-0" calcext:value-type="float">
            <text:p>0,000</text:p>
          </table:table-cell>
          <table:table-cell table:formula="of:=(SUM([.Q198:.S198])/9)*(-1)" office:value-type="float" office:value="-0" calcext:value-type="float">
            <text:p>0,000</text:p>
          </table:table-cell>
          <table:table-cell table:formula="of:=(SUM([.T198:.V198])/9)*(-1)" office:value-type="float" office:value="-0" calcext:value-type="float">
            <text:p>0,000</text:p>
          </table:table-cell>
          <table:table-cell table:formula="of:=(SUM([.W198:.Y198])/9)*(-1)" office:value-type="float" office:value="-0" calcext:value-type="float">
            <text:p>0,000</text:p>
          </table:table-cell>
          <table:table-cell table:formula="of:=(SUM([.Z198:.AB198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3" calcext:value-type="float">
            <text:p>3,000</text:p>
          </table:table-cell>
          <table:table-cell table:style-name="ce11" table:number-columns-repeated="2"/>
          <table:table-cell table:number-columns-repeated="2"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0"/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199:.P199])/9)*(-1)" office:value-type="float" office:value="-2" calcext:value-type="float">
            <text:p>-2,000</text:p>
          </table:table-cell>
          <table:table-cell table:formula="of:=(SUM([.Q199:.S199])/9)*(-1)" office:value-type="float" office:value="-0.5" calcext:value-type="float">
            <text:p>-0,500</text:p>
          </table:table-cell>
          <table:table-cell table:formula="of:=(SUM([.T199:.V199])/9)*(-1)" office:value-type="float" office:value="-0.5" calcext:value-type="float">
            <text:p>-0,500</text:p>
          </table:table-cell>
          <table:table-cell table:formula="of:=(SUM([.W199:.Y199])/9)*(-1)" office:value-type="float" office:value="-0.5" calcext:value-type="float">
            <text:p>-0,500</text:p>
          </table:table-cell>
          <table:table-cell table:formula="of:=(SUM([.Z199:.AB199])/9)*(-1)" office:value-type="float" office:value="-0.5" calcext:value-type="float">
            <text:p>-0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3"/>
          <table:table-cell table:number-columns-repeated="2" table:style-name="ce11" office:value-type="float" office:value="0.5" calcext:value-type="float">
            <text:p>0,500</text:p>
          </table:table-cell>
          <table:table-cell table:style-name="ce11" table:number-columns-repeated="2"/>
          <table:table-cell table:style-name="ce11" office:value-type="float" office:value="0.75" calcext:value-type="float">
            <text:p>0,750</text:p>
          </table:table-cell>
          <table:table-cell table:style-name="ce11"/>
          <table:table-cell table:style-name="ce11" office:value-type="float" office:value="0.55" calcext:value-type="float">
            <text:p>0,5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/>
          <table:table-cell table:style-name="ce11" office:value-type="float" office:value="0.55" calcext:value-type="float">
            <text:p>0,5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25" calcext:value-type="float">
            <text:p>0,250</text:p>
          </table:table-cell>
          <table:table-cell table:style-name="ce10" office:value-type="float" office:value="0.3" calcext:value-type="float">
            <text:p>0,3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/>
          <table:table-cell table:style-name="ce11" office:value-type="float" office:value="0.55" calcext:value-type="float">
            <text:p>0,5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25" calcext:value-type="float">
            <text:p>0,250</text:p>
          </table:table-cell>
          <table:table-cell/>
          <table:table-cell table:formula="of:=(SUM([.E200:.P200])/9)*(-1)" office:value-type="float" office:value="-0.366666666666667" calcext:value-type="float">
            <text:p>-0,367</text:p>
          </table:table-cell>
          <table:table-cell table:formula="of:=(SUM([.Q200:.S200])/9)*(-1)" office:value-type="float" office:value="-0.144444444444444" calcext:value-type="float">
            <text:p>-0,144</text:p>
          </table:table-cell>
          <table:table-cell table:formula="of:=(SUM([.T200:.V200])/9)*(-1)" office:value-type="float" office:value="-0.172222222222222" calcext:value-type="float">
            <text:p>-0,172</text:p>
          </table:table-cell>
          <table:table-cell table:formula="of:=(SUM([.W200:.Y200])/9)*(-1)" office:value-type="float" office:value="-0.144444444444444" calcext:value-type="float">
            <text:p>-0,144</text:p>
          </table:table-cell>
          <table:table-cell table:formula="of:=(SUM([.Z200:.AB200])/9)*(-1)" office:value-type="float" office:value="-0.172222222222222" calcext:value-type="float">
            <text:p>-0,1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 table:style-name="ce10"/>
          <table:table-cell table:style-name="ce13"/>
          <table:table-cell table:style-name="ce10"/>
          <table:table-cell table:style-name="ce11" table:number-columns-repeated="3"/>
          <table:table-cell/>
          <table:table-cell table:formula="of:=(SUM([.E201:.P201])/9)*(-1)" office:value-type="float" office:value="-0" calcext:value-type="float">
            <text:p>0,000</text:p>
          </table:table-cell>
          <table:table-cell table:formula="of:=(SUM([.Q201:.S201])/9)*(-1)" office:value-type="float" office:value="-0" calcext:value-type="float">
            <text:p>0,000</text:p>
          </table:table-cell>
          <table:table-cell table:formula="of:=(SUM([.T201:.V201])/9)*(-1)" office:value-type="float" office:value="-0" calcext:value-type="float">
            <text:p>0,000</text:p>
          </table:table-cell>
          <table:table-cell table:formula="of:=(SUM([.W201:.Y201])/9)*(-1)" office:value-type="float" office:value="-0" calcext:value-type="float">
            <text:p>0,000</text:p>
          </table:table-cell>
          <table:table-cell table:formula="of:=(SUM([.Z201:.AB20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/>
          <table:table-cell table:formula="of:=(SUM([.E204:.P204])/9)*(-1)" office:value-type="float" office:value="-0" calcext:value-type="float">
            <text:p>0,000</text:p>
          </table:table-cell>
          <table:table-cell table:formula="of:=(SUM([.Q204:.S204])/9)*(-1)" office:value-type="float" office:value="-0" calcext:value-type="float">
            <text:p>0,000</text:p>
          </table:table-cell>
          <table:table-cell table:formula="of:=(SUM([.T204:.V204])/9)*(-1)" office:value-type="float" office:value="-0" calcext:value-type="float">
            <text:p>0,000</text:p>
          </table:table-cell>
          <table:table-cell table:formula="of:=(SUM([.W204:.Y204])/9)*(-1)" office:value-type="float" office:value="-0" calcext:value-type="float">
            <text:p>0,000</text:p>
          </table:table-cell>
          <table:table-cell table:formula="of:=(SUM([.Z204:.AB20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46.5" calcext:value-type="float">
            <text:p>46,500</text:p>
          </table:table-cell>
          <table:table-cell table:style-name="ce11" table:number-columns-repeated="2"/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3" office:value-type="float" office:value="15.5" calcext:value-type="float">
            <text:p>15,500</text:p>
          </table:table-cell>
          <table:table-cell table:style-name="ce10"/>
          <table:table-cell table:style-name="ce12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3" office:value-type="float" office:value="15.5" calcext:value-type="float">
            <text:p>15,500</text:p>
          </table:table-cell>
          <table:table-cell table:style-name="ce10"/>
          <table:table-cell table:style-name="ce12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/>
          <table:table-cell table:formula="of:=(SUM([.E205:.P205])/9)*(-1)" office:value-type="float" office:value="-21.3333333333333" calcext:value-type="float">
            <text:p>-21,333</text:p>
          </table:table-cell>
          <table:table-cell table:formula="of:=(SUM([.Q205:.S205])/9)*(-1)" office:value-type="float" office:value="-5.16666666666667" calcext:value-type="float">
            <text:p>-5,167</text:p>
          </table:table-cell>
          <table:table-cell table:formula="of:=(SUM([.T205:.V205])/9)*(-1)" office:value-type="float" office:value="-5.16666666666667" calcext:value-type="float">
            <text:p>-5,167</text:p>
          </table:table-cell>
          <table:table-cell table:formula="of:=(SUM([.W205:.Y205])/9)*(-1)" office:value-type="float" office:value="-5.16666666666667" calcext:value-type="float">
            <text:p>-5,167</text:p>
          </table:table-cell>
          <table:table-cell table:formula="of:=(SUM([.Z205:.AB205])/9)*(-1)" office:value-type="float" office:value="-5.16666666666667" calcext:value-type="float">
            <text:p>-5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/>
          <table:table-cell table:formula="of:=(SUM([.E206:.P206])/9)*(-1)" office:value-type="float" office:value="-0" calcext:value-type="float">
            <text:p>0,000</text:p>
          </table:table-cell>
          <table:table-cell table:formula="of:=(SUM([.Q206:.S206])/9)*(-1)" office:value-type="float" office:value="-0" calcext:value-type="float">
            <text:p>0,000</text:p>
          </table:table-cell>
          <table:table-cell table:formula="of:=(SUM([.T206:.V206])/9)*(-1)" office:value-type="float" office:value="-0" calcext:value-type="float">
            <text:p>0,000</text:p>
          </table:table-cell>
          <table:table-cell table:formula="of:=(SUM([.W206:.Y206])/9)*(-1)" office:value-type="float" office:value="-0" calcext:value-type="float">
            <text:p>0,000</text:p>
          </table:table-cell>
          <table:table-cell table:formula="of:=(SUM([.Z206:.AB20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2.5" calcext:value-type="float">
            <text:p>22,500</text:p>
          </table:table-cell>
          <table:table-cell table:style-name="ce11" table:number-columns-repeated="2"/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2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2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/>
          <table:table-cell table:formula="of:=(SUM([.E207:.P207])/9)*(-1)" office:value-type="float" office:value="-10.6666666666667" calcext:value-type="float">
            <text:p>-10,667</text:p>
          </table:table-cell>
          <table:table-cell table:formula="of:=(SUM([.Q207:.S207])/9)*(-1)" office:value-type="float" office:value="-2.5" calcext:value-type="float">
            <text:p>-2,500</text:p>
          </table:table-cell>
          <table:table-cell table:formula="of:=(SUM([.T207:.V207])/9)*(-1)" office:value-type="float" office:value="-2.5" calcext:value-type="float">
            <text:p>-2,500</text:p>
          </table:table-cell>
          <table:table-cell table:formula="of:=(SUM([.W207:.Y207])/9)*(-1)" office:value-type="float" office:value="-2.5" calcext:value-type="float">
            <text:p>-2,500</text:p>
          </table:table-cell>
          <table:table-cell table:formula="of:=(SUM([.Z207:.AB207])/9)*(-1)" office:value-type="float" office:value="-2.5" calcext:value-type="float">
            <text:p>-2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475" calcext:value-type="float">
            <text:p>0,475</text:p>
          </table:table-cell>
          <table:table-cell table:style-name="ce11"/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0"/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0"/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/>
          <table:table-cell table:formula="of:=(SUM([.E208:.P208])/9)*(-1)" office:value-type="float" office:value="-0.227777777777778" calcext:value-type="float">
            <text:p>-0,228</text:p>
          </table:table-cell>
          <table:table-cell table:formula="of:=(SUM([.Q208:.S208])/9)*(-1)" office:value-type="float" office:value="-0.0527777777777778" calcext:value-type="float">
            <text:p>-0,053</text:p>
          </table:table-cell>
          <table:table-cell table:formula="of:=(SUM([.T208:.V208])/9)*(-1)" office:value-type="float" office:value="-0.0527777777777778" calcext:value-type="float">
            <text:p>-0,053</text:p>
          </table:table-cell>
          <table:table-cell table:formula="of:=(SUM([.W208:.Y208])/9)*(-1)" office:value-type="float" office:value="-0.0527777777777778" calcext:value-type="float">
            <text:p>-0,053</text:p>
          </table:table-cell>
          <table:table-cell table:formula="of:=(SUM([.Z208:.AB208])/9)*(-1)" office:value-type="float" office:value="-0.0527777777777778" calcext:value-type="float">
            <text:p>-0,05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435" calcext:value-type="float">
            <text:p>435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/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3" office:value-type="float" office:value="140" calcext:value-type="float">
            <text:p>14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3" office:value-type="float" office:value="140" calcext:value-type="float">
            <text:p>14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/>
          <table:table-cell table:formula="of:=(SUM([.E209:.P209])/9)*(-1)" office:value-type="float" office:value="-220.555555555556" calcext:value-type="float">
            <text:p>-220,556</text:p>
          </table:table-cell>
          <table:table-cell table:formula="of:=(SUM([.Q209:.S209])/9)*(-1)" office:value-type="float" office:value="-48.3333333333333" calcext:value-type="float">
            <text:p>-48,333</text:p>
          </table:table-cell>
          <table:table-cell table:formula="of:=(SUM([.T209:.V209])/9)*(-1)" office:value-type="float" office:value="-48.3333333333333" calcext:value-type="float">
            <text:p>-48,333</text:p>
          </table:table-cell>
          <table:table-cell table:formula="of:=(SUM([.W209:.Y209])/9)*(-1)" office:value-type="float" office:value="-48.3333333333333" calcext:value-type="float">
            <text:p>-48,333</text:p>
          </table:table-cell>
          <table:table-cell table:formula="of:=(SUM([.Z209:.AB209])/9)*(-1)" office:value-type="float" office:value="-48.3333333333333" calcext:value-type="float">
            <text:p>-48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73" calcext:value-type="float">
            <text:p>0,73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5" calcext:value-type="float">
            <text:p>-0,500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8" calcext:value-type="float">
            <text:p>0,8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3" office:value-type="float" office:value="0.265" calcext:value-type="float">
            <text:p>0,265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3" office:value-type="float" office:value="0.265" calcext:value-type="float">
            <text:p>0,265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/>
          <table:table-cell table:formula="of:=(SUM([.E210:.P210])/9)*(-1)" office:value-type="float" office:value="-0.361111111111111" calcext:value-type="float">
            <text:p>-0,361</text:p>
          </table:table-cell>
          <table:table-cell table:formula="of:=(SUM([.Q210:.S210])/9)*(-1)" office:value-type="float" office:value="-0.0822222222222222" calcext:value-type="float">
            <text:p>-0,082</text:p>
          </table:table-cell>
          <table:table-cell table:formula="of:=(SUM([.T210:.V210])/9)*(-1)" office:value-type="float" office:value="-0.0822222222222222" calcext:value-type="float">
            <text:p>-0,082</text:p>
          </table:table-cell>
          <table:table-cell table:formula="of:=(SUM([.W210:.Y210])/9)*(-1)" office:value-type="float" office:value="-0.0822222222222222" calcext:value-type="float">
            <text:p>-0,082</text:p>
          </table:table-cell>
          <table:table-cell table:formula="of:=(SUM([.Z210:.AB210])/9)*(-1)" office:value-type="float" office:value="-0.0822222222222222" calcext:value-type="float">
            <text:p>-0,08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/>
          <table:table-cell table:formula="of:=(SUM([.E211:.P211])/9)*(-1)" office:value-type="float" office:value="-0" calcext:value-type="float">
            <text:p>0,000</text:p>
          </table:table-cell>
          <table:table-cell table:formula="of:=(SUM([.Q211:.S211])/9)*(-1)" office:value-type="float" office:value="-0" calcext:value-type="float">
            <text:p>0,000</text:p>
          </table:table-cell>
          <table:table-cell table:formula="of:=(SUM([.T211:.V211])/9)*(-1)" office:value-type="float" office:value="-0" calcext:value-type="float">
            <text:p>0,000</text:p>
          </table:table-cell>
          <table:table-cell table:formula="of:=(SUM([.W211:.Y211])/9)*(-1)" office:value-type="float" office:value="-0" calcext:value-type="float">
            <text:p>0,000</text:p>
          </table:table-cell>
          <table:table-cell table:formula="of:=(SUM([.Z211:.AB21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/>
          <table:table-cell table:formula="of:=(SUM([.E212:.P212])/9)*(-1)" office:value-type="float" office:value="-3.33333333333333" calcext:value-type="float">
            <text:p>-3,333</text:p>
          </table:table-cell>
          <table:table-cell table:formula="of:=(SUM([.Q212:.S212])/9)*(-1)" office:value-type="float" office:value="-0.833333333333333" calcext:value-type="float">
            <text:p>-0,833</text:p>
          </table:table-cell>
          <table:table-cell table:formula="of:=(SUM([.T212:.V212])/9)*(-1)" office:value-type="float" office:value="-0.833333333333333" calcext:value-type="float">
            <text:p>-0,833</text:p>
          </table:table-cell>
          <table:table-cell table:formula="of:=(SUM([.W212:.Y212])/9)*(-1)" office:value-type="float" office:value="-0.833333333333333" calcext:value-type="float">
            <text:p>-0,833</text:p>
          </table:table-cell>
          <table:table-cell table:formula="of:=(SUM([.Z212:.AB212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.75" calcext:value-type="float">
            <text:p>1,750</text:p>
          </table:table-cell>
          <table:table-cell table:style-name="ce11" table:number-columns-repeated="2"/>
          <table:table-cell table:style-name="ce11" office:value-type="float" office:value="1.75" calcext:value-type="float">
            <text:p>1,750</text:p>
          </table:table-cell>
          <table:table-cell table:style-name="ce11" table:number-columns-repeated="2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3" office:value-type="float" office:value="2.55" calcext:value-type="float">
            <text:p>2,550</text:p>
          </table:table-cell>
          <table:table-cell table:style-name="ce10" office:value-type="float" office:value="1.15" calcext:value-type="float">
            <text:p>1,150</text:p>
          </table:table-cell>
          <table:table-cell table:style-name="ce10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3" office:value-type="float" office:value="2.55" calcext:value-type="float">
            <text:p>2,550</text:p>
          </table:table-cell>
          <table:table-cell table:style-name="ce10" office:value-type="float" office:value="1.15" calcext:value-type="float">
            <text:p>1,150</text:p>
          </table:table-cell>
          <table:table-cell table:style-name="ce10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/>
          <table:table-cell table:formula="of:=(SUM([.E213:.P213])/9)*(-1)" office:value-type="float" office:value="-1.12222222222222" calcext:value-type="float">
            <text:p>-1,122</text:p>
          </table:table-cell>
          <table:table-cell table:formula="of:=(SUM([.Q213:.S213])/9)*(-1)" office:value-type="float" office:value="-0.411111111111111" calcext:value-type="float">
            <text:p>-0,411</text:p>
          </table:table-cell>
          <table:table-cell table:formula="of:=(SUM([.T213:.V213])/9)*(-1)" office:value-type="float" office:value="-0.472222222222222" calcext:value-type="float">
            <text:p>-0,472</text:p>
          </table:table-cell>
          <table:table-cell table:formula="of:=(SUM([.W213:.Y213])/9)*(-1)" office:value-type="float" office:value="-0.411111111111111" calcext:value-type="float">
            <text:p>-0,411</text:p>
          </table:table-cell>
          <table:table-cell table:formula="of:=(SUM([.Z213:.AB213])/9)*(-1)" office:value-type="float" office:value="-0.472222222222222" calcext:value-type="float">
            <text:p>-0,4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14:.P214])/9)*(-1)" office:value-type="float" office:value="-0" calcext:value-type="float">
            <text:p>0,000</text:p>
          </table:table-cell>
          <table:table-cell table:formula="of:=(SUM([.Q214:.S214])/9)*(-1)" office:value-type="float" office:value="-0" calcext:value-type="float">
            <text:p>0,000</text:p>
          </table:table-cell>
          <table:table-cell table:formula="of:=(SUM([.T214:.V214])/9)*(-1)" office:value-type="float" office:value="-0" calcext:value-type="float">
            <text:p>0,000</text:p>
          </table:table-cell>
          <table:table-cell table:formula="of:=(SUM([.W214:.Y214])/9)*(-1)" office:value-type="float" office:value="-0" calcext:value-type="float">
            <text:p>0,000</text:p>
          </table:table-cell>
          <table:table-cell table:formula="of:=(SUM([.Z214:.AB21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mmand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/>
          <table:table-cell table:formula="of:=(SUM([.E217:.P217])/9)*(-1)" office:value-type="float" office:value="-0" calcext:value-type="float">
            <text:p>0,000</text:p>
          </table:table-cell>
          <table:table-cell table:formula="of:=(SUM([.Q217:.S217])/9)*(-1)" office:value-type="float" office:value="-0" calcext:value-type="float">
            <text:p>0,000</text:p>
          </table:table-cell>
          <table:table-cell table:formula="of:=(SUM([.T217:.V217])/9)*(-1)" office:value-type="float" office:value="-0" calcext:value-type="float">
            <text:p>0,000</text:p>
          </table:table-cell>
          <table:table-cell table:formula="of:=(SUM([.W217:.Y217])/9)*(-1)" office:value-type="float" office:value="-0" calcext:value-type="float">
            <text:p>0,000</text:p>
          </table:table-cell>
          <table:table-cell table:formula="of:=(SUM([.Z217:.AB21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46.5" calcext:value-type="float">
            <text:p>46,500</text:p>
          </table:table-cell>
          <table:table-cell table:style-name="ce11" table:number-columns-repeated="2"/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3" office:value-type="float" office:value="15.5" calcext:value-type="float">
            <text:p>15,500</text:p>
          </table:table-cell>
          <table:table-cell table:style-name="ce10"/>
          <table:table-cell table:style-name="ce12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 table:style-name="ce13" office:value-type="float" office:value="15.5" calcext:value-type="float">
            <text:p>15,500</text:p>
          </table:table-cell>
          <table:table-cell table:style-name="ce10"/>
          <table:table-cell table:style-name="ce12" office:value-type="float" office:value="31" calcext:value-type="float">
            <text:p>31,000</text:p>
          </table:table-cell>
          <table:table-cell table:style-name="ce11" office:value-type="float" office:value="15.5" calcext:value-type="float">
            <text:p>15,500</text:p>
          </table:table-cell>
          <table:table-cell table:style-name="ce11"/>
          <table:table-cell table:style-name="ce11" office:value-type="float" office:value="31" calcext:value-type="float">
            <text:p>31,000</text:p>
          </table:table-cell>
          <table:table-cell/>
          <table:table-cell table:formula="of:=(SUM([.E218:.P218])/9)*(-1)" office:value-type="float" office:value="-21.3333333333333" calcext:value-type="float">
            <text:p>-21,333</text:p>
          </table:table-cell>
          <table:table-cell table:formula="of:=(SUM([.Q218:.S218])/9)*(-1)" office:value-type="float" office:value="-5.16666666666667" calcext:value-type="float">
            <text:p>-5,167</text:p>
          </table:table-cell>
          <table:table-cell table:formula="of:=(SUM([.T218:.V218])/9)*(-1)" office:value-type="float" office:value="-5.16666666666667" calcext:value-type="float">
            <text:p>-5,167</text:p>
          </table:table-cell>
          <table:table-cell table:formula="of:=(SUM([.W218:.Y218])/9)*(-1)" office:value-type="float" office:value="-5.16666666666667" calcext:value-type="float">
            <text:p>-5,167</text:p>
          </table:table-cell>
          <table:table-cell table:formula="of:=(SUM([.Z218:.AB218])/9)*(-1)" office:value-type="float" office:value="-5.16666666666667" calcext:value-type="float">
            <text:p>-5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 table:style-name="ce13"/>
          <table:table-cell table:style-name="ce10"/>
          <table:table-cell table:style-name="ce12"/>
          <table:table-cell table:style-name="ce11" table:number-columns-repeated="3"/>
          <table:table-cell/>
          <table:table-cell table:formula="of:=(SUM([.E219:.P219])/9)*(-1)" office:value-type="float" office:value="-0" calcext:value-type="float">
            <text:p>0,000</text:p>
          </table:table-cell>
          <table:table-cell table:formula="of:=(SUM([.Q219:.S219])/9)*(-1)" office:value-type="float" office:value="-0" calcext:value-type="float">
            <text:p>0,000</text:p>
          </table:table-cell>
          <table:table-cell table:formula="of:=(SUM([.T219:.V219])/9)*(-1)" office:value-type="float" office:value="-0" calcext:value-type="float">
            <text:p>0,000</text:p>
          </table:table-cell>
          <table:table-cell table:formula="of:=(SUM([.W219:.Y219])/9)*(-1)" office:value-type="float" office:value="-0" calcext:value-type="float">
            <text:p>0,000</text:p>
          </table:table-cell>
          <table:table-cell table:formula="of:=(SUM([.Z219:.AB21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22.5" calcext:value-type="float">
            <text:p>22,500</text:p>
          </table:table-cell>
          <table:table-cell table:style-name="ce11" table:number-columns-repeated="2"/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2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 table:style-name="ce13" office:value-type="float" office:value="7.5" calcext:value-type="float">
            <text:p>7,500</text:p>
          </table:table-cell>
          <table:table-cell table:style-name="ce10"/>
          <table:table-cell table:style-name="ce12" office:value-type="float" office:value="15" calcext:value-type="float">
            <text:p>15,000</text:p>
          </table:table-cell>
          <table:table-cell table:style-name="ce11" office:value-type="float" office:value="7.5" calcext:value-type="float">
            <text:p>7,500</text:p>
          </table:table-cell>
          <table:table-cell table:style-name="ce11"/>
          <table:table-cell table:style-name="ce11" office:value-type="float" office:value="15" calcext:value-type="float">
            <text:p>15,000</text:p>
          </table:table-cell>
          <table:table-cell/>
          <table:table-cell table:formula="of:=(SUM([.E220:.P220])/9)*(-1)" office:value-type="float" office:value="-10.6666666666667" calcext:value-type="float">
            <text:p>-10,667</text:p>
          </table:table-cell>
          <table:table-cell table:formula="of:=(SUM([.Q220:.S220])/9)*(-1)" office:value-type="float" office:value="-2.5" calcext:value-type="float">
            <text:p>-2,500</text:p>
          </table:table-cell>
          <table:table-cell table:formula="of:=(SUM([.T220:.V220])/9)*(-1)" office:value-type="float" office:value="-2.5" calcext:value-type="float">
            <text:p>-2,500</text:p>
          </table:table-cell>
          <table:table-cell table:formula="of:=(SUM([.W220:.Y220])/9)*(-1)" office:value-type="float" office:value="-2.5" calcext:value-type="float">
            <text:p>-2,500</text:p>
          </table:table-cell>
          <table:table-cell table:formula="of:=(SUM([.Z220:.AB220])/9)*(-1)" office:value-type="float" office:value="-2.5" calcext:value-type="float">
            <text:p>-2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475" calcext:value-type="float">
            <text:p>0,475</text:p>
          </table:table-cell>
          <table:table-cell table:style-name="ce11"/>
          <table:table-cell table:style-name="ce11" office:value-type="float" office:value="0.15" calcext:value-type="float">
            <text:p>0,1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0"/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 table:style-name="ce13" office:value-type="float" office:value="0.225" calcext:value-type="float">
            <text:p>0,225</text:p>
          </table:table-cell>
          <table:table-cell table:style-name="ce10"/>
          <table:table-cell table:style-name="ce12" office:value-type="float" office:value="0.25" calcext:value-type="float">
            <text:p>0,250</text:p>
          </table:table-cell>
          <table:table-cell table:style-name="ce11" office:value-type="float" office:value="0.225" calcext:value-type="float">
            <text:p>0,225</text:p>
          </table:table-cell>
          <table:table-cell table:style-name="ce11"/>
          <table:table-cell table:style-name="ce11" office:value-type="float" office:value="0.25" calcext:value-type="float">
            <text:p>0,250</text:p>
          </table:table-cell>
          <table:table-cell/>
          <table:table-cell table:formula="of:=(SUM([.E221:.P221])/9)*(-1)" office:value-type="float" office:value="-0.227777777777778" calcext:value-type="float">
            <text:p>-0,228</text:p>
          </table:table-cell>
          <table:table-cell table:formula="of:=(SUM([.Q221:.S221])/9)*(-1)" office:value-type="float" office:value="-0.0527777777777778" calcext:value-type="float">
            <text:p>-0,053</text:p>
          </table:table-cell>
          <table:table-cell table:formula="of:=(SUM([.T221:.V221])/9)*(-1)" office:value-type="float" office:value="-0.0527777777777778" calcext:value-type="float">
            <text:p>-0,053</text:p>
          </table:table-cell>
          <table:table-cell table:formula="of:=(SUM([.W221:.Y221])/9)*(-1)" office:value-type="float" office:value="-0.0527777777777778" calcext:value-type="float">
            <text:p>-0,053</text:p>
          </table:table-cell>
          <table:table-cell table:formula="of:=(SUM([.Z221:.AB221])/9)*(-1)" office:value-type="float" office:value="-0.0527777777777778" calcext:value-type="float">
            <text:p>-0,05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435" calcext:value-type="float">
            <text:p>435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/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3" office:value-type="float" office:value="140" calcext:value-type="float">
            <text:p>14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3" office:value-type="float" office:value="140" calcext:value-type="float">
            <text:p>14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40" calcext:value-type="float">
            <text:p>14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/>
          <table:table-cell table:formula="of:=(SUM([.E222:.P222])/9)*(-1)" office:value-type="float" office:value="-220.555555555556" calcext:value-type="float">
            <text:p>-220,556</text:p>
          </table:table-cell>
          <table:table-cell table:formula="of:=(SUM([.Q222:.S222])/9)*(-1)" office:value-type="float" office:value="-48.3333333333333" calcext:value-type="float">
            <text:p>-48,333</text:p>
          </table:table-cell>
          <table:table-cell table:formula="of:=(SUM([.T222:.V222])/9)*(-1)" office:value-type="float" office:value="-48.3333333333333" calcext:value-type="float">
            <text:p>-48,333</text:p>
          </table:table-cell>
          <table:table-cell table:formula="of:=(SUM([.W222:.Y222])/9)*(-1)" office:value-type="float" office:value="-48.3333333333333" calcext:value-type="float">
            <text:p>-48,333</text:p>
          </table:table-cell>
          <table:table-cell table:formula="of:=(SUM([.Z222:.AB222])/9)*(-1)" office:value-type="float" office:value="-48.3333333333333" calcext:value-type="float">
            <text:p>-48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73" calcext:value-type="float">
            <text:p>0,73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5" calcext:value-type="float">
            <text:p>-0,500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8" calcext:value-type="float">
            <text:p>0,8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3" office:value-type="float" office:value="0.265" calcext:value-type="float">
            <text:p>0,265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 table:style-name="ce13" office:value-type="float" office:value="0.265" calcext:value-type="float">
            <text:p>0,265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125" calcext:value-type="float">
            <text:p>-0,125</text:p>
          </table:table-cell>
          <table:table-cell table:style-name="ce11" office:value-type="float" office:value="0.265" calcext:value-type="float">
            <text:p>0,26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125" calcext:value-type="float">
            <text:p>-0,125</text:p>
          </table:table-cell>
          <table:table-cell/>
          <table:table-cell table:formula="of:=(SUM([.E223:.P223])/9)*(-1)" office:value-type="float" office:value="-0.361111111111111" calcext:value-type="float">
            <text:p>-0,361</text:p>
          </table:table-cell>
          <table:table-cell table:formula="of:=(SUM([.Q223:.S223])/9)*(-1)" office:value-type="float" office:value="-0.0822222222222222" calcext:value-type="float">
            <text:p>-0,082</text:p>
          </table:table-cell>
          <table:table-cell table:formula="of:=(SUM([.T223:.V223])/9)*(-1)" office:value-type="float" office:value="-0.0822222222222222" calcext:value-type="float">
            <text:p>-0,082</text:p>
          </table:table-cell>
          <table:table-cell table:formula="of:=(SUM([.W223:.Y223])/9)*(-1)" office:value-type="float" office:value="-0.0822222222222222" calcext:value-type="float">
            <text:p>-0,082</text:p>
          </table:table-cell>
          <table:table-cell table:formula="of:=(SUM([.Z223:.AB223])/9)*(-1)" office:value-type="float" office:value="-0.0822222222222222" calcext:value-type="float">
            <text:p>-0,08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/>
          <table:table-cell table:formula="of:=(SUM([.E224:.P224])/9)*(-1)" office:value-type="float" office:value="-0" calcext:value-type="float">
            <text:p>0,000</text:p>
          </table:table-cell>
          <table:table-cell table:formula="of:=(SUM([.Q224:.S224])/9)*(-1)" office:value-type="float" office:value="-0" calcext:value-type="float">
            <text:p>0,000</text:p>
          </table:table-cell>
          <table:table-cell table:formula="of:=(SUM([.T224:.V224])/9)*(-1)" office:value-type="float" office:value="-0" calcext:value-type="float">
            <text:p>0,000</text:p>
          </table:table-cell>
          <table:table-cell table:formula="of:=(SUM([.W224:.Y224])/9)*(-1)" office:value-type="float" office:value="-0" calcext:value-type="float">
            <text:p>0,000</text:p>
          </table:table-cell>
          <table:table-cell table:formula="of:=(SUM([.Z224:.AB22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7.5" calcext:value-type="float">
            <text:p>7,5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/>
          <table:table-cell table:formula="of:=(SUM([.E225:.P225])/9)*(-1)" office:value-type="float" office:value="-3.33333333333333" calcext:value-type="float">
            <text:p>-3,333</text:p>
          </table:table-cell>
          <table:table-cell table:formula="of:=(SUM([.Q225:.S225])/9)*(-1)" office:value-type="float" office:value="-0.833333333333333" calcext:value-type="float">
            <text:p>-0,833</text:p>
          </table:table-cell>
          <table:table-cell table:formula="of:=(SUM([.T225:.V225])/9)*(-1)" office:value-type="float" office:value="-0.833333333333333" calcext:value-type="float">
            <text:p>-0,833</text:p>
          </table:table-cell>
          <table:table-cell table:formula="of:=(SUM([.W225:.Y225])/9)*(-1)" office:value-type="float" office:value="-0.833333333333333" calcext:value-type="float">
            <text:p>-0,833</text:p>
          </table:table-cell>
          <table:table-cell table:formula="of:=(SUM([.Z225:.AB225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.75" calcext:value-type="float">
            <text:p>1,750</text:p>
          </table:table-cell>
          <table:table-cell table:style-name="ce11" table:number-columns-repeated="2"/>
          <table:table-cell table:style-name="ce11" office:value-type="float" office:value="1.75" calcext:value-type="float">
            <text:p>1,750</text:p>
          </table:table-cell>
          <table:table-cell table:style-name="ce11" table:number-columns-repeated="2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3" office:value-type="float" office:value="2.55" calcext:value-type="float">
            <text:p>2,550</text:p>
          </table:table-cell>
          <table:table-cell table:style-name="ce10" office:value-type="float" office:value="1.15" calcext:value-type="float">
            <text:p>1,150</text:p>
          </table:table-cell>
          <table:table-cell table:style-name="ce10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 table:style-name="ce13" office:value-type="float" office:value="2.55" calcext:value-type="float">
            <text:p>2,550</text:p>
          </table:table-cell>
          <table:table-cell table:style-name="ce10" office:value-type="float" office:value="1.15" calcext:value-type="float">
            <text:p>1,150</text:p>
          </table:table-cell>
          <table:table-cell table:style-name="ce10"/>
          <table:table-cell table:style-name="ce11" office:value-type="float" office:value="3.1" calcext:value-type="float">
            <text:p>3,10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55" calcext:value-type="float">
            <text:p>0,550</text:p>
          </table:table-cell>
          <table:table-cell/>
          <table:table-cell table:formula="of:=(SUM([.E226:.P226])/9)*(-1)" office:value-type="float" office:value="-1.12222222222222" calcext:value-type="float">
            <text:p>-1,122</text:p>
          </table:table-cell>
          <table:table-cell table:formula="of:=(SUM([.Q226:.S226])/9)*(-1)" office:value-type="float" office:value="-0.411111111111111" calcext:value-type="float">
            <text:p>-0,411</text:p>
          </table:table-cell>
          <table:table-cell table:formula="of:=(SUM([.T226:.V226])/9)*(-1)" office:value-type="float" office:value="-0.472222222222222" calcext:value-type="float">
            <text:p>-0,472</text:p>
          </table:table-cell>
          <table:table-cell table:formula="of:=(SUM([.W226:.Y226])/9)*(-1)" office:value-type="float" office:value="-0.411111111111111" calcext:value-type="float">
            <text:p>-0,411</text:p>
          </table:table-cell>
          <table:table-cell table:formula="of:=(SUM([.Z226:.AB226])/9)*(-1)" office:value-type="float" office:value="-0.472222222222222" calcext:value-type="float">
            <text:p>-0,47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27:.P227])/9)*(-1)" office:value-type="float" office:value="-0" calcext:value-type="float">
            <text:p>0,000</text:p>
          </table:table-cell>
          <table:table-cell table:formula="of:=(SUM([.Q227:.S227])/9)*(-1)" office:value-type="float" office:value="-0" calcext:value-type="float">
            <text:p>0,000</text:p>
          </table:table-cell>
          <table:table-cell table:formula="of:=(SUM([.T227:.V227])/9)*(-1)" office:value-type="float" office:value="-0" calcext:value-type="float">
            <text:p>0,000</text:p>
          </table:table-cell>
          <table:table-cell table:formula="of:=(SUM([.W227:.Y227])/9)*(-1)" office:value-type="float" office:value="-0" calcext:value-type="float">
            <text:p>0,000</text:p>
          </table:table-cell>
          <table:table-cell table:formula="of:=(SUM([.Z227:.AB22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Super Carri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2"/>
          <table:table-cell table:style-name="ce10"/>
          <table:table-cell table:style-name="ce12"/>
          <table:table-cell table:style-name="ce11" table:number-columns-repeated="3"/>
          <table:table-cell/>
          <table:table-cell table:formula="of:=(SUM([.E230:.P230])/9)*(-1)" office:value-type="float" office:value="-0" calcext:value-type="float">
            <text:p>0,000</text:p>
          </table:table-cell>
          <table:table-cell table:formula="of:=(SUM([.Q230:.S230])/9)*(-1)" office:value-type="float" office:value="-0" calcext:value-type="float">
            <text:p>0,000</text:p>
          </table:table-cell>
          <table:table-cell table:formula="of:=(SUM([.T230:.V230])/9)*(-1)" office:value-type="float" office:value="-0" calcext:value-type="float">
            <text:p>0,000</text:p>
          </table:table-cell>
          <table:table-cell table:formula="of:=(SUM([.W230:.Y230])/9)*(-1)" office:value-type="float" office:value="-0" calcext:value-type="float">
            <text:p>0,000</text:p>
          </table:table-cell>
          <table:table-cell table:formula="of:=(SUM([.Z230:.AB23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3.5" calcext:value-type="float">
            <text:p>23,500</text:p>
          </table:table-cell>
          <table:table-cell table:style-name="ce11" table:number-columns-repeated="4"/>
          <table:table-cell table:style-name="ce11" office:value-type="float" office:value="23.5" calcext:value-type="float">
            <text:p>23,500</text:p>
          </table:table-cell>
          <table:table-cell table:style-name="ce11" table:number-columns-repeated="2"/>
          <table:table-cell table:style-name="ce11" office:value-type="float" office:value="23.5" calcext:value-type="float">
            <text:p>23,500</text:p>
          </table:table-cell>
          <table:table-cell table:style-name="ce11" table:number-columns-repeated="2"/>
          <table:table-cell table:style-name="ce11" office:value-type="float" office:value="23.5" calcext:value-type="float">
            <text:p>23,500</text:p>
          </table:table-cell>
          <table:table-cell table:style-name="ce10" table:number-columns-repeated="2"/>
          <table:table-cell table:style-name="ce12" office:value-type="float" office:value="23.5" calcext:value-type="float">
            <text:p>23,500</text:p>
          </table:table-cell>
          <table:table-cell table:style-name="ce11"/>
          <table:table-cell table:style-name="ce11" office:value-type="float" office:value="10.75" calcext:value-type="float">
            <text:p>10,750</text:p>
          </table:table-cell>
          <table:table-cell table:style-name="ce11" office:value-type="float" office:value="23.5" calcext:value-type="float">
            <text:p>23,500</text:p>
          </table:table-cell>
          <table:table-cell table:style-name="ce12" office:value-type="float" office:value="10.75" calcext:value-type="float">
            <text:p>10,750</text:p>
          </table:table-cell>
          <table:table-cell table:style-name="ce10"/>
          <table:table-cell table:style-name="ce12" office:value-type="float" office:value="23.5" calcext:value-type="float">
            <text:p>23,500</text:p>
          </table:table-cell>
          <table:table-cell table:style-name="ce11" office:value-type="float" office:value="10.75" calcext:value-type="float">
            <text:p>10,750</text:p>
          </table:table-cell>
          <table:table-cell table:style-name="ce11"/>
          <table:table-cell table:style-name="ce11" office:value-type="float" office:value="23.5" calcext:value-type="float">
            <text:p>23,500</text:p>
          </table:table-cell>
          <table:table-cell/>
          <table:table-cell table:formula="of:=(SUM([.E231:.P231])/9)*(-1)" office:value-type="float" office:value="-10.4444444444444" calcext:value-type="float">
            <text:p>-10,444</text:p>
          </table:table-cell>
          <table:table-cell table:formula="of:=(SUM([.Q231:.S231])/9)*(-1)" office:value-type="float" office:value="-2.61111111111111" calcext:value-type="float">
            <text:p>-2,611</text:p>
          </table:table-cell>
          <table:table-cell table:formula="of:=(SUM([.T231:.V231])/9)*(-1)" office:value-type="float" office:value="-3.80555555555556" calcext:value-type="float">
            <text:p>-3,806</text:p>
          </table:table-cell>
          <table:table-cell table:formula="of:=(SUM([.W231:.Y231])/9)*(-1)" office:value-type="float" office:value="-3.80555555555556" calcext:value-type="float">
            <text:p>-3,806</text:p>
          </table:table-cell>
          <table:table-cell table:formula="of:=(SUM([.Z231:.AB231])/9)*(-1)" office:value-type="float" office:value="-3.80555555555556" calcext:value-type="float">
            <text:p>-3,80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2"/>
          <table:table-cell table:style-name="ce10"/>
          <table:table-cell table:style-name="ce12"/>
          <table:table-cell table:style-name="ce11" table:number-columns-repeated="3"/>
          <table:table-cell/>
          <table:table-cell table:formula="of:=(SUM([.E232:.P232])/9)*(-1)" office:value-type="float" office:value="-0" calcext:value-type="float">
            <text:p>0,000</text:p>
          </table:table-cell>
          <table:table-cell table:formula="of:=(SUM([.Q232:.S232])/9)*(-1)" office:value-type="float" office:value="-0" calcext:value-type="float">
            <text:p>0,000</text:p>
          </table:table-cell>
          <table:table-cell table:formula="of:=(SUM([.T232:.V232])/9)*(-1)" office:value-type="float" office:value="-0" calcext:value-type="float">
            <text:p>0,000</text:p>
          </table:table-cell>
          <table:table-cell table:formula="of:=(SUM([.W232:.Y232])/9)*(-1)" office:value-type="float" office:value="-0" calcext:value-type="float">
            <text:p>0,000</text:p>
          </table:table-cell>
          <table:table-cell table:formula="of:=(SUM([.Z232:.AB23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office:value-type="float" office:value="12.5" calcext:value-type="float">
            <text:p>12,500</text:p>
          </table:table-cell>
          <table:table-cell table:style-name="ce11" table:number-columns-repeated="4"/>
          <table:table-cell table:style-name="ce11" office:value-type="float" office:value="12.5" calcext:value-type="float">
            <text:p>12,500</text:p>
          </table:table-cell>
          <table:table-cell table:style-name="ce11" table:number-columns-repeated="2"/>
          <table:table-cell table:style-name="ce11" office:value-type="float" office:value="12.5" calcext:value-type="float">
            <text:p>12,500</text:p>
          </table:table-cell>
          <table:table-cell table:style-name="ce11" table:number-columns-repeated="2"/>
          <table:table-cell table:style-name="ce11" office:value-type="float" office:value="12.5" calcext:value-type="float">
            <text:p>12,500</text:p>
          </table:table-cell>
          <table:table-cell table:style-name="ce10" table:number-columns-repeated="2"/>
          <table:table-cell table:style-name="ce12" office:value-type="float" office:value="12.5" calcext:value-type="float">
            <text:p>12,500</text:p>
          </table:table-cell>
          <table:table-cell table:style-name="ce11"/>
          <table:table-cell table:style-name="ce11" office:value-type="float" office:value="8.75" calcext:value-type="float">
            <text:p>8,750</text:p>
          </table:table-cell>
          <table:table-cell table:style-name="ce11" office:value-type="float" office:value="12.5" calcext:value-type="float">
            <text:p>12,500</text:p>
          </table:table-cell>
          <table:table-cell table:style-name="ce12" office:value-type="float" office:value="8.75" calcext:value-type="float">
            <text:p>8,750</text:p>
          </table:table-cell>
          <table:table-cell table:style-name="ce10"/>
          <table:table-cell table:style-name="ce12" office:value-type="float" office:value="12.5" calcext:value-type="float">
            <text:p>12,500</text:p>
          </table:table-cell>
          <table:table-cell table:style-name="ce11" office:value-type="float" office:value="8.75" calcext:value-type="float">
            <text:p>8,750</text:p>
          </table:table-cell>
          <table:table-cell table:style-name="ce11"/>
          <table:table-cell table:style-name="ce11" office:value-type="float" office:value="12.5" calcext:value-type="float">
            <text:p>12,500</text:p>
          </table:table-cell>
          <table:table-cell/>
          <table:table-cell table:formula="of:=(SUM([.E233:.P233])/9)*(-1)" office:value-type="float" office:value="-5.55555555555556" calcext:value-type="float">
            <text:p>-5,556</text:p>
          </table:table-cell>
          <table:table-cell table:formula="of:=(SUM([.Q233:.S233])/9)*(-1)" office:value-type="float" office:value="-1.38888888888889" calcext:value-type="float">
            <text:p>-1,389</text:p>
          </table:table-cell>
          <table:table-cell table:formula="of:=(SUM([.T233:.V233])/9)*(-1)" office:value-type="float" office:value="-2.36111111111111" calcext:value-type="float">
            <text:p>-2,361</text:p>
          </table:table-cell>
          <table:table-cell table:formula="of:=(SUM([.W233:.Y233])/9)*(-1)" office:value-type="float" office:value="-2.36111111111111" calcext:value-type="float">
            <text:p>-2,361</text:p>
          </table:table-cell>
          <table:table-cell table:formula="of:=(SUM([.Z233:.AB233])/9)*(-1)" office:value-type="float" office:value="-2.36111111111111" calcext:value-type="float">
            <text:p>-2,36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13" calcext:value-type="float">
            <text:p>0,130</text:p>
          </table:table-cell>
          <table:table-cell table:style-name="ce11" table:number-columns-repeated="4"/>
          <table:table-cell table:style-name="ce11" office:value-type="float" office:value="0.13" calcext:value-type="float">
            <text:p>0,130</text:p>
          </table:table-cell>
          <table:table-cell table:style-name="ce11" table:number-columns-repeated="2"/>
          <table:table-cell table:style-name="ce11" office:value-type="float" office:value="0.13" calcext:value-type="float">
            <text:p>0,130</text:p>
          </table:table-cell>
          <table:table-cell table:style-name="ce11" table:number-columns-repeated="2"/>
          <table:table-cell table:style-name="ce11" office:value-type="float" office:value="0.13" calcext:value-type="float">
            <text:p>0,130</text:p>
          </table:table-cell>
          <table:table-cell table:style-name="ce10" table:number-columns-repeated="2"/>
          <table:table-cell table:style-name="ce12" office:value-type="float" office:value="0.13" calcext:value-type="float">
            <text:p>0,130</text:p>
          </table:table-cell>
          <table:table-cell table:style-name="ce11"/>
          <table:table-cell table:style-name="ce11" office:value-type="float" office:value="0.565" calcext:value-type="float">
            <text:p>0,565</text:p>
          </table:table-cell>
          <table:table-cell table:style-name="ce11" office:value-type="float" office:value="0.38" calcext:value-type="float">
            <text:p>0,380</text:p>
          </table:table-cell>
          <table:table-cell table:style-name="ce12" office:value-type="float" office:value="0.315" calcext:value-type="float">
            <text:p>0,315</text:p>
          </table:table-cell>
          <table:table-cell table:style-name="ce10"/>
          <table:table-cell table:style-name="ce12" office:value-type="float" office:value="0.38" calcext:value-type="float">
            <text:p>0,380</text:p>
          </table:table-cell>
          <table:table-cell table:style-name="ce11" office:value-type="float" office:value="0.315" calcext:value-type="float">
            <text:p>0,315</text:p>
          </table:table-cell>
          <table:table-cell table:style-name="ce11"/>
          <table:table-cell table:style-name="ce11" office:value-type="float" office:value="0.38" calcext:value-type="float">
            <text:p>0,380</text:p>
          </table:table-cell>
          <table:table-cell/>
          <table:table-cell table:formula="of:=(SUM([.E234:.P234])/9)*(-1)" office:value-type="float" office:value="-0.0577777777777778" calcext:value-type="float">
            <text:p>-0,058</text:p>
          </table:table-cell>
          <table:table-cell table:formula="of:=(SUM([.Q234:.S234])/9)*(-1)" office:value-type="float" office:value="-0.0144444444444444" calcext:value-type="float">
            <text:p>-0,014</text:p>
          </table:table-cell>
          <table:table-cell table:formula="of:=(SUM([.T234:.V234])/9)*(-1)" office:value-type="float" office:value="-0.105" calcext:value-type="float">
            <text:p>-0,105</text:p>
          </table:table-cell>
          <table:table-cell table:formula="of:=(SUM([.W234:.Y234])/9)*(-1)" office:value-type="float" office:value="-0.0772222222222222" calcext:value-type="float">
            <text:p>-0,077</text:p>
          </table:table-cell>
          <table:table-cell table:formula="of:=(SUM([.Z234:.AB234])/9)*(-1)" office:value-type="float" office:value="-0.0772222222222222" calcext:value-type="float">
            <text:p>-0,07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95" calcext:value-type="float">
            <text:p>295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table:number-columns-repeated="2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0"/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/>
          <table:table-cell table:style-name="ce11" office:value-type="float" office:value="395" calcext:value-type="float">
            <text:p>395,000</text:p>
          </table:table-cell>
          <table:table-cell table:style-name="ce11" office:value-type="float" office:value="50" calcext:value-type="float">
            <text:p>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2" office:value-type="float" office:value="245" calcext:value-type="float">
            <text:p>245,000</text:p>
          </table:table-cell>
          <table:table-cell table:style-name="ce12" office:value-type="float" office:value="50" calcext:value-type="float">
            <text:p>50,000</text:p>
          </table:table-cell>
          <table:table-cell table:style-name="ce11" office:value-type="float" office:value="150" calcext:value-type="float">
            <text:p>150,000</text:p>
          </table:table-cell>
          <table:table-cell table:style-name="ce11" office:value-type="float" office:value="245" calcext:value-type="float">
            <text:p>245,000</text:p>
          </table:table-cell>
          <table:table-cell table:style-name="ce11" office:value-type="float" office:value="50" calcext:value-type="float">
            <text:p>50,000</text:p>
          </table:table-cell>
          <table:table-cell/>
          <table:table-cell table:formula="of:=(SUM([.E235:.P235])/9)*(-1)" office:value-type="float" office:value="-158.333333333333" calcext:value-type="float">
            <text:p>-158,333</text:p>
          </table:table-cell>
          <table:table-cell table:formula="of:=(SUM([.Q235:.S235])/9)*(-1)" office:value-type="float" office:value="-32.7777777777778" calcext:value-type="float">
            <text:p>-32,778</text:p>
          </table:table-cell>
          <table:table-cell table:formula="of:=(SUM([.T235:.V235])/9)*(-1)" office:value-type="float" office:value="-49.4444444444444" calcext:value-type="float">
            <text:p>-49,444</text:p>
          </table:table-cell>
          <table:table-cell table:formula="of:=(SUM([.W235:.Y235])/9)*(-1)" office:value-type="float" office:value="-49.4444444444444" calcext:value-type="float">
            <text:p>-49,444</text:p>
          </table:table-cell>
          <table:table-cell table:formula="of:=(SUM([.Z235:.AB235])/9)*(-1)" office:value-type="float" office:value="-49.4444444444444" calcext:value-type="float">
            <text:p>-49,44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875" calcext:value-type="float">
            <text:p>0,875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table:number-columns-repeated="2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1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1"/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0.275" calcext:value-type="float">
            <text:p>0,275</text:p>
          </table:table-cell>
          <table:table-cell table:style-name="ce10"/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0.275" calcext:value-type="float">
            <text:p>0,275</text:p>
          </table:table-cell>
          <table:table-cell table:style-name="ce11"/>
          <table:table-cell table:style-name="ce11" office:value-type="float" office:value="-0.39" calcext:value-type="float">
            <text:p>-0,390</text:p>
          </table:table-cell>
          <table:table-cell table:style-name="ce11" office:value-type="float" office:value="-0.225" calcext:value-type="float">
            <text:p>-0,225</text:p>
          </table:table-cell>
          <table:table-cell table:style-name="ce12" office:value-type="float" office:value="0.29" calcext:value-type="float">
            <text:p>0,290</text:p>
          </table:table-cell>
          <table:table-cell table:style-name="ce12" office:value-type="float" office:value="0.6" calcext:value-type="float">
            <text:p>0,600</text:p>
          </table:table-cell>
          <table:table-cell table:style-name="ce12" office:value-type="float" office:value="-0.225" calcext:value-type="float">
            <text:p>-0,225</text:p>
          </table:table-cell>
          <table:table-cell table:style-name="ce11" office:value-type="float" office:value="0.29" calcext:value-type="float">
            <text:p>0,290</text:p>
          </table:table-cell>
          <table:table-cell table:style-name="ce11" office:value-type="float" office:value="0.6" calcext:value-type="float">
            <text:p>0,600</text:p>
          </table:table-cell>
          <table:table-cell table:style-name="ce11" office:value-type="float" office:value="-0.225" calcext:value-type="float">
            <text:p>-0,225</text:p>
          </table:table-cell>
          <table:table-cell/>
          <table:table-cell table:formula="of:=(SUM([.E236:.P236])/9)*(-1)" office:value-type="float" office:value="-0.455555555555555" calcext:value-type="float">
            <text:p>-0,456</text:p>
          </table:table-cell>
          <table:table-cell table:formula="of:=(SUM([.Q236:.S236])/9)*(-1)" office:value-type="float" office:value="-0.0972222222222222" calcext:value-type="float">
            <text:p>-0,097</text:p>
          </table:table-cell>
          <table:table-cell table:formula="of:=(SUM([.T236:.V236])/9)*(-1)" office:value-type="float" office:value="0.0683333333333333" calcext:value-type="float">
            <text:p>0,068</text:p>
          </table:table-cell>
          <table:table-cell table:formula="of:=(SUM([.W236:.Y236])/9)*(-1)" office:value-type="float" office:value="-0.0738888888888889" calcext:value-type="float">
            <text:p>-0,074</text:p>
          </table:table-cell>
          <table:table-cell table:formula="of:=(SUM([.Z236:.AB236])/9)*(-1)" office:value-type="float" office:value="-0.0738888888888889" calcext:value-type="float">
            <text:p>-0,07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2"/>
          <table:table-cell table:style-name="ce10" table:number-columns-repeated="2"/>
          <table:table-cell table:style-name="ce11" table:number-columns-repeated="3"/>
          <table:table-cell/>
          <table:table-cell table:formula="of:=(SUM([.E237:.P237])/9)*(-1)" office:value-type="float" office:value="-0" calcext:value-type="float">
            <text:p>0,000</text:p>
          </table:table-cell>
          <table:table-cell table:formula="of:=(SUM([.Q237:.S237])/9)*(-1)" office:value-type="float" office:value="-0" calcext:value-type="float">
            <text:p>0,000</text:p>
          </table:table-cell>
          <table:table-cell table:formula="of:=(SUM([.T237:.V237])/9)*(-1)" office:value-type="float" office:value="-0" calcext:value-type="float">
            <text:p>0,000</text:p>
          </table:table-cell>
          <table:table-cell table:formula="of:=(SUM([.W237:.Y237])/9)*(-1)" office:value-type="float" office:value="-0" calcext:value-type="float">
            <text:p>0,000</text:p>
          </table:table-cell>
          <table:table-cell table:formula="of:=(SUM([.Z237:.AB23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7" calcext:value-type="float">
            <text:p>7,000</text:p>
          </table:table-cell>
          <table:table-cell table:style-name="ce11" table:number-columns-repeated="4"/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1" office:value-type="float" office:value="7" calcext:value-type="float">
            <text:p>7,000</text:p>
          </table:table-cell>
          <table:table-cell table:style-name="ce11" table:number-columns-repeated="2"/>
          <table:table-cell table:style-name="ce11" office:value-type="float" office:value="7" calcext:value-type="float">
            <text:p>7,000</text:p>
          </table:table-cell>
          <table:table-cell table:style-name="ce10" table:number-columns-repeated="2"/>
          <table:table-cell table:style-name="ce10" office:value-type="float" office:value="7" calcext:value-type="float">
            <text:p>7,0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1" office:value-type="float" office:value="7" calcext:value-type="float">
            <text:p>7,000</text:p>
          </table:table-cell>
          <table:table-cell table:style-name="ce12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1"/>
          <table:table-cell table:style-name="ce11" office:value-type="float" office:value="7" calcext:value-type="float">
            <text:p>7,000</text:p>
          </table:table-cell>
          <table:table-cell/>
          <table:table-cell table:formula="of:=(SUM([.E238:.P238])/9)*(-1)" office:value-type="float" office:value="-3.11111111111111" calcext:value-type="float">
            <text:p>-3,111</text:p>
          </table:table-cell>
          <table:table-cell table:formula="of:=(SUM([.Q238:.S238])/9)*(-1)" office:value-type="float" office:value="-0.777777777777778" calcext:value-type="float">
            <text:p>-0,778</text:p>
          </table:table-cell>
          <table:table-cell table:formula="of:=(SUM([.T238:.V238])/9)*(-1)" office:value-type="float" office:value="-1.16666666666667" calcext:value-type="float">
            <text:p>-1,167</text:p>
          </table:table-cell>
          <table:table-cell table:formula="of:=(SUM([.W238:.Y238])/9)*(-1)" office:value-type="float" office:value="-1.16666666666667" calcext:value-type="float">
            <text:p>-1,167</text:p>
          </table:table-cell>
          <table:table-cell table:formula="of:=(SUM([.Z238:.AB238])/9)*(-1)" office:value-type="float" office:value="-1.16666666666667" calcext:value-type="float">
            <text:p>-1,1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7"/>
          <table:table-cell table:style-name="ce11" office:value-type="float" office:value="0.85" calcext:value-type="float">
            <text:p>0,850</text:p>
          </table:table-cell>
          <table:table-cell table:style-name="ce11"/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0" office:value-type="float" office:value="1.85" calcext:value-type="float">
            <text:p>1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1" office:value-type="float" office:value="1.75" calcext:value-type="float">
            <text:p>1,750</text:p>
          </table:table-cell>
          <table:table-cell table:style-name="ce11" office:value-type="float" office:value="2.85" calcext:value-type="float">
            <text:p>2,85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2" office:value-type="float" office:value="3.85" calcext:value-type="float">
            <text:p>3,850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 office:value-type="float" office:value="0.85" calcext:value-type="float">
            <text:p>0,850</text:p>
          </table:table-cell>
          <table:table-cell table:style-name="ce11" office:value-type="float" office:value="3.75" calcext:value-type="float">
            <text:p>3,750</text:p>
          </table:table-cell>
          <table:table-cell table:style-name="ce11" office:value-type="float" office:value="0.85" calcext:value-type="float">
            <text:p>0,850</text:p>
          </table:table-cell>
          <table:table-cell table:style-name="ce11" office:value-type="float" office:value="0.75" calcext:value-type="float">
            <text:p>0,750</text:p>
          </table:table-cell>
          <table:table-cell/>
          <table:table-cell table:formula="of:=(SUM([.E239:.P239])/9)*(-1)" office:value-type="float" office:value="-0.466666666666667" calcext:value-type="float">
            <text:p>-0,467</text:p>
          </table:table-cell>
          <table:table-cell table:formula="of:=(SUM([.Q239:.S239])/9)*(-1)" office:value-type="float" office:value="-0.383333333333333" calcext:value-type="float">
            <text:p>-0,383</text:p>
          </table:table-cell>
          <table:table-cell table:formula="of:=(SUM([.T239:.V239])/9)*(-1)" office:value-type="float" office:value="-0.594444444444444" calcext:value-type="float">
            <text:p>-0,594</text:p>
          </table:table-cell>
          <table:table-cell table:formula="of:=(SUM([.W239:.Y239])/9)*(-1)" office:value-type="float" office:value="-0.605555555555556" calcext:value-type="float">
            <text:p>-0,606</text:p>
          </table:table-cell>
          <table:table-cell table:formula="of:=(SUM([.Z239:.AB239])/9)*(-1)" office:value-type="float" office:value="-0.594444444444444" calcext:value-type="float">
            <text:p>-0,594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40:.P240])/9)*(-1)" office:value-type="float" office:value="-0" calcext:value-type="float">
            <text:p>0,000</text:p>
          </table:table-cell>
          <table:table-cell table:formula="of:=(SUM([.Q240:.S240])/9)*(-1)" office:value-type="float" office:value="-0" calcext:value-type="float">
            <text:p>0,000</text:p>
          </table:table-cell>
          <table:table-cell table:formula="of:=(SUM([.T240:.V240])/9)*(-1)" office:value-type="float" office:value="-0" calcext:value-type="float">
            <text:p>0,000</text:p>
          </table:table-cell>
          <table:table-cell table:formula="of:=(SUM([.W240:.Y240])/9)*(-1)" office:value-type="float" office:value="-0" calcext:value-type="float">
            <text:p>0,000</text:p>
          </table:table-cell>
          <table:table-cell table:formula="of:=(SUM([.Z240:.AB24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nvoy Raider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3" calcext:value-type="float">
            <text:p>3,000</text:p>
          </table:table-cell>
          <table:table-cell table:style-name="ce10" table:number-columns-repeated="2"/>
          <table:table-cell table:style-name="ce12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0"/>
          <table:table-cell table:style-name="ce10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3" calcext:value-type="float">
            <text:p>3,000</text:p>
          </table:table-cell>
          <table:table-cell/>
          <table:table-cell table:formula="of:=(SUM([.E243:.P243])/9)*(-1)" office:value-type="float" office:value="-1.22222222222222" calcext:value-type="float">
            <text:p>-1,222</text:p>
          </table:table-cell>
          <table:table-cell table:formula="of:=(SUM([.Q243:.S243])/9)*(-1)" office:value-type="float" office:value="-0.111111111111111" calcext:value-type="float">
            <text:p>-0,111</text:p>
          </table:table-cell>
          <table:table-cell table:formula="of:=(SUM([.T243:.V243])/9)*(-1)" office:value-type="float" office:value="-0.333333333333333" calcext:value-type="float">
            <text:p>-0,333</text:p>
          </table:table-cell>
          <table:table-cell table:formula="of:=(SUM([.W243:.Y243])/9)*(-1)" office:value-type="float" office:value="-0.333333333333333" calcext:value-type="float">
            <text:p>-0,333</text:p>
          </table:table-cell>
          <table:table-cell table:formula="of:=(SUM([.Z243:.AB243])/9)*(-1)" office:value-type="float" office:value="-0.333333333333333" calcext:value-type="float">
            <text:p>-0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0" table:number-columns-repeated="2"/>
          <table:table-cell table:style-name="ce11" table:number-columns-repeated="4"/>
          <table:table-cell/>
          <table:table-cell table:formula="of:=(SUM([.E244:.P244])/9)*(-1)" office:value-type="float" office:value="-0" calcext:value-type="float">
            <text:p>0,000</text:p>
          </table:table-cell>
          <table:table-cell table:formula="of:=(SUM([.Q244:.S244])/9)*(-1)" office:value-type="float" office:value="-0" calcext:value-type="float">
            <text:p>0,000</text:p>
          </table:table-cell>
          <table:table-cell table:formula="of:=(SUM([.T244:.V244])/9)*(-1)" office:value-type="float" office:value="-0" calcext:value-type="float">
            <text:p>0,000</text:p>
          </table:table-cell>
          <table:table-cell table:formula="of:=(SUM([.W244:.Y244])/9)*(-1)" office:value-type="float" office:value="-0" calcext:value-type="float">
            <text:p>0,000</text:p>
          </table:table-cell>
          <table:table-cell table:formula="of:=(SUM([.Z244:.AB244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2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4" calcext:value-type="float">
            <text:p>4,000</text:p>
          </table:table-cell>
          <table:table-cell/>
          <table:table-cell table:formula="of:=(SUM([.E245:.P245])/9)*(-1)" office:value-type="float" office:value="-2.33333333333333" calcext:value-type="float">
            <text:p>-2,333</text:p>
          </table:table-cell>
          <table:table-cell table:formula="of:=(SUM([.Q245:.S245])/9)*(-1)" office:value-type="float" office:value="-0.444444444444444" calcext:value-type="float">
            <text:p>-0,444</text:p>
          </table:table-cell>
          <table:table-cell table:formula="of:=(SUM([.T245:.V245])/9)*(-1)" office:value-type="float" office:value="-0.555555555555556" calcext:value-type="float">
            <text:p>-0,556</text:p>
          </table:table-cell>
          <table:table-cell table:formula="of:=(SUM([.W245:.Y245])/9)*(-1)" office:value-type="float" office:value="-0.666666666666667" calcext:value-type="float">
            <text:p>-0,667</text:p>
          </table:table-cell>
          <table:table-cell table:formula="of:=(SUM([.Z245:.AB245])/9)*(-1)" office:value-type="float" office:value="-0.555555555555556" calcext:value-type="float">
            <text:p>-0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0" table:number-columns-repeated="2"/>
          <table:table-cell table:style-name="ce11" table:number-columns-repeated="4"/>
          <table:table-cell/>
          <table:table-cell table:formula="of:=(SUM([.E246:.P246])/9)*(-1)" office:value-type="float" office:value="-0" calcext:value-type="float">
            <text:p>0,000</text:p>
          </table:table-cell>
          <table:table-cell table:formula="of:=(SUM([.Q246:.S246])/9)*(-1)" office:value-type="float" office:value="-0" calcext:value-type="float">
            <text:p>0,000</text:p>
          </table:table-cell>
          <table:table-cell table:formula="of:=(SUM([.T246:.V246])/9)*(-1)" office:value-type="float" office:value="-0" calcext:value-type="float">
            <text:p>0,000</text:p>
          </table:table-cell>
          <table:table-cell table:formula="of:=(SUM([.W246:.Y246])/9)*(-1)" office:value-type="float" office:value="-0" calcext:value-type="float">
            <text:p>0,000</text:p>
          </table:table-cell>
          <table:table-cell table:formula="of:=(SUM([.Z246:.AB24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2"/>
          <table:table-cell table:style-name="ce12"/>
          <table:table-cell table:style-name="ce11" table:number-columns-repeated="3"/>
          <table:table-cell table:style-name="ce10" table:number-columns-repeated="2"/>
          <table:table-cell table:style-name="ce11" table:number-columns-repeated="4"/>
          <table:table-cell/>
          <table:table-cell table:formula="of:=(SUM([.E247:.P247])/9)*(-1)" office:value-type="float" office:value="-0" calcext:value-type="float">
            <text:p>0,000</text:p>
          </table:table-cell>
          <table:table-cell table:formula="of:=(SUM([.Q247:.S247])/9)*(-1)" office:value-type="float" office:value="-0" calcext:value-type="float">
            <text:p>0,000</text:p>
          </table:table-cell>
          <table:table-cell table:formula="of:=(SUM([.T247:.V247])/9)*(-1)" office:value-type="float" office:value="-0" calcext:value-type="float">
            <text:p>0,000</text:p>
          </table:table-cell>
          <table:table-cell table:formula="of:=(SUM([.W247:.Y247])/9)*(-1)" office:value-type="float" office:value="-0" calcext:value-type="float">
            <text:p>0,000</text:p>
          </table:table-cell>
          <table:table-cell table:formula="of:=(SUM([.Z247:.AB247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00" calcext:value-type="float">
            <text:p>200,000</text:p>
          </table:table-cell>
          <table:table-cell table:style-name="ce11"/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 table:style-name="ce10" table:number-columns-repeated="2"/>
          <table:table-cell table:style-name="ce12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 table:style-name="ce10" table:number-columns-repeated="2"/>
          <table:table-cell table:style-name="ce11" office:value-type="float" office:value="200" calcext:value-type="float">
            <text:p>200,000</text:p>
          </table:table-cell>
          <table:table-cell table:style-name="ce11" table:number-columns-repeated="2"/>
          <table:table-cell table:style-name="ce11" office:value-type="float" office:value="200" calcext:value-type="float">
            <text:p>200,000</text:p>
          </table:table-cell>
          <table:table-cell/>
          <table:table-cell table:formula="of:=(SUM([.E248:.P248])/9)*(-1)" office:value-type="float" office:value="-111.111111111111" calcext:value-type="float">
            <text:p>-111,111</text:p>
          </table:table-cell>
          <table:table-cell table:formula="of:=(SUM([.Q248:.S248])/9)*(-1)" office:value-type="float" office:value="-22.2222222222222" calcext:value-type="float">
            <text:p>-22,222</text:p>
          </table:table-cell>
          <table:table-cell table:formula="of:=(SUM([.T248:.V248])/9)*(-1)" office:value-type="float" office:value="-22.2222222222222" calcext:value-type="float">
            <text:p>-22,222</text:p>
          </table:table-cell>
          <table:table-cell table:formula="of:=(SUM([.W248:.Y248])/9)*(-1)" office:value-type="float" office:value="-22.2222222222222" calcext:value-type="float">
            <text:p>-22,222</text:p>
          </table:table-cell>
          <table:table-cell table:formula="of:=(SUM([.Z248:.AB248])/9)*(-1)" office:value-type="float" office:value="-22.2222222222222" calcext:value-type="float">
            <text:p>-22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49:.P249])/9)*(-1)" office:value-type="float" office:value="-0" calcext:value-type="float">
            <text:p>0,000</text:p>
          </table:table-cell>
          <table:table-cell table:formula="of:=(SUM([.Q249:.S249])/9)*(-1)" office:value-type="float" office:value="-0" calcext:value-type="float">
            <text:p>0,000</text:p>
          </table:table-cell>
          <table:table-cell table:formula="of:=(SUM([.T249:.V249])/9)*(-1)" office:value-type="float" office:value="-0" calcext:value-type="float">
            <text:p>0,000</text:p>
          </table:table-cell>
          <table:table-cell table:formula="of:=(SUM([.W249:.Y249])/9)*(-1)" office:value-type="float" office:value="-0" calcext:value-type="float">
            <text:p>0,000</text:p>
          </table:table-cell>
          <table:table-cell table:formula="of:=(SUM([.Z249:.AB24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50:.P250])/9)*(-1)" office:value-type="float" office:value="-0" calcext:value-type="float">
            <text:p>0,000</text:p>
          </table:table-cell>
          <table:table-cell table:formula="of:=(SUM([.Q250:.S250])/9)*(-1)" office:value-type="float" office:value="-0" calcext:value-type="float">
            <text:p>0,000</text:p>
          </table:table-cell>
          <table:table-cell table:formula="of:=(SUM([.T250:.V250])/9)*(-1)" office:value-type="float" office:value="-0" calcext:value-type="float">
            <text:p>0,000</text:p>
          </table:table-cell>
          <table:table-cell table:formula="of:=(SUM([.W250:.Y250])/9)*(-1)" office:value-type="float" office:value="-0" calcext:value-type="float">
            <text:p>0,000</text:p>
          </table:table-cell>
          <table:table-cell table:formula="of:=(SUM([.Z250:.AB250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51:.P251])/9)*(-1)" office:value-type="float" office:value="-0" calcext:value-type="float">
            <text:p>0,000</text:p>
          </table:table-cell>
          <table:table-cell table:formula="of:=(SUM([.Q251:.S251])/9)*(-1)" office:value-type="float" office:value="-0" calcext:value-type="float">
            <text:p>0,000</text:p>
          </table:table-cell>
          <table:table-cell table:formula="of:=(SUM([.T251:.V251])/9)*(-1)" office:value-type="float" office:value="-0" calcext:value-type="float">
            <text:p>0,000</text:p>
          </table:table-cell>
          <table:table-cell table:formula="of:=(SUM([.W251:.Y251])/9)*(-1)" office:value-type="float" office:value="-0" calcext:value-type="float">
            <text:p>0,000</text:p>
          </table:table-cell>
          <table:table-cell table:formula="of:=(SUM([.Z251:.AB251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52:.P252])/9)*(-1)" office:value-type="float" office:value="-0" calcext:value-type="float">
            <text:p>0,000</text:p>
          </table:table-cell>
          <table:table-cell table:formula="of:=(SUM([.Q252:.S252])/9)*(-1)" office:value-type="float" office:value="-0" calcext:value-type="float">
            <text:p>0,000</text:p>
          </table:table-cell>
          <table:table-cell table:formula="of:=(SUM([.T252:.V252])/9)*(-1)" office:value-type="float" office:value="-0" calcext:value-type="float">
            <text:p>0,000</text:p>
          </table:table-cell>
          <table:table-cell table:formula="of:=(SUM([.W252:.Y252])/9)*(-1)" office:value-type="float" office:value="-0" calcext:value-type="float">
            <text:p>0,000</text:p>
          </table:table-cell>
          <table:table-cell table:formula="of:=(SUM([.Z252:.AB25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53:.P253])/9)*(-1)" office:value-type="float" office:value="-0" calcext:value-type="float">
            <text:p>0,000</text:p>
          </table:table-cell>
          <table:table-cell table:formula="of:=(SUM([.Q253:.S253])/9)*(-1)" office:value-type="float" office:value="-0" calcext:value-type="float">
            <text:p>0,000</text:p>
          </table:table-cell>
          <table:table-cell table:formula="of:=(SUM([.T253:.V253])/9)*(-1)" office:value-type="float" office:value="-0" calcext:value-type="float">
            <text:p>0,000</text:p>
          </table:table-cell>
          <table:table-cell table:formula="of:=(SUM([.W253:.Y253])/9)*(-1)" office:value-type="float" office:value="-0" calcext:value-type="float">
            <text:p>0,000</text:p>
          </table:table-cell>
          <table:table-cell table:formula="of:=(SUM([.Z253:.AB253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Coastal 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8.5" calcext:value-type="float">
            <text:p>8,5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4.5" calcext:value-type="float">
            <text:p>4,500</text:p>
          </table:table-cell>
          <table:table-cell table:style-name="ce13" office:value-type="float" office:value="4" calcext:value-type="float">
            <text:p>4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3" office:value-type="float" office:value="6" calcext:value-type="float">
            <text:p>6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9.5" calcext:value-type="float">
            <text:p>9,500</text:p>
          </table:table-cell>
          <table:table-cell table:style-name="ce11" office:value-type="float" office:value="7" calcext:value-type="float">
            <text:p>7,000</text:p>
          </table:table-cell>
          <table:table-cell table:style-name="ce13" office:value-type="float" office:value="4" calcext:value-type="float">
            <text:p>4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3" office:value-type="float" office:value="6" calcext:value-type="float">
            <text:p>6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4.5" calcext:value-type="float">
            <text:p>4,500</text:p>
          </table:table-cell>
          <table:table-cell/>
          <table:table-cell table:formula="of:=(SUM([.E256:.P256])/9)*(-1)" office:value-type="float" office:value="-4.61111111111111" calcext:value-type="float">
            <text:p>-4,611</text:p>
          </table:table-cell>
          <table:table-cell table:formula="of:=(SUM([.Q256:.S256])/9)*(-1)" office:value-type="float" office:value="-1.66666666666667" calcext:value-type="float">
            <text:p>-1,667</text:p>
          </table:table-cell>
          <table:table-cell table:formula="of:=(SUM([.T256:.V256])/9)*(-1)" office:value-type="float" office:value="-2.11111111111111" calcext:value-type="float">
            <text:p>-2,111</text:p>
          </table:table-cell>
          <table:table-cell table:formula="of:=(SUM([.W256:.Y256])/9)*(-1)" office:value-type="float" office:value="-1.38888888888889" calcext:value-type="float">
            <text:p>-1,389</text:p>
          </table:table-cell>
          <table:table-cell table:formula="of:=(SUM([.Z256:.AB256])/9)*(-1)" office:value-type="float" office:value="-1.5" calcext:value-type="float">
            <text:p>-1,5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6" calcext:value-type="float">
            <text:p>6,000</text:p>
          </table:table-cell>
          <table:table-cell table:style-name="ce11"/>
          <table:table-cell table:style-name="ce13" office:value-type="float" office:value="2" calcext:value-type="float">
            <text:p>2,000</text:p>
          </table:table-cell>
          <table:table-cell table:style-name="ce13" office:value-type="float" office:value="4" calcext:value-type="float">
            <text:p>4,000</text:p>
          </table:table-cell>
          <table:table-cell table:style-name="ce13" office:value-type="float" office:value="8" calcext:value-type="float">
            <text:p>8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3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257:.P257])/9)*(-1)" office:value-type="float" office:value="-2.22222222222222" calcext:value-type="float">
            <text:p>-2,222</text:p>
          </table:table-cell>
          <table:table-cell table:formula="of:=(SUM([.Q257:.S257])/9)*(-1)" office:value-type="float" office:value="-1.55555555555556" calcext:value-type="float">
            <text:p>-1,556</text:p>
          </table:table-cell>
          <table:table-cell table:formula="of:=(SUM([.T257:.V257])/9)*(-1)" office:value-type="float" office:value="-2.11111111111111" calcext:value-type="float">
            <text:p>-2,111</text:p>
          </table:table-cell>
          <table:table-cell table:formula="of:=(SUM([.W257:.Y257])/9)*(-1)" office:value-type="float" office:value="-1.22222222222222" calcext:value-type="float">
            <text:p>-1,222</text:p>
          </table:table-cell>
          <table:table-cell table:formula="of:=(SUM([.Z257:.AB257])/9)*(-1)" office:value-type="float" office:value="-1" calcext:value-type="float">
            <text:p>-1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4" calcext:value-type="float">
            <text:p>4,000</text:p>
          </table:table-cell>
          <table:table-cell table:style-name="ce11" table:number-columns-repeated="4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4.5" calcext:value-type="float">
            <text:p>4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3" office:value-type="float" office:value="1.5" calcext:value-type="float">
            <text:p>1,500</text:p>
          </table:table-cell>
          <table:table-cell table:style-name="ce13" office:value-type="float" office:value="1" calcext:value-type="float">
            <text:p>1,000</text:p>
          </table:table-cell>
          <table:table-cell table:style-name="ce13" office:value-type="float" office:value="3.5" calcext:value-type="float">
            <text:p>3,5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3" office:value-type="float" office:value="1.5" calcext:value-type="float">
            <text:p>1,5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3" office:value-type="float" office:value="3.5" calcext:value-type="float">
            <text:p>3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2.5" calcext:value-type="float">
            <text:p>2,500</text:p>
          </table:table-cell>
          <table:table-cell/>
          <table:table-cell table:formula="of:=(SUM([.E258:.P258])/9)*(-1)" office:value-type="float" office:value="-1.94444444444444" calcext:value-type="float">
            <text:p>-1,944</text:p>
          </table:table-cell>
          <table:table-cell table:formula="of:=(SUM([.Q258:.S258])/9)*(-1)" office:value-type="float" office:value="-0.666666666666667" calcext:value-type="float">
            <text:p>-0,667</text:p>
          </table:table-cell>
          <table:table-cell table:formula="of:=(SUM([.T258:.V258])/9)*(-1)" office:value-type="float" office:value="-0.777777777777778" calcext:value-type="float">
            <text:p>-0,778</text:p>
          </table:table-cell>
          <table:table-cell table:formula="of:=(SUM([.W258:.Y258])/9)*(-1)" office:value-type="float" office:value="-0.611111111111111" calcext:value-type="float">
            <text:p>-0,611</text:p>
          </table:table-cell>
          <table:table-cell table:formula="of:=(SUM([.Z258:.AB258])/9)*(-1)" office:value-type="float" office:value="-0.555555555555556" calcext:value-type="float">
            <text:p>-0,556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3"/>
          <table:table-cell table:style-name="ce13" office:value-type="float" office:value="2" calcext:value-type="float">
            <text:p>2,000</text:p>
          </table:table-cell>
          <table:table-cell table:style-name="ce13" office:value-type="float" office:value="0.5" calcext:value-type="float">
            <text:p>0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3" office:value-type="float" office:value="0.5" calcext:value-type="float">
            <text:p>0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3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259:.P259])/9)*(-1)" office:value-type="float" office:value="-0.666666666666667" calcext:value-type="float">
            <text:p>-0,667</text:p>
          </table:table-cell>
          <table:table-cell table:formula="of:=(SUM([.Q259:.S259])/9)*(-1)" office:value-type="float" office:value="-0.277777777777778" calcext:value-type="float">
            <text:p>-0,278</text:p>
          </table:table-cell>
          <table:table-cell table:formula="of:=(SUM([.T259:.V259])/9)*(-1)" office:value-type="float" office:value="-0.555555555555556" calcext:value-type="float">
            <text:p>-0,556</text:p>
          </table:table-cell>
          <table:table-cell table:formula="of:=(SUM([.W259:.Y259])/9)*(-1)" office:value-type="float" office:value="-0.611111111111111" calcext:value-type="float">
            <text:p>-0,611</text:p>
          </table:table-cell>
          <table:table-cell table:formula="of:=(SUM([.Z259:.AB259])/9)*(-1)" office:value-type="float" office:value="-0.611111111111111" calcext:value-type="float">
            <text:p>-0,6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4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3"/>
          <table:table-cell table:style-name="ce13" office:value-type="float" office:value="0.3" calcext:value-type="float">
            <text:p>0,300</text:p>
          </table:table-cell>
          <table:table-cell table:style-name="ce13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3"/>
          <table:table-cell table:style-name="ce10" office:value-type="float" office:value="0.3" calcext:value-type="float">
            <text:p>0,300</text:p>
          </table:table-cell>
          <table:table-cell table:style-name="ce13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/>
          <table:table-cell table:formula="of:=(SUM([.E260:.P260])/9)*(-1)" office:value-type="float" office:value="-0.166666666666667" calcext:value-type="float">
            <text:p>-0,167</text:p>
          </table:table-cell>
          <table:table-cell table:formula="of:=(SUM([.Q260:.S260])/9)*(-1)" office:value-type="float" office:value="-0.0333333333333333" calcext:value-type="float">
            <text:p>-0,033</text:p>
          </table:table-cell>
          <table:table-cell table:formula="of:=(SUM([.T260:.V260])/9)*(-1)" office:value-type="float" office:value="-0.0666666666666667" calcext:value-type="float">
            <text:p>-0,067</text:p>
          </table:table-cell>
          <table:table-cell table:formula="of:=(SUM([.W260:.Y260])/9)*(-1)" office:value-type="float" office:value="-0.0333333333333333" calcext:value-type="float">
            <text:p>-0,033</text:p>
          </table:table-cell>
          <table:table-cell table:formula="of:=(SUM([.Z260:.AB260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00" calcext:value-type="float">
            <text:p>100,000</text:p>
          </table:table-cell>
          <table:table-cell table:style-name="ce11" table:number-columns-repeated="4"/>
          <table:table-cell table:number-columns-repeated="7" table:style-name="ce11" office:value-type="float" office:value="50" calcext:value-type="float">
            <text:p>50,000</text:p>
          </table:table-cell>
          <table:table-cell table:number-columns-repeated="3" table:style-name="ce13" office:value-type="float" office:value="50" calcext:value-type="float">
            <text:p>50,000</text:p>
          </table:table-cell>
          <table:table-cell table:number-columns-repeated="3" table:style-name="ce11" office:value-type="float" office:value="50" calcext:value-type="float">
            <text:p>50,000</text:p>
          </table:table-cell>
          <table:table-cell table:style-name="ce13" office:value-type="float" office:value="50" calcext:value-type="float">
            <text:p>50,000</text:p>
          </table:table-cell>
          <table:table-cell table:style-name="ce10" office:value-type="float" office:value="-300" calcext:value-type="float">
            <text:p>-300,000</text:p>
          </table:table-cell>
          <table:table-cell table:style-name="ce13" office:value-type="float" office:value="50" calcext:value-type="float">
            <text:p>50,000</text:p>
          </table:table-cell>
          <table:table-cell table:number-columns-repeated="3" table:style-name="ce11" office:value-type="float" office:value="50" calcext:value-type="float">
            <text:p>50,000</text:p>
          </table:table-cell>
          <table:table-cell/>
          <table:table-cell table:formula="of:=(SUM([.E261:.P261])/9)*(-1)" office:value-type="float" office:value="-50" calcext:value-type="float">
            <text:p>-50,000</text:p>
          </table:table-cell>
          <table:table-cell table:formula="of:=(SUM([.Q261:.S261])/9)*(-1)" office:value-type="float" office:value="-16.6666666666667" calcext:value-type="float">
            <text:p>-16,667</text:p>
          </table:table-cell>
          <table:table-cell table:formula="of:=(SUM([.T261:.V261])/9)*(-1)" office:value-type="float" office:value="-16.6666666666667" calcext:value-type="float">
            <text:p>-16,667</text:p>
          </table:table-cell>
          <table:table-cell table:formula="of:=(SUM([.W261:.Y261])/9)*(-1)" office:value-type="float" office:value="22.2222222222222" calcext:value-type="float">
            <text:p>22,222</text:p>
          </table:table-cell>
          <table:table-cell table:formula="of:=(SUM([.Z261:.AB261])/9)*(-1)" office:value-type="float" office:value="-16.6666666666667" calcext:value-type="float">
            <text:p>-16,6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.25" calcext:value-type="float">
            <text:p>1,250</text:p>
          </table:table-cell>
          <table:table-cell table:style-name="ce11" table:number-columns-repeated="4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0.75" calcext:value-type="float">
            <text:p>0,750</text:p>
          </table:table-cell>
          <table:table-cell table:style-name="ce13" office:value-type="float" office:value="0.5" calcext:value-type="float">
            <text:p>0,500</text:p>
          </table:table-cell>
          <table:table-cell table:style-name="ce13" office:value-type="float" office:value="0.75" calcext:value-type="float">
            <text:p>0,750</text:p>
          </table:table-cell>
          <table:table-cell table:style-name="ce11" office:value-type="float" office:value="-1" calcext:value-type="float">
            <text:p>-1,0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1" calcext:value-type="float">
            <text:p>1,000</text:p>
          </table:table-cell>
          <table:table-cell table:style-name="ce13" office:value-type="float" office:value="0.75" calcext:value-type="float">
            <text:p>0,75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3" office:value-type="float" office:value="-0.25" calcext:value-type="float">
            <text:p>-0,25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0.75" calcext:value-type="float">
            <text:p>0,750</text:p>
          </table:table-cell>
          <table:table-cell table:style-name="ce11" office:value-type="float" office:value="-0.5" calcext:value-type="float">
            <text:p>-0,500</text:p>
          </table:table-cell>
          <table:table-cell/>
          <table:table-cell table:formula="of:=(SUM([.E262:.P262])/9)*(-1)" office:value-type="float" office:value="-0.611111111111111" calcext:value-type="float">
            <text:p>-0,611</text:p>
          </table:table-cell>
          <table:table-cell table:formula="of:=(SUM([.Q262:.S262])/9)*(-1)" office:value-type="float" office:value="-0.222222222222222" calcext:value-type="float">
            <text:p>-0,222</text:p>
          </table:table-cell>
          <table:table-cell table:formula="of:=(SUM([.T262:.V262])/9)*(-1)" office:value-type="float" office:value="-0.0833333333333333" calcext:value-type="float">
            <text:p>-0,083</text:p>
          </table:table-cell>
          <table:table-cell table:formula="of:=(SUM([.W262:.Y262])/9)*(-1)" office:value-type="float" office:value="-0.111111111111111" calcext:value-type="float">
            <text:p>-0,111</text:p>
          </table:table-cell>
          <table:table-cell table:formula="of:=(SUM([.Z262:.AB262])/9)*(-1)" office:value-type="float" office:value="-0.0833333333333333" calcext:value-type="float">
            <text:p>-0,08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12" calcext:value-type="float">
            <text:p>0,120</text:p>
          </table:table-cell>
          <table:table-cell table:style-name="ce11" table:number-columns-repeated="5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2" calcext:value-type="float">
            <text:p>0,200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3" office:value-type="float" office:value="0.1" calcext:value-type="float">
            <text:p>0,100</text:p>
          </table:table-cell>
          <table:table-cell table:style-name="ce13"/>
          <table:table-cell table:style-name="ce13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3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3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/>
          <table:table-cell table:formula="of:=(SUM([.E263:.P263])/9)*(-1)" office:value-type="float" office:value="-0.0761111111111111" calcext:value-type="float">
            <text:p>-0,076</text:p>
          </table:table-cell>
          <table:table-cell table:formula="of:=(SUM([.Q263:.S263])/9)*(-1)" office:value-type="float" office:value="-0.0222222222222222" calcext:value-type="float">
            <text:p>-0,022</text:p>
          </table:table-cell>
          <table:table-cell table:formula="of:=(SUM([.T263:.V263])/9)*(-1)" office:value-type="float" office:value="-0.0183333333333333" calcext:value-type="float">
            <text:p>-0,018</text:p>
          </table:table-cell>
          <table:table-cell table:formula="of:=(SUM([.W263:.Y263])/9)*(-1)" office:value-type="float" office:value="-0.0294444444444444" calcext:value-type="float">
            <text:p>-0,029</text:p>
          </table:table-cell>
          <table:table-cell table:formula="of:=(SUM([.Z263:.AB263])/9)*(-1)" office:value-type="float" office:value="-0.0183333333333333" calcext:value-type="float">
            <text:p>-0,01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5"/>
          <table:table-cell table:number-columns-repeated="3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3"/>
          <table:table-cell table:style-name="ce13" office:value-type="float" office:value="5" calcext:value-type="float">
            <text:p>5,000</text:p>
          </table:table-cell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5" calcext:value-type="float">
            <text:p>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/>
          <table:table-cell table:formula="of:=(SUM([.E264:.P264])/9)*(-1)" office:value-type="float" office:value="-3.88888888888889" calcext:value-type="float">
            <text:p>-3,889</text:p>
          </table:table-cell>
          <table:table-cell table:formula="of:=(SUM([.Q264:.S264])/9)*(-1)" office:value-type="float" office:value="-1.11111111111111" calcext:value-type="float">
            <text:p>-1,111</text:p>
          </table:table-cell>
          <table:table-cell table:formula="of:=(SUM([.T264:.V264])/9)*(-1)" office:value-type="float" office:value="-1.11111111111111" calcext:value-type="float">
            <text:p>-1,111</text:p>
          </table:table-cell>
          <table:table-cell table:formula="of:=(SUM([.W264:.Y264])/9)*(-1)" office:value-type="float" office:value="-1.66666666666667" calcext:value-type="float">
            <text:p>-1,667</text:p>
          </table:table-cell>
          <table:table-cell table:formula="of:=(SUM([.Z264:.AB264])/9)*(-1)" office:value-type="float" office:value="-1.11111111111111" calcext:value-type="float">
            <text:p>-1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6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/>
          <table:table-cell table:formula="of:=(SUM([.E265:.P265])/9)*(-1)" office:value-type="float" office:value="-0.333333333333333" calcext:value-type="float">
            <text:p>-0,333</text:p>
          </table:table-cell>
          <table:table-cell table:formula="of:=(SUM([.Q265:.S265])/9)*(-1)" office:value-type="float" office:value="-0.111111111111111" calcext:value-type="float">
            <text:p>-0,111</text:p>
          </table:table-cell>
          <table:table-cell table:formula="of:=(SUM([.T265:.V265])/9)*(-1)" office:value-type="float" office:value="-0.111111111111111" calcext:value-type="float">
            <text:p>-0,111</text:p>
          </table:table-cell>
          <table:table-cell table:formula="of:=(SUM([.W265:.Y265])/9)*(-1)" office:value-type="float" office:value="-0.111111111111111" calcext:value-type="float">
            <text:p>-0,111</text:p>
          </table:table-cell>
          <table:table-cell table:formula="of:=(SUM([.Z265:.AB265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66:.P266])/9)*(-1)" office:value-type="float" office:value="-0" calcext:value-type="float">
            <text:p>0,000</text:p>
          </table:table-cell>
          <table:table-cell table:formula="of:=(SUM([.Q266:.S266])/9)*(-1)" office:value-type="float" office:value="-0" calcext:value-type="float">
            <text:p>0,000</text:p>
          </table:table-cell>
          <table:table-cell table:formula="of:=(SUM([.T266:.V266])/9)*(-1)" office:value-type="float" office:value="-0" calcext:value-type="float">
            <text:p>0,000</text:p>
          </table:table-cell>
          <table:table-cell table:formula="of:=(SUM([.W266:.Y266])/9)*(-1)" office:value-type="float" office:value="-0" calcext:value-type="float">
            <text:p>0,000</text:p>
          </table:table-cell>
          <table:table-cell table:formula="of:=(SUM([.Z266:.AB266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1.5" calcext:value-type="float">
            <text:p>11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14" calcext:value-type="float">
            <text:p>14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5.5" calcext:value-type="float">
            <text:p>5,500</text:p>
          </table:table-cell>
          <table:table-cell table:style-name="ce13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9" calcext:value-type="float">
            <text:p>9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11.5" calcext:value-type="float">
            <text:p>11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3" office:value-type="float" office:value="9" calcext:value-type="float">
            <text:p>9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5.5" calcext:value-type="float">
            <text:p>5,500</text:p>
          </table:table-cell>
          <table:table-cell/>
          <table:table-cell table:formula="of:=(SUM([.E269:.P269])/9)*(-1)" office:value-type="float" office:value="-5.94444444444444" calcext:value-type="float">
            <text:p>-5,944</text:p>
          </table:table-cell>
          <table:table-cell table:formula="of:=(SUM([.Q269:.S269])/9)*(-1)" office:value-type="float" office:value="-2.22222222222222" calcext:value-type="float">
            <text:p>-2,222</text:p>
          </table:table-cell>
          <table:table-cell table:formula="of:=(SUM([.T269:.V269])/9)*(-1)" office:value-type="float" office:value="-2.44444444444444" calcext:value-type="float">
            <text:p>-2,444</text:p>
          </table:table-cell>
          <table:table-cell table:formula="of:=(SUM([.W269:.Y269])/9)*(-1)" office:value-type="float" office:value="-1.94444444444444" calcext:value-type="float">
            <text:p>-1,944</text:p>
          </table:table-cell>
          <table:table-cell table:formula="of:=(SUM([.Z269:.AB269])/9)*(-1)" office:value-type="float" office:value="-1.83333333333333" calcext:value-type="float">
            <text:p>-1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.5" calcext:value-type="float">
            <text:p>2,5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/>
          <table:table-cell table:style-name="ce11" office:value-type="float" office:value="6.5" calcext:value-type="float">
            <text:p>6,500</text:p>
          </table:table-cell>
          <table:table-cell table:style-name="ce11"/>
          <table:table-cell table:style-name="ce13" office:value-type="float" office:value="2.5" calcext:value-type="float">
            <text:p>2,500</text:p>
          </table:table-cell>
          <table:table-cell table:style-name="ce10" office:value-type="float" office:value="6.5" calcext:value-type="float">
            <text:p>6,500</text:p>
          </table:table-cell>
          <table:table-cell table:style-name="ce12" office:value-type="float" office:value="8.5" calcext:value-type="float">
            <text:p>8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1.5" calcext:value-type="float">
            <text:p>11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3" office:value-type="float" office:value="2.5" calcext:value-type="float">
            <text:p>2,500</text:p>
          </table:table-cell>
          <table:table-cell table:style-name="ce10" office:value-type="float" office:value="4" calcext:value-type="float">
            <text:p>4,000</text:p>
          </table:table-cell>
          <table:table-cell table:style-name="ce13" office:value-type="float" office:value="5.5" calcext:value-type="float">
            <text:p>5,500</text:p>
          </table:table-cell>
          <table:table-cell table:style-name="ce11"/>
          <table:table-cell table:style-name="ce11" office:value-type="float" office:value="4.5" calcext:value-type="float">
            <text:p>4,5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270:.P270])/9)*(-1)" office:value-type="float" office:value="-2.44444444444444" calcext:value-type="float">
            <text:p>-2,444</text:p>
          </table:table-cell>
          <table:table-cell table:formula="of:=(SUM([.Q270:.S270])/9)*(-1)" office:value-type="float" office:value="-1.94444444444444" calcext:value-type="float">
            <text:p>-1,944</text:p>
          </table:table-cell>
          <table:table-cell table:formula="of:=(SUM([.T270:.V270])/9)*(-1)" office:value-type="float" office:value="-2.5" calcext:value-type="float">
            <text:p>-2,500</text:p>
          </table:table-cell>
          <table:table-cell table:formula="of:=(SUM([.W270:.Y270])/9)*(-1)" office:value-type="float" office:value="-1.33333333333333" calcext:value-type="float">
            <text:p>-1,333</text:p>
          </table:table-cell>
          <table:table-cell table:formula="of:=(SUM([.Z270:.AB270])/9)*(-1)" office:value-type="float" office:value="-0.833333333333333" calcext:value-type="float">
            <text:p>-0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5.5" calcext:value-type="float">
            <text:p>5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.5" calcext:value-type="float">
            <text:p>3,500</text:p>
          </table:table-cell>
          <table:table-cell table:style-name="ce13" office:value-type="float" office:value="2" calcext:value-type="float">
            <text:p>2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1" office:value-type="float" office:value="0.5" calcext:value-type="float">
            <text:p>0,500</text:p>
          </table:table-cell>
          <table:table-cell table:number-columns-repeated="2" table:style-name="ce11" office:value-type="float" office:value="4" calcext:value-type="float">
            <text:p>4,000</text:p>
          </table:table-cell>
          <table:table-cell table:style-name="ce13" office:value-type="float" office:value="2" calcext:value-type="float">
            <text:p>2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3" office:value-type="float" office:value="5" calcext:value-type="float">
            <text:p>5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3.5" calcext:value-type="float">
            <text:p>3,500</text:p>
          </table:table-cell>
          <table:table-cell/>
          <table:table-cell table:formula="of:=(SUM([.E271:.P271])/9)*(-1)" office:value-type="float" office:value="-2.61111111111111" calcext:value-type="float">
            <text:p>-2,611</text:p>
          </table:table-cell>
          <table:table-cell table:formula="of:=(SUM([.Q271:.S271])/9)*(-1)" office:value-type="float" office:value="-0.888888888888889" calcext:value-type="float">
            <text:p>-0,889</text:p>
          </table:table-cell>
          <table:table-cell table:formula="of:=(SUM([.T271:.V271])/9)*(-1)" office:value-type="float" office:value="-0.944444444444444" calcext:value-type="float">
            <text:p>-0,944</text:p>
          </table:table-cell>
          <table:table-cell table:formula="of:=(SUM([.W271:.Y271])/9)*(-1)" office:value-type="float" office:value="-0.833333333333333" calcext:value-type="float">
            <text:p>-0,833</text:p>
          </table:table-cell>
          <table:table-cell table:formula="of:=(SUM([.Z271:.AB271])/9)*(-1)" office:value-type="float" office:value="-0.722222222222222" calcext:value-type="float">
            <text:p>-0,7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3"/>
          <table:table-cell table:style-name="ce10" office:value-type="float" office:value="-0.5" calcext:value-type="float">
            <text:p>-0,500</text:p>
          </table:table-cell>
          <table:table-cell table:style-name="ce12" office:value-type="float" office:value="6.5" calcext:value-type="float">
            <text:p>6,5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3" office:value-type="float" office:value="0.5" calcext:value-type="float">
            <text:p>0,500</text:p>
          </table:table-cell>
          <table:table-cell table:style-name="ce10" office:value-type="float" office:value="2" calcext:value-type="float">
            <text:p>2,000</text:p>
          </table:table-cell>
          <table:table-cell table:style-name="ce13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272:.P272])/9)*(-1)" office:value-type="float" office:value="-0.666666666666667" calcext:value-type="float">
            <text:p>-0,667</text:p>
          </table:table-cell>
          <table:table-cell table:formula="of:=(SUM([.Q272:.S272])/9)*(-1)" office:value-type="float" office:value="-0.666666666666667" calcext:value-type="float">
            <text:p>-0,667</text:p>
          </table:table-cell>
          <table:table-cell table:formula="of:=(SUM([.T272:.V272])/9)*(-1)" office:value-type="float" office:value="-0.555555555555556" calcext:value-type="float">
            <text:p>-0,556</text:p>
          </table:table-cell>
          <table:table-cell table:formula="of:=(SUM([.W272:.Y272])/9)*(-1)" office:value-type="float" office:value="-0.611111111111111" calcext:value-type="float">
            <text:p>-0,611</text:p>
          </table:table-cell>
          <table:table-cell table:formula="of:=(SUM([.Z272:.AB272])/9)*(-1)" office:value-type="float" office:value="-0.611111111111111" calcext:value-type="float">
            <text:p>-0,6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4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3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3"/>
          <table:table-cell table:style-name="ce10" office:value-type="float" office:value="0.3" calcext:value-type="float">
            <text:p>0,300</text:p>
          </table:table-cell>
          <table:table-cell table:style-name="ce13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/>
          <table:table-cell table:formula="of:=(SUM([.E273:.P273])/9)*(-1)" office:value-type="float" office:value="-0.166666666666667" calcext:value-type="float">
            <text:p>-0,167</text:p>
          </table:table-cell>
          <table:table-cell table:formula="of:=(SUM([.Q273:.S273])/9)*(-1)" office:value-type="float" office:value="-0.0333333333333333" calcext:value-type="float">
            <text:p>-0,033</text:p>
          </table:table-cell>
          <table:table-cell table:formula="of:=(SUM([.T273:.V273])/9)*(-1)" office:value-type="float" office:value="-0.0666666666666667" calcext:value-type="float">
            <text:p>-0,067</text:p>
          </table:table-cell>
          <table:table-cell table:formula="of:=(SUM([.W273:.Y273])/9)*(-1)" office:value-type="float" office:value="-0.0333333333333333" calcext:value-type="float">
            <text:p>-0,033</text:p>
          </table:table-cell>
          <table:table-cell table:formula="of:=(SUM([.Z273:.AB273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200" calcext:value-type="float">
            <text:p>200,000</text:p>
          </table:table-cell>
          <table:table-cell table:style-name="ce11" table:number-columns-repeated="4"/>
          <table:table-cell table:number-columns-repeated="7" table:style-name="ce11" office:value-type="float" office:value="100" calcext:value-type="float">
            <text:p>100,000</text:p>
          </table:table-cell>
          <table:table-cell table:style-name="ce13" office:value-type="float" office:value="100" calcext:value-type="float">
            <text:p>100,000</text:p>
          </table:table-cell>
          <table:table-cell table:style-name="ce10" office:value-type="float" office:value="700" calcext:value-type="float">
            <text:p>700,000</text:p>
          </table:table-cell>
          <table:table-cell table:style-name="ce12" office:value-type="float" office:value="100" calcext:value-type="float">
            <text:p>100,000</text:p>
          </table:table-cell>
          <table:table-cell table:style-name="ce11" office:value-type="float" office:value="-100" calcext:value-type="float">
            <text:p>-100,000</text:p>
          </table:table-cell>
          <table:table-cell table:number-columns-repeated="2" table:style-name="ce11" office:value-type="float" office:value="100" calcext:value-type="float">
            <text:p>100,000</text:p>
          </table:table-cell>
          <table:table-cell table:style-name="ce13" office:value-type="float" office:value="100" calcext:value-type="float">
            <text:p>100,000</text:p>
          </table:table-cell>
          <table:table-cell table:style-name="ce10" office:value-type="float" office:value="-400" calcext:value-type="float">
            <text:p>-400,000</text:p>
          </table:table-cell>
          <table:table-cell table:style-name="ce13" office:value-type="float" office:value="100" calcext:value-type="float">
            <text:p>100,000</text:p>
          </table:table-cell>
          <table:table-cell table:number-columns-repeated="3" table:style-name="ce11" office:value-type="float" office:value="100" calcext:value-type="float">
            <text:p>100,000</text:p>
          </table:table-cell>
          <table:table-cell/>
          <table:table-cell table:formula="of:=(SUM([.E274:.P274])/9)*(-1)" office:value-type="float" office:value="-100" calcext:value-type="float">
            <text:p>-100,000</text:p>
          </table:table-cell>
          <table:table-cell table:formula="of:=(SUM([.Q274:.S274])/9)*(-1)" office:value-type="float" office:value="-100" calcext:value-type="float">
            <text:p>-100,000</text:p>
          </table:table-cell>
          <table:table-cell table:formula="of:=(SUM([.T274:.V274])/9)*(-1)" office:value-type="float" office:value="-11.1111111111111" calcext:value-type="float">
            <text:p>-11,111</text:p>
          </table:table-cell>
          <table:table-cell table:formula="of:=(SUM([.W274:.Y274])/9)*(-1)" office:value-type="float" office:value="22.2222222222222" calcext:value-type="float">
            <text:p>22,222</text:p>
          </table:table-cell>
          <table:table-cell table:formula="of:=(SUM([.Z274:.AB274])/9)*(-1)" office:value-type="float" office:value="-33.3333333333333" calcext:value-type="float">
            <text:p>-33,3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.5" calcext:value-type="float">
            <text:p>1,500</text:p>
          </table:table-cell>
          <table:table-cell table:style-name="ce11" table:number-columns-repeated="4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1" office:value-type="float" office:value="-1" calcext:value-type="float">
            <text:p>-1,000</text:p>
          </table:table-cell>
          <table:table-cell table:number-columns-repeated="2" table:style-name="ce11" office:value-type="float" office:value="1" calcext:value-type="float">
            <text:p>1,000</text:p>
          </table:table-cell>
          <table:table-cell table:style-name="ce13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3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-0.5" calcext:value-type="float">
            <text:p>-0,500</text:p>
          </table:table-cell>
          <table:table-cell/>
          <table:table-cell table:formula="of:=(SUM([.E275:.P275])/9)*(-1)" office:value-type="float" office:value="-0.722222222222222" calcext:value-type="float">
            <text:p>-0,722</text:p>
          </table:table-cell>
          <table:table-cell table:formula="of:=(SUM([.Q275:.S275])/9)*(-1)" office:value-type="float" office:value="-0.277777777777778" calcext:value-type="float">
            <text:p>-0,278</text:p>
          </table:table-cell>
          <table:table-cell table:formula="of:=(SUM([.T275:.V275])/9)*(-1)" office:value-type="float" office:value="-0.111111111111111" calcext:value-type="float">
            <text:p>-0,111</text:p>
          </table:table-cell>
          <table:table-cell table:formula="of:=(SUM([.W275:.Y275])/9)*(-1)" office:value-type="float" office:value="-0.166666666666667" calcext:value-type="float">
            <text:p>-0,167</text:p>
          </table:table-cell>
          <table:table-cell table:formula="of:=(SUM([.Z275:.AB275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165" calcext:value-type="float">
            <text:p>0,165</text:p>
          </table:table-cell>
          <table:table-cell table:style-name="ce11" table:number-columns-repeated="5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3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2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3" office:value-type="float" office:value="0.1" calcext:value-type="float">
            <text:p>0,100</text:p>
          </table:table-cell>
          <table:table-cell table:style-name="ce10" office:value-type="float" office:value="0.065" calcext:value-type="float">
            <text:p>0,065</text:p>
          </table:table-cell>
          <table:table-cell table:style-name="ce13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65" calcext:value-type="float">
            <text:p>0,065</text:p>
          </table:table-cell>
          <table:table-cell/>
          <table:table-cell table:formula="of:=(SUM([.E276:.P276])/9)*(-1)" office:value-type="float" office:value="-0.0661111111111111" calcext:value-type="float">
            <text:p>-0,066</text:p>
          </table:table-cell>
          <table:table-cell table:formula="of:=(SUM([.Q276:.S276])/9)*(-1)" office:value-type="float" office:value="-0.0444444444444444" calcext:value-type="float">
            <text:p>-0,044</text:p>
          </table:table-cell>
          <table:table-cell table:formula="of:=(SUM([.T276:.V276])/9)*(-1)" office:value-type="float" office:value="-0.0183333333333333" calcext:value-type="float">
            <text:p>-0,018</text:p>
          </table:table-cell>
          <table:table-cell table:formula="of:=(SUM([.W276:.Y276])/9)*(-1)" office:value-type="float" office:value="-0.0294444444444444" calcext:value-type="float">
            <text:p>-0,029</text:p>
          </table:table-cell>
          <table:table-cell table:formula="of:=(SUM([.Z276:.AB276])/9)*(-1)" office:value-type="float" office:value="-0.0183333333333333" calcext:value-type="float">
            <text:p>-0,01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5"/>
          <table:table-cell table:number-columns-repeated="3" table:style-name="ce11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0"/>
          <table:table-cell table:style-name="ce12" office:value-type="float" office:value="5" calcext:value-type="float">
            <text:p>5,000</text:p>
          </table:table-cell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style-name="ce13" office:value-type="float" office:value="5" calcext:value-type="float">
            <text:p>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3" office:value-type="float" office:value="5" calcext:value-type="float">
            <text:p>5,000</text:p>
          </table:table-cell>
          <table:table-cell table:style-name="ce11"/>
          <table:table-cell table:number-columns-repeated="2" table:style-name="ce11" office:value-type="float" office:value="5" calcext:value-type="float">
            <text:p>5,000</text:p>
          </table:table-cell>
          <table:table-cell/>
          <table:table-cell table:formula="of:=(SUM([.E277:.P277])/9)*(-1)" office:value-type="float" office:value="-3.88888888888889" calcext:value-type="float">
            <text:p>-3,889</text:p>
          </table:table-cell>
          <table:table-cell table:formula="of:=(SUM([.Q277:.S277])/9)*(-1)" office:value-type="float" office:value="-1.11111111111111" calcext:value-type="float">
            <text:p>-1,111</text:p>
          </table:table-cell>
          <table:table-cell table:formula="of:=(SUM([.T277:.V277])/9)*(-1)" office:value-type="float" office:value="-1.11111111111111" calcext:value-type="float">
            <text:p>-1,111</text:p>
          </table:table-cell>
          <table:table-cell table:formula="of:=(SUM([.W277:.Y277])/9)*(-1)" office:value-type="float" office:value="-1.66666666666667" calcext:value-type="float">
            <text:p>-1,667</text:p>
          </table:table-cell>
          <table:table-cell table:formula="of:=(SUM([.Z277:.AB277])/9)*(-1)" office:value-type="float" office:value="-1.11111111111111" calcext:value-type="float">
            <text:p>-1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6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/>
          <table:table-cell table:formula="of:=(SUM([.E278:.P278])/9)*(-1)" office:value-type="float" office:value="-0.333333333333333" calcext:value-type="float">
            <text:p>-0,333</text:p>
          </table:table-cell>
          <table:table-cell table:formula="of:=(SUM([.Q278:.S278])/9)*(-1)" office:value-type="float" office:value="-0.111111111111111" calcext:value-type="float">
            <text:p>-0,111</text:p>
          </table:table-cell>
          <table:table-cell table:formula="of:=(SUM([.T278:.V278])/9)*(-1)" office:value-type="float" office:value="-0.111111111111111" calcext:value-type="float">
            <text:p>-0,111</text:p>
          </table:table-cell>
          <table:table-cell table:formula="of:=(SUM([.W278:.Y278])/9)*(-1)" office:value-type="float" office:value="-0.111111111111111" calcext:value-type="float">
            <text:p>-0,111</text:p>
          </table:table-cell>
          <table:table-cell table:formula="of:=(SUM([.Z278:.AB278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79:.P279])/9)*(-1)" office:value-type="float" office:value="-0" calcext:value-type="float">
            <text:p>0,000</text:p>
          </table:table-cell>
          <table:table-cell table:formula="of:=(SUM([.Q279:.S279])/9)*(-1)" office:value-type="float" office:value="-0" calcext:value-type="float">
            <text:p>0,000</text:p>
          </table:table-cell>
          <table:table-cell table:formula="of:=(SUM([.T279:.V279])/9)*(-1)" office:value-type="float" office:value="-0" calcext:value-type="float">
            <text:p>0,000</text:p>
          </table:table-cell>
          <table:table-cell table:formula="of:=(SUM([.W279:.Y279])/9)*(-1)" office:value-type="float" office:value="-0" calcext:value-type="float">
            <text:p>0,000</text:p>
          </table:table-cell>
          <table:table-cell table:formula="of:=(SUM([.Z279:.AB279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Long Range 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11.5" calcext:value-type="float">
            <text:p>11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/>
          <table:table-cell table:style-name="ce11" office:value-type="float" office:value="5.5" calcext:value-type="float">
            <text:p>5,5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5.5" calcext:value-type="float">
            <text:p>5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2" office:value-type="float" office:value="6" calcext:value-type="float">
            <text:p>6,000</text:p>
          </table:table-cell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/>
          <table:table-cell table:style-name="ce11" office:value-type="float" office:value="5.5" calcext:value-type="float">
            <text:p>5,500</text:p>
          </table:table-cell>
          <table:table-cell/>
          <table:table-cell table:formula="of:=(SUM([.E282:.P282])/9)*(-1)" office:value-type="float" office:value="-5.27777777777778" calcext:value-type="float">
            <text:p>-5,278</text:p>
          </table:table-cell>
          <table:table-cell table:formula="of:=(SUM([.Q282:.S282])/9)*(-1)" office:value-type="float" office:value="-1.55555555555556" calcext:value-type="float">
            <text:p>-1,556</text:p>
          </table:table-cell>
          <table:table-cell table:formula="of:=(SUM([.T282:.V282])/9)*(-1)" office:value-type="float" office:value="-2.44444444444444" calcext:value-type="float">
            <text:p>-2,444</text:p>
          </table:table-cell>
          <table:table-cell table:formula="of:=(SUM([.W282:.Y282])/9)*(-1)" office:value-type="float" office:value="-1.27777777777778" calcext:value-type="float">
            <text:p>-1,278</text:p>
          </table:table-cell>
          <table:table-cell table:formula="of:=(SUM([.Z282:.AB282])/9)*(-1)" office:value-type="float" office:value="-1.83333333333333" calcext:value-type="float">
            <text:p>-1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4" calcext:value-type="float">
            <text:p>4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/>
          <table:table-cell table:style-name="ce12" office:value-type="float" office:value="2" calcext:value-type="float">
            <text:p>2,000</text:p>
          </table:table-cell>
          <table:table-cell table:style-name="ce10" office:value-type="float" office:value="6.5" calcext:value-type="float">
            <text:p>6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9" calcext:value-type="float">
            <text:p>9,000</text:p>
          </table:table-cell>
          <table:table-cell table:style-name="ce11" office:value-type="float" office:value="13" calcext:value-type="float">
            <text:p>13,000</text:p>
          </table:table-cell>
          <table:table-cell table:style-name="ce12" office:value-type="float" office:value="2" calcext:value-type="float">
            <text:p>2,000</text:p>
          </table:table-cell>
          <table:table-cell table:style-name="ce10" office:value-type="float" office:value="4" calcext:value-type="float">
            <text:p>4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283:.P283])/9)*(-1)" office:value-type="float" office:value="-2" calcext:value-type="float">
            <text:p>-2,000</text:p>
          </table:table-cell>
          <table:table-cell table:formula="of:=(SUM([.Q283:.S283])/9)*(-1)" office:value-type="float" office:value="-1.72222222222222" calcext:value-type="float">
            <text:p>-1,722</text:p>
          </table:table-cell>
          <table:table-cell table:formula="of:=(SUM([.T283:.V283])/9)*(-1)" office:value-type="float" office:value="-3" calcext:value-type="float">
            <text:p>-3,000</text:p>
          </table:table-cell>
          <table:table-cell table:formula="of:=(SUM([.W283:.Y283])/9)*(-1)" office:value-type="float" office:value="-1" calcext:value-type="float">
            <text:p>-1,000</text:p>
          </table:table-cell>
          <table:table-cell table:formula="of:=(SUM([.Z283:.AB283])/9)*(-1)" office:value-type="float" office:value="-1" calcext:value-type="float">
            <text:p>-1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4.5" calcext:value-type="float">
            <text:p>4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4" calcext:value-type="float">
            <text:p>4,000</text:p>
          </table:table-cell>
          <table:table-cell table:style-name="ce12" office:value-type="float" office:value="1" calcext:value-type="float">
            <text:p>1,000</text:p>
          </table:table-cell>
          <table:table-cell table:style-name="ce10" office:value-type="float" office:value="0.5" calcext:value-type="float">
            <text:p>0,5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/>
          <table:table-cell table:formula="of:=(SUM([.E284:.P284])/9)*(-1)" office:value-type="float" office:value="-2.05555555555556" calcext:value-type="float">
            <text:p>-2,056</text:p>
          </table:table-cell>
          <table:table-cell table:formula="of:=(SUM([.Q284:.S284])/9)*(-1)" office:value-type="float" office:value="-0.777777777777778" calcext:value-type="float">
            <text:p>-0,778</text:p>
          </table:table-cell>
          <table:table-cell table:formula="of:=(SUM([.T284:.V284])/9)*(-1)" office:value-type="float" office:value="-0.833333333333333" calcext:value-type="float">
            <text:p>-0,833</text:p>
          </table:table-cell>
          <table:table-cell table:formula="of:=(SUM([.W284:.Y284])/9)*(-1)" office:value-type="float" office:value="-0.5" calcext:value-type="float">
            <text:p>-0,500</text:p>
          </table:table-cell>
          <table:table-cell table:formula="of:=(SUM([.Z284:.AB284])/9)*(-1)" office:value-type="float" office:value="-0.611111111111111" calcext:value-type="float">
            <text:p>-0,6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2"/>
          <table:table-cell table:style-name="ce10" office:value-type="float" office:value="-0.5" calcext:value-type="float">
            <text:p>-0,500</text:p>
          </table:table-cell>
          <table:table-cell table:style-name="ce10" office:value-type="float" office:value="7" calcext:value-type="float">
            <text:p>7,000</text:p>
          </table:table-cell>
          <table:table-cell table:style-name="ce11" office:value-type="float" office:value="3" calcext:value-type="float">
            <text:p>3,0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/>
          <table:table-cell table:style-name="ce12" office:value-type="float" office:value="2" calcext:value-type="float">
            <text:p>2,000</text:p>
          </table:table-cell>
          <table:table-cell table:style-name="ce10" office:value-type="float" office:value="2" calcext:value-type="float">
            <text:p>2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3" calcext:value-type="float">
            <text:p>3,000</text:p>
          </table:table-cell>
          <table:table-cell/>
          <table:table-cell table:formula="of:=(SUM([.E285:.P285])/9)*(-1)" office:value-type="float" office:value="-0.666666666666667" calcext:value-type="float">
            <text:p>-0,667</text:p>
          </table:table-cell>
          <table:table-cell table:formula="of:=(SUM([.Q285:.S285])/9)*(-1)" office:value-type="float" office:value="-0.722222222222222" calcext:value-type="float">
            <text:p>-0,722</text:p>
          </table:table-cell>
          <table:table-cell table:formula="of:=(SUM([.T285:.V285])/9)*(-1)" office:value-type="float" office:value="-0.555555555555556" calcext:value-type="float">
            <text:p>-0,556</text:p>
          </table:table-cell>
          <table:table-cell table:formula="of:=(SUM([.W285:.Y285])/9)*(-1)" office:value-type="float" office:value="-0.777777777777778" calcext:value-type="float">
            <text:p>-0,778</text:p>
          </table:table-cell>
          <table:table-cell table:formula="of:=(SUM([.Z285:.AB285])/9)*(-1)" office:value-type="float" office:value="-0.777777777777778" calcext:value-type="float">
            <text:p>-0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4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2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/>
          <table:table-cell table:formula="of:=(SUM([.E286:.P286])/9)*(-1)" office:value-type="float" office:value="-0.166666666666667" calcext:value-type="float">
            <text:p>-0,167</text:p>
          </table:table-cell>
          <table:table-cell table:formula="of:=(SUM([.Q286:.S286])/9)*(-1)" office:value-type="float" office:value="-0.0333333333333333" calcext:value-type="float">
            <text:p>-0,033</text:p>
          </table:table-cell>
          <table:table-cell table:formula="of:=(SUM([.T286:.V286])/9)*(-1)" office:value-type="float" office:value="-0.0666666666666667" calcext:value-type="float">
            <text:p>-0,067</text:p>
          </table:table-cell>
          <table:table-cell table:formula="of:=(SUM([.W286:.Y286])/9)*(-1)" office:value-type="float" office:value="-0.0333333333333333" calcext:value-type="float">
            <text:p>-0,033</text:p>
          </table:table-cell>
          <table:table-cell table:formula="of:=(SUM([.Z286:.AB286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300" calcext:value-type="float">
            <text:p>300,000</text:p>
          </table:table-cell>
          <table:table-cell table:style-name="ce11" table:number-columns-repeated="4"/>
          <table:table-cell table:number-columns-repeated="3" table:style-name="ce11" office:value-type="float" office:value="150" calcext:value-type="float">
            <text:p>150,000</text:p>
          </table:table-cell>
          <table:table-cell table:style-name="ce11"/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2" office:value-type="float" office:value="1150" calcext:value-type="float">
            <text:p>1150,000</text:p>
          </table:table-cell>
          <table:table-cell table:style-name="ce10"/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150" calcext:value-type="float">
            <text:p>150,000</text:p>
          </table:table-cell>
          <table:table-cell table:style-name="ce12" office:value-type="float" office:value="150" calcext:value-type="float">
            <text:p>150,000</text:p>
          </table:table-cell>
          <table:table-cell table:style-name="ce12" office:value-type="float" office:value="-850" calcext:value-type="float">
            <text:p>-850,000</text:p>
          </table:table-cell>
          <table:table-cell table:style-name="ce10"/>
          <table:table-cell table:style-name="ce11" office:value-type="float" office:value="300" calcext:value-type="float">
            <text:p>300,000</text:p>
          </table:table-cell>
          <table:table-cell table:style-name="ce11"/>
          <table:table-cell table:style-name="ce11" office:value-type="float" office:value="150" calcext:value-type="float">
            <text:p>150,000</text:p>
          </table:table-cell>
          <table:table-cell/>
          <table:table-cell table:formula="of:=(SUM([.E287:.P287])/9)*(-1)" office:value-type="float" office:value="-133.333333333333" calcext:value-type="float">
            <text:p>-133,333</text:p>
          </table:table-cell>
          <table:table-cell table:formula="of:=(SUM([.Q287:.S287])/9)*(-1)" office:value-type="float" office:value="-144.444444444444" calcext:value-type="float">
            <text:p>-144,444</text:p>
          </table:table-cell>
          <table:table-cell table:formula="of:=(SUM([.T287:.V287])/9)*(-1)" office:value-type="float" office:value="-27.7777777777778" calcext:value-type="float">
            <text:p>-27,778</text:p>
          </table:table-cell>
          <table:table-cell table:formula="of:=(SUM([.W287:.Y287])/9)*(-1)" office:value-type="float" office:value="77.7777777777778" calcext:value-type="float">
            <text:p>77,778</text:p>
          </table:table-cell>
          <table:table-cell table:formula="of:=(SUM([.Z287:.AB287])/9)*(-1)" office:value-type="float" office:value="-50" calcext:value-type="float">
            <text:p>-50,000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1.5" calcext:value-type="float">
            <text:p>1,500</text:p>
          </table:table-cell>
          <table:table-cell table:style-name="ce11" table:number-columns-repeated="4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1.5" calcext:value-type="float">
            <text:p>1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0"/>
          <table:table-cell table:style-name="ce11" table:number-columns-repeated="2"/>
          <table:table-cell table:style-name="ce11" office:value-type="float" office:value="0.5" calcext:value-type="float">
            <text:p>0,500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.5" calcext:value-type="float">
            <text:p>0,500</text:p>
          </table:table-cell>
          <table:table-cell table:style-name="ce10" office:value-type="float" office:value="-1" calcext:value-type="float">
            <text:p>-1,000</text:p>
          </table:table-cell>
          <table:table-cell table:style-name="ce11" office:value-type="float" office:value="1.5" calcext:value-type="float">
            <text:p>1,500</text:p>
          </table:table-cell>
          <table:table-cell table:style-name="ce11"/>
          <table:table-cell table:style-name="ce11" office:value-type="float" office:value="-0.5" calcext:value-type="float">
            <text:p>-0,500</text:p>
          </table:table-cell>
          <table:table-cell/>
          <table:table-cell table:formula="of:=(SUM([.E288:.P288])/9)*(-1)" office:value-type="float" office:value="-0.611111111111111" calcext:value-type="float">
            <text:p>-0,611</text:p>
          </table:table-cell>
          <table:table-cell table:formula="of:=(SUM([.Q288:.S288])/9)*(-1)" office:value-type="float" office:value="-0.166666666666667" calcext:value-type="float">
            <text:p>-0,167</text:p>
          </table:table-cell>
          <table:table-cell table:formula="of:=(SUM([.T288:.V288])/9)*(-1)" office:value-type="float" office:value="-0.0555555555555556" calcext:value-type="float">
            <text:p>-0,056</text:p>
          </table:table-cell>
          <table:table-cell table:formula="of:=(SUM([.W288:.Y288])/9)*(-1)" office:value-type="float" office:value="-0.0555555555555556" calcext:value-type="float">
            <text:p>-0,056</text:p>
          </table:table-cell>
          <table:table-cell table:formula="of:=(SUM([.Z288:.AB288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17" calcext:value-type="float">
            <text:p>0,017</text:p>
          </table:table-cell>
          <table:table-cell table:style-name="ce11" table:number-columns-repeated="5"/>
          <table:table-cell table:style-name="ce11" office:value-type="float" office:value="0.1" calcext:value-type="float">
            <text:p>0,100</text:p>
          </table:table-cell>
          <table:table-cell table:style-name="ce11" office:value-type="float" office:value="0.02" calcext:value-type="float">
            <text:p>0,020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 table:style-name="ce12" office:value-type="float" office:value="0.1" calcext:value-type="float">
            <text:p>0,100</text:p>
          </table:table-cell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165" calcext:value-type="float">
            <text:p>0,165</text:p>
          </table:table-cell>
          <table:table-cell table:style-name="ce11" table:number-columns-repeated="2"/>
          <table:table-cell table:style-name="ce12" office:value-type="float" office:value="0.1" calcext:value-type="float">
            <text:p>0,10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/>
          <table:table-cell table:style-name="ce11" office:value-type="float" office:value="0.1" calcext:value-type="float">
            <text:p>0,100</text:p>
          </table:table-cell>
          <table:table-cell table:style-name="ce11"/>
          <table:table-cell table:style-name="ce11" office:value-type="float" office:value="0.02" calcext:value-type="float">
            <text:p>0,020</text:p>
          </table:table-cell>
          <table:table-cell/>
          <table:table-cell table:formula="of:=(SUM([.E289:.P289])/9)*(-1)" office:value-type="float" office:value="-0.0285555555555556" calcext:value-type="float">
            <text:p>-0,029</text:p>
          </table:table-cell>
          <table:table-cell table:formula="of:=(SUM([.Q289:.S289])/9)*(-1)" office:value-type="float" office:value="-0.0333333333333333" calcext:value-type="float">
            <text:p>-0,033</text:p>
          </table:table-cell>
          <table:table-cell table:formula="of:=(SUM([.T289:.V289])/9)*(-1)" office:value-type="float" office:value="-0.0183333333333333" calcext:value-type="float">
            <text:p>-0,018</text:p>
          </table:table-cell>
          <table:table-cell table:formula="of:=(SUM([.W289:.Y289])/9)*(-1)" office:value-type="float" office:value="-0.0133333333333333" calcext:value-type="float">
            <text:p>-0,013</text:p>
          </table:table-cell>
          <table:table-cell table:formula="of:=(SUM([.Z289:.AB289])/9)*(-1)" office:value-type="float" office:value="-0.0133333333333333" calcext:value-type="float">
            <text:p>-0,01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10" calcext:value-type="float">
            <text:p>10,000</text:p>
          </table:table-cell>
          <table:table-cell table:style-name="ce11" table:number-columns-repeated="5"/>
          <table:table-cell table:number-columns-repeated="2"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0" table:number-columns-repeated="2"/>
          <table:table-cell table:style-name="ce11" office:value-type="float" office:value="10" calcext:value-type="float">
            <text:p>10,000</text:p>
          </table:table-cell>
          <table:table-cell table:style-name="ce11" table:number-columns-repeated="2"/>
          <table:table-cell table:style-name="ce12" office:value-type="float" office:value="5" calcext:value-type="float">
            <text:p>5,000</text:p>
          </table:table-cell>
          <table:table-cell table:style-name="ce10" office:value-type="float" office:value="5" calcext:value-type="float">
            <text:p>5,000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/>
          <table:table-cell table:formula="of:=(SUM([.E290:.P290])/9)*(-1)" office:value-type="float" office:value="-3.33333333333333" calcext:value-type="float">
            <text:p>-3,333</text:p>
          </table:table-cell>
          <table:table-cell table:formula="of:=(SUM([.Q290:.S290])/9)*(-1)" office:value-type="float" office:value="-0.555555555555556" calcext:value-type="float">
            <text:p>-0,556</text:p>
          </table:table-cell>
          <table:table-cell table:formula="of:=(SUM([.T290:.V290])/9)*(-1)" office:value-type="float" office:value="-1.11111111111111" calcext:value-type="float">
            <text:p>-1,111</text:p>
          </table:table-cell>
          <table:table-cell table:formula="of:=(SUM([.W290:.Y290])/9)*(-1)" office:value-type="float" office:value="-1.11111111111111" calcext:value-type="float">
            <text:p>-1,111</text:p>
          </table:table-cell>
          <table:table-cell table:formula="of:=(SUM([.Z290:.AB290])/9)*(-1)" office:value-type="float" office:value="-1.11111111111111" calcext:value-type="float">
            <text:p>-1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6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 table:number-columns-repeated="2"/>
          <table:table-cell table:style-name="ce10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/>
          <table:table-cell table:formula="of:=(SUM([.E291:.P291])/9)*(-1)" office:value-type="float" office:value="-0.333333333333333" calcext:value-type="float">
            <text:p>-0,333</text:p>
          </table:table-cell>
          <table:table-cell table:formula="of:=(SUM([.Q291:.S291])/9)*(-1)" office:value-type="float" office:value="-0.111111111111111" calcext:value-type="float">
            <text:p>-0,111</text:p>
          </table:table-cell>
          <table:table-cell table:formula="of:=(SUM([.T291:.V291])/9)*(-1)" office:value-type="float" office:value="-0.111111111111111" calcext:value-type="float">
            <text:p>-0,111</text:p>
          </table:table-cell>
          <table:table-cell table:formula="of:=(SUM([.W291:.Y291])/9)*(-1)" office:value-type="float" office:value="-0.111111111111111" calcext:value-type="float">
            <text:p>-0,111</text:p>
          </table:table-cell>
          <table:table-cell table:formula="of:=(SUM([.Z291:.AB291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292:.P292])/9)*(-1)" office:value-type="float" office:value="-0" calcext:value-type="float">
            <text:p>0,000</text:p>
          </table:table-cell>
          <table:table-cell table:formula="of:=(SUM([.Q292:.S292])/9)*(-1)" office:value-type="float" office:value="-0" calcext:value-type="float">
            <text:p>0,000</text:p>
          </table:table-cell>
          <table:table-cell table:formula="of:=(SUM([.T292:.V292])/9)*(-1)" office:value-type="float" office:value="-0" calcext:value-type="float">
            <text:p>0,000</text:p>
          </table:table-cell>
          <table:table-cell table:formula="of:=(SUM([.W292:.Y292])/9)*(-1)" office:value-type="float" office:value="-0" calcext:value-type="float">
            <text:p>0,000</text:p>
          </table:table-cell>
          <table:table-cell table:formula="of:=(SUM([.Z292:.AB292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Electro 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office:value-type="float" office:value="5.5" calcext:value-type="float">
            <text:p>5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8" calcext:value-type="float">
            <text:p>8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5.5" calcext:value-type="float">
            <text:p>5,5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8.5" calcext:value-type="float">
            <text:p>8,500</text:p>
          </table:table-cell>
          <table:table-cell table:style-name="ce11" office:value-type="float" office:value="5.5" calcext:value-type="float">
            <text:p>5,500</text:p>
          </table:table-cell>
          <table:table-cell table:style-name="ce11" office:value-type="float" office:value="14" calcext:value-type="float">
            <text:p>14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2" office:value-type="float" office:value="9" calcext:value-type="float">
            <text:p>9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/>
          <table:table-cell table:style-name="ce11" office:value-type="float" office:value="11.5" calcext:value-type="float">
            <text:p>11,500</text:p>
          </table:table-cell>
          <table:table-cell/>
          <table:table-cell table:formula="of:=(SUM([.E295:.P295])/9)*(-1)" office:value-type="float" office:value="-3.27777777777778" calcext:value-type="float">
            <text:p>-3,278</text:p>
          </table:table-cell>
          <table:table-cell table:formula="of:=(SUM([.Q295:.S295])/9)*(-1)" office:value-type="float" office:value="-0.888888888888889" calcext:value-type="float">
            <text:p>-0,889</text:p>
          </table:table-cell>
          <table:table-cell table:formula="of:=(SUM([.T295:.V295])/9)*(-1)" office:value-type="float" office:value="-3.11111111111111" calcext:value-type="float">
            <text:p>-3,111</text:p>
          </table:table-cell>
          <table:table-cell table:formula="of:=(SUM([.W295:.Y295])/9)*(-1)" office:value-type="float" office:value="-1.27777777777778" calcext:value-type="float">
            <text:p>-1,278</text:p>
          </table:table-cell>
          <table:table-cell table:formula="of:=(SUM([.Z295:.AB295])/9)*(-1)" office:value-type="float" office:value="-1.83333333333333" calcext:value-type="float">
            <text:p>-1,833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4" calcext:value-type="float">
            <text:p>4,000</text:p>
          </table:table-cell>
          <table:table-cell table:style-name="ce11" table:number-columns-repeated="3"/>
          <table:table-cell table:style-name="ce11" office:value-type="float" office:value="4" calcext:value-type="float">
            <text:p>4,000</text:p>
          </table:table-cell>
          <table:table-cell table:style-name="ce11" table:number-columns-repeated="3"/>
          <table:table-cell table:style-name="ce11" office:value-type="float" office:value="4" calcext:value-type="float">
            <text:p>4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9" calcext:value-type="float">
            <text:p>9,000</text:p>
          </table:table-cell>
          <table:table-cell table:style-name="ce11" office:value-type="float" office:value="11" calcext:value-type="float">
            <text:p>1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office:value-type="float" office:value="14" calcext:value-type="float">
            <text:p>14,000</text:p>
          </table:table-cell>
          <table:table-cell table:style-name="ce10"/>
          <table:table-cell table:style-name="ce10" office:value-type="float" office:value="4" calcext:value-type="float">
            <text:p>4,000</text:p>
          </table:table-cell>
          <table:table-cell table:style-name="ce12" office:value-type="float" office:value="7" calcext:value-type="float">
            <text:p>7,000</text:p>
          </table:table-cell>
          <table:table-cell table:style-name="ce11" table:number-columns-repeated="2"/>
          <table:table-cell table:style-name="ce11" office:value-type="float" office:value="11" calcext:value-type="float">
            <text:p>11,000</text:p>
          </table:table-cell>
          <table:table-cell/>
          <table:table-cell table:formula="of:=(SUM([.E296:.P296])/9)*(-1)" office:value-type="float" office:value="-1.33333333333333" calcext:value-type="float">
            <text:p>-1,333</text:p>
          </table:table-cell>
          <table:table-cell table:formula="of:=(SUM([.Q296:.S296])/9)*(-1)" office:value-type="float" office:value="-1.27777777777778" calcext:value-type="float">
            <text:p>-1,278</text:p>
          </table:table-cell>
          <table:table-cell table:formula="of:=(SUM([.T296:.V296])/9)*(-1)" office:value-type="float" office:value="-3.33333333333333" calcext:value-type="float">
            <text:p>-3,333</text:p>
          </table:table-cell>
          <table:table-cell table:formula="of:=(SUM([.W296:.Y296])/9)*(-1)" office:value-type="float" office:value="-1.22222222222222" calcext:value-type="float">
            <text:p>-1,222</text:p>
          </table:table-cell>
          <table:table-cell table:formula="of:=(SUM([.Z296:.AB296])/9)*(-1)" office:value-type="float" office:value="-1.22222222222222" calcext:value-type="float">
            <text:p>-1,2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office:value-type="float" office:value="3.5" calcext:value-type="float">
            <text:p>3,500</text:p>
          </table:table-cell>
          <table:table-cell table:style-name="ce11" table:number-columns-repeated="4"/>
          <table:table-cell table:style-name="ce11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 office:value-type="float" office:value="4" calcext:value-type="float">
            <text:p>4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3.5" calcext:value-type="float">
            <text:p>3,500</text:p>
          </table:table-cell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3" calcext:value-type="float">
            <text:p>3,000</text:p>
          </table:table-cell>
          <table:table-cell table:style-name="ce11" office:value-type="float" office:value="2.5" calcext:value-type="float">
            <text:p>2,500</text:p>
          </table:table-cell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6" calcext:value-type="float">
            <text:p>6,000</text:p>
          </table:table-cell>
          <table:table-cell table:style-name="ce10"/>
          <table:table-cell table:style-name="ce10" office:value-type="float" office:value="0.5" calcext:value-type="float">
            <text:p>0,500</text:p>
          </table:table-cell>
          <table:table-cell table:style-name="ce12" office:value-type="float" office:value="5" calcext:value-type="float">
            <text:p>5,000</text:p>
          </table:table-cell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1" office:value-type="float" office:value="5.5" calcext:value-type="float">
            <text:p>5,500</text:p>
          </table:table-cell>
          <table:table-cell/>
          <table:table-cell table:formula="of:=(SUM([.E297:.P297])/9)*(-1)" office:value-type="float" office:value="-1.72222222222222" calcext:value-type="float">
            <text:p>-1,722</text:p>
          </table:table-cell>
          <table:table-cell table:formula="of:=(SUM([.Q297:.S297])/9)*(-1)" office:value-type="float" office:value="-0.444444444444444" calcext:value-type="float">
            <text:p>-0,444</text:p>
          </table:table-cell>
          <table:table-cell table:formula="of:=(SUM([.T297:.V297])/9)*(-1)" office:value-type="float" office:value="-1.16666666666667" calcext:value-type="float">
            <text:p>-1,167</text:p>
          </table:table-cell>
          <table:table-cell table:formula="of:=(SUM([.W297:.Y297])/9)*(-1)" office:value-type="float" office:value="-0.611111111111111" calcext:value-type="float">
            <text:p>-0,611</text:p>
          </table:table-cell>
          <table:table-cell table:formula="of:=(SUM([.Z297:.AB297])/9)*(-1)" office:value-type="float" office:value="-0.722222222222222" calcext:value-type="float">
            <text:p>-0,722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1" table:number-columns-repeated="3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0" office:value-type="float" office:value="2.5" calcext:value-type="float">
            <text:p>2,500</text:p>
          </table:table-cell>
          <table:table-cell table:style-name="ce10" office:value-type="float" office:value="11" calcext:value-type="float">
            <text:p>11,000</text:p>
          </table:table-cell>
          <table:table-cell table:style-name="ce11" office:value-type="float" office:value="5" calcext:value-type="float">
            <text:p>5,000</text:p>
          </table:table-cell>
          <table:table-cell table:style-name="ce11" table:number-columns-repeated="2"/>
          <table:table-cell table:number-columns-repeated="2" table:style-name="ce10" office:value-type="float" office:value="2" calcext:value-type="float">
            <text:p>2,000</text:p>
          </table:table-cell>
          <table:table-cell table:style-name="ce12" office:value-type="float" office:value="3" calcext:value-type="float">
            <text:p>3,000</text:p>
          </table:table-cell>
          <table:table-cell table:style-name="ce11"/>
          <table:table-cell table:style-name="ce11" office:value-type="float" office:value="2" calcext:value-type="float">
            <text:p>2,000</text:p>
          </table:table-cell>
          <table:table-cell table:style-name="ce11" office:value-type="float" office:value="5" calcext:value-type="float">
            <text:p>5,000</text:p>
          </table:table-cell>
          <table:table-cell/>
          <table:table-cell table:formula="of:=(SUM([.E298:.P298])/9)*(-1)" office:value-type="float" office:value="-0.666666666666667" calcext:value-type="float">
            <text:p>-0,667</text:p>
          </table:table-cell>
          <table:table-cell table:formula="of:=(SUM([.Q298:.S298])/9)*(-1)" office:value-type="float" office:value="-1.5" calcext:value-type="float">
            <text:p>-1,500</text:p>
          </table:table-cell>
          <table:table-cell table:formula="of:=(SUM([.T298:.V298])/9)*(-1)" office:value-type="float" office:value="-0.555555555555556" calcext:value-type="float">
            <text:p>-0,556</text:p>
          </table:table-cell>
          <table:table-cell table:formula="of:=(SUM([.W298:.Y298])/9)*(-1)" office:value-type="float" office:value="-0.777777777777778" calcext:value-type="float">
            <text:p>-0,778</text:p>
          </table:table-cell>
          <table:table-cell table:formula="of:=(SUM([.Z298:.AB298])/9)*(-1)" office:value-type="float" office:value="-0.777777777777778" calcext:value-type="float">
            <text:p>-0,77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 table:number-columns-repeated="4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0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 table:style-name="ce10"/>
          <table:table-cell table:style-name="ce10" office:value-type="float" office:value="0.3" calcext:value-type="float">
            <text:p>0,300</text:p>
          </table:table-cell>
          <table:table-cell table:style-name="ce12"/>
          <table:table-cell table:style-name="ce11" office:value-type="float" office:value="0.3" calcext:value-type="float">
            <text:p>0,300</text:p>
          </table:table-cell>
          <table:table-cell table:style-name="ce11"/>
          <table:table-cell table:style-name="ce11" office:value-type="float" office:value="0.3" calcext:value-type="float">
            <text:p>0,300</text:p>
          </table:table-cell>
          <table:table-cell/>
          <table:table-cell table:formula="of:=(SUM([.E299:.P299])/9)*(-1)" office:value-type="float" office:value="-0.166666666666667" calcext:value-type="float">
            <text:p>-0,167</text:p>
          </table:table-cell>
          <table:table-cell table:formula="of:=(SUM([.Q299:.S299])/9)*(-1)" office:value-type="float" office:value="-0.0333333333333333" calcext:value-type="float">
            <text:p>-0,033</text:p>
          </table:table-cell>
          <table:table-cell table:formula="of:=(SUM([.T299:.V299])/9)*(-1)" office:value-type="float" office:value="-0.0666666666666667" calcext:value-type="float">
            <text:p>-0,067</text:p>
          </table:table-cell>
          <table:table-cell table:formula="of:=(SUM([.W299:.Y299])/9)*(-1)" office:value-type="float" office:value="-0.0333333333333333" calcext:value-type="float">
            <text:p>-0,033</text:p>
          </table:table-cell>
          <table:table-cell table:formula="of:=(SUM([.Z299:.AB299])/9)*(-1)" office:value-type="float" office:value="-0.0666666666666667" calcext:value-type="float">
            <text:p>-0,067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office:value-type="float" office:value="100" calcext:value-type="float">
            <text:p>100,000</text:p>
          </table:table-cell>
          <table:table-cell table:style-name="ce11" table:number-columns-repeated="4"/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100" calcext:value-type="float">
            <text:p>100,000</text:p>
          </table:table-cell>
          <table:table-cell table:style-name="ce10"/>
          <table:table-cell table:style-name="ce12" office:value-type="float" office:value="900" calcext:value-type="float">
            <text:p>900,000</text:p>
          </table:table-cell>
          <table:table-cell table:style-name="ce10"/>
          <table:table-cell table:style-name="ce11" office:value-type="float" office:value="25" calcext:value-type="float">
            <text:p>25,000</text:p>
          </table:table-cell>
          <table:table-cell table:style-name="ce11"/>
          <table:table-cell table:style-name="ce11" office:value-type="float" office:value="225" calcext:value-type="float">
            <text:p>225,000</text:p>
          </table:table-cell>
          <table:table-cell table:style-name="ce10"/>
          <table:table-cell table:style-name="ce12" office:value-type="float" office:value="-400" calcext:value-type="float">
            <text:p>-400,000</text:p>
          </table:table-cell>
          <table:table-cell table:style-name="ce12" office:value-type="float" office:value="125" calcext:value-type="float">
            <text:p>125,000</text:p>
          </table:table-cell>
          <table:table-cell table:style-name="ce11" office:value-type="float" office:value="100" calcext:value-type="float">
            <text:p>100,000</text:p>
          </table:table-cell>
          <table:table-cell table:style-name="ce11"/>
          <table:table-cell table:style-name="ce11" office:value-type="float" office:value="225" calcext:value-type="float">
            <text:p>225,000</text:p>
          </table:table-cell>
          <table:table-cell/>
          <table:table-cell table:formula="of:=(SUM([.E300:.P300])/9)*(-1)" office:value-type="float" office:value="-55.5555555555556" calcext:value-type="float">
            <text:p>-55,556</text:p>
          </table:table-cell>
          <table:table-cell table:formula="of:=(SUM([.Q300:.S300])/9)*(-1)" office:value-type="float" office:value="-100" calcext:value-type="float">
            <text:p>-100,000</text:p>
          </table:table-cell>
          <table:table-cell table:formula="of:=(SUM([.T300:.V300])/9)*(-1)" office:value-type="float" office:value="-27.7777777777778" calcext:value-type="float">
            <text:p>-27,778</text:p>
          </table:table-cell>
          <table:table-cell table:formula="of:=(SUM([.W300:.Y300])/9)*(-1)" office:value-type="float" office:value="30.5555555555556" calcext:value-type="float">
            <text:p>30,556</text:p>
          </table:table-cell>
          <table:table-cell table:formula="of:=(SUM([.Z300:.AB300])/9)*(-1)" office:value-type="float" office:value="-36.1111111111111" calcext:value-type="float">
            <text:p>-36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office:value-type="float" office:value="0.5" calcext:value-type="float">
            <text:p>0,500</text:p>
          </table:table-cell>
          <table:table-cell table:style-name="ce11" table:number-columns-repeated="4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10"/>
          <table:table-cell table:style-name="ce11" table:number-columns-repeated="2"/>
          <table:table-cell table:style-name="ce11" office:value-type="float" office:value="2" calcext:value-type="float">
            <text:p>2,000</text:p>
          </table:table-cell>
          <table:table-cell table:style-name="ce10"/>
          <table:table-cell table:style-name="ce12" office:value-type="float" office:value="0.5" calcext:value-type="float">
            <text:p>0,500</text:p>
          </table:table-cell>
          <table:table-cell table:style-name="ce12"/>
          <table:table-cell table:style-name="ce11" office:value-type="float" office:value="0.5" calcext:value-type="float">
            <text:p>0,500</text:p>
          </table:table-cell>
          <table:table-cell table:style-name="ce11"/>
          <table:table-cell table:style-name="ce11" office:value-type="float" office:value="0.5" calcext:value-type="float">
            <text:p>0,500</text:p>
          </table:table-cell>
          <table:table-cell/>
          <table:table-cell table:formula="of:=(SUM([.E301:.P301])/9)*(-1)" office:value-type="float" office:value="-0.277777777777778" calcext:value-type="float">
            <text:p>-0,278</text:p>
          </table:table-cell>
          <table:table-cell table:formula="of:=(SUM([.Q301:.S301])/9)*(-1)" office:value-type="float" office:value="-0.0555555555555556" calcext:value-type="float">
            <text:p>-0,056</text:p>
          </table:table-cell>
          <table:table-cell table:formula="of:=(SUM([.T301:.V301])/9)*(-1)" office:value-type="float" office:value="-0.222222222222222" calcext:value-type="float">
            <text:p>-0,222</text:p>
          </table:table-cell>
          <table:table-cell table:formula="of:=(SUM([.W301:.Y301])/9)*(-1)" office:value-type="float" office:value="-0.0555555555555556" calcext:value-type="float">
            <text:p>-0,056</text:p>
          </table:table-cell>
          <table:table-cell table:formula="of:=(SUM([.Z301:.AB301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office:value-type="float" office:value="0.065" calcext:value-type="float">
            <text:p>0,065</text:p>
          </table:table-cell>
          <table:table-cell table:style-name="ce11" table:number-columns-repeated="6"/>
          <table:table-cell table:style-name="ce11" office:value-type="float" office:value="0.065" calcext:value-type="float">
            <text:p>0,065</text:p>
          </table:table-cell>
          <table:table-cell table:style-name="ce11" table:number-columns-repeated="3"/>
          <table:table-cell table:style-name="ce11" office:value-type="float" office:value="0.065" calcext:value-type="float">
            <text:p>0,065</text:p>
          </table:table-cell>
          <table:table-cell table:style-name="ce10"/>
          <table:table-cell table:style-name="ce10" office:value-type="float" office:value="0.2" calcext:value-type="float">
            <text:p>0,200</text:p>
          </table:table-cell>
          <table:table-cell table:style-name="ce10"/>
          <table:table-cell table:style-name="ce11" office:value-type="float" office:value="0.165" calcext:value-type="float">
            <text:p>0,165</text:p>
          </table:table-cell>
          <table:table-cell table:style-name="ce11"/>
          <table:table-cell table:style-name="ce11" office:value-type="float" office:value="0.1" calcext:value-type="float">
            <text:p>0,100</text:p>
          </table:table-cell>
          <table:table-cell table:style-name="ce10"/>
          <table:table-cell table:style-name="ce10" office:value-type="float" office:value="0.065" calcext:value-type="float">
            <text:p>0,065</text:p>
          </table:table-cell>
          <table:table-cell table:style-name="ce12" office:value-type="float" office:value="0.1" calcext:value-type="float">
            <text:p>0,100</text:p>
          </table:table-cell>
          <table:table-cell table:style-name="ce11" table:number-columns-repeated="2"/>
          <table:table-cell table:style-name="ce11" office:value-type="float" office:value="0.165" calcext:value-type="float">
            <text:p>0,165</text:p>
          </table:table-cell>
          <table:table-cell/>
          <table:table-cell table:formula="of:=(SUM([.E302:.P302])/9)*(-1)" office:value-type="float" office:value="-0.0216666666666667" calcext:value-type="float">
            <text:p>-0,022</text:p>
          </table:table-cell>
          <table:table-cell table:formula="of:=(SUM([.Q302:.S302])/9)*(-1)" office:value-type="float" office:value="-0.0222222222222222" calcext:value-type="float">
            <text:p>-0,022</text:p>
          </table:table-cell>
          <table:table-cell table:formula="of:=(SUM([.T302:.V302])/9)*(-1)" office:value-type="float" office:value="-0.0294444444444444" calcext:value-type="float">
            <text:p>-0,029</text:p>
          </table:table-cell>
          <table:table-cell table:formula="of:=(SUM([.W302:.Y302])/9)*(-1)" office:value-type="float" office:value="-0.0183333333333333" calcext:value-type="float">
            <text:p>-0,018</text:p>
          </table:table-cell>
          <table:table-cell table:formula="of:=(SUM([.Z302:.AB302])/9)*(-1)" office:value-type="float" office:value="-0.0183333333333333" calcext:value-type="float">
            <text:p>-0,018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office:value-type="float" office:value="5" calcext:value-type="float">
            <text:p>5,000</text:p>
          </table:table-cell>
          <table:table-cell table:style-name="ce11" table:number-columns-repeated="6"/>
          <table:table-cell table:style-name="ce11" office:value-type="float" office:value="5" calcext:value-type="float">
            <text:p>5,000</text:p>
          </table:table-cell>
          <table:table-cell table:style-name="ce11" table:number-columns-repeated="3"/>
          <table:table-cell table:style-name="ce11" office:value-type="float" office:value="5" calcext:value-type="float">
            <text:p>5,000</text:p>
          </table:table-cell>
          <table:table-cell table:style-name="ce10" table:number-columns-repeated="3"/>
          <table:table-cell table:style-name="ce11" office:value-type="float" office:value="10" calcext:value-type="float">
            <text:p>10,000</text:p>
          </table:table-cell>
          <table:table-cell table:style-name="ce11"/>
          <table:table-cell table:style-name="ce11" office:value-type="float" office:value="5" calcext:value-type="float">
            <text:p>5,000</text:p>
          </table:table-cell>
          <table:table-cell table:style-name="ce10"/>
          <table:table-cell table:style-name="ce10" office:value-type="float" office:value="5" calcext:value-type="float">
            <text:p>5,000</text:p>
          </table:table-cell>
          <table:table-cell table:style-name="ce12" office:value-type="float" office:value="5" calcext:value-type="float">
            <text:p>5,000</text:p>
          </table:table-cell>
          <table:table-cell table:style-name="ce11" table:number-columns-repeated="2"/>
          <table:table-cell table:style-name="ce11" office:value-type="float" office:value="10" calcext:value-type="float">
            <text:p>10,000</text:p>
          </table:table-cell>
          <table:table-cell/>
          <table:table-cell table:formula="of:=(SUM([.E303:.P303])/9)*(-1)" office:value-type="float" office:value="-1.66666666666667" calcext:value-type="float">
            <text:p>-1,667</text:p>
          </table:table-cell>
          <table:table-cell table:formula="of:=(SUM([.Q303:.S303])/9)*(-1)" office:value-type="float" office:value="-0" calcext:value-type="float">
            <text:p>0,000</text:p>
          </table:table-cell>
          <table:table-cell table:formula="of:=(SUM([.T303:.V303])/9)*(-1)" office:value-type="float" office:value="-1.66666666666667" calcext:value-type="float">
            <text:p>-1,667</text:p>
          </table:table-cell>
          <table:table-cell table:formula="of:=(SUM([.W303:.Y303])/9)*(-1)" office:value-type="float" office:value="-1.11111111111111" calcext:value-type="float">
            <text:p>-1,111</text:p>
          </table:table-cell>
          <table:table-cell table:formula="of:=(SUM([.Z303:.AB303])/9)*(-1)" office:value-type="float" office:value="-1.11111111111111" calcext:value-type="float">
            <text:p>-1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office:value-type="float" office:value="1" calcext:value-type="float">
            <text:p>1,000</text:p>
          </table:table-cell>
          <table:table-cell table:style-name="ce11" table:number-columns-repeated="6"/>
          <table:table-cell table:style-name="ce11" office:value-type="float" office:value="1" calcext:value-type="float">
            <text:p>1,000</text:p>
          </table:table-cell>
          <table:table-cell table:style-name="ce11" table:number-columns-repeated="2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 table:style-name="ce10"/>
          <table:table-cell table:style-name="ce10" office:value-type="float" office:value="1" calcext:value-type="float">
            <text:p>1,000</text:p>
          </table:table-cell>
          <table:table-cell table:style-name="ce10"/>
          <table:table-cell table:style-name="ce11"/>
          <table:table-cell table:style-name="ce11" office:value-type="float" office:value="1" calcext:value-type="float">
            <text:p>1,000</text:p>
          </table:table-cell>
          <table:table-cell table:style-name="ce11"/>
          <table:table-cell/>
          <table:table-cell table:formula="of:=(SUM([.E304:.P304])/9)*(-1)" office:value-type="float" office:value="-0.333333333333333" calcext:value-type="float">
            <text:p>-0,333</text:p>
          </table:table-cell>
          <table:table-cell table:formula="of:=(SUM([.Q304:.S304])/9)*(-1)" office:value-type="float" office:value="-0.111111111111111" calcext:value-type="float">
            <text:p>-0,111</text:p>
          </table:table-cell>
          <table:table-cell table:formula="of:=(SUM([.T304:.V304])/9)*(-1)" office:value-type="float" office:value="-0.111111111111111" calcext:value-type="float">
            <text:p>-0,111</text:p>
          </table:table-cell>
          <table:table-cell table:formula="of:=(SUM([.W304:.Y304])/9)*(-1)" office:value-type="float" office:value="-0.111111111111111" calcext:value-type="float">
            <text:p>-0,111</text:p>
          </table:table-cell>
          <table:table-cell table:formula="of:=(SUM([.Z304:.AB304])/9)*(-1)" office:value-type="float" office:value="-0.111111111111111" calcext:value-type="float">
            <text:p>-0,111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(SUM([.E305:.P305])/9)*(-1)" office:value-type="float" office:value="-0" calcext:value-type="float">
            <text:p>0,000</text:p>
          </table:table-cell>
          <table:table-cell table:formula="of:=(SUM([.Q305:.S305])/9)*(-1)" office:value-type="float" office:value="-0" calcext:value-type="float">
            <text:p>0,000</text:p>
          </table:table-cell>
          <table:table-cell table:formula="of:=(SUM([.T305:.V305])/9)*(-1)" office:value-type="float" office:value="-0" calcext:value-type="float">
            <text:p>0,000</text:p>
          </table:table-cell>
          <table:table-cell table:formula="of:=(SUM([.W305:.Y305])/9)*(-1)" office:value-type="float" office:value="-0" calcext:value-type="float">
            <text:p>0,000</text:p>
          </table:table-cell>
          <table:table-cell table:formula="of:=(SUM([.Z305:.AB305])/9)*(-1)" office:value-type="float" office:value="-0" calcext:value-type="float">
            <text:p>0,000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9" office:value-type="string" calcext:value-type="string">
            <text:p>Midget Submarine</text:p>
          </table:table-cell>
          <table:table-cell table:style-name="ce9"/>
          <table:table-cell table:style-name="ce9" office:value-type="float" office:value="1918" calcext:value-type="float">
            <text:p>1918</text:p>
          </table:table-cell>
          <table:table-cell table:style-name="ce9" office:value-type="float" office:value="1928" calcext:value-type="float">
            <text:p>1928</text:p>
          </table:table-cell>
          <table:table-cell table:style-name="ce9" office:value-type="float" office:value="1929" calcext:value-type="float">
            <text:p>192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1933" calcext:value-type="float">
            <text:p>1933</text:p>
          </table:table-cell>
          <table:table-cell table:style-name="ce9" office:value-type="float" office:value="1934" calcext:value-type="float">
            <text:p>1934</text:p>
          </table:table-cell>
          <table:table-cell table:style-name="ce9" office:value-type="float" office:value="1935" calcext:value-type="float">
            <text:p>1935</text:p>
          </table:table-cell>
          <table:table-cell table:style-name="ce9" office:value-type="float" office:value="1936" calcext:value-type="float">
            <text:p>1936</text:p>
          </table:table-cell>
          <table:table-cell table:style-name="ce9" office:value-type="float" office:value="1937" calcext:value-type="float">
            <text:p>1937</text:p>
          </table:table-cell>
          <table:table-cell table:style-name="ce9" office:value-type="float" office:value="1938" calcext:value-type="float">
            <text:p>1938</text:p>
          </table:table-cell>
          <table:table-cell table:style-name="ce9" office:value-type="float" office:value="1939" calcext:value-type="float">
            <text:p>1939</text:p>
          </table:table-cell>
          <table:table-cell table:style-name="ce9" office:value-type="float" office:value="1940" calcext:value-type="float">
            <text:p>1940</text:p>
          </table:table-cell>
          <table:table-cell table:style-name="ce9" office:value-type="float" office:value="1941" calcext:value-type="float">
            <text:p>1941</text:p>
          </table:table-cell>
          <table:table-cell table:style-name="ce9" office:value-type="float" office:value="1942" calcext:value-type="float">
            <text:p>1942</text:p>
          </table:table-cell>
          <table:table-cell table:style-name="ce9" office:value-type="float" office:value="1943" calcext:value-type="float">
            <text:p>1943</text:p>
          </table:table-cell>
          <table:table-cell table:style-name="ce9" office:value-type="float" office:value="1944" calcext:value-type="float">
            <text:p>1944</text:p>
          </table:table-cell>
          <table:table-cell table:style-name="ce9" office:value-type="float" office:value="1945" calcext:value-type="float">
            <text:p>1945</text:p>
          </table:table-cell>
          <table:table-cell table:style-name="ce9" office:value-type="float" office:value="1946" calcext:value-type="float">
            <text:p>1946</text:p>
          </table:table-cell>
          <table:table-cell table:style-name="ce9" office:value-type="float" office:value="1947" calcext:value-type="float">
            <text:p>1947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1949" calcext:value-type="float">
            <text:p>1949</text:p>
          </table:table-cell>
          <table:table-cell table:style-name="ce9" office:value-type="float" office:value="1950" calcext:value-type="float">
            <text:p>1950</text:p>
          </table:table-cell>
          <table:table-cell table:style-name="ce8" table:number-columns-repeated="996"/>
        </table:table-row>
        <table:table-row table:style-name="ro2">
          <table:table-cell table:number-columns-repeated="2"/>
          <table:table-cell table:style-name="ce10" office:value-type="string" calcext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08:.P308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09:.P309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0:.P310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1:.P311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2:.P312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3:.P313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4:.P314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5:.P315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6:.P316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7:.P317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10" office:value-type="string" calcext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/>
          <table:table-cell table:formula="of:=SUM([.E318:.P318])/9" office:value-type="float" office:value="0" calcext:value-type="float">
            <text:p>0,000</text:p>
          </table:table-cell>
          <table:table-cell table:number-columns-repeated="994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P0" style:volatile="true">
      <number:number number:decimal-places="3" loext:min-decimal-places="3" number:min-integer-digits="1"/>
    </number:number-style>
    <number:number-style style:name="N113">
      <style:text-properties fo:color="#ff0000"/>
      <number:text>-</number:text>
      <number:number number:decimal-places="3" loext:min-decimal-places="3" number:min-integer-digits="1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/>
    </number:number-style>
    <number:number-style style:name="N114">
      <style:text-properties fo:color="#ff0000"/>
      <number:text>-</number:text>
      <number:number number:decimal-places="0" loext:min-decimal-places="0" number:min-integer-digits="1"/>
      <style:map style:condition="value()&gt;=0" style:apply-style-name="N11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.00.0000</text:date>, <text:time style:data-style-name="N2" text:time-value="13:02:43.6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34M5S</meta:editing-duration>
    <meta:editing-cycles>39</meta:editing-cycles>
    <meta:generator>LibreOffice/6.0.2.1$Windows_X86_64 LibreOffice_project/f7f06a8f319e4b62f9bc5095aa112a65d2f3ac89</meta:generator>
    <dc:date>2019-08-21T14:02:52.346000000</dc:date>
    <meta:document-statistic meta:table-count="3" meta:cell-count="5221" meta:object-count="0"/>
    <meta:user-defined meta:name="Info 1"/>
    <meta:user-defined meta:name="Info 2"/>
    <meta:user-defined meta:name="Info 3"/>
    <meta:user-defined meta:name="Info 4"/>
  </office:meta>
</office:document-meta>
</file>